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2:Sheet1.A801 Sheet1.B1:Sheet1.B1 Sheet1.B2:Sheet1.B801 Sheet1.A2:Sheet1.A801 Sheet1.C1:Sheet1.C1 Sheet1.C2:Sheet1.C801 Sheet1.A2:Sheet1.A801 Sheet1.D1:Sheet1.D1 Sheet1.D2:Sheet1.D801 Sheet1.A2:Sheet1.A801 Sheet1.E1:Sheet1.E1 Sheet1.E2:Sheet1.E8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-0.013310545">
            <text:p>-0.0133105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3]-[.E13])-([.D12]-[.E12])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5]-[.E15])-([.D14]-[.E14])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6]-[.E16])-([.D15]-[.E15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7]-[.E17])-([.D16]-[.E16])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8]-[.E18])-([.D17]-[.E17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9]-[.E19])-([.D18]-[.E18])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0]-[.E20])-([.D19]-[.E1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1]-[.E21])-([.D20]-[.E20])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2]-[.E22])-([.D21]-[.E21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3]-[.E23])-([.D22]-[.E22])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25">
            <text:p>0.00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([.D24]-[.E24])-([.D23]-[.E23])" office:value-type="float" office:value="0.01">
            <text:p>0.0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25]-[.E25])-([.D24]-[.E24])" office:value-type="float" office:value="0.01">
            <text:p>0.0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75">
            <text:p>0.007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  <table:table-cell table:formula="of:=([.D26]-[.E26])-([.D25]-[.E25])" office:value-type="float" office:value="0.01">
            <text:p>0.0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table:formula="of:=([.D27]-[.E27])-([.D26]-[.E26])" office:value-type="float" office:value="0.01">
            <text:p>0.0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12499999">
            <text:p>0.012499999</text:p>
          </table:table-cell>
          <table:table-cell office:value-type="float" office:value="0">
            <text:p>0</text:p>
          </table:table-cell>
          <table:table-cell office:value-type="float" office:value="0.049999997">
            <text:p>0.049999997</text:p>
          </table:table-cell>
          <table:table-cell office:value-type="float" office:value="0">
            <text:p>0</text:p>
          </table:table-cell>
          <table:table-cell/>
          <table:table-cell table:formula="of:=([.D28]-[.E28])-([.D27]-[.E27])" office:value-type="float" office:value="0.009999997">
            <text:p>0.009999997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4999999">
            <text:p>0.014999999</text:p>
          </table:table-cell>
          <table:table-cell office:value-type="float" office:value="0">
            <text:p>0</text:p>
          </table:table-cell>
          <table:table-cell office:value-type="float" office:value="0.059999995">
            <text:p>0.059999995</text:p>
          </table:table-cell>
          <table:table-cell office:value-type="float" office:value="0">
            <text:p>0</text:p>
          </table:table-cell>
          <table:table-cell/>
          <table:table-cell table:formula="of:=([.D29]-[.E29])-([.D28]-[.E28])" office:value-type="float" office:value="0.009999998">
            <text:p>0.009999998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17499998">
            <text:p>0.017499998</text:p>
          </table:table-cell>
          <table:table-cell office:value-type="float" office:value="0">
            <text:p>0</text:p>
          </table:table-cell>
          <table:table-cell office:value-type="float" office:value="0.06999999">
            <text:p>0.06999999</text:p>
          </table:table-cell>
          <table:table-cell office:value-type="float" office:value="0">
            <text:p>0</text:p>
          </table:table-cell>
          <table:table-cell/>
          <table:table-cell table:formula="of:=([.D30]-[.E30])-([.D29]-[.E29])" office:value-type="float" office:value="0.009999995">
            <text:p>0.00999999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19999998">
            <text:p>0.019999998</text:p>
          </table:table-cell>
          <table:table-cell office:value-type="float" office:value="0">
            <text:p>0</text:p>
          </table:table-cell>
          <table:table-cell office:value-type="float" office:value="0.07999999">
            <text:p>0.07999999</text:p>
          </table:table-cell>
          <table:table-cell office:value-type="float" office:value="0">
            <text:p>0</text:p>
          </table:table-cell>
          <table:table-cell/>
          <table:table-cell table:formula="of:=([.D31]-[.E31])-([.D30]-[.E30])" office:value-type="float" office:value="0.01">
            <text:p>0.01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22499997">
            <text:p>0.022499997</text:p>
          </table:table-cell>
          <table:table-cell office:value-type="float" office:value="0">
            <text:p>0</text:p>
          </table:table-cell>
          <table:table-cell office:value-type="float" office:value="0.08999999">
            <text:p>0.08999999</text:p>
          </table:table-cell>
          <table:table-cell office:value-type="float" office:value="0">
            <text:p>0</text:p>
          </table:table-cell>
          <table:table-cell/>
          <table:table-cell table:formula="of:=([.D32]-[.E32])-([.D31]-[.E31])" office:value-type="float" office:value="0.01">
            <text:p>0.0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7">
            <text:p>0.024999997</text:p>
          </table:table-cell>
          <table:table-cell office:value-type="float" office:value="0">
            <text:p>0</text:p>
          </table:table-cell>
          <table:table-cell office:value-type="float" office:value="0.09999999">
            <text:p>0.09999999</text:p>
          </table:table-cell>
          <table:table-cell office:value-type="float" office:value="0">
            <text:p>0</text:p>
          </table:table-cell>
          <table:table-cell/>
          <table:table-cell table:formula="of:=([.D33]-[.E33])-([.D32]-[.E32])" office:value-type="float" office:value="0.01">
            <text:p>0.0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27499996">
            <text:p>0.027499996</text:p>
          </table:table-cell>
          <table:table-cell office:value-type="float" office:value="0">
            <text:p>0</text:p>
          </table:table-cell>
          <table:table-cell office:value-type="float" office:value="0.109999985">
            <text:p>0.109999985</text:p>
          </table:table-cell>
          <table:table-cell office:value-type="float" office:value="0">
            <text:p>0</text:p>
          </table:table-cell>
          <table:table-cell/>
          <table:table-cell table:formula="of:=([.D34]-[.E34])-([.D33]-[.E33])" office:value-type="float" office:value="0.00999999500000001">
            <text:p>0.00999999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6">
            <text:p>0.029999996</text:p>
          </table:table-cell>
          <table:table-cell office:value-type="float" office:value="0">
            <text:p>0</text:p>
          </table:table-cell>
          <table:table-cell office:value-type="float" office:value="0.11999998">
            <text:p>0.11999998</text:p>
          </table:table-cell>
          <table:table-cell office:value-type="float" office:value="0">
            <text:p>0</text:p>
          </table:table-cell>
          <table:table-cell/>
          <table:table-cell table:formula="of:=([.D35]-[.E35])-([.D34]-[.E34])" office:value-type="float" office:value="0.009999995">
            <text:p>0.009999995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32499995">
            <text:p>0.032499995</text:p>
          </table:table-cell>
          <table:table-cell office:value-type="float" office:value="0">
            <text:p>0</text:p>
          </table:table-cell>
          <table:table-cell office:value-type="float" office:value="0.12999998">
            <text:p>0.12999998</text:p>
          </table:table-cell>
          <table:table-cell office:value-type="float" office:value="0">
            <text:p>0</text:p>
          </table:table-cell>
          <table:table-cell/>
          <table:table-cell table:formula="of:=([.D36]-[.E36])-([.D35]-[.E35])" office:value-type="float" office:value="0.01">
            <text:p>0.0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">
            <text:p>0</text:p>
          </table:table-cell>
          <table:table-cell office:value-type="float" office:value="0.13999999">
            <text:p>0.13999999</text:p>
          </table:table-cell>
          <table:table-cell office:value-type="float" office:value="0">
            <text:p>0</text:p>
          </table:table-cell>
          <table:table-cell/>
          <table:table-cell table:formula="of:=([.D37]-[.E37])-([.D36]-[.E36])" office:value-type="float" office:value="0.01000001">
            <text:p>0.0100000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37499998">
            <text:p>0.037499998</text:p>
          </table:table-cell>
          <table:table-cell office:value-type="float" office:value="0">
            <text:p>0</text:p>
          </table:table-cell>
          <table:table-cell office:value-type="float" office:value="0.14999999">
            <text:p>0.14999999</text:p>
          </table:table-cell>
          <table:table-cell office:value-type="float" office:value="0">
            <text:p>0</text:p>
          </table:table-cell>
          <table:table-cell/>
          <table:table-cell table:formula="of:=([.D38]-[.E38])-([.D37]-[.E37])" office:value-type="float" office:value="0.01">
            <text:p>0.0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/>
          <table:table-cell table:formula="of:=([.D39]-[.E39])-([.D38]-[.E38])" office:value-type="float" office:value="0.01000001">
            <text:p>0.0100000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425">
            <text:p>0.0425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13310545">
            <text:p>0.013310545</text:p>
          </table:table-cell>
          <table:table-cell/>
          <table:table-cell table:formula="of:=([.D40]-[.E40])-([.D39]-[.E39])" office:value-type="float" office:value="-0.003310545">
            <text:p>-0.00331054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5">
            <text:p>0.045</text:p>
          </table:table-cell>
          <table:table-cell office:value-type="float" office:value="0.0018302001">
            <text:p>0.0018302001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/>
          <table:table-cell table:formula="of:=([.D41]-[.E41])-([.D40]-[.E40])" office:value-type="float" office:value="0.023310545">
            <text:p>0.023310545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47500003">
            <text:p>0.047500003</text:p>
          </table:table-cell>
          <table:table-cell office:value-type="float" office:value="0.0018302001">
            <text:p>0.0018302001</text:p>
          </table:table-cell>
          <table:table-cell office:value-type="float" office:value="0.19000001">
            <text:p>0.19000001</text:p>
          </table:table-cell>
          <table:table-cell office:value-type="float" office:value="0">
            <text:p>0</text:p>
          </table:table-cell>
          <table:table-cell/>
          <table:table-cell table:formula="of:=([.D42]-[.E42])-([.D41]-[.E41])" office:value-type="float" office:value="0.01000001">
            <text:p>0.0100000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50000004">
            <text:p>0.050000004</text:p>
          </table:table-cell>
          <table:table-cell office:value-type="float" office:value="0.0036604002">
            <text:p>0.0036604002</text:p>
          </table:table-cell>
          <table:table-cell office:value-type="float" office:value="0.20000002">
            <text:p>0.20000002</text:p>
          </table:table-cell>
          <table:table-cell office:value-type="float" office:value="0">
            <text:p>0</text:p>
          </table:table-cell>
          <table:table-cell/>
          <table:table-cell table:formula="of:=([.D43]-[.E43])-([.D42]-[.E42])" office:value-type="float" office:value="0.01000001">
            <text:p>0.01000001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52500006">
            <text:p>0.052500006</text:p>
          </table:table-cell>
          <table:table-cell office:value-type="float" office:value="0.0036604002">
            <text:p>0.0036604002</text:p>
          </table:table-cell>
          <table:table-cell office:value-type="float" office:value="0.21000002">
            <text:p>0.21000002</text:p>
          </table:table-cell>
          <table:table-cell office:value-type="float" office:value="0.02662109">
            <text:p>0.02662109</text:p>
          </table:table-cell>
          <table:table-cell/>
          <table:table-cell table:formula="of:=([.D44]-[.E44])-([.D43]-[.E43])" office:value-type="float" office:value="-0.01662109">
            <text:p>-0.0166210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5000007">
            <text:p>0.055000007</text:p>
          </table:table-cell>
          <table:table-cell office:value-type="float" office:value="0.0054906">
            <text:p>0.0054906</text:p>
          </table:table-cell>
          <table:table-cell office:value-type="float" office:value="0.22000003">
            <text:p>0.22000003</text:p>
          </table:table-cell>
          <table:table-cell office:value-type="float" office:value="0.06655273">
            <text:p>0.06655273</text:p>
          </table:table-cell>
          <table:table-cell/>
          <table:table-cell table:formula="of:=([.D45]-[.E45])-([.D44]-[.E44])" office:value-type="float" office:value="-0.02993163">
            <text:p>-0.02993163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5750001">
            <text:p>0.05750001</text:p>
          </table:table-cell>
          <table:table-cell office:value-type="float" office:value="0.0091510005">
            <text:p>0.0091510005</text:p>
          </table:table-cell>
          <table:table-cell office:value-type="float" office:value="0.23000003">
            <text:p>0.23000003</text:p>
          </table:table-cell>
          <table:table-cell office:value-type="float" office:value="0.07986327">
            <text:p>0.07986327</text:p>
          </table:table-cell>
          <table:table-cell/>
          <table:table-cell table:formula="of:=([.D46]-[.E46])-([.D45]-[.E45])" office:value-type="float" office:value="-0.00331054000000003">
            <text:p>-0.00331054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6000001">
            <text:p>0.06000001</text:p>
          </table:table-cell>
          <table:table-cell office:value-type="float" office:value="0.009151">
            <text:p>0.009151</text:p>
          </table:table-cell>
          <table:table-cell office:value-type="float" office:value="0.24000004">
            <text:p>0.24000004</text:p>
          </table:table-cell>
          <table:table-cell office:value-type="float" office:value="0.10648436">
            <text:p>0.10648436</text:p>
          </table:table-cell>
          <table:table-cell/>
          <table:table-cell table:formula="of:=([.D47]-[.E47])-([.D46]-[.E46])" office:value-type="float" office:value="-0.01662108">
            <text:p>-0.01662108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6250001">
            <text:p>0.06250001</text:p>
          </table:table-cell>
          <table:table-cell office:value-type="float" office:value="0.0128114">
            <text:p>0.0128114</text:p>
          </table:table-cell>
          <table:table-cell office:value-type="float" office:value="0.25000003">
            <text:p>0.25000003</text:p>
          </table:table-cell>
          <table:table-cell office:value-type="float" office:value="0.15972655">
            <text:p>0.15972655</text:p>
          </table:table-cell>
          <table:table-cell/>
          <table:table-cell table:formula="of:=([.D48]-[.E48])-([.D47]-[.E47])" office:value-type="float" office:value="-0.0432422">
            <text:p>-0.043242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5000005">
            <text:p>0.065000005</text:p>
          </table:table-cell>
          <table:table-cell office:value-type="float" office:value="0.0128114">
            <text:p>0.0128114</text:p>
          </table:table-cell>
          <table:table-cell office:value-type="float" office:value="0.26000002">
            <text:p>0.26000002</text:p>
          </table:table-cell>
          <table:table-cell office:value-type="float" office:value="0.15972655">
            <text:p>0.15972655</text:p>
          </table:table-cell>
          <table:table-cell/>
          <table:table-cell table:formula="of:=([.D49]-[.E49])-([.D48]-[.E48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675">
            <text:p>0.0675</text:p>
          </table:table-cell>
          <table:table-cell office:value-type="float" office:value="0.0128114">
            <text:p>0.0128114</text:p>
          </table:table-cell>
          <table:table-cell office:value-type="float" office:value="0.27">
            <text:p>0.27</text:p>
          </table:table-cell>
          <table:table-cell office:value-type="float" office:value="0.18634763">
            <text:p>0.18634763</text:p>
          </table:table-cell>
          <table:table-cell/>
          <table:table-cell table:formula="of:=([.D50]-[.E50])-([.D49]-[.E49])" office:value-type="float" office:value="-0.0166211">
            <text:p>-0.016621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7">
            <text:p>0.07</text:p>
          </table:table-cell>
          <table:table-cell office:value-type="float" office:value="0.020132199">
            <text:p>0.020132199</text:p>
          </table:table-cell>
          <table:table-cell office:value-type="float" office:value="0.28">
            <text:p>0.28</text:p>
          </table:table-cell>
          <table:table-cell office:value-type="float" office:value="0.18634763">
            <text:p>0.18634763</text:p>
          </table:table-cell>
          <table:table-cell/>
          <table:table-cell table:formula="of:=([.D51]-[.E51])-([.D50]-[.E50])" office:value-type="float" office:value="0.01">
            <text:p>0.01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725">
            <text:p>0.0725</text:p>
          </table:table-cell>
          <table:table-cell office:value-type="float" office:value="0.018302">
            <text:p>0.018302</text:p>
          </table:table-cell>
          <table:table-cell office:value-type="float" office:value="0.29">
            <text:p>0.29</text:p>
          </table:table-cell>
          <table:table-cell office:value-type="float" office:value="0.19965817">
            <text:p>0.19965817</text:p>
          </table:table-cell>
          <table:table-cell/>
          <table:table-cell table:formula="of:=([.D52]-[.E52])-([.D51]-[.E51])" office:value-type="float" office:value="-0.00331054000000003">
            <text:p>-0.0033105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237926">
            <text:p>0.0237926</text:p>
          </table:table-cell>
          <table:table-cell office:value-type="float" office:value="0.29999998">
            <text:p>0.29999998</text:p>
          </table:table-cell>
          <table:table-cell office:value-type="float" office:value="0.21296872">
            <text:p>0.21296872</text:p>
          </table:table-cell>
          <table:table-cell/>
          <table:table-cell table:formula="of:=([.D53]-[.E53])-([.D52]-[.E52])" office:value-type="float" office:value="-0.00331056999999998">
            <text:p>-0.00331057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7749999">
            <text:p>0.07749999</text:p>
          </table:table-cell>
          <table:table-cell office:value-type="float" office:value="0.0256228">
            <text:p>0.0256228</text:p>
          </table:table-cell>
          <table:table-cell office:value-type="float" office:value="0.30999997">
            <text:p>0.30999997</text:p>
          </table:table-cell>
          <table:table-cell office:value-type="float" office:value="0.22627929">
            <text:p>0.22627929</text:p>
          </table:table-cell>
          <table:table-cell/>
          <table:table-cell table:formula="of:=([.D54]-[.E54])-([.D53]-[.E53])" office:value-type="float" office:value="-0.00331057999999998">
            <text:p>-0.00331058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7999999">
            <text:p>0.07999999</text:p>
          </table:table-cell>
          <table:table-cell office:value-type="float" office:value="0.029283201">
            <text:p>0.029283201</text:p>
          </table:table-cell>
          <table:table-cell office:value-type="float" office:value="0.31999996">
            <text:p>0.31999996</text:p>
          </table:table-cell>
          <table:table-cell office:value-type="float" office:value="0.23958981">
            <text:p>0.23958981</text:p>
          </table:table-cell>
          <table:table-cell/>
          <table:table-cell table:formula="of:=([.D55]-[.E55])-([.D54]-[.E54])" office:value-type="float" office:value="-0.00331053000000001">
            <text:p>-0.00331053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8249999">
            <text:p>0.08249999</text:p>
          </table:table-cell>
          <table:table-cell office:value-type="float" office:value="0.031113401">
            <text:p>0.031113401</text:p>
          </table:table-cell>
          <table:table-cell office:value-type="float" office:value="0.32999995">
            <text:p>0.32999995</text:p>
          </table:table-cell>
          <table:table-cell office:value-type="float" office:value="0.2662109">
            <text:p>0.2662109</text:p>
          </table:table-cell>
          <table:table-cell/>
          <table:table-cell table:formula="of:=([.D56]-[.E56])-([.D55]-[.E55])" office:value-type="float" office:value="-0.0166211">
            <text:p>-0.016621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4999986">
            <text:p>0.084999986</text:p>
          </table:table-cell>
          <table:table-cell office:value-type="float" office:value="0.0347738">
            <text:p>0.0347738</text:p>
          </table:table-cell>
          <table:table-cell office:value-type="float" office:value="0.33999994">
            <text:p>0.33999994</text:p>
          </table:table-cell>
          <table:table-cell office:value-type="float" office:value="0.2662109">
            <text:p>0.2662109</text:p>
          </table:table-cell>
          <table:table-cell/>
          <table:table-cell table:formula="of:=([.D57]-[.E57])-([.D56]-[.E56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8749998">
            <text:p>0.08749998</text:p>
          </table:table-cell>
          <table:table-cell office:value-type="float" office:value="0.036604002">
            <text:p>0.036604002</text:p>
          </table:table-cell>
          <table:table-cell office:value-type="float" office:value="0.34999993">
            <text:p>0.34999993</text:p>
          </table:table-cell>
          <table:table-cell office:value-type="float" office:value="0.29283202">
            <text:p>0.29283202</text:p>
          </table:table-cell>
          <table:table-cell/>
          <table:table-cell table:formula="of:=([.D58]-[.E58])-([.D57]-[.E57])" office:value-type="float" office:value="-0.01662113">
            <text:p>-0.01662113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8999998">
            <text:p>0.08999998</text:p>
          </table:table-cell>
          <table:table-cell office:value-type="float" office:value="0.038434204">
            <text:p>0.038434204</text:p>
          </table:table-cell>
          <table:table-cell office:value-type="float" office:value="0.35999992">
            <text:p>0.35999992</text:p>
          </table:table-cell>
          <table:table-cell office:value-type="float" office:value="0.3194531">
            <text:p>0.3194531</text:p>
          </table:table-cell>
          <table:table-cell/>
          <table:table-cell table:formula="of:=([.D59]-[.E59])-([.D58]-[.E58])" office:value-type="float" office:value="-0.01662109">
            <text:p>-0.01662109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9249998">
            <text:p>0.09249998</text:p>
          </table:table-cell>
          <table:table-cell office:value-type="float" office:value="0.040264398">
            <text:p>0.040264398</text:p>
          </table:table-cell>
          <table:table-cell office:value-type="float" office:value="0.36999992">
            <text:p>0.36999992</text:p>
          </table:table-cell>
          <table:table-cell office:value-type="float" office:value="0.35938472">
            <text:p>0.35938472</text:p>
          </table:table-cell>
          <table:table-cell/>
          <table:table-cell table:formula="of:=([.D60]-[.E60])-([.D59]-[.E59])" office:value-type="float" office:value="-0.02993162">
            <text:p>-0.0299316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499998">
            <text:p>0.09499998</text:p>
          </table:table-cell>
          <table:table-cell office:value-type="float" office:value="0.0420946">
            <text:p>0.0420946</text:p>
          </table:table-cell>
          <table:table-cell office:value-type="float" office:value="0.3799999">
            <text:p>0.3799999</text:p>
          </table:table-cell>
          <table:table-cell office:value-type="float" office:value="0.35938472">
            <text:p>0.35938472</text:p>
          </table:table-cell>
          <table:table-cell/>
          <table:table-cell table:formula="of:=([.D61]-[.E61])-([.D60]-[.E60])" office:value-type="float" office:value="0.00999998000000002">
            <text:p>0.00999998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97499974">
            <text:p>0.097499974</text:p>
          </table:table-cell>
          <table:table-cell office:value-type="float" office:value="0.045755">
            <text:p>0.045755</text:p>
          </table:table-cell>
          <table:table-cell office:value-type="float" office:value="0.3899999">
            <text:p>0.3899999</text:p>
          </table:table-cell>
          <table:table-cell office:value-type="float" office:value="0.38600582">
            <text:p>0.38600582</text:p>
          </table:table-cell>
          <table:table-cell/>
          <table:table-cell table:formula="of:=([.D62]-[.E62])-([.D61]-[.E61])" office:value-type="float" office:value="-0.0166211000000001">
            <text:p>-0.0166211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9999997">
            <text:p>0.09999997</text:p>
          </table:table-cell>
          <table:table-cell office:value-type="float" office:value="0.049415402">
            <text:p>0.049415402</text:p>
          </table:table-cell>
          <table:table-cell office:value-type="float" office:value="0.3999999">
            <text:p>0.3999999</text:p>
          </table:table-cell>
          <table:table-cell office:value-type="float" office:value="0.4126269">
            <text:p>0.4126269</text:p>
          </table:table-cell>
          <table:table-cell/>
          <table:table-cell table:formula="of:=([.D63]-[.E63])-([.D62]-[.E62])" office:value-type="float" office:value="-0.01662108">
            <text:p>-0.01662108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10249997">
            <text:p>0.10249997</text:p>
          </table:table-cell>
          <table:table-cell office:value-type="float" office:value="0.049415402">
            <text:p>0.049415402</text:p>
          </table:table-cell>
          <table:table-cell office:value-type="float" office:value="0.40999988">
            <text:p>0.40999988</text:p>
          </table:table-cell>
          <table:table-cell office:value-type="float" office:value="0.42593744">
            <text:p>0.42593744</text:p>
          </table:table-cell>
          <table:table-cell/>
          <table:table-cell table:formula="of:=([.D64]-[.E64])-([.D63]-[.E63])" office:value-type="float" office:value="-0.00331056000000002">
            <text:p>-0.00331056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499997">
            <text:p>0.10499997</text:p>
          </table:table-cell>
          <table:table-cell office:value-type="float" office:value="0.049415402">
            <text:p>0.049415402</text:p>
          </table:table-cell>
          <table:table-cell office:value-type="float" office:value="0.41999987">
            <text:p>0.41999987</text:p>
          </table:table-cell>
          <table:table-cell office:value-type="float" office:value="0.45255858">
            <text:p>0.45255858</text:p>
          </table:table-cell>
          <table:table-cell/>
          <table:table-cell table:formula="of:=([.D65]-[.E65])-([.D64]-[.E64])" office:value-type="float" office:value="-0.01662115">
            <text:p>-0.0166211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107499965">
            <text:p>0.107499965</text:p>
          </table:table-cell>
          <table:table-cell office:value-type="float" office:value="0.0530758">
            <text:p>0.0530758</text:p>
          </table:table-cell>
          <table:table-cell office:value-type="float" office:value="0.42999986">
            <text:p>0.42999986</text:p>
          </table:table-cell>
          <table:table-cell office:value-type="float" office:value="0.46586913">
            <text:p>0.46586913</text:p>
          </table:table-cell>
          <table:table-cell/>
          <table:table-cell table:formula="of:=([.D66]-[.E66])-([.D65]-[.E65])" office:value-type="float" office:value="-0.00331056000000002">
            <text:p>-0.00331056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0999996">
            <text:p>0.10999996</text:p>
          </table:table-cell>
          <table:table-cell office:value-type="float" office:value="0.0567362">
            <text:p>0.0567362</text:p>
          </table:table-cell>
          <table:table-cell office:value-type="float" office:value="0.43999985">
            <text:p>0.43999985</text:p>
          </table:table-cell>
          <table:table-cell office:value-type="float" office:value="0.47917962">
            <text:p>0.47917962</text:p>
          </table:table-cell>
          <table:table-cell/>
          <table:table-cell table:formula="of:=([.D67]-[.E67])-([.D66]-[.E66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11249996">
            <text:p>0.11249996</text:p>
          </table:table-cell>
          <table:table-cell office:value-type="float" office:value="0.058566403">
            <text:p>0.058566403</text:p>
          </table:table-cell>
          <table:table-cell office:value-type="float" office:value="0.44999984">
            <text:p>0.44999984</text:p>
          </table:table-cell>
          <table:table-cell office:value-type="float" office:value="0.47917962">
            <text:p>0.47917962</text:p>
          </table:table-cell>
          <table:table-cell/>
          <table:table-cell table:formula="of:=([.D68]-[.E68])-([.D67]-[.E67])" office:value-type="float" office:value="0.00999998999999996">
            <text:p>0.0099999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499996">
            <text:p>0.11499996</text:p>
          </table:table-cell>
          <table:table-cell office:value-type="float" office:value="0.065887205">
            <text:p>0.065887205</text:p>
          </table:table-cell>
          <table:table-cell office:value-type="float" office:value="0.45999983">
            <text:p>0.45999983</text:p>
          </table:table-cell>
          <table:table-cell office:value-type="float" office:value="0.47917962">
            <text:p>0.47917962</text:p>
          </table:table-cell>
          <table:table-cell/>
          <table:table-cell table:formula="of:=([.D69]-[.E69])-([.D68]-[.E68])" office:value-type="float" office:value="0.00999999000000001">
            <text:p>0.00999999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17499955">
            <text:p>0.117499955</text:p>
          </table:table-cell>
          <table:table-cell office:value-type="float" office:value="0.0677174">
            <text:p>0.0677174</text:p>
          </table:table-cell>
          <table:table-cell office:value-type="float" office:value="0.46999982">
            <text:p>0.46999982</text:p>
          </table:table-cell>
          <table:table-cell office:value-type="float" office:value="0.5058007">
            <text:p>0.5058007</text:p>
          </table:table-cell>
          <table:table-cell/>
          <table:table-cell table:formula="of:=([.D70]-[.E70])-([.D69]-[.E69])" office:value-type="float" office:value="-0.01662109">
            <text:p>-0.01662109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1999995">
            <text:p>0.11999995</text:p>
          </table:table-cell>
          <table:table-cell office:value-type="float" office:value="0.073208004">
            <text:p>0.073208004</text:p>
          </table:table-cell>
          <table:table-cell office:value-type="float" office:value="0.4799998">
            <text:p>0.4799998</text:p>
          </table:table-cell>
          <table:table-cell office:value-type="float" office:value="0.49249017">
            <text:p>0.49249017</text:p>
          </table:table-cell>
          <table:table-cell/>
          <table:table-cell table:formula="of:=([.D71]-[.E71])-([.D70]-[.E70])" office:value-type="float" office:value="0.0233105099999999">
            <text:p>0.02331051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12249995">
            <text:p>0.12249995</text:p>
          </table:table-cell>
          <table:table-cell office:value-type="float" office:value="0.0786986">
            <text:p>0.0786986</text:p>
          </table:table-cell>
          <table:table-cell office:value-type="float" office:value="0.4899998">
            <text:p>0.4899998</text:p>
          </table:table-cell>
          <table:table-cell office:value-type="float" office:value="0.5058007">
            <text:p>0.5058007</text:p>
          </table:table-cell>
          <table:table-cell/>
          <table:table-cell table:formula="of:=([.D72]-[.E72])-([.D71]-[.E71])" office:value-type="float" office:value="-0.00331052999999998">
            <text:p>-0.00331053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499995">
            <text:p>0.12499995</text:p>
          </table:table-cell>
          <table:table-cell office:value-type="float" office:value="0.082359">
            <text:p>0.082359</text:p>
          </table:table-cell>
          <table:table-cell office:value-type="float" office:value="0.4999998">
            <text:p>0.4999998</text:p>
          </table:table-cell>
          <table:table-cell office:value-type="float" office:value="0.5324218">
            <text:p>0.5324218</text:p>
          </table:table-cell>
          <table:table-cell/>
          <table:table-cell table:formula="of:=([.D73]-[.E73])-([.D72]-[.E72])" office:value-type="float" office:value="-0.0166210999999999">
            <text:p>-0.0166211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12749995">
            <text:p>0.12749995</text:p>
          </table:table-cell>
          <table:table-cell office:value-type="float" office:value="0.0878496">
            <text:p>0.0878496</text:p>
          </table:table-cell>
          <table:table-cell office:value-type="float" office:value="0.5099998">
            <text:p>0.5099998</text:p>
          </table:table-cell>
          <table:table-cell office:value-type="float" office:value="0.5191113">
            <text:p>0.5191113</text:p>
          </table:table-cell>
          <table:table-cell/>
          <table:table-cell table:formula="of:=([.D74]-[.E74])-([.D73]-[.E73])" office:value-type="float" office:value="0.0233105">
            <text:p>0.0233105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2999995">
            <text:p>0.12999995</text:p>
          </table:table-cell>
          <table:table-cell office:value-type="float" office:value="0.0860194">
            <text:p>0.0860194</text:p>
          </table:table-cell>
          <table:table-cell office:value-type="float" office:value="0.5199998">
            <text:p>0.5199998</text:p>
          </table:table-cell>
          <table:table-cell office:value-type="float" office:value="0.5324218">
            <text:p>0.5324218</text:p>
          </table:table-cell>
          <table:table-cell/>
          <table:table-cell table:formula="of:=([.D75]-[.E75])-([.D74]-[.E74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13249995">
            <text:p>0.13249995</text:p>
          </table:table-cell>
          <table:table-cell office:value-type="float" office:value="0.0951704">
            <text:p>0.0951704</text:p>
          </table:table-cell>
          <table:table-cell office:value-type="float" office:value="0.5299998">
            <text:p>0.5299998</text:p>
          </table:table-cell>
          <table:table-cell office:value-type="float" office:value="0.5723535">
            <text:p>0.5723535</text:p>
          </table:table-cell>
          <table:table-cell/>
          <table:table-cell table:formula="of:=([.D76]-[.E76])-([.D75]-[.E75])" office:value-type="float" office:value="-0.0299317">
            <text:p>-0.0299317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499995">
            <text:p>0.13499995</text:p>
          </table:table-cell>
          <table:table-cell office:value-type="float" office:value="0.0970006">
            <text:p>0.0970006</text:p>
          </table:table-cell>
          <table:table-cell office:value-type="float" office:value="0.5399998">
            <text:p>0.5399998</text:p>
          </table:table-cell>
          <table:table-cell office:value-type="float" office:value="0.55904293">
            <text:p>0.55904293</text:p>
          </table:table-cell>
          <table:table-cell/>
          <table:table-cell table:formula="of:=([.D77]-[.E77])-([.D76]-[.E76])" office:value-type="float" office:value="0.0233105699999999">
            <text:p>0.02331057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3749994">
            <text:p>0.13749994</text:p>
          </table:table-cell>
          <table:table-cell office:value-type="float" office:value="0.0970006">
            <text:p>0.0970006</text:p>
          </table:table-cell>
          <table:table-cell office:value-type="float" office:value="0.5499998">
            <text:p>0.5499998</text:p>
          </table:table-cell>
          <table:table-cell office:value-type="float" office:value="0.5989746">
            <text:p>0.5989746</text:p>
          </table:table-cell>
          <table:table-cell/>
          <table:table-cell table:formula="of:=([.D78]-[.E78])-([.D77]-[.E77])" office:value-type="float" office:value="-0.0299316700000001">
            <text:p>-0.02993167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3999994">
            <text:p>0.13999994</text:p>
          </table:table-cell>
          <table:table-cell office:value-type="float" office:value="0.098830804">
            <text:p>0.098830804</text:p>
          </table:table-cell>
          <table:table-cell office:value-type="float" office:value="0.55999976">
            <text:p>0.55999976</text:p>
          </table:table-cell>
          <table:table-cell office:value-type="float" office:value="0.5723535">
            <text:p>0.5723535</text:p>
          </table:table-cell>
          <table:table-cell/>
          <table:table-cell table:formula="of:=([.D79]-[.E79])-([.D78]-[.E78])" office:value-type="float" office:value="0.0366210600000001">
            <text:p>0.03662106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14249994">
            <text:p>0.14249994</text:p>
          </table:table-cell>
          <table:table-cell office:value-type="float" office:value="0.104321405">
            <text:p>0.104321405</text:p>
          </table:table-cell>
          <table:table-cell office:value-type="float" office:value="0.56999975">
            <text:p>0.56999975</text:p>
          </table:table-cell>
          <table:table-cell office:value-type="float" office:value="0.58566403">
            <text:p>0.58566403</text:p>
          </table:table-cell>
          <table:table-cell/>
          <table:table-cell table:formula="of:=([.D80]-[.E80])-([.D79]-[.E79])" office:value-type="float" office:value="-0.00331053999999997">
            <text:p>-0.0033105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499994">
            <text:p>0.14499994</text:p>
          </table:table-cell>
          <table:table-cell office:value-type="float" office:value="0.1079818">
            <text:p>0.1079818</text:p>
          </table:table-cell>
          <table:table-cell office:value-type="float" office:value="0.57999974">
            <text:p>0.57999974</text:p>
          </table:table-cell>
          <table:table-cell office:value-type="float" office:value="0.6122851">
            <text:p>0.6122851</text:p>
          </table:table-cell>
          <table:table-cell/>
          <table:table-cell table:formula="of:=([.D81]-[.E81])-([.D80]-[.E80])" office:value-type="float" office:value="-0.0166210800000001">
            <text:p>-0.01662108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14749993">
            <text:p>0.14749993</text:p>
          </table:table-cell>
          <table:table-cell office:value-type="float" office:value="0.111642204">
            <text:p>0.111642204</text:p>
          </table:table-cell>
          <table:table-cell office:value-type="float" office:value="0.58999974">
            <text:p>0.58999974</text:p>
          </table:table-cell>
          <table:table-cell office:value-type="float" office:value="0.5989746">
            <text:p>0.5989746</text:p>
          </table:table-cell>
          <table:table-cell/>
          <table:table-cell table:formula="of:=([.D82]-[.E82])-([.D81]-[.E81])" office:value-type="float" office:value="0.0233105">
            <text:p>0.023310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3">
            <text:p>0.14999993</text:p>
          </table:table-cell>
          <table:table-cell office:value-type="float" office:value="0.118963">
            <text:p>0.118963</text:p>
          </table:table-cell>
          <table:table-cell office:value-type="float" office:value="0.5999997">
            <text:p>0.5999997</text:p>
          </table:table-cell>
          <table:table-cell office:value-type="float" office:value="0.6122851">
            <text:p>0.6122851</text:p>
          </table:table-cell>
          <table:table-cell/>
          <table:table-cell table:formula="of:=([.D83]-[.E83])-([.D82]-[.E82])" office:value-type="float" office:value="-0.00331053999999997">
            <text:p>-0.00331054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15249993">
            <text:p>0.15249993</text:p>
          </table:table-cell>
          <table:table-cell office:value-type="float" office:value="0.118963">
            <text:p>0.118963</text:p>
          </table:table-cell>
          <table:table-cell office:value-type="float" office:value="0.6099997">
            <text:p>0.6099997</text:p>
          </table:table-cell>
          <table:table-cell office:value-type="float" office:value="0.6255956">
            <text:p>0.6255956</text:p>
          </table:table-cell>
          <table:table-cell/>
          <table:table-cell table:formula="of:=([.D84]-[.E84])-([.D83]-[.E83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3">
            <text:p>0.15499993</text:p>
          </table:table-cell>
          <table:table-cell office:value-type="float" office:value="0.1207932">
            <text:p>0.1207932</text:p>
          </table:table-cell>
          <table:table-cell office:value-type="float" office:value="0.6199997">
            <text:p>0.6199997</text:p>
          </table:table-cell>
          <table:table-cell office:value-type="float" office:value="0.6389062">
            <text:p>0.6389062</text:p>
          </table:table-cell>
          <table:table-cell/>
          <table:table-cell table:formula="of:=([.D85]-[.E85])-([.D84]-[.E84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15749992">
            <text:p>0.15749992</text:p>
          </table:table-cell>
          <table:table-cell office:value-type="float" office:value="0.1207932">
            <text:p>0.1207932</text:p>
          </table:table-cell>
          <table:table-cell office:value-type="float" office:value="0.6299997">
            <text:p>0.6299997</text:p>
          </table:table-cell>
          <table:table-cell office:value-type="float" office:value="0.65221673">
            <text:p>0.65221673</text:p>
          </table:table-cell>
          <table:table-cell/>
          <table:table-cell table:formula="of:=([.D86]-[.E86])-([.D85]-[.E85])" office:value-type="float" office:value="-0.00331053000000003">
            <text:p>-0.00331053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2">
            <text:p>0.15999992</text:p>
          </table:table-cell>
          <table:table-cell office:value-type="float" office:value="0.124453604">
            <text:p>0.124453604</text:p>
          </table:table-cell>
          <table:table-cell office:value-type="float" office:value="0.6399997">
            <text:p>0.6399997</text:p>
          </table:table-cell>
          <table:table-cell office:value-type="float" office:value="0.67883784">
            <text:p>0.67883784</text:p>
          </table:table-cell>
          <table:table-cell/>
          <table:table-cell table:formula="of:=([.D87]-[.E87])-([.D86]-[.E86])" office:value-type="float" office:value="-0.01662111">
            <text:p>-0.01662111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16249992">
            <text:p>0.16249992</text:p>
          </table:table-cell>
          <table:table-cell office:value-type="float" office:value="0.13177441">
            <text:p>0.13177441</text:p>
          </table:table-cell>
          <table:table-cell office:value-type="float" office:value="0.6499997">
            <text:p>0.6499997</text:p>
          </table:table-cell>
          <table:table-cell office:value-type="float" office:value="0.71876943">
            <text:p>0.71876943</text:p>
          </table:table-cell>
          <table:table-cell/>
          <table:table-cell table:formula="of:=([.D88]-[.E88])-([.D87]-[.E87])" office:value-type="float" office:value="-0.02993159">
            <text:p>-0.02993159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2">
            <text:p>0.16499992</text:p>
          </table:table-cell>
          <table:table-cell office:value-type="float" office:value="0.1299442">
            <text:p>0.1299442</text:p>
          </table:table-cell>
          <table:table-cell office:value-type="float" office:value="0.65999967">
            <text:p>0.65999967</text:p>
          </table:table-cell>
          <table:table-cell office:value-type="float" office:value="0.7054589">
            <text:p>0.7054589</text:p>
          </table:table-cell>
          <table:table-cell/>
          <table:table-cell table:formula="of:=([.D89]-[.E89])-([.D88]-[.E88])" office:value-type="float" office:value="0.0233105000000001">
            <text:p>0.0233105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16749991">
            <text:p>0.16749991</text:p>
          </table:table-cell>
          <table:table-cell office:value-type="float" office:value="0.1390952">
            <text:p>0.1390952</text:p>
          </table:table-cell>
          <table:table-cell office:value-type="float" office:value="0.66999966">
            <text:p>0.66999966</text:p>
          </table:table-cell>
          <table:table-cell office:value-type="float" office:value="0.71876943">
            <text:p>0.71876943</text:p>
          </table:table-cell>
          <table:table-cell/>
          <table:table-cell table:formula="of:=([.D90]-[.E90])-([.D89]-[.E89])" office:value-type="float" office:value="-0.00331054000000008">
            <text:p>-0.00331054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1">
            <text:p>0.16999991</text:p>
          </table:table-cell>
          <table:table-cell office:value-type="float" office:value="0.13726501">
            <text:p>0.13726501</text:p>
          </table:table-cell>
          <table:table-cell office:value-type="float" office:value="0.67999965">
            <text:p>0.67999965</text:p>
          </table:table-cell>
          <table:table-cell office:value-type="float" office:value="0.71876943">
            <text:p>0.71876943</text:p>
          </table:table-cell>
          <table:table-cell/>
          <table:table-cell table:formula="of:=([.D91]-[.E91])-([.D90]-[.E90])" office:value-type="float" office:value="0.00999999000000007">
            <text:p>0.00999999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17249991">
            <text:p>0.17249991</text:p>
          </table:table-cell>
          <table:table-cell office:value-type="float" office:value="0.1409254">
            <text:p>0.1409254</text:p>
          </table:table-cell>
          <table:table-cell office:value-type="float" office:value="0.68999964">
            <text:p>0.68999964</text:p>
          </table:table-cell>
          <table:table-cell office:value-type="float" office:value="0.6921483">
            <text:p>0.6921483</text:p>
          </table:table-cell>
          <table:table-cell/>
          <table:table-cell table:formula="of:=([.D92]-[.E92])-([.D91]-[.E91])" office:value-type="float" office:value="0.0366211200000001">
            <text:p>0.0366211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1">
            <text:p>0.17499991</text:p>
          </table:table-cell>
          <table:table-cell office:value-type="float" office:value="0.14275561">
            <text:p>0.14275561</text:p>
          </table:table-cell>
          <table:table-cell office:value-type="float" office:value="0.69999963">
            <text:p>0.69999963</text:p>
          </table:table-cell>
          <table:table-cell office:value-type="float" office:value="0.74539053">
            <text:p>0.74539053</text:p>
          </table:table-cell>
          <table:table-cell/>
          <table:table-cell table:formula="of:=([.D93]-[.E93])-([.D92]-[.E92])" office:value-type="float" office:value="-0.0432422400000001">
            <text:p>-0.04324224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1774999">
            <text:p>0.1774999</text:p>
          </table:table-cell>
          <table:table-cell office:value-type="float" office:value="0.14641601">
            <text:p>0.14641601</text:p>
          </table:table-cell>
          <table:table-cell office:value-type="float" office:value="0.7099996">
            <text:p>0.7099996</text:p>
          </table:table-cell>
          <table:table-cell office:value-type="float" office:value="0.71876943">
            <text:p>0.71876943</text:p>
          </table:table-cell>
          <table:table-cell/>
          <table:table-cell table:formula="of:=([.D94]-[.E94])-([.D93]-[.E93])" office:value-type="float" office:value="0.0366210699999999">
            <text:p>0.03662107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">
            <text:p>0.1799999</text:p>
          </table:table-cell>
          <table:table-cell office:value-type="float" office:value="0.1445858">
            <text:p>0.1445858</text:p>
          </table:table-cell>
          <table:table-cell office:value-type="float" office:value="0.7199996">
            <text:p>0.7199996</text:p>
          </table:table-cell>
          <table:table-cell office:value-type="float" office:value="0.7054589">
            <text:p>0.7054589</text:p>
          </table:table-cell>
          <table:table-cell/>
          <table:table-cell table:formula="of:=([.D95]-[.E95])-([.D94]-[.E94])" office:value-type="float" office:value="0.0233105300000001">
            <text:p>0.02331053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1824999">
            <text:p>0.1824999</text:p>
          </table:table-cell>
          <table:table-cell office:value-type="float" office:value="0.15190661">
            <text:p>0.15190661</text:p>
          </table:table-cell>
          <table:table-cell office:value-type="float" office:value="0.7299996">
            <text:p>0.7299996</text:p>
          </table:table-cell>
          <table:table-cell office:value-type="float" office:value="0.77201164">
            <text:p>0.77201164</text:p>
          </table:table-cell>
          <table:table-cell/>
          <table:table-cell table:formula="of:=([.D96]-[.E96])-([.D95]-[.E95])" office:value-type="float" office:value="-0.05655274">
            <text:p>-0.05655274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">
            <text:p>0.1849999</text:p>
          </table:table-cell>
          <table:table-cell office:value-type="float" office:value="0.15373681">
            <text:p>0.15373681</text:p>
          </table:table-cell>
          <table:table-cell office:value-type="float" office:value="0.7399996">
            <text:p>0.7399996</text:p>
          </table:table-cell>
          <table:table-cell office:value-type="float" office:value="0.77201164">
            <text:p>0.77201164</text:p>
          </table:table-cell>
          <table:table-cell/>
          <table:table-cell table:formula="of:=([.D97]-[.E97])-([.D96]-[.E96])" office:value-type="float" office:value="0.01">
            <text:p>0.01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1874999">
            <text:p>0.1874999</text:p>
          </table:table-cell>
          <table:table-cell office:value-type="float" office:value="0.155567">
            <text:p>0.155567</text:p>
          </table:table-cell>
          <table:table-cell office:value-type="float" office:value="0.7499996">
            <text:p>0.7499996</text:p>
          </table:table-cell>
          <table:table-cell office:value-type="float" office:value="0.81194323">
            <text:p>0.81194323</text:p>
          </table:table-cell>
          <table:table-cell/>
          <table:table-cell table:formula="of:=([.D98]-[.E98])-([.D97]-[.E97])" office:value-type="float" office:value="-0.02993159">
            <text:p>-0.02993159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">
            <text:p>0.1899999</text:p>
          </table:table-cell>
          <table:table-cell office:value-type="float" office:value="0.15739721">
            <text:p>0.15739721</text:p>
          </table:table-cell>
          <table:table-cell office:value-type="float" office:value="0.7599996">
            <text:p>0.7599996</text:p>
          </table:table-cell>
          <table:table-cell office:value-type="float" office:value="0.81194323">
            <text:p>0.81194323</text:p>
          </table:table-cell>
          <table:table-cell/>
          <table:table-cell table:formula="of:=([.D99]-[.E99])-([.D98]-[.E98])" office:value-type="float" office:value="0.01">
            <text:p>0.01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19249989">
            <text:p>0.19249989</text:p>
          </table:table-cell>
          <table:table-cell office:value-type="float" office:value="0.1610576">
            <text:p>0.1610576</text:p>
          </table:table-cell>
          <table:table-cell office:value-type="float" office:value="0.76999956">
            <text:p>0.76999956</text:p>
          </table:table-cell>
          <table:table-cell office:value-type="float" office:value="0.7986327">
            <text:p>0.7986327</text:p>
          </table:table-cell>
          <table:table-cell/>
          <table:table-cell table:formula="of:=([.D100]-[.E100])-([.D99]-[.E99])" office:value-type="float" office:value="0.0233104900000001">
            <text:p>0.0233104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89">
            <text:p>0.19499989</text:p>
          </table:table-cell>
          <table:table-cell office:value-type="float" office:value="0.1610576">
            <text:p>0.1610576</text:p>
          </table:table-cell>
          <table:table-cell office:value-type="float" office:value="0.77999955">
            <text:p>0.77999955</text:p>
          </table:table-cell>
          <table:table-cell office:value-type="float" office:value="0.7986327">
            <text:p>0.7986327</text:p>
          </table:table-cell>
          <table:table-cell/>
          <table:table-cell table:formula="of:=([.D101]-[.E101])-([.D100]-[.E100])" office:value-type="float" office:value="0.00999998999999996">
            <text:p>0.00999999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19749989">
            <text:p>0.19749989</text:p>
          </table:table-cell>
          <table:table-cell office:value-type="float" office:value="0.16471802">
            <text:p>0.16471802</text:p>
          </table:table-cell>
          <table:table-cell office:value-type="float" office:value="0.78999954">
            <text:p>0.78999954</text:p>
          </table:table-cell>
          <table:table-cell office:value-type="float" office:value="0.7986327">
            <text:p>0.7986327</text:p>
          </table:table-cell>
          <table:table-cell/>
          <table:table-cell table:formula="of:=([.D102]-[.E102])-([.D101]-[.E101])" office:value-type="float" office:value="0.00999999000000007">
            <text:p>0.00999999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88">
            <text:p>0.19999988</text:p>
          </table:table-cell>
          <table:table-cell office:value-type="float" office:value="0.17020862">
            <text:p>0.17020862</text:p>
          </table:table-cell>
          <table:table-cell office:value-type="float" office:value="0.79999954">
            <text:p>0.79999954</text:p>
          </table:table-cell>
          <table:table-cell office:value-type="float" office:value="0.78532225">
            <text:p>0.78532225</text:p>
          </table:table-cell>
          <table:table-cell/>
          <table:table-cell table:formula="of:=([.D103]-[.E103])-([.D102]-[.E102])" office:value-type="float" office:value="0.02331045">
            <text:p>0.02331045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20249988">
            <text:p>0.20249988</text:p>
          </table:table-cell>
          <table:table-cell office:value-type="float" office:value="0.1720388">
            <text:p>0.1720388</text:p>
          </table:table-cell>
          <table:table-cell office:value-type="float" office:value="0.8099995">
            <text:p>0.8099995</text:p>
          </table:table-cell>
          <table:table-cell office:value-type="float" office:value="0.78532225">
            <text:p>0.78532225</text:p>
          </table:table-cell>
          <table:table-cell/>
          <table:table-cell table:formula="of:=([.D104]-[.E104])-([.D103]-[.E103])" office:value-type="float" office:value="0.00999995999999992">
            <text:p>0.00999996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88">
            <text:p>0.20499988</text:p>
          </table:table-cell>
          <table:table-cell office:value-type="float" office:value="0.17386901">
            <text:p>0.17386901</text:p>
          </table:table-cell>
          <table:table-cell office:value-type="float" office:value="0.8199995">
            <text:p>0.8199995</text:p>
          </table:table-cell>
          <table:table-cell office:value-type="float" office:value="0.7986327">
            <text:p>0.7986327</text:p>
          </table:table-cell>
          <table:table-cell/>
          <table:table-cell table:formula="of:=([.D105]-[.E105])-([.D104]-[.E104])" office:value-type="float" office:value="-0.00331044999999996">
            <text:p>-0.00331045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20749988">
            <text:p>0.20749988</text:p>
          </table:table-cell>
          <table:table-cell office:value-type="float" office:value="0.17752941">
            <text:p>0.17752941</text:p>
          </table:table-cell>
          <table:table-cell office:value-type="float" office:value="0.8299995">
            <text:p>0.8299995</text:p>
          </table:table-cell>
          <table:table-cell office:value-type="float" office:value="0.8252538">
            <text:p>0.8252538</text:p>
          </table:table-cell>
          <table:table-cell/>
          <table:table-cell table:formula="of:=([.D106]-[.E106])-([.D105]-[.E105])" office:value-type="float" office:value="-0.0166210999999999">
            <text:p>-0.016621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87">
            <text:p>0.20999987</text:p>
          </table:table-cell>
          <table:table-cell office:value-type="float" office:value="0.18302">
            <text:p>0.18302</text:p>
          </table:table-cell>
          <table:table-cell office:value-type="float" office:value="0.8399995">
            <text:p>0.8399995</text:p>
          </table:table-cell>
          <table:table-cell office:value-type="float" office:value="0.8252538">
            <text:p>0.8252538</text:p>
          </table:table-cell>
          <table:table-cell/>
          <table:table-cell table:formula="of:=([.D107]-[.E107])-([.D106]-[.E106])" office:value-type="float" office:value="0.01">
            <text:p>0.01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21249987">
            <text:p>0.21249987</text:p>
          </table:table-cell>
          <table:table-cell office:value-type="float" office:value="0.1848502">
            <text:p>0.1848502</text:p>
          </table:table-cell>
          <table:table-cell office:value-type="float" office:value="0.8499995">
            <text:p>0.8499995</text:p>
          </table:table-cell>
          <table:table-cell office:value-type="float" office:value="0.86518544">
            <text:p>0.86518544</text:p>
          </table:table-cell>
          <table:table-cell/>
          <table:table-cell table:formula="of:=([.D108]-[.E108])-([.D107]-[.E107])" office:value-type="float" office:value="-0.0299316400000001">
            <text:p>-0.02993164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87">
            <text:p>0.21499987</text:p>
          </table:table-cell>
          <table:table-cell office:value-type="float" office:value="0.1866804">
            <text:p>0.1866804</text:p>
          </table:table-cell>
          <table:table-cell office:value-type="float" office:value="0.8599995">
            <text:p>0.8599995</text:p>
          </table:table-cell>
          <table:table-cell office:value-type="float" office:value="0.8518749">
            <text:p>0.8518749</text:p>
          </table:table-cell>
          <table:table-cell/>
          <table:table-cell table:formula="of:=([.D109]-[.E109])-([.D108]-[.E108])" office:value-type="float" office:value="0.02331054">
            <text:p>0.02331054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21749987">
            <text:p>0.21749987</text:p>
          </table:table-cell>
          <table:table-cell office:value-type="float" office:value="0.1848502">
            <text:p>0.1848502</text:p>
          </table:table-cell>
          <table:table-cell office:value-type="float" office:value="0.86999947">
            <text:p>0.86999947</text:p>
          </table:table-cell>
          <table:table-cell office:value-type="float" office:value="0.8518749">
            <text:p>0.8518749</text:p>
          </table:table-cell>
          <table:table-cell/>
          <table:table-cell table:formula="of:=([.D110]-[.E110])-([.D109]-[.E109])" office:value-type="float" office:value="0.00999997000000008">
            <text:p>0.00999997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86">
            <text:p>0.21999986</text:p>
          </table:table-cell>
          <table:table-cell office:value-type="float" office:value="0.1903408">
            <text:p>0.1903408</text:p>
          </table:table-cell>
          <table:table-cell office:value-type="float" office:value="0.87999946">
            <text:p>0.87999946</text:p>
          </table:table-cell>
          <table:table-cell office:value-type="float" office:value="0.86518544">
            <text:p>0.86518544</text:p>
          </table:table-cell>
          <table:table-cell/>
          <table:table-cell table:formula="of:=([.D111]-[.E111])-([.D110]-[.E110])" office:value-type="float" office:value="-0.00331054999999991">
            <text:p>-0.00331055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22249986">
            <text:p>0.22249986</text:p>
          </table:table-cell>
          <table:table-cell office:value-type="float" office:value="0.19766161">
            <text:p>0.19766161</text:p>
          </table:table-cell>
          <table:table-cell office:value-type="float" office:value="0.88999945">
            <text:p>0.88999945</text:p>
          </table:table-cell>
          <table:table-cell office:value-type="float" office:value="0.83856434">
            <text:p>0.83856434</text:p>
          </table:table-cell>
          <table:table-cell/>
          <table:table-cell table:formula="of:=([.D112]-[.E112])-([.D111]-[.E111])" office:value-type="float" office:value="0.0366210899999999">
            <text:p>0.03662109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86">
            <text:p>0.22499986</text:p>
          </table:table-cell>
          <table:table-cell office:value-type="float" office:value="0.19766161">
            <text:p>0.19766161</text:p>
          </table:table-cell>
          <table:table-cell office:value-type="float" office:value="0.89999944">
            <text:p>0.89999944</text:p>
          </table:table-cell>
          <table:table-cell office:value-type="float" office:value="0.86518544">
            <text:p>0.86518544</text:p>
          </table:table-cell>
          <table:table-cell/>
          <table:table-cell table:formula="of:=([.D113]-[.E113])-([.D112]-[.E112])" office:value-type="float" office:value="-0.01662111">
            <text:p>-0.01662111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22749986">
            <text:p>0.22749986</text:p>
          </table:table-cell>
          <table:table-cell office:value-type="float" office:value="0.19949181">
            <text:p>0.19949181</text:p>
          </table:table-cell>
          <table:table-cell office:value-type="float" office:value="0.90999943">
            <text:p>0.90999943</text:p>
          </table:table-cell>
          <table:table-cell office:value-type="float" office:value="0.87849605">
            <text:p>0.87849605</text:p>
          </table:table-cell>
          <table:table-cell/>
          <table:table-cell table:formula="of:=([.D114]-[.E114])-([.D113]-[.E113])" office:value-type="float" office:value="-0.00331061999999993">
            <text:p>-0.00331062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86">
            <text:p>0.22999986</text:p>
          </table:table-cell>
          <table:table-cell office:value-type="float" office:value="0.19949181">
            <text:p>0.19949181</text:p>
          </table:table-cell>
          <table:table-cell office:value-type="float" office:value="0.9199994">
            <text:p>0.9199994</text:p>
          </table:table-cell>
          <table:table-cell office:value-type="float" office:value="0.90511715">
            <text:p>0.90511715</text:p>
          </table:table-cell>
          <table:table-cell/>
          <table:table-cell table:formula="of:=([.D115]-[.E115])-([.D114]-[.E114])" office:value-type="float" office:value="-0.0166211300000002">
            <text:p>-0.01662113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23249985">
            <text:p>0.23249985</text:p>
          </table:table-cell>
          <table:table-cell office:value-type="float" office:value="0.2031522">
            <text:p>0.2031522</text:p>
          </table:table-cell>
          <table:table-cell office:value-type="float" office:value="0.9299994">
            <text:p>0.9299994</text:p>
          </table:table-cell>
          <table:table-cell office:value-type="float" office:value="0.90511715">
            <text:p>0.90511715</text:p>
          </table:table-cell>
          <table:table-cell/>
          <table:table-cell table:formula="of:=([.D116]-[.E116])-([.D115]-[.E115])" office:value-type="float" office:value="0.01">
            <text:p>0.01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85">
            <text:p>0.23499985</text:p>
          </table:table-cell>
          <table:table-cell office:value-type="float" office:value="0.2049824">
            <text:p>0.2049824</text:p>
          </table:table-cell>
          <table:table-cell office:value-type="float" office:value="0.9399994">
            <text:p>0.9399994</text:p>
          </table:table-cell>
          <table:table-cell office:value-type="float" office:value="0.9184277">
            <text:p>0.9184277</text:p>
          </table:table-cell>
          <table:table-cell/>
          <table:table-cell table:formula="of:=([.D117]-[.E117])-([.D116]-[.E116])" office:value-type="float" office:value="-0.00331054999999991">
            <text:p>-0.00331055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23749985">
            <text:p>0.23749985</text:p>
          </table:table-cell>
          <table:table-cell office:value-type="float" office:value="0.2049824">
            <text:p>0.2049824</text:p>
          </table:table-cell>
          <table:table-cell office:value-type="float" office:value="0.9499994">
            <text:p>0.9499994</text:p>
          </table:table-cell>
          <table:table-cell office:value-type="float" office:value="0.93173826">
            <text:p>0.93173826</text:p>
          </table:table-cell>
          <table:table-cell/>
          <table:table-cell table:formula="of:=([.D118]-[.E118])-([.D117]-[.E117])" office:value-type="float" office:value="-0.00331056000000007">
            <text:p>-0.00331056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85">
            <text:p>0.23999985</text:p>
          </table:table-cell>
          <table:table-cell office:value-type="float" office:value="0.20681262">
            <text:p>0.20681262</text:p>
          </table:table-cell>
          <table:table-cell office:value-type="float" office:value="0.9599994">
            <text:p>0.9599994</text:p>
          </table:table-cell>
          <table:table-cell office:value-type="float" office:value="0.9450487">
            <text:p>0.9450487</text:p>
          </table:table-cell>
          <table:table-cell/>
          <table:table-cell table:formula="of:=([.D119]-[.E119])-([.D118]-[.E118])" office:value-type="float" office:value="-0.00331043999999991">
            <text:p>-0.00331044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24249984">
            <text:p>0.24249984</text:p>
          </table:table-cell>
          <table:table-cell office:value-type="float" office:value="0.21047299">
            <text:p>0.21047299</text:p>
          </table:table-cell>
          <table:table-cell office:value-type="float" office:value="0.9699994">
            <text:p>0.9699994</text:p>
          </table:table-cell>
          <table:table-cell office:value-type="float" office:value="0.98498034">
            <text:p>0.98498034</text:p>
          </table:table-cell>
          <table:table-cell/>
          <table:table-cell table:formula="of:=([.D120]-[.E120])-([.D119]-[.E119])" office:value-type="float" office:value="-0.02993164">
            <text:p>-0.0299316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84">
            <text:p>0.24499984</text:p>
          </table:table-cell>
          <table:table-cell office:value-type="float" office:value="0.2049824">
            <text:p>0.2049824</text:p>
          </table:table-cell>
          <table:table-cell office:value-type="float" office:value="0.97999936">
            <text:p>0.97999936</text:p>
          </table:table-cell>
          <table:table-cell office:value-type="float" office:value="0.99829096">
            <text:p>0.99829096</text:p>
          </table:table-cell>
          <table:table-cell/>
          <table:table-cell table:formula="of:=([.D121]-[.E121])-([.D120]-[.E120])" office:value-type="float" office:value="-0.00331066000000002">
            <text:p>-0.00331066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24749984">
            <text:p>0.24749984</text:p>
          </table:table-cell>
          <table:table-cell office:value-type="float" office:value="0.2123032">
            <text:p>0.2123032</text:p>
          </table:table-cell>
          <table:table-cell office:value-type="float" office:value="0.98999935">
            <text:p>0.98999935</text:p>
          </table:table-cell>
          <table:table-cell office:value-type="float" office:value="0.98498034">
            <text:p>0.98498034</text:p>
          </table:table-cell>
          <table:table-cell/>
          <table:table-cell table:formula="of:=([.D122]-[.E122])-([.D121]-[.E121])" office:value-type="float" office:value="0.0233106100000001">
            <text:p>0.0233106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84">
            <text:p>0.24999984</text:p>
          </table:table-cell>
          <table:table-cell office:value-type="float" office:value="0.2123032">
            <text:p>0.2123032</text:p>
          </table:table-cell>
          <table:table-cell office:value-type="float" office:value="0.99999934">
            <text:p>0.99999934</text:p>
          </table:table-cell>
          <table:table-cell office:value-type="float" office:value="0.99829096">
            <text:p>0.99829096</text:p>
          </table:table-cell>
          <table:table-cell/>
          <table:table-cell table:formula="of:=([.D123]-[.E123])-([.D122]-[.E122])" office:value-type="float" office:value="-0.00331063000000009">
            <text:p>-0.00331063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25249985">
            <text:p>0.25249985</text:p>
          </table:table-cell>
          <table:table-cell office:value-type="float" office:value="0.21047299">
            <text:p>0.21047299</text:p>
          </table:table-cell>
          <table:table-cell office:value-type="float" office:value="1.0099994">
            <text:p>1.0099994</text:p>
          </table:table-cell>
          <table:table-cell office:value-type="float" office:value="0.98498034">
            <text:p>0.98498034</text:p>
          </table:table-cell>
          <table:table-cell/>
          <table:table-cell table:formula="of:=([.D124]-[.E124])-([.D123]-[.E123])" office:value-type="float" office:value="0.0233106800000001">
            <text:p>0.02331068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85">
            <text:p>0.25499985</text:p>
          </table:table-cell>
          <table:table-cell office:value-type="float" office:value="0.21413341">
            <text:p>0.21413341</text:p>
          </table:table-cell>
          <table:table-cell office:value-type="float" office:value="1.0199994">
            <text:p>1.0199994</text:p>
          </table:table-cell>
          <table:table-cell office:value-type="float" office:value="0.99829096">
            <text:p>0.99829096</text:p>
          </table:table-cell>
          <table:table-cell/>
          <table:table-cell table:formula="of:=([.D125]-[.E125])-([.D124]-[.E124])" office:value-type="float" office:value="-0.00331062000000004">
            <text:p>-0.00331062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25749984">
            <text:p>0.25749984</text:p>
          </table:table-cell>
          <table:table-cell office:value-type="float" office:value="0.21779379">
            <text:p>0.21779379</text:p>
          </table:table-cell>
          <table:table-cell office:value-type="float" office:value="1.0299994">
            <text:p>1.0299994</text:p>
          </table:table-cell>
          <table:table-cell office:value-type="float" office:value="1.024912">
            <text:p>1.024912</text:p>
          </table:table-cell>
          <table:table-cell/>
          <table:table-cell table:formula="of:=([.D126]-[.E126])-([.D125]-[.E125])" office:value-type="float" office:value="-0.0166210400000002">
            <text:p>-0.01662104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84">
            <text:p>0.25999984</text:p>
          </table:table-cell>
          <table:table-cell office:value-type="float" office:value="0.22328441">
            <text:p>0.22328441</text:p>
          </table:table-cell>
          <table:table-cell office:value-type="float" office:value="1.0399994">
            <text:p>1.0399994</text:p>
          </table:table-cell>
          <table:table-cell office:value-type="float" office:value="1.024912">
            <text:p>1.024912</text:p>
          </table:table-cell>
          <table:table-cell/>
          <table:table-cell table:formula="of:=([.D127]-[.E127])-([.D126]-[.E126])" office:value-type="float" office:value="0.01">
            <text:p>0.01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26249984">
            <text:p>0.26249984</text:p>
          </table:table-cell>
          <table:table-cell office:value-type="float" office:value="0.2269448">
            <text:p>0.2269448</text:p>
          </table:table-cell>
          <table:table-cell office:value-type="float" office:value="1.0499994">
            <text:p>1.0499994</text:p>
          </table:table-cell>
          <table:table-cell office:value-type="float" office:value="1.0648437">
            <text:p>1.0648437</text:p>
          </table:table-cell>
          <table:table-cell/>
          <table:table-cell table:formula="of:=([.D128]-[.E128])-([.D127]-[.E127])" office:value-type="float" office:value="-0.0299316999999999">
            <text:p>-0.0299317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84">
            <text:p>0.26499984</text:p>
          </table:table-cell>
          <table:table-cell office:value-type="float" office:value="0.2269448">
            <text:p>0.2269448</text:p>
          </table:table-cell>
          <table:table-cell office:value-type="float" office:value="1.0599993">
            <text:p>1.0599993</text:p>
          </table:table-cell>
          <table:table-cell office:value-type="float" office:value="1.0914648">
            <text:p>1.0914648</text:p>
          </table:table-cell>
          <table:table-cell/>
          <table:table-cell table:formula="of:=([.D129]-[.E129])-([.D128]-[.E128])" office:value-type="float" office:value="-0.0166211999999999">
            <text:p>-0.0166212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26749983">
            <text:p>0.26749983</text:p>
          </table:table-cell>
          <table:table-cell office:value-type="float" office:value="0.22877502">
            <text:p>0.22877502</text:p>
          </table:table-cell>
          <table:table-cell office:value-type="float" office:value="1.0699993">
            <text:p>1.0699993</text:p>
          </table:table-cell>
          <table:table-cell office:value-type="float" office:value="1.0914648">
            <text:p>1.0914648</text:p>
          </table:table-cell>
          <table:table-cell/>
          <table:table-cell table:formula="of:=([.D130]-[.E130])-([.D129]-[.E129])" office:value-type="float" office:value="0.01">
            <text:p>0.01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83">
            <text:p>0.26999983</text:p>
          </table:table-cell>
          <table:table-cell office:value-type="float" office:value="0.23609582">
            <text:p>0.23609582</text:p>
          </table:table-cell>
          <table:table-cell office:value-type="float" office:value="1.0799993">
            <text:p>1.0799993</text:p>
          </table:table-cell>
          <table:table-cell office:value-type="float" office:value="1.0914648">
            <text:p>1.0914648</text:p>
          </table:table-cell>
          <table:table-cell/>
          <table:table-cell table:formula="of:=([.D131]-[.E131])-([.D130]-[.E130])" office:value-type="float" office:value="0.00999999999999979">
            <text:p>0.01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27249983">
            <text:p>0.27249983</text:p>
          </table:table-cell>
          <table:table-cell office:value-type="float" office:value="0.2415864">
            <text:p>0.2415864</text:p>
          </table:table-cell>
          <table:table-cell office:value-type="float" office:value="1.0899993">
            <text:p>1.0899993</text:p>
          </table:table-cell>
          <table:table-cell office:value-type="float" office:value="1.0914648">
            <text:p>1.0914648</text:p>
          </table:table-cell>
          <table:table-cell/>
          <table:table-cell table:formula="of:=([.D132]-[.E132])-([.D131]-[.E131])" office:value-type="float" office:value="0.01">
            <text:p>0.01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499983">
            <text:p>0.27499983</text:p>
          </table:table-cell>
          <table:table-cell office:value-type="float" office:value="0.2397562">
            <text:p>0.2397562</text:p>
          </table:table-cell>
          <table:table-cell office:value-type="float" office:value="1.0999993">
            <text:p>1.0999993</text:p>
          </table:table-cell>
          <table:table-cell office:value-type="float" office:value="1.1047753">
            <text:p>1.1047753</text:p>
          </table:table-cell>
          <table:table-cell/>
          <table:table-cell table:formula="of:=([.D133]-[.E133])-([.D132]-[.E132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27749982">
            <text:p>0.27749982</text:p>
          </table:table-cell>
          <table:table-cell office:value-type="float" office:value="0.2415864">
            <text:p>0.2415864</text:p>
          </table:table-cell>
          <table:table-cell office:value-type="float" office:value="1.1099993">
            <text:p>1.1099993</text:p>
          </table:table-cell>
          <table:table-cell office:value-type="float" office:value="1.144707">
            <text:p>1.144707</text:p>
          </table:table-cell>
          <table:table-cell/>
          <table:table-cell table:formula="of:=([.D134]-[.E134])-([.D133]-[.E133])" office:value-type="float" office:value="-0.0299316999999999">
            <text:p>-0.0299317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7999982">
            <text:p>0.27999982</text:p>
          </table:table-cell>
          <table:table-cell office:value-type="float" office:value="0.24890721">
            <text:p>0.24890721</text:p>
          </table:table-cell>
          <table:table-cell office:value-type="float" office:value="1.1199993">
            <text:p>1.1199993</text:p>
          </table:table-cell>
          <table:table-cell office:value-type="float" office:value="1.1580175">
            <text:p>1.1580175</text:p>
          </table:table-cell>
          <table:table-cell/>
          <table:table-cell table:formula="of:=([.D135]-[.E135])-([.D134]-[.E134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28249982">
            <text:p>0.28249982</text:p>
          </table:table-cell>
          <table:table-cell office:value-type="float" office:value="0.247077">
            <text:p>0.247077</text:p>
          </table:table-cell>
          <table:table-cell office:value-type="float" office:value="1.1299993">
            <text:p>1.1299993</text:p>
          </table:table-cell>
          <table:table-cell office:value-type="float" office:value="1.1313964">
            <text:p>1.1313964</text:p>
          </table:table-cell>
          <table:table-cell/>
          <table:table-cell table:formula="of:=([.D136]-[.E136])-([.D135]-[.E135])" office:value-type="float" office:value="0.0366210999999998">
            <text:p>0.0366211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8499982">
            <text:p>0.28499982</text:p>
          </table:table-cell>
          <table:table-cell office:value-type="float" office:value="0.24524681">
            <text:p>0.24524681</text:p>
          </table:table-cell>
          <table:table-cell office:value-type="float" office:value="1.1399993">
            <text:p>1.1399993</text:p>
          </table:table-cell>
          <table:table-cell office:value-type="float" office:value="1.1580175">
            <text:p>1.1580175</text:p>
          </table:table-cell>
          <table:table-cell/>
          <table:table-cell table:formula="of:=([.D137]-[.E137])-([.D136]-[.E136])" office:value-type="float" office:value="-0.0166210999999998">
            <text:p>-0.0166211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28749982">
            <text:p>0.28749982</text:p>
          </table:table-cell>
          <table:table-cell office:value-type="float" office:value="0.247077">
            <text:p>0.247077</text:p>
          </table:table-cell>
          <table:table-cell office:value-type="float" office:value="1.1499993">
            <text:p>1.1499993</text:p>
          </table:table-cell>
          <table:table-cell office:value-type="float" office:value="1.1580175">
            <text:p>1.1580175</text:p>
          </table:table-cell>
          <table:table-cell/>
          <table:table-cell table:formula="of:=([.D138]-[.E138])-([.D137]-[.E137])" office:value-type="float" office:value="0.01">
            <text:p>0.0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899998">
            <text:p>0.2899998</text:p>
          </table:table-cell>
          <table:table-cell office:value-type="float" office:value="0.256228">
            <text:p>0.256228</text:p>
          </table:table-cell>
          <table:table-cell office:value-type="float" office:value="1.1599993">
            <text:p>1.1599993</text:p>
          </table:table-cell>
          <table:table-cell office:value-type="float" office:value="1.1713281">
            <text:p>1.1713281</text:p>
          </table:table-cell>
          <table:table-cell/>
          <table:table-cell table:formula="of:=([.D139]-[.E139])-([.D138]-[.E138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2924998">
            <text:p>0.2924998</text:p>
          </table:table-cell>
          <table:table-cell office:value-type="float" office:value="0.2598884">
            <text:p>0.2598884</text:p>
          </table:table-cell>
          <table:table-cell office:value-type="float" office:value="1.1699992">
            <text:p>1.1699992</text:p>
          </table:table-cell>
          <table:table-cell office:value-type="float" office:value="1.1979492">
            <text:p>1.1979492</text:p>
          </table:table-cell>
          <table:table-cell/>
          <table:table-cell table:formula="of:=([.D140]-[.E140])-([.D139]-[.E139])" office:value-type="float" office:value="-0.0166212000000001">
            <text:p>-0.016621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949998">
            <text:p>0.2949998</text:p>
          </table:table-cell>
          <table:table-cell office:value-type="float" office:value="0.256228">
            <text:p>0.256228</text:p>
          </table:table-cell>
          <table:table-cell office:value-type="float" office:value="1.1799992">
            <text:p>1.1799992</text:p>
          </table:table-cell>
          <table:table-cell office:value-type="float" office:value="1.1846386">
            <text:p>1.1846386</text:p>
          </table:table-cell>
          <table:table-cell/>
          <table:table-cell table:formula="of:=([.D141]-[.E141])-([.D140]-[.E140])" office:value-type="float" office:value="0.0233106000000001">
            <text:p>0.0233106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2974998">
            <text:p>0.2974998</text:p>
          </table:table-cell>
          <table:table-cell office:value-type="float" office:value="0.2617186">
            <text:p>0.2617186</text:p>
          </table:table-cell>
          <table:table-cell office:value-type="float" office:value="1.1899992">
            <text:p>1.1899992</text:p>
          </table:table-cell>
          <table:table-cell office:value-type="float" office:value="1.1846386">
            <text:p>1.1846386</text:p>
          </table:table-cell>
          <table:table-cell/>
          <table:table-cell table:formula="of:=([.D142]-[.E142])-([.D141]-[.E141])" office:value-type="float" office:value="0.01">
            <text:p>0.01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999998">
            <text:p>0.2999998</text:p>
          </table:table-cell>
          <table:table-cell office:value-type="float" office:value="0.2672092">
            <text:p>0.2672092</text:p>
          </table:table-cell>
          <table:table-cell office:value-type="float" office:value="1.1999992">
            <text:p>1.1999992</text:p>
          </table:table-cell>
          <table:table-cell office:value-type="float" office:value="1.1979492">
            <text:p>1.1979492</text:p>
          </table:table-cell>
          <table:table-cell/>
          <table:table-cell table:formula="of:=([.D143]-[.E143])-([.D142]-[.E142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3">
            <text:p>0.3</text:p>
          </table:table-cell>
          <table:table-cell office:value-type="float" office:value="0.2617186">
            <text:p>0.2617186</text:p>
          </table:table-cell>
          <table:table-cell office:value-type="float" office:value="1.2099992">
            <text:p>1.2099992</text:p>
          </table:table-cell>
          <table:table-cell office:value-type="float" office:value="1.2112597">
            <text:p>1.2112597</text:p>
          </table:table-cell>
          <table:table-cell/>
          <table:table-cell table:formula="of:=([.D144]-[.E144])-([.D143]-[.E143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3">
            <text:p>0.3</text:p>
          </table:table-cell>
          <table:table-cell office:value-type="float" office:value="0.2598884">
            <text:p>0.2598884</text:p>
          </table:table-cell>
          <table:table-cell office:value-type="float" office:value="1.2199992">
            <text:p>1.2199992</text:p>
          </table:table-cell>
          <table:table-cell office:value-type="float" office:value="1.2778124">
            <text:p>1.2778124</text:p>
          </table:table-cell>
          <table:table-cell/>
          <table:table-cell table:formula="of:=([.D145]-[.E145])-([.D144]-[.E144])" office:value-type="float" office:value="-0.0565526999999999">
            <text:p>-0.0565527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3">
            <text:p>0.3</text:p>
          </table:table-cell>
          <table:table-cell office:value-type="float" office:value="0.2617186">
            <text:p>0.2617186</text:p>
          </table:table-cell>
          <table:table-cell office:value-type="float" office:value="1.2299992">
            <text:p>1.2299992</text:p>
          </table:table-cell>
          <table:table-cell office:value-type="float" office:value="1.2778124">
            <text:p>1.2778124</text:p>
          </table:table-cell>
          <table:table-cell/>
          <table:table-cell table:formula="of:=([.D146]-[.E146])-([.D145]-[.E145])" office:value-type="float" office:value="0.01">
            <text:p>0.01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3">
            <text:p>0.3</text:p>
          </table:table-cell>
          <table:table-cell office:value-type="float" office:value="0.265379">
            <text:p>0.265379</text:p>
          </table:table-cell>
          <table:table-cell office:value-type="float" office:value="1.2399992">
            <text:p>1.2399992</text:p>
          </table:table-cell>
          <table:table-cell office:value-type="float" office:value="1.2645018">
            <text:p>1.2645018</text:p>
          </table:table-cell>
          <table:table-cell/>
          <table:table-cell table:formula="of:=([.D147]-[.E147])-([.D146]-[.E146])" office:value-type="float" office:value="0.0233105999999998">
            <text:p>0.0233106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office:value-type="float" office:value="1.2499992">
            <text:p>1.2499992</text:p>
          </table:table-cell>
          <table:table-cell office:value-type="float" office:value="1.2645018">
            <text:p>1.2645018</text:p>
          </table:table-cell>
          <table:table-cell/>
          <table:table-cell table:formula="of:=([.D148]-[.E148])-([.D147]-[.E147])" office:value-type="float" office:value="0.01">
            <text:p>0.01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3">
            <text:p>0.3</text:p>
          </table:table-cell>
          <table:table-cell office:value-type="float" office:value="0.2763602">
            <text:p>0.2763602</text:p>
          </table:table-cell>
          <table:table-cell office:value-type="float" office:value="1.2599992">
            <text:p>1.2599992</text:p>
          </table:table-cell>
          <table:table-cell office:value-type="float" office:value="1.2911229">
            <text:p>1.2911229</text:p>
          </table:table-cell>
          <table:table-cell/>
          <table:table-cell table:formula="of:=([.D149]-[.E149])-([.D148]-[.E148])" office:value-type="float" office:value="-0.0166210999999998">
            <text:p>-0.0166211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3">
            <text:p>0.3</text:p>
          </table:table-cell>
          <table:table-cell office:value-type="float" office:value="0.27453002">
            <text:p>0.27453002</text:p>
          </table:table-cell>
          <table:table-cell office:value-type="float" office:value="1.2699991">
            <text:p>1.2699991</text:p>
          </table:table-cell>
          <table:table-cell office:value-type="float" office:value="1.2911229">
            <text:p>1.2911229</text:p>
          </table:table-cell>
          <table:table-cell/>
          <table:table-cell table:formula="of:=([.D150]-[.E150])-([.D149]-[.E149])" office:value-type="float" office:value="0.00999989999999995">
            <text:p>0.0099999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office:value-type="float" office:value="1.2799991">
            <text:p>1.2799991</text:p>
          </table:table-cell>
          <table:table-cell office:value-type="float" office:value="1.3044335">
            <text:p>1.3044335</text:p>
          </table:table-cell>
          <table:table-cell/>
          <table:table-cell table:formula="of:=([.D151]-[.E151])-([.D150]-[.E150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3">
            <text:p>0.3</text:p>
          </table:table-cell>
          <table:table-cell office:value-type="float" office:value="0.28002062">
            <text:p>0.28002062</text:p>
          </table:table-cell>
          <table:table-cell office:value-type="float" office:value="1.2899991">
            <text:p>1.2899991</text:p>
          </table:table-cell>
          <table:table-cell office:value-type="float" office:value="1.3044335">
            <text:p>1.3044335</text:p>
          </table:table-cell>
          <table:table-cell/>
          <table:table-cell table:formula="of:=([.D152]-[.E152])-([.D151]-[.E151])" office:value-type="float" office:value="0.01">
            <text:p>0.01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3">
            <text:p>0.3</text:p>
          </table:table-cell>
          <table:table-cell office:value-type="float" office:value="0.28002062">
            <text:p>0.28002062</text:p>
          </table:table-cell>
          <table:table-cell office:value-type="float" office:value="1.2999991">
            <text:p>1.2999991</text:p>
          </table:table-cell>
          <table:table-cell office:value-type="float" office:value="1.2911229">
            <text:p>1.2911229</text:p>
          </table:table-cell>
          <table:table-cell/>
          <table:table-cell table:formula="of:=([.D153]-[.E153])-([.D152]-[.E152])" office:value-type="float" office:value="0.0233106000000001">
            <text:p>0.0233106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3099991">
            <text:p>1.3099991</text:p>
          </table:table-cell>
          <table:table-cell office:value-type="float" office:value="1.3044335">
            <text:p>1.3044335</text:p>
          </table:table-cell>
          <table:table-cell/>
          <table:table-cell table:formula="of:=([.D154]-[.E154])-([.D153]-[.E153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3199991">
            <text:p>1.3199991</text:p>
          </table:table-cell>
          <table:table-cell office:value-type="float" office:value="1.317744">
            <text:p>1.317744</text:p>
          </table:table-cell>
          <table:table-cell/>
          <table:table-cell table:formula="of:=([.D155]-[.E155])-([.D154]-[.E154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3299991">
            <text:p>1.3299991</text:p>
          </table:table-cell>
          <table:table-cell office:value-type="float" office:value="1.3443651">
            <text:p>1.3443651</text:p>
          </table:table-cell>
          <table:table-cell/>
          <table:table-cell table:formula="of:=([.D156]-[.E156])-([.D155]-[.E155])" office:value-type="float" office:value="-0.0166211000000001">
            <text:p>-0.0166211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3399991">
            <text:p>1.3399991</text:p>
          </table:table-cell>
          <table:table-cell office:value-type="float" office:value="1.3709861">
            <text:p>1.3709861</text:p>
          </table:table-cell>
          <table:table-cell/>
          <table:table-cell table:formula="of:=([.D157]-[.E157])-([.D156]-[.E156])" office:value-type="float" office:value="-0.016621">
            <text:p>-0.016621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3499991">
            <text:p>1.3499991</text:p>
          </table:table-cell>
          <table:table-cell office:value-type="float" office:value="1.3842967">
            <text:p>1.3842967</text:p>
          </table:table-cell>
          <table:table-cell/>
          <table:table-cell table:formula="of:=([.D158]-[.E158])-([.D157]-[.E157])" office:value-type="float" office:value="-0.00331059999999983">
            <text:p>-0.0033106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1.3599991">
            <text:p>1.3599991</text:p>
          </table:table-cell>
          <table:table-cell office:value-type="float" office:value="1.3576757">
            <text:p>1.3576757</text:p>
          </table:table-cell>
          <table:table-cell/>
          <table:table-cell table:formula="of:=([.D159]-[.E159])-([.D158]-[.E158])" office:value-type="float" office:value="0.036621">
            <text:p>0.036621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369999">
            <text:p>1.369999</text:p>
          </table:table-cell>
          <table:table-cell office:value-type="float" office:value="1.3976072">
            <text:p>1.3976072</text:p>
          </table:table-cell>
          <table:table-cell/>
          <table:table-cell table:formula="of:=([.D160]-[.E160])-([.D159]-[.E159])" office:value-type="float" office:value="-0.0299316000000001">
            <text:p>-0.0299316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379999">
            <text:p>1.379999</text:p>
          </table:table-cell>
          <table:table-cell office:value-type="float" office:value="1.3709861">
            <text:p>1.3709861</text:p>
          </table:table-cell>
          <table:table-cell/>
          <table:table-cell table:formula="of:=([.D161]-[.E161])-([.D160]-[.E160])" office:value-type="float" office:value="0.0366210999999998">
            <text:p>0.0366211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389999">
            <text:p>1.389999</text:p>
          </table:table-cell>
          <table:table-cell office:value-type="float" office:value="1.3842967">
            <text:p>1.3842967</text:p>
          </table:table-cell>
          <table:table-cell/>
          <table:table-cell table:formula="of:=([.D162]-[.E162])-([.D161]-[.E161])" office:value-type="float" office:value="-0.00331059999999983">
            <text:p>-0.0033106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399999">
            <text:p>1.399999</text:p>
          </table:table-cell>
          <table:table-cell office:value-type="float" office:value="1.3976072">
            <text:p>1.3976072</text:p>
          </table:table-cell>
          <table:table-cell/>
          <table:table-cell table:formula="of:=([.D163]-[.E163])-([.D162]-[.E162])" office:value-type="float" office:value="-0.00331049999999999">
            <text:p>-0.0033105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409999">
            <text:p>1.409999</text:p>
          </table:table-cell>
          <table:table-cell office:value-type="float" office:value="1.3976072">
            <text:p>1.3976072</text:p>
          </table:table-cell>
          <table:table-cell/>
          <table:table-cell table:formula="of:=([.D164]-[.E164])-([.D163]-[.E163])" office:value-type="float" office:value="0.01">
            <text:p>0.01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419999">
            <text:p>1.419999</text:p>
          </table:table-cell>
          <table:table-cell office:value-type="float" office:value="1.4242282">
            <text:p>1.4242282</text:p>
          </table:table-cell>
          <table:table-cell/>
          <table:table-cell table:formula="of:=([.D165]-[.E165])-([.D164]-[.E164])" office:value-type="float" office:value="-0.016621">
            <text:p>-0.016621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429999">
            <text:p>1.429999</text:p>
          </table:table-cell>
          <table:table-cell office:value-type="float" office:value="1.4242282">
            <text:p>1.4242282</text:p>
          </table:table-cell>
          <table:table-cell/>
          <table:table-cell table:formula="of:=([.D166]-[.E166])-([.D165]-[.E165])" office:value-type="float" office:value="0.01">
            <text:p>0.01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439999">
            <text:p>1.439999</text:p>
          </table:table-cell>
          <table:table-cell office:value-type="float" office:value="1.46416">
            <text:p>1.46416</text:p>
          </table:table-cell>
          <table:table-cell/>
          <table:table-cell table:formula="of:=([.D167]-[.E167])-([.D166]-[.E166])" office:value-type="float" office:value="-0.0299318000000002">
            <text:p>-0.0299318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449999">
            <text:p>1.449999</text:p>
          </table:table-cell>
          <table:table-cell office:value-type="float" office:value="1.4375389">
            <text:p>1.4375389</text:p>
          </table:table-cell>
          <table:table-cell/>
          <table:table-cell table:formula="of:=([.D168]-[.E168])-([.D167]-[.E167])" office:value-type="float" office:value="0.0366211000000003">
            <text:p>0.0366211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459999">
            <text:p>1.459999</text:p>
          </table:table-cell>
          <table:table-cell office:value-type="float" office:value="1.4508495">
            <text:p>1.4508495</text:p>
          </table:table-cell>
          <table:table-cell/>
          <table:table-cell table:formula="of:=([.D169]-[.E169])-([.D168]-[.E168])" office:value-type="float" office:value="-0.00331060000000005">
            <text:p>-0.0033106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469999">
            <text:p>1.469999</text:p>
          </table:table-cell>
          <table:table-cell office:value-type="float" office:value="1.4907811">
            <text:p>1.4907811</text:p>
          </table:table-cell>
          <table:table-cell/>
          <table:table-cell table:formula="of:=([.D170]-[.E170])-([.D169]-[.E169])" office:value-type="float" office:value="-0.0299316000000001">
            <text:p>-0.0299316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  <table:table-cell office:value-type="float" office:value="1.479999">
            <text:p>1.479999</text:p>
          </table:table-cell>
          <table:table-cell office:value-type="float" office:value="1.46416">
            <text:p>1.46416</text:p>
          </table:table-cell>
          <table:table-cell/>
          <table:table-cell table:formula="of:=([.D171]-[.E171])-([.D170]-[.E170])" office:value-type="float" office:value="0.0366210999999996">
            <text:p>0.0366211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4899989">
            <text:p>1.4899989</text:p>
          </table:table-cell>
          <table:table-cell office:value-type="float" office:value="1.46416">
            <text:p>1.46416</text:p>
          </table:table-cell>
          <table:table-cell/>
          <table:table-cell table:formula="of:=([.D172]-[.E172])-([.D171]-[.E171])" office:value-type="float" office:value="0.00999990000000017">
            <text:p>0.0099999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3">
            <text:p>0.3</text:p>
          </table:table-cell>
          <table:table-cell office:value-type="float" office:value="0.30015278">
            <text:p>0.30015278</text:p>
          </table:table-cell>
          <table:table-cell office:value-type="float" office:value="1.4999989">
            <text:p>1.4999989</text:p>
          </table:table-cell>
          <table:table-cell office:value-type="float" office:value="1.46416">
            <text:p>1.46416</text:p>
          </table:table-cell>
          <table:table-cell/>
          <table:table-cell table:formula="of:=([.D173]-[.E173])-([.D172]-[.E172])" office:value-type="float" office:value="0.01">
            <text:p>0.01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3">
            <text:p>0.3</text:p>
          </table:table-cell>
          <table:table-cell office:value-type="float" office:value="0.30015278">
            <text:p>0.30015278</text:p>
          </table:table-cell>
          <table:table-cell office:value-type="float" office:value="1.5099989">
            <text:p>1.5099989</text:p>
          </table:table-cell>
          <table:table-cell office:value-type="float" office:value="1.4907811">
            <text:p>1.4907811</text:p>
          </table:table-cell>
          <table:table-cell/>
          <table:table-cell table:formula="of:=([.D174]-[.E174])-([.D173]-[.E173])" office:value-type="float" office:value="-0.0166211000000001">
            <text:p>-0.0166211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5199989">
            <text:p>1.5199989</text:p>
          </table:table-cell>
          <table:table-cell office:value-type="float" office:value="1.4907811">
            <text:p>1.4907811</text:p>
          </table:table-cell>
          <table:table-cell/>
          <table:table-cell table:formula="of:=([.D175]-[.E175])-([.D174]-[.E174])" office:value-type="float" office:value="0.0100000000000002">
            <text:p>0.01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5299989">
            <text:p>1.5299989</text:p>
          </table:table-cell>
          <table:table-cell office:value-type="float" office:value="1.5040916">
            <text:p>1.5040916</text:p>
          </table:table-cell>
          <table:table-cell/>
          <table:table-cell table:formula="of:=([.D176]-[.E176])-([.D175]-[.E175])" office:value-type="float" office:value="-0.00331050000000022">
            <text:p>-0.0033105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3">
            <text:p>0.3</text:p>
          </table:table-cell>
          <table:table-cell office:value-type="float" office:value="0.3147944">
            <text:p>0.3147944</text:p>
          </table:table-cell>
          <table:table-cell office:value-type="float" office:value="1.5399989">
            <text:p>1.5399989</text:p>
          </table:table-cell>
          <table:table-cell office:value-type="float" office:value="1.5174022">
            <text:p>1.5174022</text:p>
          </table:table-cell>
          <table:table-cell/>
          <table:table-cell table:formula="of:=([.D177]-[.E177])-([.D176]-[.E176])" office:value-type="float" office:value="-0.00331059999999961">
            <text:p>-0.0033106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1.5499989">
            <text:p>1.5499989</text:p>
          </table:table-cell>
          <table:table-cell office:value-type="float" office:value="1.5440233">
            <text:p>1.5440233</text:p>
          </table:table-cell>
          <table:table-cell/>
          <table:table-cell table:formula="of:=([.D178]-[.E178])-([.D177]-[.E177])" office:value-type="float" office:value="-0.0166211000000005">
            <text:p>-0.016621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3">
            <text:p>0.3</text:p>
          </table:table-cell>
          <table:table-cell office:value-type="float" office:value="0.3147944">
            <text:p>0.3147944</text:p>
          </table:table-cell>
          <table:table-cell office:value-type="float" office:value="1.5599989">
            <text:p>1.5599989</text:p>
          </table:table-cell>
          <table:table-cell office:value-type="float" office:value="1.557334">
            <text:p>1.557334</text:p>
          </table:table-cell>
          <table:table-cell/>
          <table:table-cell table:formula="of:=([.D179]-[.E179])-([.D178]-[.E178])" office:value-type="float" office:value="-0.00331069999999967">
            <text:p>-0.0033107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5699989">
            <text:p>1.5699989</text:p>
          </table:table-cell>
          <table:table-cell office:value-type="float" office:value="1.5440233">
            <text:p>1.5440233</text:p>
          </table:table-cell>
          <table:table-cell/>
          <table:table-cell table:formula="of:=([.D180]-[.E180])-([.D179]-[.E179])" office:value-type="float" office:value="0.0233106999999997">
            <text:p>0.023310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5799989">
            <text:p>1.5799989</text:p>
          </table:table-cell>
          <table:table-cell office:value-type="float" office:value="1.557334">
            <text:p>1.557334</text:p>
          </table:table-cell>
          <table:table-cell/>
          <table:table-cell table:formula="of:=([.D181]-[.E181])-([.D180]-[.E180])" office:value-type="float" office:value="-0.00331069999999967">
            <text:p>-0.0033107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5899988">
            <text:p>1.5899988</text:p>
          </table:table-cell>
          <table:table-cell office:value-type="float" office:value="1.5440233">
            <text:p>1.5440233</text:p>
          </table:table-cell>
          <table:table-cell/>
          <table:table-cell table:formula="of:=([.D182]-[.E182])-([.D181]-[.E181])" office:value-type="float" office:value="0.0233105999999998">
            <text:p>0.0233106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5999988">
            <text:p>1.5999988</text:p>
          </table:table-cell>
          <table:table-cell office:value-type="float" office:value="1.5839549">
            <text:p>1.5839549</text:p>
          </table:table-cell>
          <table:table-cell/>
          <table:table-cell table:formula="of:=([.D183]-[.E183])-([.D182]-[.E182])" office:value-type="float" office:value="-0.0299316000000001">
            <text:p>-0.0299316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84]-[.E184])-([.D183]-[.E183])" office:value-type="float" office:value="-0.0399303999999998">
            <text:p>-0.0399304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3">
            <text:p>0.3</text:p>
          </table:table-cell>
          <table:table-cell office:value-type="float" office:value="0.3147944">
            <text:p>0.314794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185]-[.E185])-([.D184]-[.E184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86]-[.E186])-([.D185]-[.E185])" office:value-type="float" office:value="0.0266211000000001">
            <text:p>0.0266211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187]-[.E187])-([.D186]-[.E186])" office:value-type="float" office:value="0.0266211000000001">
            <text:p>0.0266211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188]-[.E188])-([.D187]-[.E187])" office:value-type="float" office:value="0.0133105">
            <text:p>0.0133105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189]-[.E189])-([.D188]-[.E188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190]-[.E190])-([.D189]-[.E189])" office:value-type="float" office:value="0.053242">
            <text:p>0.053242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191]-[.E191])-([.D190]-[.E190])" office:value-type="float" office:value="-0.0399314">
            <text:p>-0.0399314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192]-[.E192])-([.D191]-[.E191])" office:value-type="float" office:value="-0.0532422000000001">
            <text:p>-0.0532422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7037498">
            <text:p>1.7037498</text:p>
          </table:table-cell>
          <table:table-cell/>
          <table:table-cell table:formula="of:=([.D193]-[.E193])-([.D192]-[.E192])" office:value-type="float" office:value="-0.0532421999999999">
            <text:p>-0.0532422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194]-[.E194])-([.D193]-[.E193])" office:value-type="float" office:value="0.0399315999999998">
            <text:p>0.0399316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95]-[.E195])-([.D194]-[.E194])" office:value-type="float" office:value="0.0399317000000001">
            <text:p>0.0399317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196]-[.E196])-([.D195]-[.E195])" office:value-type="float" office:value="-0.0399317000000001">
            <text:p>-0.0399317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197]-[.E197])-([.D196]-[.E196])" office:value-type="float" office:value="-0.0133104999999998">
            <text:p>-0.0133105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198]-[.E198])-([.D197]-[.E197])" office:value-type="float" office:value="0">
            <text:p>0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199]-[.E199])-([.D198]-[.E198])" office:value-type="float" office:value="0.0532421999999999">
            <text:p>0.0532422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00]-[.E200])-([.D199]-[.E199])" office:value-type="float" office:value="0.0266211000000001">
            <text:p>0.026621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3">
            <text:p>0.3</text:p>
          </table:table-cell>
          <table:table-cell office:value-type="float" office:value="0.31662464">
            <text:p>0.3166246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01]-[.E201])-([.D200]-[.E200])" office:value-type="float" office:value="-0.0532422000000001">
            <text:p>-0.0532422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202]-[.E202])-([.D201]-[.E201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03]-[.E203])-([.D202]-[.E202])" office:value-type="float" office:value="0.0532423">
            <text:p>0.0532423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04]-[.E204])-([.D203]-[.E203])" office:value-type="float" office:value="0">
            <text:p>0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05]-[.E205])-([.D204]-[.E204])" office:value-type="float" office:value="-0.0399318">
            <text:p>-0.0399318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06]-[.E206])-([.D205]-[.E205])" office:value-type="float" office:value="0.0532421999999999">
            <text:p>0.0532422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07]-[.E207])-([.D206]-[.E206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3">
            <text:p>0.3</text:p>
          </table:table-cell>
          <table:table-cell office:value-type="float" office:value="0.3221152">
            <text:p>0.322115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08]-[.E208])-([.D207]-[.E207])" office:value-type="float" office:value="0.0133107000000001">
            <text:p>0.0133107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09]-[.E209])-([.D208]-[.E208])" office:value-type="float" office:value="0.0266208999999999">
            <text:p>0.0266209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10]-[.E210])-([.D209]-[.E209])" office:value-type="float" office:value="0.0133106000000001">
            <text:p>0.0133106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11]-[.E211])-([.D210]-[.E210])" office:value-type="float" office:value="-0.0399315">
            <text:p>-0.0399315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12]-[.E212])-([.D211]-[.E211])" office:value-type="float" office:value="0">
            <text:p>0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13]-[.E213])-([.D212]-[.E212])" office:value-type="float" office:value="0.0399315">
            <text:p>0.0399315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14]-[.E214])-([.D213]-[.E213])" office:value-type="float" office:value="0.0532420999999999">
            <text:p>0.0532421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15]-[.E215])-([.D214]-[.E214])" office:value-type="float" office:value="-0.0532420999999999">
            <text:p>-0.0532421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16]-[.E216])-([.D215]-[.E215])" office:value-type="float" office:value="0.0266208999999999">
            <text:p>0.0266209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17]-[.E217])-([.D216]-[.E216])" office:value-type="float" office:value="0">
            <text:p>0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18]-[.E218])-([.D217]-[.E217])" office:value-type="float" office:value="0.0133105">
            <text:p>0.0133105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19]-[.E219])-([.D218]-[.E218])" office:value-type="float" office:value="-0.0133105">
            <text:p>-0.0133105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20]-[.E220])-([.D219]-[.E219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1]-[.E221])-([.D220]-[.E220])" office:value-type="float" office:value="0.0133105">
            <text:p>0.0133105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222]-[.E222])-([.D221]-[.E221])" office:value-type="float" office:value="0.0532423">
            <text:p>0.0532423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23]-[.E223])-([.D222]-[.E222])" office:value-type="float" office:value="-0.0133107000000001">
            <text:p>-0.0133107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4]-[.E224])-([.D223]-[.E223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25]-[.E225])-([.D224]-[.E224])" office:value-type="float" office:value="0.0266208999999999">
            <text:p>0.0266209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6]-[.E226])-([.D225]-[.E225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7]-[.E227])-([.D226]-[.E226])" office:value-type="float" office:value="0">
            <text:p>0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28]-[.E228])-([.D227]-[.E227])" office:value-type="float" office:value="0">
            <text:p>0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29]-[.E229])-([.D228]-[.E228])" office:value-type="float" office:value="0.0266208999999999">
            <text:p>0.0266209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30]-[.E230])-([.D229]-[.E229])" office:value-type="float" office:value="0.0133106999999999">
            <text:p>0.0133107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31]-[.E231])-([.D230]-[.E230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32]-[.E232])-([.D231]-[.E231])" office:value-type="float" office:value="0">
            <text:p>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33]-[.E233])-([.D232]-[.E232])" office:value-type="float" office:value="0.0133106999999999">
            <text:p>0.0133107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34]-[.E234])-([.D233]-[.E233])" office:value-type="float" office:value="-0.0399315999999998">
            <text:p>-0.0399316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35]-[.E235])-([.D234]-[.E234])" office:value-type="float" office:value="0.0133103999999999">
            <text:p>0.0133104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36]-[.E236])-([.D235]-[.E235])" office:value-type="float" office:value="0">
            <text:p>0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237]-[.E237])-([.D236]-[.E236])" office:value-type="float" office:value="0.0399319">
            <text:p>0.0399319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38]-[.E238])-([.D237]-[.E237])" office:value-type="float" office:value="-0.0266214">
            <text:p>-0.0266214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39]-[.E239])-([.D238]-[.E238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40]-[.E240])-([.D239]-[.E239])" office:value-type="float" office:value="0.0266208999999999">
            <text:p>0.0266209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41]-[.E241])-([.D240]-[.E240])" office:value-type="float" office:value="-0.0399314">
            <text:p>-0.0399314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42]-[.E242])-([.D241]-[.E241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43]-[.E243])-([.D242]-[.E242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44]-[.E244])-([.D243]-[.E243])" office:value-type="float" office:value="0.053242">
            <text:p>0.053242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245]-[.E245])-([.D244]-[.E244])" office:value-type="float" office:value="0.0266208999999999">
            <text:p>0.0266209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46]-[.E246])-([.D245]-[.E245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47]-[.E247])-([.D246]-[.E246])" office:value-type="float" office:value="0.0133103999999999">
            <text:p>0.0133104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48]-[.E248])-([.D247]-[.E247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49]-[.E249])-([.D248]-[.E248])" office:value-type="float" office:value="-0.053242">
            <text:p>-0.053242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50]-[.E250])-([.D249]-[.E249])" office:value-type="float" office:value="-0.0399318">
            <text:p>-0.0399318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1]-[.E251])-([.D250]-[.E250])" office:value-type="float" office:value="0.0133104999999998">
            <text:p>0.0133105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2]-[.E252])-([.D251]-[.E251])" office:value-type="float" office:value="0">
            <text:p>0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7303709">
            <text:p>1.7303709</text:p>
          </table:table-cell>
          <table:table-cell/>
          <table:table-cell table:formula="of:=([.D253]-[.E253])-([.D252]-[.E252])" office:value-type="float" office:value="-0.0665526999999999">
            <text:p>-0.0665527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254]-[.E254])-([.D253]-[.E253])" office:value-type="float" office:value="0.0399317000000001">
            <text:p>0.0399317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5]-[.E255])-([.D254]-[.E254])" office:value-type="float" office:value="0.0266209999999998">
            <text:p>0.026621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56]-[.E256])-([.D255]-[.E255])" office:value-type="float" office:value="0.0133106000000001">
            <text:p>0.0133106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57]-[.E257])-([.D256]-[.E256])" office:value-type="float" office:value="-0.0266210999999998">
            <text:p>-0.0266211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258]-[.E258])-([.D257]-[.E257])" office:value-type="float" office:value="0.0133104999999998">
            <text:p>0.0133105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59]-[.E259])-([.D258]-[.E258])" office:value-type="float" office:value="0.0532422000000001">
            <text:p>0.0532422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60]-[.E260])-([.D259]-[.E259])"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61]-[.E261])-([.D260]-[.E260])" office:value-type="float" office:value="-0.0399316000000001">
            <text:p>-0.0399316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62]-[.E262])-([.D261]-[.E261])" office:value-type="float" office:value="0">
            <text:p>0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63]-[.E263])-([.D262]-[.E262])" office:value-type="float" office:value="0.0133107000000001">
            <text:p>0.0133107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64]-[.E264])-([.D263]-[.E263])" office:value-type="float" office:value="0.0266208999999999">
            <text:p>0.0266209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65]-[.E265])-([.D264]-[.E264])" office:value-type="float" office:value="0.0133106000000001">
            <text:p>0.0133106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66]-[.E266])-([.D265]-[.E265])" office:value-type="float" office:value="-0.0399315">
            <text:p>-0.0399315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267]-[.E267])-([.D266]-[.E266])" office:value-type="float" office:value="-0.0399318">
            <text:p>-0.0399318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68]-[.E268])-([.D267]-[.E267])" office:value-type="float" office:value="0.0266210999999998">
            <text:p>0.0266211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69]-[.E269])-([.D268]-[.E268])" office:value-type="float" office:value="0.0266211000000001">
            <text:p>0.0266211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70]-[.E270])-([.D269]-[.E269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6505076">
            <text:p>1.6505076</text:p>
          </table:table-cell>
          <table:table-cell/>
          <table:table-cell table:formula="of:=([.D271]-[.E271])-([.D270]-[.E270])" office:value-type="float" office:value="0">
            <text:p>0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72]-[.E272])-([.D271]-[.E271])" office:value-type="float" office:value="0.0399316000000001">
            <text:p>0.0399316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73]-[.E273])-([.D272]-[.E272])" office:value-type="float" office:value="-0.0133105">
            <text:p>-0.0133105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74]-[.E274])-([.D273]-[.E273])" office:value-type="float" office:value="0.0399316000000001">
            <text:p>0.0399316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75]-[.E275])-([.D274]-[.E274])" office:value-type="float" office:value="0.0133103999999999">
            <text:p>0.0133104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76]-[.E276])-([.D275]-[.E275])" office:value-type="float" office:value="0">
            <text:p>0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77]-[.E277])-([.D276]-[.E276])" office:value-type="float" office:value="-0.0133103999999999">
            <text:p>-0.0133104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78]-[.E278])-([.D277]-[.E277])" office:value-type="float" office:value="0.0133103999999999">
            <text:p>0.0133104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79]-[.E279])-([.D278]-[.E278])" office:value-type="float" office:value="0.0266211999999999">
            <text:p>0.0266212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280]-[.E280])-([.D279]-[.E279])" office:value-type="float" office:value="0.0133107000000001">
            <text:p>0.0133107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1]-[.E281])-([.D280]-[.E280])" office:value-type="float" office:value="-0.0665528">
            <text:p>-0.0665528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82]-[.E282])-([.D281]-[.E281])" office:value-type="float" office:value="-0.0399315">
            <text:p>-0.0399315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83]-[.E283])-([.D282]-[.E282])" office:value-type="float" office:value="0.0133103999999999">
            <text:p>0.0133104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84]-[.E284])-([.D283]-[.E283])" office:value-type="float" office:value="0.0133105">
            <text:p>0.0133105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85]-[.E285])-([.D284]-[.E284])" office:value-type="float" office:value="0">
            <text:p>0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6]-[.E286])-([.D285]-[.E285])" office:value-type="float" office:value="0.0133106000000001">
            <text:p>0.0133106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7]-[.E287])-([.D286]-[.E286])" office:value-type="float" office:value="0">
            <text:p>0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88]-[.E288])-([.D287]-[.E287])" office:value-type="float" office:value="0">
            <text:p>0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289]-[.E289])-([.D288]-[.E288])" office:value-type="float" office:value="0.0133105">
            <text:p>0.0133105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0]-[.E290])-([.D289]-[.E289])" office:value-type="float" office:value="-0.0133105">
            <text:p>-0.0133105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91]-[.E291])-([.D290]-[.E290])" office:value-type="float" office:value="0.0266208999999999">
            <text:p>0.0266209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292]-[.E292])-([.D291]-[.E291])" office:value-type="float" office:value="-0.0665524">
            <text:p>-0.0665524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93]-[.E293])-([.D292]-[.E292])" office:value-type="float" office:value="0.0266208999999999">
            <text:p>0.0266209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3">
            <text:p>0.3</text:p>
          </table:table-cell>
          <table:table-cell office:value-type="float" office:value="0.28002062">
            <text:p>0.2800206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294]-[.E294])-([.D293]-[.E293])" office:value-type="float" office:value="0.0399315">
            <text:p>0.0399315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295]-[.E295])-([.D294]-[.E294])" office:value-type="float" office:value="0.0266211999999999">
            <text:p>0.0266212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6]-[.E296])-([.D295]-[.E295])" office:value-type="float" office:value="-0.0532420999999999">
            <text:p>-0.0532421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297]-[.E297])-([.D296]-[.E296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298]-[.E298])-([.D297]-[.E297])" office:value-type="float" office:value="0.0133105">
            <text:p>0.0133105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299]-[.E299])-([.D298]-[.E298])" office:value-type="float" office:value="0.0133106000000001">
            <text:p>0.0133106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00]-[.E300])-([.D299]-[.E299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6771287">
            <text:p>1.6771287</text:p>
          </table:table-cell>
          <table:table-cell/>
          <table:table-cell table:formula="of:=([.D301]-[.E301])-([.D300]-[.E300])" office:value-type="float" office:value="-0.0532421999999999">
            <text:p>-0.0532422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302]-[.E302])-([.D301]-[.E301])" office:value-type="float" office:value="-0.0133105">
            <text:p>-0.0133105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303]-[.E303])-([.D302]-[.E302])" office:value-type="float" office:value="0">
            <text:p>0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6904392">
            <text:p>1.6904392</text:p>
          </table:table-cell>
          <table:table-cell/>
          <table:table-cell table:formula="of:=([.D304]-[.E304])-([.D303]-[.E303])" office:value-type="float" office:value="0">
            <text:p>0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05]-[.E305])-([.D304]-[.E304])" office:value-type="float" office:value="0.0798631999999999">
            <text:p>0.0798632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06]-[.E306])-([.D305]-[.E305])" office:value-type="float" office:value="0.053242">
            <text:p>0.053242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07]-[.E307])-([.D306]-[.E306])" office:value-type="float" office:value="-0.0665525">
            <text:p>-0.0665525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08]-[.E308])-([.D307]-[.E307])" office:value-type="float" office:value="0.0133105">
            <text:p>0.0133105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09]-[.E309])-([.D308]-[.E308])" office:value-type="float" office:value="0.0399315">
            <text:p>0.0399315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10]-[.E310])-([.D309]-[.E309])" office:value-type="float" office:value="0">
            <text:p>0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311]-[.E311])-([.D310]-[.E310])" office:value-type="float" office:value="-0.0931737000000001">
            <text:p>-0.0931737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312]-[.E312])-([.D311]-[.E311])" office:value-type="float" office:value="0">
            <text:p>0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13]-[.E313])-([.D312]-[.E312])" office:value-type="float" office:value="0.0665528000000002">
            <text:p>0.0665528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14]-[.E314])-([.D313]-[.E313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6371969">
            <text:p>1.6371969</text:p>
          </table:table-cell>
          <table:table-cell/>
          <table:table-cell table:formula="of:=([.D315]-[.E315])-([.D314]-[.E314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6638182">
            <text:p>1.6638182</text:p>
          </table:table-cell>
          <table:table-cell/>
          <table:table-cell table:formula="of:=([.D316]-[.E316])-([.D315]-[.E315])" office:value-type="float" office:value="-0.0266213000000002">
            <text:p>-0.0266213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17]-[.E317])-([.D316]-[.E316])" office:value-type="float" office:value="0.0532422000000001">
            <text:p>0.0532422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18]-[.E318])-([.D317]-[.E317])" office:value-type="float" office:value="0.0133106000000001">
            <text:p>0.0133106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3">
            <text:p>0.3</text:p>
          </table:table-cell>
          <table:table-cell office:value-type="float" office:value="0.2763602">
            <text:p>0.2763602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19]-[.E319])-([.D318]-[.E318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0.3">
            <text:p>0.3</text:p>
          </table:table-cell>
          <table:table-cell office:value-type="float" office:value="0.28002062">
            <text:p>0.2800206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20]-[.E320])-([.D319]-[.E319])" office:value-type="float" office:value="-0.0133105">
            <text:p>-0.0133105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21]-[.E321])-([.D320]-[.E320])" office:value-type="float" office:value="0.0266211000000001">
            <text:p>0.026621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  <table:table-cell office:value-type="float" office:value="1.6">
            <text:p>1.6</text:p>
          </table:table-cell>
          <table:table-cell office:value-type="float" office:value="1.6238865">
            <text:p>1.6238865</text:p>
          </table:table-cell>
          <table:table-cell/>
          <table:table-cell table:formula="of:=([.D322]-[.E322])-([.D321]-[.E321])" office:value-type="float" office:value="-0.0266211000000001">
            <text:p>-0.0266211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3">
            <text:p>0.3</text:p>
          </table:table-cell>
          <table:table-cell office:value-type="float" office:value="0.283681">
            <text:p>0.283681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23]-[.E323])-([.D322]-[.E322])" office:value-type="float" office:value="0.0266211000000001">
            <text:p>0.0266211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24]-[.E324])-([.D323]-[.E323])" office:value-type="float" office:value="0.0133105">
            <text:p>0.0133105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25]-[.E325])-([.D324]-[.E324])" office:value-type="float" office:value="0">
            <text:p>0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26]-[.E326])-([.D325]-[.E325])" office:value-type="float" office:value="-0.0133105">
            <text:p>-0.0133105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3">
            <text:p>0.3</text:p>
          </table:table-cell>
          <table:table-cell office:value-type="float" office:value="0.27269983">
            <text:p>0.27269983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27]-[.E327])-([.D326]-[.E326])" office:value-type="float" office:value="0.0266208999999999">
            <text:p>0.0266209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0.3">
            <text:p>0.3</text:p>
          </table:table-cell>
          <table:table-cell office:value-type="float" office:value="0.2672092">
            <text:p>0.267209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28]-[.E328])-([.D327]-[.E327])" office:value-type="float" office:value="0.0133105">
            <text:p>0.0133105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29]-[.E329])-([.D328]-[.E328])" office:value-type="float" office:value="0">
            <text:p>0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30]-[.E330])-([.D329]-[.E329])" office:value-type="float" office:value="0">
            <text:p>0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31]-[.E331])-([.D330]-[.E330])" office:value-type="float" office:value="-0.0399314">
            <text:p>-0.0399314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32]-[.E332])-([.D331]-[.E331])" office:value-type="float" office:value="0.0399314">
            <text:p>0.0399314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333]-[.E333])-([.D332]-[.E332])" office:value-type="float" office:value="0.0532424">
            <text:p>0.0532424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34]-[.E334])-([.D333]-[.E333])" office:value-type="float" office:value="-0.0798633">
            <text:p>-0.0798633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35]-[.E335])-([.D334]-[.E334])" office:value-type="float" office:value="0.0399315999999998">
            <text:p>0.0399316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36]-[.E336])-([.D335]-[.E335])" office:value-type="float" office:value="-0.0133106999999999">
            <text:p>-0.0133107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040916">
            <text:p>1.5040916</text:p>
          </table:table-cell>
          <table:table-cell/>
          <table:table-cell table:formula="of:=([.D337]-[.E337])-([.D336]-[.E336])" office:value-type="float" office:value="0.0532424">
            <text:p>0.0532424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338]-[.E338])-([.D337]-[.E337])" office:value-type="float" office:value="-0.0133105999999998">
            <text:p>-0.0133106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39]-[.E339])-([.D338]-[.E338])" office:value-type="float" office:value="-0.0266211000000003">
            <text:p>-0.0266211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40]-[.E340])-([.D339]-[.E339])" office:value-type="float" office:value="-0.0266211999999999">
            <text:p>-0.0266212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41]-[.E341])-([.D340]-[.E340])" office:value-type="float" office:value="0.0133105">
            <text:p>0.0133105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1.6">
            <text:p>1.6</text:p>
          </table:table-cell>
          <table:table-cell office:value-type="float" office:value="1.4907811">
            <text:p>1.4907811</text:p>
          </table:table-cell>
          <table:table-cell/>
          <table:table-cell table:formula="of:=([.D342]-[.E342])-([.D341]-[.E341])" office:value-type="float" office:value="0.0665529">
            <text:p>0.0665529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1.6">
            <text:p>1.6</text:p>
          </table:table-cell>
          <table:table-cell office:value-type="float" office:value="1.5174022">
            <text:p>1.5174022</text:p>
          </table:table-cell>
          <table:table-cell/>
          <table:table-cell table:formula="of:=([.D343]-[.E343])-([.D342]-[.E342])" office:value-type="float" office:value="-0.0266210999999998">
            <text:p>-0.0266211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1.6">
            <text:p>1.6</text:p>
          </table:table-cell>
          <table:table-cell office:value-type="float" office:value="1.5839549">
            <text:p>1.5839549</text:p>
          </table:table-cell>
          <table:table-cell/>
          <table:table-cell table:formula="of:=([.D344]-[.E344])-([.D343]-[.E343])" office:value-type="float" office:value="-0.0665527000000001">
            <text:p>-0.0665527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440233">
            <text:p>1.5440233</text:p>
          </table:table-cell>
          <table:table-cell/>
          <table:table-cell table:formula="of:=([.D345]-[.E345])-([.D344]-[.E344])" office:value-type="float" office:value="0.0399315999999998">
            <text:p>0.0399316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346]-[.E346])-([.D345]-[.E345])" office:value-type="float" office:value="0.0133107000000001">
            <text:p>0.0133107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1.6">
            <text:p>1.6</text:p>
          </table:table-cell>
          <table:table-cell office:value-type="float" office:value="1.5706445">
            <text:p>1.5706445</text:p>
          </table:table-cell>
          <table:table-cell/>
          <table:table-cell table:formula="of:=([.D347]-[.E347])-([.D346]-[.E346])" office:value-type="float" office:value="-0.0399319">
            <text:p>-0.0399319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1.6">
            <text:p>1.6</text:p>
          </table:table-cell>
          <table:table-cell office:value-type="float" office:value="1.5972654">
            <text:p>1.5972654</text:p>
          </table:table-cell>
          <table:table-cell/>
          <table:table-cell table:formula="of:=([.D348]-[.E348])-([.D347]-[.E347])" office:value-type="float" office:value="-0.0266208999999999">
            <text:p>-0.0266209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1.6">
            <text:p>1.6</text:p>
          </table:table-cell>
          <table:table-cell office:value-type="float" office:value="1.610576">
            <text:p>1.610576</text:p>
          </table:table-cell>
          <table:table-cell/>
          <table:table-cell table:formula="of:=([.D349]-[.E349])-([.D348]-[.E348])" office:value-type="float" office:value="-0.0133106000000001">
            <text:p>-0.0133106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1.6">
            <text:p>1.6</text:p>
          </table:table-cell>
          <table:table-cell office:value-type="float" office:value="1.557334">
            <text:p>1.557334</text:p>
          </table:table-cell>
          <table:table-cell/>
          <table:table-cell table:formula="of:=([.D350]-[.E350])-([.D349]-[.E349])" office:value-type="float" office:value="0.053242">
            <text:p>0.053242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351]-[.E351])-([.D350]-[.E350])" office:value-type="float" office:value="0.0266214">
            <text:p>0.0266214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1.6">
            <text:p>1.6</text:p>
          </table:table-cell>
          <table:table-cell office:value-type="float" office:value="1.5307126">
            <text:p>1.5307126</text:p>
          </table:table-cell>
          <table:table-cell/>
          <table:table-cell table:formula="of:=([.D352]-[.E352])-([.D351]-[.E351])" office:value-type="float" office:value="0">
            <text:p>0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1.59">
            <text:p>1.59</text:p>
          </table:table-cell>
          <table:table-cell office:value-type="float" office:value="1.5706445">
            <text:p>1.5706445</text:p>
          </table:table-cell>
          <table:table-cell/>
          <table:table-cell table:formula="of:=([.D353]-[.E353])-([.D352]-[.E352])" office:value-type="float" office:value="-0.0499319000000003">
            <text:p>-0.0499319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0.2975">
            <text:p>0.2975</text:p>
          </table:table-cell>
          <table:table-cell office:value-type="float" office:value="0.3001528">
            <text:p>0.3001528</text:p>
          </table:table-cell>
          <table:table-cell office:value-type="float" office:value="1.58">
            <text:p>1.58</text:p>
          </table:table-cell>
          <table:table-cell office:value-type="float" office:value="1.5706445">
            <text:p>1.5706445</text:p>
          </table:table-cell>
          <table:table-cell/>
          <table:table-cell table:formula="of:=([.D354]-[.E354])-([.D353]-[.E353])" office:value-type="float" office:value="-0.00999999999999979">
            <text:p>-0.01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29500002">
            <text:p>0.29500002</text:p>
          </table:table-cell>
          <table:table-cell office:value-type="float" office:value="0.30381322">
            <text:p>0.30381322</text:p>
          </table:table-cell>
          <table:table-cell office:value-type="float" office:value="1.57">
            <text:p>1.57</text:p>
          </table:table-cell>
          <table:table-cell office:value-type="float" office:value="1.5706445">
            <text:p>1.5706445</text:p>
          </table:table-cell>
          <table:table-cell/>
          <table:table-cell table:formula="of:=([.D355]-[.E355])-([.D354]-[.E354])" office:value-type="float" office:value="-0.01">
            <text:p>-0.01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0.29250002">
            <text:p>0.29250002</text:p>
          </table:table-cell>
          <table:table-cell office:value-type="float" office:value="0.3129642">
            <text:p>0.3129642</text:p>
          </table:table-cell>
          <table:table-cell office:value-type="float" office:value="1.5600001">
            <text:p>1.5600001</text:p>
          </table:table-cell>
          <table:table-cell office:value-type="float" office:value="1.5972654">
            <text:p>1.5972654</text:p>
          </table:table-cell>
          <table:table-cell/>
          <table:table-cell table:formula="of:=([.D356]-[.E356])-([.D355]-[.E355])" office:value-type="float" office:value="-0.0366208000000001">
            <text:p>-0.0366208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29000002">
            <text:p>0.29000002</text:p>
          </table:table-cell>
          <table:table-cell office:value-type="float" office:value="0.30381322">
            <text:p>0.30381322</text:p>
          </table:table-cell>
          <table:table-cell office:value-type="float" office:value="1.5500001">
            <text:p>1.5500001</text:p>
          </table:table-cell>
          <table:table-cell office:value-type="float" office:value="1.6371969">
            <text:p>1.6371969</text:p>
          </table:table-cell>
          <table:table-cell/>
          <table:table-cell table:formula="of:=([.D357]-[.E357])-([.D356]-[.E356])" office:value-type="float" office:value="-0.0499314999999998">
            <text:p>-0.0499315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0.28750002">
            <text:p>0.28750002</text:p>
          </table:table-cell>
          <table:table-cell office:value-type="float" office:value="0.30381322">
            <text:p>0.30381322</text:p>
          </table:table-cell>
          <table:table-cell office:value-type="float" office:value="1.5400001">
            <text:p>1.5400001</text:p>
          </table:table-cell>
          <table:table-cell office:value-type="float" office:value="1.5972654">
            <text:p>1.5972654</text:p>
          </table:table-cell>
          <table:table-cell/>
          <table:table-cell table:formula="of:=([.D358]-[.E358])-([.D357]-[.E357])" office:value-type="float" office:value="0.0299314999999998">
            <text:p>0.0299315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28500003">
            <text:p>0.28500003</text:p>
          </table:table-cell>
          <table:table-cell office:value-type="float" office:value="0.30381322">
            <text:p>0.30381322</text:p>
          </table:table-cell>
          <table:table-cell office:value-type="float" office:value="1.5300001">
            <text:p>1.5300001</text:p>
          </table:table-cell>
          <table:table-cell office:value-type="float" office:value="1.5706445">
            <text:p>1.5706445</text:p>
          </table:table-cell>
          <table:table-cell/>
          <table:table-cell table:formula="of:=([.D359]-[.E359])-([.D358]-[.E358])" office:value-type="float" office:value="0.0166209000000002">
            <text:p>0.0166209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0.28250003">
            <text:p>0.28250003</text:p>
          </table:table-cell>
          <table:table-cell office:value-type="float" office:value="0.30747363">
            <text:p>0.30747363</text:p>
          </table:table-cell>
          <table:table-cell office:value-type="float" office:value="1.5200001">
            <text:p>1.5200001</text:p>
          </table:table-cell>
          <table:table-cell office:value-type="float" office:value="1.5839549">
            <text:p>1.5839549</text:p>
          </table:table-cell>
          <table:table-cell/>
          <table:table-cell table:formula="of:=([.D360]-[.E360])-([.D359]-[.E359])" office:value-type="float" office:value="-0.0233104000000002">
            <text:p>-0.0233104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28000003">
            <text:p>0.28000003</text:p>
          </table:table-cell>
          <table:table-cell office:value-type="float" office:value="0.30747363">
            <text:p>0.30747363</text:p>
          </table:table-cell>
          <table:table-cell office:value-type="float" office:value="1.5100001">
            <text:p>1.5100001</text:p>
          </table:table-cell>
          <table:table-cell office:value-type="float" office:value="1.6371969">
            <text:p>1.6371969</text:p>
          </table:table-cell>
          <table:table-cell/>
          <table:table-cell table:formula="of:=([.D361]-[.E361])-([.D360]-[.E360])" office:value-type="float" office:value="-0.0632419999999998">
            <text:p>-0.063242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0.27750003">
            <text:p>0.27750003</text:p>
          </table:table-cell>
          <table:table-cell office:value-type="float" office:value="0.31479442">
            <text:p>0.31479442</text:p>
          </table:table-cell>
          <table:table-cell office:value-type="float" office:value="1.5000001">
            <text:p>1.5000001</text:p>
          </table:table-cell>
          <table:table-cell office:value-type="float" office:value="1.6371969">
            <text:p>1.6371969</text:p>
          </table:table-cell>
          <table:table-cell/>
          <table:table-cell table:formula="of:=([.D362]-[.E362])-([.D361]-[.E361])" office:value-type="float" office:value="-0.0100000000000002">
            <text:p>-0.01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27500004">
            <text:p>0.27500004</text:p>
          </table:table-cell>
          <table:table-cell office:value-type="float" office:value="0.311134">
            <text:p>0.311134</text:p>
          </table:table-cell>
          <table:table-cell office:value-type="float" office:value="1.4900001">
            <text:p>1.4900001</text:p>
          </table:table-cell>
          <table:table-cell office:value-type="float" office:value="1.6238865">
            <text:p>1.6238865</text:p>
          </table:table-cell>
          <table:table-cell/>
          <table:table-cell table:formula="of:=([.D363]-[.E363])-([.D362]-[.E362])" office:value-type="float" office:value="0.00331040000000016">
            <text:p>0.0033104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0.27250004">
            <text:p>0.27250004</text:p>
          </table:table-cell>
          <table:table-cell office:value-type="float" office:value="0.30381322">
            <text:p>0.30381322</text:p>
          </table:table-cell>
          <table:table-cell office:value-type="float" office:value="1.4800001">
            <text:p>1.4800001</text:p>
          </table:table-cell>
          <table:table-cell office:value-type="float" office:value="1.610576">
            <text:p>1.610576</text:p>
          </table:table-cell>
          <table:table-cell/>
          <table:table-cell table:formula="of:=([.D364]-[.E364])-([.D363]-[.E363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27000004">
            <text:p>0.27000004</text:p>
          </table:table-cell>
          <table:table-cell office:value-type="float" office:value="0.3001528">
            <text:p>0.3001528</text:p>
          </table:table-cell>
          <table:table-cell office:value-type="float" office:value="1.4700001">
            <text:p>1.4700001</text:p>
          </table:table-cell>
          <table:table-cell office:value-type="float" office:value="1.6371969">
            <text:p>1.6371969</text:p>
          </table:table-cell>
          <table:table-cell/>
          <table:table-cell table:formula="of:=([.D365]-[.E365])-([.D364]-[.E364])" office:value-type="float" office:value="-0.0366209">
            <text:p>-0.0366209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0.26750004">
            <text:p>0.26750004</text:p>
          </table:table-cell>
          <table:table-cell office:value-type="float" office:value="0.29649243">
            <text:p>0.29649243</text:p>
          </table:table-cell>
          <table:table-cell office:value-type="float" office:value="1.4600002">
            <text:p>1.4600002</text:p>
          </table:table-cell>
          <table:table-cell office:value-type="float" office:value="1.6238865">
            <text:p>1.6238865</text:p>
          </table:table-cell>
          <table:table-cell/>
          <table:table-cell table:formula="of:=([.D366]-[.E366])-([.D365]-[.E365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26500005">
            <text:p>0.26500005</text:p>
          </table:table-cell>
          <table:table-cell office:value-type="float" office:value="0.30198303">
            <text:p>0.30198303</text:p>
          </table:table-cell>
          <table:table-cell office:value-type="float" office:value="1.4500002">
            <text:p>1.4500002</text:p>
          </table:table-cell>
          <table:table-cell office:value-type="float" office:value="1.557334">
            <text:p>1.557334</text:p>
          </table:table-cell>
          <table:table-cell/>
          <table:table-cell table:formula="of:=([.D367]-[.E367])-([.D366]-[.E366])" office:value-type="float" office:value="0.0565524999999998">
            <text:p>0.0565525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0.26250005">
            <text:p>0.26250005</text:p>
          </table:table-cell>
          <table:table-cell office:value-type="float" office:value="0.2910018">
            <text:p>0.2910018</text:p>
          </table:table-cell>
          <table:table-cell office:value-type="float" office:value="1.4400002">
            <text:p>1.4400002</text:p>
          </table:table-cell>
          <table:table-cell office:value-type="float" office:value="1.5040916">
            <text:p>1.5040916</text:p>
          </table:table-cell>
          <table:table-cell/>
          <table:table-cell table:formula="of:=([.D368]-[.E368])-([.D367]-[.E367])" office:value-type="float" office:value="0.0432424000000002">
            <text:p>0.0432424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26000005">
            <text:p>0.26000005</text:p>
          </table:table-cell>
          <table:table-cell office:value-type="float" office:value="0.3001528">
            <text:p>0.3001528</text:p>
          </table:table-cell>
          <table:table-cell office:value-type="float" office:value="1.4300002">
            <text:p>1.4300002</text:p>
          </table:table-cell>
          <table:table-cell office:value-type="float" office:value="1.4907811">
            <text:p>1.4907811</text:p>
          </table:table-cell>
          <table:table-cell/>
          <table:table-cell table:formula="of:=([.D369]-[.E369])-([.D368]-[.E368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0.25750005">
            <text:p>0.25750005</text:p>
          </table:table-cell>
          <table:table-cell office:value-type="float" office:value="0.29649243">
            <text:p>0.29649243</text:p>
          </table:table-cell>
          <table:table-cell office:value-type="float" office:value="1.4200002">
            <text:p>1.4200002</text:p>
          </table:table-cell>
          <table:table-cell office:value-type="float" office:value="1.5040916">
            <text:p>1.5040916</text:p>
          </table:table-cell>
          <table:table-cell/>
          <table:table-cell table:formula="of:=([.D370]-[.E370])-([.D369]-[.E369])" office:value-type="float" office:value="-0.0233105">
            <text:p>-0.0233105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25500005">
            <text:p>0.25500005</text:p>
          </table:table-cell>
          <table:table-cell office:value-type="float" office:value="0.29466224">
            <text:p>0.29466224</text:p>
          </table:table-cell>
          <table:table-cell office:value-type="float" office:value="1.4100002">
            <text:p>1.4100002</text:p>
          </table:table-cell>
          <table:table-cell office:value-type="float" office:value="1.4907811">
            <text:p>1.4907811</text:p>
          </table:table-cell>
          <table:table-cell/>
          <table:table-cell table:formula="of:=([.D371]-[.E371])-([.D370]-[.E370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0.25250006">
            <text:p>0.25250006</text:p>
          </table:table-cell>
          <table:table-cell office:value-type="float" office:value="0.28734142">
            <text:p>0.28734142</text:p>
          </table:table-cell>
          <table:table-cell office:value-type="float" office:value="1.4000002">
            <text:p>1.4000002</text:p>
          </table:table-cell>
          <table:table-cell office:value-type="float" office:value="1.4774705">
            <text:p>1.4774705</text:p>
          </table:table-cell>
          <table:table-cell/>
          <table:table-cell table:formula="of:=([.D372]-[.E372])-([.D371]-[.E371])" office:value-type="float" office:value="0.00331060000000005">
            <text:p>0.0033106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25000006">
            <text:p>0.25000006</text:p>
          </table:table-cell>
          <table:table-cell office:value-type="float" office:value="0.2910018">
            <text:p>0.2910018</text:p>
          </table:table-cell>
          <table:table-cell office:value-type="float" office:value="1.3900002">
            <text:p>1.3900002</text:p>
          </table:table-cell>
          <table:table-cell office:value-type="float" office:value="1.5174022">
            <text:p>1.5174022</text:p>
          </table:table-cell>
          <table:table-cell/>
          <table:table-cell table:formula="of:=([.D373]-[.E373])-([.D372]-[.E372])" office:value-type="float" office:value="-0.0499316999999999">
            <text:p>-0.0499317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0.24750006">
            <text:p>0.24750006</text:p>
          </table:table-cell>
          <table:table-cell office:value-type="float" office:value="0.29283202">
            <text:p>0.29283202</text:p>
          </table:table-cell>
          <table:table-cell office:value-type="float" office:value="1.3800002">
            <text:p>1.3800002</text:p>
          </table:table-cell>
          <table:table-cell office:value-type="float" office:value="1.4774705">
            <text:p>1.4774705</text:p>
          </table:table-cell>
          <table:table-cell/>
          <table:table-cell table:formula="of:=([.D374]-[.E374])-([.D373]-[.E373])" office:value-type="float" office:value="0.0299316999999999">
            <text:p>0.0299317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24500006">
            <text:p>0.24500006</text:p>
          </table:table-cell>
          <table:table-cell office:value-type="float" office:value="0.2891716">
            <text:p>0.2891716</text:p>
          </table:table-cell>
          <table:table-cell office:value-type="float" office:value="1.3700002">
            <text:p>1.3700002</text:p>
          </table:table-cell>
          <table:table-cell office:value-type="float" office:value="1.4774705">
            <text:p>1.4774705</text:p>
          </table:table-cell>
          <table:table-cell/>
          <table:table-cell table:formula="of:=([.D375]-[.E375])-([.D374]-[.E374])" office:value-type="float" office:value="-0.01">
            <text:p>-0.01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0.24250007">
            <text:p>0.24250007</text:p>
          </table:table-cell>
          <table:table-cell office:value-type="float" office:value="0.29466224">
            <text:p>0.29466224</text:p>
          </table:table-cell>
          <table:table-cell office:value-type="float" office:value="1.3600003">
            <text:p>1.3600003</text:p>
          </table:table-cell>
          <table:table-cell office:value-type="float" office:value="1.4508495">
            <text:p>1.4508495</text:p>
          </table:table-cell>
          <table:table-cell/>
          <table:table-cell table:formula="of:=([.D376]-[.E376])-([.D375]-[.E375])" office:value-type="float" office:value="0.0166211000000001">
            <text:p>0.0166211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24000007">
            <text:p>0.24000007</text:p>
          </table:table-cell>
          <table:table-cell office:value-type="float" office:value="0.283681">
            <text:p>0.283681</text:p>
          </table:table-cell>
          <table:table-cell office:value-type="float" office:value="1.3500003">
            <text:p>1.3500003</text:p>
          </table:table-cell>
          <table:table-cell office:value-type="float" office:value="1.4508495">
            <text:p>1.4508495</text:p>
          </table:table-cell>
          <table:table-cell/>
          <table:table-cell table:formula="of:=([.D377]-[.E377])-([.D376]-[.E376])" office:value-type="float" office:value="-0.01">
            <text:p>-0.01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0.23750007">
            <text:p>0.23750007</text:p>
          </table:table-cell>
          <table:table-cell office:value-type="float" office:value="0.27453002">
            <text:p>0.27453002</text:p>
          </table:table-cell>
          <table:table-cell office:value-type="float" office:value="1.3400003">
            <text:p>1.3400003</text:p>
          </table:table-cell>
          <table:table-cell office:value-type="float" office:value="1.3976072">
            <text:p>1.3976072</text:p>
          </table:table-cell>
          <table:table-cell/>
          <table:table-cell table:formula="of:=([.D378]-[.E378])-([.D377]-[.E377])" office:value-type="float" office:value="0.0432423">
            <text:p>0.0432423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23500007">
            <text:p>0.23500007</text:p>
          </table:table-cell>
          <table:table-cell office:value-type="float" office:value="0.2708696">
            <text:p>0.2708696</text:p>
          </table:table-cell>
          <table:table-cell office:value-type="float" office:value="1.3300003">
            <text:p>1.3300003</text:p>
          </table:table-cell>
          <table:table-cell office:value-type="float" office:value="1.3842967">
            <text:p>1.3842967</text:p>
          </table:table-cell>
          <table:table-cell/>
          <table:table-cell table:formula="of:=([.D379]-[.E379])-([.D378]-[.E378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0.23250008">
            <text:p>0.23250008</text:p>
          </table:table-cell>
          <table:table-cell office:value-type="float" office:value="0.2763602">
            <text:p>0.2763602</text:p>
          </table:table-cell>
          <table:table-cell office:value-type="float" office:value="1.3200003">
            <text:p>1.3200003</text:p>
          </table:table-cell>
          <table:table-cell office:value-type="float" office:value="1.3576757">
            <text:p>1.3576757</text:p>
          </table:table-cell>
          <table:table-cell/>
          <table:table-cell table:formula="of:=([.D380]-[.E380])-([.D379]-[.E379])" office:value-type="float" office:value="0.016621">
            <text:p>0.016621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23000008">
            <text:p>0.23000008</text:p>
          </table:table-cell>
          <table:table-cell office:value-type="float" office:value="0.28551123">
            <text:p>0.28551123</text:p>
          </table:table-cell>
          <table:table-cell office:value-type="float" office:value="1.3100003">
            <text:p>1.3100003</text:p>
          </table:table-cell>
          <table:table-cell office:value-type="float" office:value="1.3443651">
            <text:p>1.3443651</text:p>
          </table:table-cell>
          <table:table-cell/>
          <table:table-cell table:formula="of:=([.D381]-[.E381])-([.D380]-[.E380])" office:value-type="float" office:value="0.00331059999999983">
            <text:p>0.0033106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0.22750008">
            <text:p>0.22750008</text:p>
          </table:table-cell>
          <table:table-cell office:value-type="float" office:value="0.30381322">
            <text:p>0.30381322</text:p>
          </table:table-cell>
          <table:table-cell office:value-type="float" office:value="1.3000003">
            <text:p>1.3000003</text:p>
          </table:table-cell>
          <table:table-cell office:value-type="float" office:value="1.3177441">
            <text:p>1.3177441</text:p>
          </table:table-cell>
          <table:table-cell/>
          <table:table-cell table:formula="of:=([.D382]-[.E382])-([.D381]-[.E381])" office:value-type="float" office:value="0.016621">
            <text:p>0.016621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22500008">
            <text:p>0.22500008</text:p>
          </table:table-cell>
          <table:table-cell office:value-type="float" office:value="0.3056434">
            <text:p>0.3056434</text:p>
          </table:table-cell>
          <table:table-cell office:value-type="float" office:value="1.2900003">
            <text:p>1.2900003</text:p>
          </table:table-cell>
          <table:table-cell office:value-type="float" office:value="1.2911229">
            <text:p>1.2911229</text:p>
          </table:table-cell>
          <table:table-cell/>
          <table:table-cell table:formula="of:=([.D383]-[.E383])-([.D382]-[.E382])" office:value-type="float" office:value="0.0166212000000001">
            <text:p>0.0166212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0.22250009">
            <text:p>0.22250009</text:p>
          </table:table-cell>
          <table:table-cell office:value-type="float" office:value="0.2910018">
            <text:p>0.2910018</text:p>
          </table:table-cell>
          <table:table-cell office:value-type="float" office:value="1.2800003">
            <text:p>1.2800003</text:p>
          </table:table-cell>
          <table:table-cell office:value-type="float" office:value="1.2378807">
            <text:p>1.2378807</text:p>
          </table:table-cell>
          <table:table-cell/>
          <table:table-cell table:formula="of:=([.D384]-[.E384])-([.D383]-[.E383])" office:value-type="float" office:value="0.0432421999999999">
            <text:p>0.0432422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22000009">
            <text:p>0.22000009</text:p>
          </table:table-cell>
          <table:table-cell office:value-type="float" office:value="0.2818508">
            <text:p>0.2818508</text:p>
          </table:table-cell>
          <table:table-cell office:value-type="float" office:value="1.2700003">
            <text:p>1.2700003</text:p>
          </table:table-cell>
          <table:table-cell office:value-type="float" office:value="1.2511913">
            <text:p>1.2511913</text:p>
          </table:table-cell>
          <table:table-cell/>
          <table:table-cell table:formula="of:=([.D385]-[.E385])-([.D384]-[.E384])" office:value-type="float" office:value="-0.0233105999999998">
            <text:p>-0.0233106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0.21750009">
            <text:p>0.21750009</text:p>
          </table:table-cell>
          <table:table-cell office:value-type="float" office:value="0.2690394">
            <text:p>0.2690394</text:p>
          </table:table-cell>
          <table:table-cell office:value-type="float" office:value="1.2600003">
            <text:p>1.2600003</text:p>
          </table:table-cell>
          <table:table-cell office:value-type="float" office:value="1.2511913">
            <text:p>1.2511913</text:p>
          </table:table-cell>
          <table:table-cell/>
          <table:table-cell table:formula="of:=([.D386]-[.E386])-([.D385]-[.E385])" office:value-type="float" office:value="-0.01">
            <text:p>-0.01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2150001">
            <text:p>0.2150001</text:p>
          </table:table-cell>
          <table:table-cell office:value-type="float" office:value="0.25256762">
            <text:p>0.25256762</text:p>
          </table:table-cell>
          <table:table-cell office:value-type="float" office:value="1.2500004">
            <text:p>1.2500004</text:p>
          </table:table-cell>
          <table:table-cell office:value-type="float" office:value="1.1979492">
            <text:p>1.1979492</text:p>
          </table:table-cell>
          <table:table-cell/>
          <table:table-cell table:formula="of:=([.D387]-[.E387])-([.D386]-[.E386])" office:value-type="float" office:value="0.0432421999999999">
            <text:p>0.0432422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0.2125001">
            <text:p>0.2125001</text:p>
          </table:table-cell>
          <table:table-cell office:value-type="float" office:value="0.24524681">
            <text:p>0.24524681</text:p>
          </table:table-cell>
          <table:table-cell office:value-type="float" office:value="1.2400004">
            <text:p>1.2400004</text:p>
          </table:table-cell>
          <table:table-cell office:value-type="float" office:value="1.1979492">
            <text:p>1.1979492</text:p>
          </table:table-cell>
          <table:table-cell/>
          <table:table-cell table:formula="of:=([.D388]-[.E388])-([.D387]-[.E387])" office:value-type="float" office:value="-0.01">
            <text:p>-0.0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2100001">
            <text:p>0.2100001</text:p>
          </table:table-cell>
          <table:table-cell office:value-type="float" office:value="0.25073743">
            <text:p>0.25073743</text:p>
          </table:table-cell>
          <table:table-cell office:value-type="float" office:value="1.2300004">
            <text:p>1.2300004</text:p>
          </table:table-cell>
          <table:table-cell office:value-type="float" office:value="1.2112597">
            <text:p>1.2112597</text:p>
          </table:table-cell>
          <table:table-cell/>
          <table:table-cell table:formula="of:=([.D389]-[.E389])-([.D388]-[.E388])" office:value-type="float" office:value="-0.0233105">
            <text:p>-0.0233105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0.2075001">
            <text:p>0.2075001</text:p>
          </table:table-cell>
          <table:table-cell office:value-type="float" office:value="0.24524681">
            <text:p>0.24524681</text:p>
          </table:table-cell>
          <table:table-cell office:value-type="float" office:value="1.2200004">
            <text:p>1.2200004</text:p>
          </table:table-cell>
          <table:table-cell office:value-type="float" office:value="1.1713281">
            <text:p>1.1713281</text:p>
          </table:table-cell>
          <table:table-cell/>
          <table:table-cell table:formula="of:=([.D390]-[.E390])-([.D389]-[.E389])" office:value-type="float" office:value="0.0299316000000001">
            <text:p>0.0299316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2050001">
            <text:p>0.2050001</text:p>
          </table:table-cell>
          <table:table-cell office:value-type="float" office:value="0.2415864">
            <text:p>0.2415864</text:p>
          </table:table-cell>
          <table:table-cell office:value-type="float" office:value="1.2100004">
            <text:p>1.2100004</text:p>
          </table:table-cell>
          <table:table-cell office:value-type="float" office:value="1.0781542">
            <text:p>1.0781542</text:p>
          </table:table-cell>
          <table:table-cell/>
          <table:table-cell table:formula="of:=([.D391]-[.E391])-([.D390]-[.E390])" office:value-type="float" office:value="0.0831739">
            <text:p>0.0831739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0.2025001">
            <text:p>0.2025001</text:p>
          </table:table-cell>
          <table:table-cell office:value-type="float" office:value="0.23609582">
            <text:p>0.23609582</text:p>
          </table:table-cell>
          <table:table-cell office:value-type="float" office:value="1.2000004">
            <text:p>1.2000004</text:p>
          </table:table-cell>
          <table:table-cell office:value-type="float" office:value="1.0914648">
            <text:p>1.0914648</text:p>
          </table:table-cell>
          <table:table-cell/>
          <table:table-cell table:formula="of:=([.D392]-[.E392])-([.D391]-[.E391])" office:value-type="float" office:value="-0.0233106000000001">
            <text:p>-0.0233106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2000001">
            <text:p>0.2000001</text:p>
          </table:table-cell>
          <table:table-cell office:value-type="float" office:value="0.23609582">
            <text:p>0.23609582</text:p>
          </table:table-cell>
          <table:table-cell office:value-type="float" office:value="1.1900004">
            <text:p>1.1900004</text:p>
          </table:table-cell>
          <table:table-cell office:value-type="float" office:value="1.1047753">
            <text:p>1.1047753</text:p>
          </table:table-cell>
          <table:table-cell/>
          <table:table-cell table:formula="of:=([.D393]-[.E393])-([.D392]-[.E392])" office:value-type="float" office:value="-0.0233105">
            <text:p>-0.0233105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0.19750011">
            <text:p>0.19750011</text:p>
          </table:table-cell>
          <table:table-cell office:value-type="float" office:value="0.2306052">
            <text:p>0.2306052</text:p>
          </table:table-cell>
          <table:table-cell office:value-type="float" office:value="1.1800004">
            <text:p>1.1800004</text:p>
          </table:table-cell>
          <table:table-cell office:value-type="float" office:value="1.0914648">
            <text:p>1.0914648</text:p>
          </table:table-cell>
          <table:table-cell/>
          <table:table-cell table:formula="of:=([.D394]-[.E394])-([.D393]-[.E393])" office:value-type="float" office:value="0.00331049999999999">
            <text:p>0.0033105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19500011">
            <text:p>0.19500011</text:p>
          </table:table-cell>
          <table:table-cell office:value-type="float" office:value="0.2306052">
            <text:p>0.2306052</text:p>
          </table:table-cell>
          <table:table-cell office:value-type="float" office:value="1.1700004">
            <text:p>1.1700004</text:p>
          </table:table-cell>
          <table:table-cell office:value-type="float" office:value="1.0648437">
            <text:p>1.0648437</text:p>
          </table:table-cell>
          <table:table-cell/>
          <table:table-cell table:formula="of:=([.D395]-[.E395])-([.D394]-[.E394])" office:value-type="float" office:value="0.0166211000000001">
            <text:p>0.0166211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0.19250011">
            <text:p>0.19250011</text:p>
          </table:table-cell>
          <table:table-cell office:value-type="float" office:value="0.2251146">
            <text:p>0.2251146</text:p>
          </table:table-cell>
          <table:table-cell office:value-type="float" office:value="1.1600004">
            <text:p>1.1600004</text:p>
          </table:table-cell>
          <table:table-cell office:value-type="float" office:value="1.0515331">
            <text:p>1.0515331</text:p>
          </table:table-cell>
          <table:table-cell/>
          <table:table-cell table:formula="of:=([.D396]-[.E396])-([.D395]-[.E395])" office:value-type="float" office:value="0.00331060000000005">
            <text:p>0.0033106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19000012">
            <text:p>0.19000012</text:p>
          </table:table-cell>
          <table:table-cell office:value-type="float" office:value="0.23243539">
            <text:p>0.23243539</text:p>
          </table:table-cell>
          <table:table-cell office:value-type="float" office:value="1.1500005">
            <text:p>1.1500005</text:p>
          </table:table-cell>
          <table:table-cell office:value-type="float" office:value="1.0914648">
            <text:p>1.0914648</text:p>
          </table:table-cell>
          <table:table-cell/>
          <table:table-cell table:formula="of:=([.D397]-[.E397])-([.D396]-[.E396])" office:value-type="float" office:value="-0.0499316000000001">
            <text:p>-0.0499316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0.18750012">
            <text:p>0.18750012</text:p>
          </table:table-cell>
          <table:table-cell office:value-type="float" office:value="0.2306052">
            <text:p>0.2306052</text:p>
          </table:table-cell>
          <table:table-cell office:value-type="float" office:value="1.1400005">
            <text:p>1.1400005</text:p>
          </table:table-cell>
          <table:table-cell office:value-type="float" office:value="1.0648437">
            <text:p>1.0648437</text:p>
          </table:table-cell>
          <table:table-cell/>
          <table:table-cell table:formula="of:=([.D398]-[.E398])-([.D397]-[.E397])" office:value-type="float" office:value="0.0166211000000001">
            <text:p>0.0166211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18500012">
            <text:p>0.18500012</text:p>
          </table:table-cell>
          <table:table-cell office:value-type="float" office:value="0.21413341">
            <text:p>0.21413341</text:p>
          </table:table-cell>
          <table:table-cell office:value-type="float" office:value="1.1300005">
            <text:p>1.1300005</text:p>
          </table:table-cell>
          <table:table-cell office:value-type="float" office:value="1.0648437">
            <text:p>1.0648437</text:p>
          </table:table-cell>
          <table:table-cell/>
          <table:table-cell table:formula="of:=([.D399]-[.E399])-([.D398]-[.E398])" office:value-type="float" office:value="-0.01">
            <text:p>-0.01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0.18250012">
            <text:p>0.18250012</text:p>
          </table:table-cell>
          <table:table-cell office:value-type="float" office:value="0.21413341">
            <text:p>0.21413341</text:p>
          </table:table-cell>
          <table:table-cell office:value-type="float" office:value="1.1200005">
            <text:p>1.1200005</text:p>
          </table:table-cell>
          <table:table-cell office:value-type="float" office:value="1.0914648">
            <text:p>1.0914648</text:p>
          </table:table-cell>
          <table:table-cell/>
          <table:table-cell table:formula="of:=([.D400]-[.E400])-([.D399]-[.E399])" office:value-type="float" office:value="-0.0366211000000001">
            <text:p>-0.0366211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18000013">
            <text:p>0.18000013</text:p>
          </table:table-cell>
          <table:table-cell office:value-type="float" office:value="0.2123032">
            <text:p>0.2123032</text:p>
          </table:table-cell>
          <table:table-cell office:value-type="float" office:value="1.1100005">
            <text:p>1.1100005</text:p>
          </table:table-cell>
          <table:table-cell office:value-type="float" office:value="1.0781542">
            <text:p>1.0781542</text:p>
          </table:table-cell>
          <table:table-cell/>
          <table:table-cell table:formula="of:=([.D401]-[.E401])-([.D400]-[.E400])" office:value-type="float" office:value="0.00331060000000005">
            <text:p>0.0033106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0.17750013">
            <text:p>0.17750013</text:p>
          </table:table-cell>
          <table:table-cell office:value-type="float" office:value="0.21047299">
            <text:p>0.21047299</text:p>
          </table:table-cell>
          <table:table-cell office:value-type="float" office:value="1.1000005">
            <text:p>1.1000005</text:p>
          </table:table-cell>
          <table:table-cell office:value-type="float" office:value="1.0781542">
            <text:p>1.0781542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17500013">
            <text:p>0.17500013</text:p>
          </table:table-cell>
          <table:table-cell office:value-type="float" office:value="0.2049824">
            <text:p>0.2049824</text:p>
          </table:table-cell>
          <table:table-cell office:value-type="float" office:value="1.0900005">
            <text:p>1.0900005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0.17250013">
            <text:p>0.17250013</text:p>
          </table:table-cell>
          <table:table-cell office:value-type="float" office:value="0.19583139">
            <text:p>0.19583139</text:p>
          </table:table-cell>
          <table:table-cell office:value-type="float" office:value="1.0800005">
            <text:p>1.0800005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17000014">
            <text:p>0.17000014</text:p>
          </table:table-cell>
          <table:table-cell office:value-type="float" office:value="0.19766161">
            <text:p>0.19766161</text:p>
          </table:table-cell>
          <table:table-cell office:value-type="float" office:value="1.0700005">
            <text:p>1.0700005</text:p>
          </table:table-cell>
          <table:table-cell office:value-type="float" office:value="1.0648437">
            <text:p>1.0648437</text:p>
          </table:table-cell>
          <table:table-cell table:number-columns-repeated="2"/>
        </table:table-row>
        <table:table-row table:style-name="ro2">
          <table:table-cell office:value-type="float" office:value="2025">
            <text:p>2025</text:p>
          </table:table-cell>
          <table:table-cell office:value-type="float" office:value="0.16750014">
            <text:p>0.16750014</text:p>
          </table:table-cell>
          <table:table-cell office:value-type="float" office:value="0.19766161">
            <text:p>0.19766161</text:p>
          </table:table-cell>
          <table:table-cell office:value-type="float" office:value="1.0600005">
            <text:p>1.0600005</text:p>
          </table:table-cell>
          <table:table-cell office:value-type="float" office:value="1.0781542">
            <text:p>1.0781542</text:p>
          </table:table-cell>
          <table:table-cell table:number-columns-repeated="2"/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16500014">
            <text:p>0.16500014</text:p>
          </table:table-cell>
          <table:table-cell office:value-type="float" office:value="0.19949181">
            <text:p>0.19949181</text:p>
          </table:table-cell>
          <table:table-cell office:value-type="float" office:value="1.0500005">
            <text:p>1.0500005</text:p>
          </table:table-cell>
          <table:table-cell office:value-type="float" office:value="1.0515331">
            <text:p>1.0515331</text:p>
          </table:table-cell>
          <table:table-cell table:number-columns-repeated="2"/>
        </table:table-row>
        <table:table-row table:style-name="ro2">
          <table:table-cell office:value-type="float" office:value="2035">
            <text:p>2035</text:p>
          </table:table-cell>
          <table:table-cell office:value-type="float" office:value="0.16250014">
            <text:p>0.16250014</text:p>
          </table:table-cell>
          <table:table-cell office:value-type="float" office:value="0.1885106">
            <text:p>0.1885106</text:p>
          </table:table-cell>
          <table:table-cell office:value-type="float" office:value="1.0400006">
            <text:p>1.0400006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16000015">
            <text:p>0.16000015</text:p>
          </table:table-cell>
          <table:table-cell office:value-type="float" office:value="0.18302">
            <text:p>0.18302</text:p>
          </table:table-cell>
          <table:table-cell office:value-type="float" office:value="1.0300006">
            <text:p>1.0300006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0.15750015">
            <text:p>0.15750015</text:p>
          </table:table-cell>
          <table:table-cell office:value-type="float" office:value="0.1811898">
            <text:p>0.1811898</text:p>
          </table:table-cell>
          <table:table-cell office:value-type="float" office:value="1.0200006">
            <text:p>1.0200006</text:p>
          </table:table-cell>
          <table:table-cell office:value-type="float" office:value="1.0382226">
            <text:p>1.0382226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15500015">
            <text:p>0.15500015</text:p>
          </table:table-cell>
          <table:table-cell office:value-type="float" office:value="0.1811898">
            <text:p>0.1811898</text:p>
          </table:table-cell>
          <table:table-cell office:value-type="float" office:value="1.0100006">
            <text:p>1.0100006</text:p>
          </table:table-cell>
          <table:table-cell office:value-type="float" office:value="1.0515331">
            <text:p>1.0515331</text:p>
          </table:table-cell>
          <table:table-cell table:number-columns-repeated="2"/>
        </table:table-row>
        <table:table-row table:style-name="ro2">
          <table:table-cell office:value-type="float" office:value="2055">
            <text:p>2055</text:p>
          </table:table-cell>
          <table:table-cell office:value-type="float" office:value="0.15250015">
            <text:p>0.15250015</text:p>
          </table:table-cell>
          <table:table-cell office:value-type="float" office:value="0.1793596">
            <text:p>0.1793596</text:p>
          </table:table-cell>
          <table:table-cell office:value-type="float" office:value="1.0000006">
            <text:p>1.0000006</text:p>
          </table:table-cell>
          <table:table-cell office:value-type="float" office:value="1.024912">
            <text:p>1.024912</text:p>
          </table:table-cell>
          <table:table-cell table:number-columns-repeated="2"/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15000015">
            <text:p>0.15000015</text:p>
          </table:table-cell>
          <table:table-cell office:value-type="float" office:value="0.17386901">
            <text:p>0.17386901</text:p>
          </table:table-cell>
          <table:table-cell office:value-type="float" office:value="0.9900006">
            <text:p>0.9900006</text:p>
          </table:table-cell>
          <table:table-cell office:value-type="float" office:value="0.99829096">
            <text:p>0.99829096</text:p>
          </table:table-cell>
          <table:table-cell table:number-columns-repeated="2"/>
        </table:table-row>
        <table:table-row table:style-name="ro2">
          <table:table-cell office:value-type="float" office:value="2065">
            <text:p>2065</text:p>
          </table:table-cell>
          <table:table-cell office:value-type="float" office:value="0.14750016">
            <text:p>0.14750016</text:p>
          </table:table-cell>
          <table:table-cell office:value-type="float" office:value="0.16837841">
            <text:p>0.16837841</text:p>
          </table:table-cell>
          <table:table-cell office:value-type="float" office:value="0.9800006">
            <text:p>0.9800006</text:p>
          </table:table-cell>
          <table:table-cell office:value-type="float" office:value="1.0116014">
            <text:p>1.0116014</text:p>
          </table:table-cell>
          <table:table-cell table:number-columns-repeated="2"/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14500016">
            <text:p>0.14500016</text:p>
          </table:table-cell>
          <table:table-cell office:value-type="float" office:value="0.1720388">
            <text:p>0.1720388</text:p>
          </table:table-cell>
          <table:table-cell office:value-type="float" office:value="0.9700006">
            <text:p>0.9700006</text:p>
          </table:table-cell>
          <table:table-cell office:value-type="float" office:value="1.0116014">
            <text:p>1.0116014</text:p>
          </table:table-cell>
          <table:table-cell table:number-columns-repeated="2"/>
        </table:table-row>
        <table:table-row table:style-name="ro2">
          <table:table-cell office:value-type="float" office:value="2075">
            <text:p>2075</text:p>
          </table:table-cell>
          <table:table-cell office:value-type="float" office:value="0.14250016">
            <text:p>0.14250016</text:p>
          </table:table-cell>
          <table:table-cell office:value-type="float" office:value="0.1720388">
            <text:p>0.1720388</text:p>
          </table:table-cell>
          <table:table-cell office:value-type="float" office:value="0.96000063">
            <text:p>0.96000063</text:p>
          </table:table-cell>
          <table:table-cell office:value-type="float" office:value="0.9716698">
            <text:p>0.9716698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14000016">
            <text:p>0.14000016</text:p>
          </table:table-cell>
          <table:table-cell office:value-type="float" office:value="0.1720388">
            <text:p>0.1720388</text:p>
          </table:table-cell>
          <table:table-cell office:value-type="float" office:value="0.95000064">
            <text:p>0.95000064</text:p>
          </table:table-cell>
          <table:table-cell office:value-type="float" office:value="0.98498034">
            <text:p>0.98498034</text:p>
          </table:table-cell>
          <table:table-cell table:number-columns-repeated="2"/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0.13750017">
            <text:p>0.13750017</text:p>
          </table:table-cell>
          <table:table-cell office:value-type="float" office:value="0.164718">
            <text:p>0.164718</text:p>
          </table:table-cell>
          <table:table-cell office:value-type="float" office:value="0.94000065">
            <text:p>0.94000065</text:p>
          </table:table-cell>
          <table:table-cell office:value-type="float" office:value="0.95835924">
            <text:p>0.95835924</text:p>
          </table:table-cell>
          <table:table-cell table:number-columns-repeated="2"/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13500017">
            <text:p>0.13500017</text:p>
          </table:table-cell>
          <table:table-cell office:value-type="float" office:value="0.15373681">
            <text:p>0.15373681</text:p>
          </table:table-cell>
          <table:table-cell office:value-type="float" office:value="0.93000066">
            <text:p>0.93000066</text:p>
          </table:table-cell>
          <table:table-cell office:value-type="float" office:value="0.98498034">
            <text:p>0.98498034</text:p>
          </table:table-cell>
          <table:table-cell table:number-columns-repeated="2"/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0.13250017">
            <text:p>0.13250017</text:p>
          </table:table-cell>
          <table:table-cell office:value-type="float" office:value="0.15190661">
            <text:p>0.15190661</text:p>
          </table:table-cell>
          <table:table-cell office:value-type="float" office:value="0.9200007">
            <text:p>0.9200007</text:p>
          </table:table-cell>
          <table:table-cell office:value-type="float" office:value="0.9450487">
            <text:p>0.9450487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13000017">
            <text:p>0.13000017</text:p>
          </table:table-cell>
          <table:table-cell office:value-type="float" office:value="0.1500764">
            <text:p>0.1500764</text:p>
          </table:table-cell>
          <table:table-cell office:value-type="float" office:value="0.9100007">
            <text:p>0.9100007</text:p>
          </table:table-cell>
          <table:table-cell office:value-type="float" office:value="0.9184277">
            <text:p>0.9184277</text:p>
          </table:table-cell>
          <table:table-cell table:number-columns-repeated="2"/>
        </table:table-row>
        <table:table-row table:style-name="ro2">
          <table:table-cell office:value-type="float" office:value="2105">
            <text:p>2105</text:p>
          </table:table-cell>
          <table:table-cell office:value-type="float" office:value="0.12750018">
            <text:p>0.12750018</text:p>
          </table:table-cell>
          <table:table-cell office:value-type="float" office:value="0.15190661">
            <text:p>0.15190661</text:p>
          </table:table-cell>
          <table:table-cell office:value-type="float" office:value="0.9000007">
            <text:p>0.9000007</text:p>
          </table:table-cell>
          <table:table-cell office:value-type="float" office:value="0.90511715">
            <text:p>0.90511715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12500018">
            <text:p>0.12500018</text:p>
          </table:table-cell>
          <table:table-cell office:value-type="float" office:value="0.1500764">
            <text:p>0.1500764</text:p>
          </table:table-cell>
          <table:table-cell office:value-type="float" office:value="0.8900007">
            <text:p>0.8900007</text:p>
          </table:table-cell>
          <table:table-cell office:value-type="float" office:value="0.8918066">
            <text:p>0.8918066</text:p>
          </table:table-cell>
          <table:table-cell table:number-columns-repeated="2"/>
        </table:table-row>
        <table:table-row table:style-name="ro2">
          <table:table-cell office:value-type="float" office:value="2115">
            <text:p>2115</text:p>
          </table:table-cell>
          <table:table-cell office:value-type="float" office:value="0.12250018">
            <text:p>0.12250018</text:p>
          </table:table-cell>
          <table:table-cell office:value-type="float" office:value="0.1445858">
            <text:p>0.1445858</text:p>
          </table:table-cell>
          <table:table-cell office:value-type="float" office:value="0.8800007">
            <text:p>0.8800007</text:p>
          </table:table-cell>
          <table:table-cell office:value-type="float" office:value="0.8918066">
            <text:p>0.8918066</text:p>
          </table:table-cell>
          <table:table-cell table:number-columns-repeated="2"/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12000018">
            <text:p>0.12000018</text:p>
          </table:table-cell>
          <table:table-cell office:value-type="float" office:value="0.1409254">
            <text:p>0.1409254</text:p>
          </table:table-cell>
          <table:table-cell office:value-type="float" office:value="0.8700007">
            <text:p>0.8700007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125">
            <text:p>2125</text:p>
          </table:table-cell>
          <table:table-cell office:value-type="float" office:value="0.117500186">
            <text:p>0.117500186</text:p>
          </table:table-cell>
          <table:table-cell office:value-type="float" office:value="0.1336046">
            <text:p>0.1336046</text:p>
          </table:table-cell>
          <table:table-cell office:value-type="float" office:value="0.8600007">
            <text:p>0.8600007</text:p>
          </table:table-cell>
          <table:table-cell office:value-type="float" office:value="0.95835924">
            <text:p>0.95835924</text:p>
          </table:table-cell>
          <table:table-cell table:number-columns-repeated="2"/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11500019">
            <text:p>0.11500019</text:p>
          </table:table-cell>
          <table:table-cell office:value-type="float" office:value="0.1336046">
            <text:p>0.1336046</text:p>
          </table:table-cell>
          <table:table-cell office:value-type="float" office:value="0.85000074">
            <text:p>0.85000074</text:p>
          </table:table-cell>
          <table:table-cell office:value-type="float" office:value="0.9450487">
            <text:p>0.9450487</text:p>
          </table:table-cell>
          <table:table-cell table:number-columns-repeated="2"/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0.11250019">
            <text:p>0.11250019</text:p>
          </table:table-cell>
          <table:table-cell office:value-type="float" office:value="0.1354348">
            <text:p>0.1354348</text:p>
          </table:table-cell>
          <table:table-cell office:value-type="float" office:value="0.84000075">
            <text:p>0.84000075</text:p>
          </table:table-cell>
          <table:table-cell office:value-type="float" office:value="0.93173826">
            <text:p>0.93173826</text:p>
          </table:table-cell>
          <table:table-cell table:number-columns-repeated="2"/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11000019">
            <text:p>0.11000019</text:p>
          </table:table-cell>
          <table:table-cell office:value-type="float" office:value="0.1354348">
            <text:p>0.1354348</text:p>
          </table:table-cell>
          <table:table-cell office:value-type="float" office:value="0.83000076">
            <text:p>0.83000076</text:p>
          </table:table-cell>
          <table:table-cell office:value-type="float" office:value="0.9184277">
            <text:p>0.9184277</text:p>
          </table:table-cell>
          <table:table-cell table:number-columns-repeated="2"/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0.107500196">
            <text:p>0.107500196</text:p>
          </table:table-cell>
          <table:table-cell office:value-type="float" office:value="0.1336046">
            <text:p>0.1336046</text:p>
          </table:table-cell>
          <table:table-cell office:value-type="float" office:value="0.82000077">
            <text:p>0.82000077</text:p>
          </table:table-cell>
          <table:table-cell office:value-type="float" office:value="0.87849605">
            <text:p>0.87849605</text:p>
          </table:table-cell>
          <table:table-cell table:number-columns-repeated="2"/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1050002">
            <text:p>0.1050002</text:p>
          </table:table-cell>
          <table:table-cell office:value-type="float" office:value="0.124453604">
            <text:p>0.124453604</text:p>
          </table:table-cell>
          <table:table-cell office:value-type="float" office:value="0.8100008">
            <text:p>0.8100008</text:p>
          </table:table-cell>
          <table:table-cell office:value-type="float" office:value="0.8518749">
            <text:p>0.8518749</text:p>
          </table:table-cell>
          <table:table-cell table:number-columns-repeated="2"/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0.1025002">
            <text:p>0.1025002</text:p>
          </table:table-cell>
          <table:table-cell office:value-type="float" office:value="0.12262341">
            <text:p>0.12262341</text:p>
          </table:table-cell>
          <table:table-cell office:value-type="float" office:value="0.8000008">
            <text:p>0.8000008</text:p>
          </table:table-cell>
          <table:table-cell office:value-type="float" office:value="0.8518749">
            <text:p>0.8518749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1000002">
            <text:p>0.1000002</text:p>
          </table:table-cell>
          <table:table-cell office:value-type="float" office:value="0.118963">
            <text:p>0.118963</text:p>
          </table:table-cell>
          <table:table-cell office:value-type="float" office:value="0.7900008">
            <text:p>0.7900008</text:p>
          </table:table-cell>
          <table:table-cell office:value-type="float" office:value="0.83856434">
            <text:p>0.83856434</text:p>
          </table:table-cell>
          <table:table-cell table:number-columns-repeated="2"/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0.097500205">
            <text:p>0.097500205</text:p>
          </table:table-cell>
          <table:table-cell office:value-type="float" office:value="0.117132805">
            <text:p>0.117132805</text:p>
          </table:table-cell>
          <table:table-cell office:value-type="float" office:value="0.7800008">
            <text:p>0.7800008</text:p>
          </table:table-cell>
          <table:table-cell office:value-type="float" office:value="0.8252538">
            <text:p>0.8252538</text:p>
          </table:table-cell>
          <table:table-cell table:number-columns-repeated="2"/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09500021">
            <text:p>0.09500021</text:p>
          </table:table-cell>
          <table:table-cell office:value-type="float" office:value="0.1153026">
            <text:p>0.1153026</text:p>
          </table:table-cell>
          <table:table-cell office:value-type="float" office:value="0.7700008">
            <text:p>0.7700008</text:p>
          </table:table-cell>
          <table:table-cell office:value-type="float" office:value="0.81194323">
            <text:p>0.81194323</text:p>
          </table:table-cell>
          <table:table-cell table:number-columns-repeated="2"/>
        </table:table-row>
        <table:table-row table:style-name="ro2">
          <table:table-cell office:value-type="float" office:value="2175">
            <text:p>2175</text:p>
          </table:table-cell>
          <table:table-cell office:value-type="float" office:value="0.09250021">
            <text:p>0.09250021</text:p>
          </table:table-cell>
          <table:table-cell office:value-type="float" office:value="0.118963">
            <text:p>0.118963</text:p>
          </table:table-cell>
          <table:table-cell office:value-type="float" office:value="0.7600008">
            <text:p>0.7600008</text:p>
          </table:table-cell>
          <table:table-cell office:value-type="float" office:value="0.7986327">
            <text:p>0.7986327</text:p>
          </table:table-cell>
          <table:table-cell table:number-columns-repeated="2"/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09000021">
            <text:p>0.09000021</text:p>
          </table:table-cell>
          <table:table-cell office:value-type="float" office:value="0.1153026">
            <text:p>0.1153026</text:p>
          </table:table-cell>
          <table:table-cell office:value-type="float" office:value="0.75000083">
            <text:p>0.75000083</text:p>
          </table:table-cell>
          <table:table-cell office:value-type="float" office:value="0.7986327">
            <text:p>0.7986327</text:p>
          </table:table-cell>
          <table:table-cell table:number-columns-repeated="2"/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0.087500215">
            <text:p>0.087500215</text:p>
          </table:table-cell>
          <table:table-cell office:value-type="float" office:value="0.1134724">
            <text:p>0.1134724</text:p>
          </table:table-cell>
          <table:table-cell office:value-type="float" office:value="0.74000084">
            <text:p>0.74000084</text:p>
          </table:table-cell>
          <table:table-cell office:value-type="float" office:value="0.77201164">
            <text:p>0.77201164</text:p>
          </table:table-cell>
          <table:table-cell table:number-columns-repeated="2"/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08500022">
            <text:p>0.08500022</text:p>
          </table:table-cell>
          <table:table-cell office:value-type="float" office:value="0.1079818">
            <text:p>0.1079818</text:p>
          </table:table-cell>
          <table:table-cell office:value-type="float" office:value="0.73000085">
            <text:p>0.73000085</text:p>
          </table:table-cell>
          <table:table-cell office:value-type="float" office:value="0.74539053">
            <text:p>0.74539053</text:p>
          </table:table-cell>
          <table:table-cell table:number-columns-repeated="2"/>
        </table:table-row>
        <table:table-row table:style-name="ro2">
          <table:table-cell office:value-type="float" office:value="2195">
            <text:p>2195</text:p>
          </table:table-cell>
          <table:table-cell office:value-type="float" office:value="0.08250022">
            <text:p>0.08250022</text:p>
          </table:table-cell>
          <table:table-cell office:value-type="float" office:value="0.1061516">
            <text:p>0.1061516</text:p>
          </table:table-cell>
          <table:table-cell office:value-type="float" office:value="0.72000086">
            <text:p>0.72000086</text:p>
          </table:table-cell>
          <table:table-cell office:value-type="float" office:value="0.74539053">
            <text:p>0.74539053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08000022">
            <text:p>0.08000022</text:p>
          </table:table-cell>
          <table:table-cell office:value-type="float" office:value="0.1061516">
            <text:p>0.1061516</text:p>
          </table:table-cell>
          <table:table-cell office:value-type="float" office:value="0.7100009">
            <text:p>0.7100009</text:p>
          </table:table-cell>
          <table:table-cell office:value-type="float" office:value="0.7054589">
            <text:p>0.7054589</text:p>
          </table:table-cell>
          <table:table-cell table:number-columns-repeated="2"/>
        </table:table-row>
        <table:table-row table:style-name="ro2">
          <table:table-cell office:value-type="float" office:value="2205">
            <text:p>2205</text:p>
          </table:table-cell>
          <table:table-cell office:value-type="float" office:value="0.077500224">
            <text:p>0.077500224</text:p>
          </table:table-cell>
          <table:table-cell office:value-type="float" office:value="0.100661">
            <text:p>0.100661</text:p>
          </table:table-cell>
          <table:table-cell office:value-type="float" office:value="0.7000009">
            <text:p>0.7000009</text:p>
          </table:table-cell>
          <table:table-cell office:value-type="float" office:value="0.6921483">
            <text:p>0.6921483</text:p>
          </table:table-cell>
          <table:table-cell table:number-columns-repeated="2"/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07500023">
            <text:p>0.07500023</text:p>
          </table:table-cell>
          <table:table-cell office:value-type="float" office:value="0.098830804">
            <text:p>0.098830804</text:p>
          </table:table-cell>
          <table:table-cell office:value-type="float" office:value="0.6900009">
            <text:p>0.6900009</text:p>
          </table:table-cell>
          <table:table-cell office:value-type="float" office:value="0.67883784">
            <text:p>0.67883784</text:p>
          </table:table-cell>
          <table:table-cell table:number-columns-repeated="2"/>
        </table:table-row>
        <table:table-row table:style-name="ro2">
          <table:table-cell office:value-type="float" office:value="2215">
            <text:p>2215</text:p>
          </table:table-cell>
          <table:table-cell office:value-type="float" office:value="0.07250023">
            <text:p>0.07250023</text:p>
          </table:table-cell>
          <table:table-cell office:value-type="float" office:value="0.100661">
            <text:p>0.100661</text:p>
          </table:table-cell>
          <table:table-cell office:value-type="float" office:value="0.6800009">
            <text:p>0.6800009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07000023">
            <text:p>0.07000023</text:p>
          </table:table-cell>
          <table:table-cell office:value-type="float" office:value="0.100661">
            <text:p>0.100661</text:p>
          </table:table-cell>
          <table:table-cell office:value-type="float" office:value="0.6700009">
            <text:p>0.6700009</text:p>
          </table:table-cell>
          <table:table-cell office:value-type="float" office:value="0.6655273">
            <text:p>0.6655273</text:p>
          </table:table-cell>
          <table:table-cell table:number-columns-repeated="2"/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0.06750023">
            <text:p>0.06750023</text:p>
          </table:table-cell>
          <table:table-cell office:value-type="float" office:value="0.09151">
            <text:p>0.09151</text:p>
          </table:table-cell>
          <table:table-cell office:value-type="float" office:value="0.6600009">
            <text:p>0.6600009</text:p>
          </table:table-cell>
          <table:table-cell office:value-type="float" office:value="0.6255956">
            <text:p>0.6255956</text:p>
          </table:table-cell>
          <table:table-cell table:number-columns-repeated="2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065000236">
            <text:p>0.065000236</text:p>
          </table:table-cell>
          <table:table-cell office:value-type="float" office:value="0.0951704">
            <text:p>0.0951704</text:p>
          </table:table-cell>
          <table:table-cell office:value-type="float" office:value="0.65000093">
            <text:p>0.65000093</text:p>
          </table:table-cell>
          <table:table-cell office:value-type="float" office:value="0.6389062">
            <text:p>0.6389062</text:p>
          </table:table-cell>
          <table:table-cell table:number-columns-repeated="2"/>
        </table:table-row>
        <table:table-row table:style-name="ro2">
          <table:table-cell office:value-type="float" office:value="2235">
            <text:p>2235</text:p>
          </table:table-cell>
          <table:table-cell office:value-type="float" office:value="0.06250024">
            <text:p>0.06250024</text:p>
          </table:table-cell>
          <table:table-cell office:value-type="float" office:value="0.0878496">
            <text:p>0.0878496</text:p>
          </table:table-cell>
          <table:table-cell office:value-type="float" office:value="0.64000094">
            <text:p>0.64000094</text:p>
          </table:table-cell>
          <table:table-cell office:value-type="float" office:value="0.6122851">
            <text:p>0.6122851</text:p>
          </table:table-cell>
          <table:table-cell table:number-columns-repeated="2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060000237">
            <text:p>0.060000237</text:p>
          </table:table-cell>
          <table:table-cell office:value-type="float" office:value="0.0878496">
            <text:p>0.0878496</text:p>
          </table:table-cell>
          <table:table-cell office:value-type="float" office:value="0.63000095">
            <text:p>0.63000095</text:p>
          </table:table-cell>
          <table:table-cell office:value-type="float" office:value="0.5989746">
            <text:p>0.5989746</text:p>
          </table:table-cell>
          <table:table-cell table:number-columns-repeated="2"/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0.057500236">
            <text:p>0.057500236</text:p>
          </table:table-cell>
          <table:table-cell office:value-type="float" office:value="0.08418921">
            <text:p>0.08418921</text:p>
          </table:table-cell>
          <table:table-cell office:value-type="float" office:value="0.62000096">
            <text:p>0.62000096</text:p>
          </table:table-cell>
          <table:table-cell office:value-type="float" office:value="0.55904293">
            <text:p>0.55904293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055000234">
            <text:p>0.055000234</text:p>
          </table:table-cell>
          <table:table-cell office:value-type="float" office:value="0.078698605">
            <text:p>0.078698605</text:p>
          </table:table-cell>
          <table:table-cell office:value-type="float" office:value="0.61000097">
            <text:p>0.61000097</text:p>
          </table:table-cell>
          <table:table-cell office:value-type="float" office:value="0.5723535">
            <text:p>0.5723535</text:p>
          </table:table-cell>
          <table:table-cell table:number-columns-repeated="2"/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0.052500233">
            <text:p>0.052500233</text:p>
          </table:table-cell>
          <table:table-cell office:value-type="float" office:value="0.0805288">
            <text:p>0.0805288</text:p>
          </table:table-cell>
          <table:table-cell office:value-type="float" office:value="0.600001">
            <text:p>0.600001</text:p>
          </table:table-cell>
          <table:table-cell office:value-type="float" office:value="0.5324218">
            <text:p>0.5324218</text:p>
          </table:table-cell>
          <table:table-cell table:number-columns-repeated="2"/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05000023">
            <text:p>0.05000023</text:p>
          </table:table-cell>
          <table:table-cell office:value-type="float" office:value="0.0750382">
            <text:p>0.0750382</text:p>
          </table:table-cell>
          <table:table-cell office:value-type="float" office:value="0.590001">
            <text:p>0.590001</text:p>
          </table:table-cell>
          <table:table-cell office:value-type="float" office:value="0.5457324">
            <text:p>0.5457324</text:p>
          </table:table-cell>
          <table:table-cell table:number-columns-repeated="2"/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0.04750023">
            <text:p>0.04750023</text:p>
          </table:table-cell>
          <table:table-cell office:value-type="float" office:value="0.073208004">
            <text:p>0.073208004</text:p>
          </table:table-cell>
          <table:table-cell office:value-type="float" office:value="0.580001">
            <text:p>0.580001</text:p>
          </table:table-cell>
          <table:table-cell office:value-type="float" office:value="0.5324218">
            <text:p>0.5324218</text:p>
          </table:table-cell>
          <table:table-cell table:number-columns-repeated="2"/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04500023">
            <text:p>0.04500023</text:p>
          </table:table-cell>
          <table:table-cell office:value-type="float" office:value="0.07137781">
            <text:p>0.07137781</text:p>
          </table:table-cell>
          <table:table-cell office:value-type="float" office:value="0.570001">
            <text:p>0.570001</text:p>
          </table:table-cell>
          <table:table-cell office:value-type="float" office:value="0.5058007">
            <text:p>0.5058007</text:p>
          </table:table-cell>
          <table:table-cell table:number-columns-repeated="2"/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0.042500228">
            <text:p>0.042500228</text:p>
          </table:table-cell>
          <table:table-cell office:value-type="float" office:value="0.0677174">
            <text:p>0.0677174</text:p>
          </table:table-cell>
          <table:table-cell office:value-type="float" office:value="0.560001">
            <text:p>0.560001</text:p>
          </table:table-cell>
          <table:table-cell office:value-type="float" office:value="0.5191113">
            <text:p>0.5191113</text:p>
          </table:table-cell>
          <table:table-cell table:number-columns-repeated="2"/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040000226">
            <text:p>0.040000226</text:p>
          </table:table-cell>
          <table:table-cell office:value-type="float" office:value="0.064057">
            <text:p>0.064057</text:p>
          </table:table-cell>
          <table:table-cell office:value-type="float" office:value="0.550001">
            <text:p>0.550001</text:p>
          </table:table-cell>
          <table:table-cell office:value-type="float" office:value="0.5058007">
            <text:p>0.5058007</text:p>
          </table:table-cell>
          <table:table-cell table:number-columns-repeated="2"/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0.037500225">
            <text:p>0.037500225</text:p>
          </table:table-cell>
          <table:table-cell office:value-type="float" office:value="0.0603966">
            <text:p>0.0603966</text:p>
          </table:table-cell>
          <table:table-cell office:value-type="float" office:value="0.54000103">
            <text:p>0.54000103</text:p>
          </table:table-cell>
          <table:table-cell office:value-type="float" office:value="0.49249017">
            <text:p>0.49249017</text:p>
          </table:table-cell>
          <table:table-cell table:number-columns-repeated="2"/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035000224">
            <text:p>0.035000224</text:p>
          </table:table-cell>
          <table:table-cell office:value-type="float" office:value="0.0567362">
            <text:p>0.0567362</text:p>
          </table:table-cell>
          <table:table-cell office:value-type="float" office:value="0.53000104">
            <text:p>0.53000104</text:p>
          </table:table-cell>
          <table:table-cell office:value-type="float" office:value="0.47917962">
            <text:p>0.47917962</text:p>
          </table:table-cell>
          <table:table-cell table:number-columns-repeated="2"/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0.032500222">
            <text:p>0.032500222</text:p>
          </table:table-cell>
          <table:table-cell office:value-type="float" office:value="0.0530758">
            <text:p>0.0530758</text:p>
          </table:table-cell>
          <table:table-cell office:value-type="float" office:value="0.52000105">
            <text:p>0.52000105</text:p>
          </table:table-cell>
          <table:table-cell office:value-type="float" office:value="0.46586913">
            <text:p>0.46586913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030000223">
            <text:p>0.030000223</text:p>
          </table:table-cell>
          <table:table-cell office:value-type="float" office:value="0.049415402">
            <text:p>0.049415402</text:p>
          </table:table-cell>
          <table:table-cell office:value-type="float" office:value="0.51000106">
            <text:p>0.51000106</text:p>
          </table:table-cell>
          <table:table-cell office:value-type="float" office:value="0.46586913">
            <text:p>0.46586913</text:p>
          </table:table-cell>
          <table:table-cell table:number-columns-repeated="2"/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0.027500223">
            <text:p>0.027500223</text:p>
          </table:table-cell>
          <table:table-cell office:value-type="float" office:value="0.0512456">
            <text:p>0.0512456</text:p>
          </table:table-cell>
          <table:table-cell office:value-type="float" office:value="0.5000011">
            <text:p>0.5000011</text:p>
          </table:table-cell>
          <table:table-cell office:value-type="float" office:value="0.46586913">
            <text:p>0.46586913</text:p>
          </table:table-cell>
          <table:table-cell table:number-columns-repeated="2"/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025000224">
            <text:p>0.025000224</text:p>
          </table:table-cell>
          <table:table-cell office:value-type="float" office:value="0.0439248">
            <text:p>0.0439248</text:p>
          </table:table-cell>
          <table:table-cell office:value-type="float" office:value="0.49000108">
            <text:p>0.49000108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15">
            <text:p>2315</text:p>
          </table:table-cell>
          <table:table-cell office:value-type="float" office:value="0.022500224">
            <text:p>0.022500224</text:p>
          </table:table-cell>
          <table:table-cell office:value-type="float" office:value="0.0439248">
            <text:p>0.0439248</text:p>
          </table:table-cell>
          <table:table-cell office:value-type="float" office:value="0.4800011">
            <text:p>0.4800011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020000225">
            <text:p>0.020000225</text:p>
          </table:table-cell>
          <table:table-cell office:value-type="float" office:value="0.0402644">
            <text:p>0.0402644</text:p>
          </table:table-cell>
          <table:table-cell office:value-type="float" office:value="0.4700011">
            <text:p>0.4700011</text:p>
          </table:table-cell>
          <table:table-cell office:value-type="float" office:value="0.42593744">
            <text:p>0.42593744</text:p>
          </table:table-cell>
          <table:table-cell table:number-columns-repeated="2"/>
        </table:table-row>
        <table:table-row table:style-name="ro2">
          <table:table-cell office:value-type="float" office:value="2325">
            <text:p>2325</text:p>
          </table:table-cell>
          <table:table-cell office:value-type="float" office:value="0.017500225">
            <text:p>0.017500225</text:p>
          </table:table-cell>
          <table:table-cell office:value-type="float" office:value="0.038434204">
            <text:p>0.038434204</text:p>
          </table:table-cell>
          <table:table-cell office:value-type="float" office:value="0.4600011">
            <text:p>0.4600011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015000226">
            <text:p>0.015000226</text:p>
          </table:table-cell>
          <table:table-cell office:value-type="float" office:value="0.036604002">
            <text:p>0.036604002</text:p>
          </table:table-cell>
          <table:table-cell office:value-type="float" office:value="0.45000112">
            <text:p>0.45000112</text:p>
          </table:table-cell>
          <table:table-cell office:value-type="float" office:value="0.45255858">
            <text:p>0.45255858</text:p>
          </table:table-cell>
          <table:table-cell table:number-columns-repeated="2"/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0.0125002265">
            <text:p>0.0125002265</text:p>
          </table:table-cell>
          <table:table-cell office:value-type="float" office:value="0.0347738">
            <text:p>0.0347738</text:p>
          </table:table-cell>
          <table:table-cell office:value-type="float" office:value="0.44000113">
            <text:p>0.44000113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010000227">
            <text:p>0.010000227</text:p>
          </table:table-cell>
          <table:table-cell office:value-type="float" office:value="0.029283201">
            <text:p>0.029283201</text:p>
          </table:table-cell>
          <table:table-cell office:value-type="float" office:value="0.43000114">
            <text:p>0.43000114</text:p>
          </table:table-cell>
          <table:table-cell office:value-type="float" office:value="0.42593744">
            <text:p>0.42593744</text:p>
          </table:table-cell>
          <table:table-cell table:number-columns-repeated="2"/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0.007500227">
            <text:p>0.007500227</text:p>
          </table:table-cell>
          <table:table-cell office:value-type="float" office:value="0.031113401">
            <text:p>0.031113401</text:p>
          </table:table-cell>
          <table:table-cell office:value-type="float" office:value="0.42000115">
            <text:p>0.42000115</text:p>
          </table:table-cell>
          <table:table-cell office:value-type="float" office:value="0.43924803">
            <text:p>0.43924803</text:p>
          </table:table-cell>
          <table:table-cell table:number-columns-repeated="2"/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005000227">
            <text:p>0.005000227</text:p>
          </table:table-cell>
          <table:table-cell office:value-type="float" office:value="0.0256228">
            <text:p>0.0256228</text:p>
          </table:table-cell>
          <table:table-cell office:value-type="float" office:value="0.41000116">
            <text:p>0.41000116</text:p>
          </table:table-cell>
          <table:table-cell office:value-type="float" office:value="0.42593744">
            <text:p>0.42593744</text:p>
          </table:table-cell>
          <table:table-cell table:number-columns-repeated="2"/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0.0025002272">
            <text:p>0.0025002272</text:p>
          </table:table-cell>
          <table:table-cell office:value-type="float" office:value="0.0237926">
            <text:p>0.0237926</text:p>
          </table:table-cell>
          <table:table-cell office:value-type="float" office:value="0.40000117">
            <text:p>0.40000117</text:p>
          </table:table-cell>
          <table:table-cell office:value-type="float" office:value="0.4126269">
            <text:p>0.4126269</text:p>
          </table:table-cell>
          <table:table-cell table:number-columns-repeated="2"/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00000022724271">
            <text:p>2.2724271E-007</text:p>
          </table:table-cell>
          <table:table-cell office:value-type="float" office:value="0.0237926">
            <text:p>0.0237926</text:p>
          </table:table-cell>
          <table:table-cell office:value-type="float" office:value="0.39000118">
            <text:p>0.39000118</text:p>
          </table:table-cell>
          <table:table-cell office:value-type="float" office:value="0.39931634">
            <text:p>0.39931634</text:p>
          </table:table-cell>
          <table:table-cell table:number-columns-repeated="2"/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-0.0024997727">
            <text:p>-0.0024997727</text:p>
          </table:table-cell>
          <table:table-cell office:value-type="float" office:value="0.020132199">
            <text:p>0.020132199</text:p>
          </table:table-cell>
          <table:table-cell office:value-type="float" office:value="0.3800012">
            <text:p>0.3800012</text:p>
          </table:table-cell>
          <table:table-cell office:value-type="float" office:value="0.38600582">
            <text:p>0.38600582</text:p>
          </table:table-cell>
          <table:table-cell table:number-columns-repeated="2"/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-0.0049997726">
            <text:p>-0.0049997726</text:p>
          </table:table-cell>
          <table:table-cell office:value-type="float" office:value="0.018302001">
            <text:p>0.018302001</text:p>
          </table:table-cell>
          <table:table-cell office:value-type="float" office:value="0.3700012">
            <text:p>0.3700012</text:p>
          </table:table-cell>
          <table:table-cell office:value-type="float" office:value="0.38600582">
            <text:p>0.38600582</text:p>
          </table:table-cell>
          <table:table-cell table:number-columns-repeated="2"/>
        </table:table-row>
        <table:table-row table:style-name="ro2">
          <table:table-cell office:value-type="float" office:value="2375">
            <text:p>2375</text:p>
          </table:table-cell>
          <table:table-cell office:value-type="float" office:value="-0.0074997726">
            <text:p>-0.0074997726</text:p>
          </table:table-cell>
          <table:table-cell office:value-type="float" office:value="0.014641601">
            <text:p>0.014641601</text:p>
          </table:table-cell>
          <table:table-cell office:value-type="float" office:value="0.3600012">
            <text:p>0.3600012</text:p>
          </table:table-cell>
          <table:table-cell office:value-type="float" office:value="0.35938472">
            <text:p>0.35938472</text:p>
          </table:table-cell>
          <table:table-cell table:number-columns-repeated="2"/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-0.0099997725">
            <text:p>-0.0099997725</text:p>
          </table:table-cell>
          <table:table-cell office:value-type="float" office:value="0.014641601">
            <text:p>0.014641601</text:p>
          </table:table-cell>
          <table:table-cell office:value-type="float" office:value="0.35000122">
            <text:p>0.35000122</text:p>
          </table:table-cell>
          <table:table-cell office:value-type="float" office:value="0.38600582">
            <text:p>0.38600582</text:p>
          </table:table-cell>
          <table:table-cell table:number-columns-repeated="2"/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-0.012499772">
            <text:p>-0.012499772</text:p>
          </table:table-cell>
          <table:table-cell office:value-type="float" office:value="0.0109812">
            <text:p>0.0109812</text:p>
          </table:table-cell>
          <table:table-cell office:value-type="float" office:value="0.34000123">
            <text:p>0.34000123</text:p>
          </table:table-cell>
          <table:table-cell office:value-type="float" office:value="0.37269527">
            <text:p>0.37269527</text:p>
          </table:table-cell>
          <table:table-cell table:number-columns-repeated="2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-0.0149997715">
            <text:p>-0.0149997715</text:p>
          </table:table-cell>
          <table:table-cell office:value-type="float" office:value="0.0109812">
            <text:p>0.0109812</text:p>
          </table:table-cell>
          <table:table-cell office:value-type="float" office:value="0.33000124">
            <text:p>0.33000124</text:p>
          </table:table-cell>
          <table:table-cell office:value-type="float" office:value="0.35938472">
            <text:p>0.35938472</text:p>
          </table:table-cell>
          <table:table-cell table:number-columns-repeated="2"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-0.017499771">
            <text:p>-0.017499771</text:p>
          </table:table-cell>
          <table:table-cell office:value-type="float" office:value="0.0073208003">
            <text:p>0.0073208003</text:p>
          </table:table-cell>
          <table:table-cell office:value-type="float" office:value="0.32000124">
            <text:p>0.32000124</text:p>
          </table:table-cell>
          <table:table-cell office:value-type="float" office:value="0.34607416">
            <text:p>0.34607416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-0.01999977">
            <text:p>-0.01999977</text:p>
          </table:table-cell>
          <table:table-cell office:value-type="float" office:value="0.0054906">
            <text:p>0.0054906</text:p>
          </table:table-cell>
          <table:table-cell office:value-type="float" office:value="0.31000125">
            <text:p>0.31000125</text:p>
          </table:table-cell>
          <table:table-cell office:value-type="float" office:value="0.35938472">
            <text:p>0.35938472</text:p>
          </table:table-cell>
          <table:table-cell table:number-columns-repeated="2"/>
        </table:table-row>
        <table:table-row table:style-name="ro2">
          <table:table-cell office:value-type="float" office:value="2405">
            <text:p>2405</text:p>
          </table:table-cell>
          <table:table-cell office:value-type="float" office:value="-0.02249977">
            <text:p>-0.02249977</text:p>
          </table:table-cell>
          <table:table-cell office:value-type="float" office:value="0.0036604002">
            <text:p>0.0036604002</text:p>
          </table:table-cell>
          <table:table-cell office:value-type="float" office:value="0.30000126">
            <text:p>0.30000126</text:p>
          </table:table-cell>
          <table:table-cell office:value-type="float" office:value="0.3194531">
            <text:p>0.3194531</text:p>
          </table:table-cell>
          <table:table-cell table:number-columns-repeated="2"/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-0.02499977">
            <text:p>-0.02499977</text:p>
          </table:table-cell>
          <table:table-cell office:value-type="float" office:value="0.0018302001">
            <text:p>0.0018302001</text:p>
          </table:table-cell>
          <table:table-cell office:value-type="float" office:value="0.29000127">
            <text:p>0.29000127</text:p>
          </table:table-cell>
          <table:table-cell office:value-type="float" office:value="0.3194531">
            <text:p>0.3194531</text:p>
          </table:table-cell>
          <table:table-cell table:number-columns-repeated="2"/>
        </table:table-row>
        <table:table-row table:style-name="ro2">
          <table:table-cell office:value-type="float" office:value="2415">
            <text:p>2415</text:p>
          </table:table-cell>
          <table:table-cell office:value-type="float" office:value="-0.027499769">
            <text:p>-0.027499769</text:p>
          </table:table-cell>
          <table:table-cell office:value-type="float" office:value="0">
            <text:p>0</text:p>
          </table:table-cell>
          <table:table-cell office:value-type="float" office:value="0.28000128">
            <text:p>0.28000128</text:p>
          </table:table-cell>
          <table:table-cell office:value-type="float" office:value="0.3194531">
            <text:p>0.3194531</text:p>
          </table:table-cell>
          <table:table-cell table:number-columns-repeated="2"/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-0.029999768">
            <text:p>-0.029999768</text:p>
          </table:table-cell>
          <table:table-cell office:value-type="float" office:value="0">
            <text:p>0</text:p>
          </table:table-cell>
          <table:table-cell office:value-type="float" office:value="0.2700013">
            <text:p>0.2700013</text:p>
          </table:table-cell>
          <table:table-cell office:value-type="float" office:value="0.30614254">
            <text:p>0.30614254</text:p>
          </table:table-cell>
          <table:table-cell table:number-columns-repeated="2"/>
        </table:table-row>
        <table:table-row table:style-name="ro2">
          <table:table-cell office:value-type="float" office:value="2425">
            <text:p>2425</text:p>
          </table:table-cell>
          <table:table-cell office:value-type="float" office:value="-0.032499768">
            <text:p>-0.032499768</text:p>
          </table:table-cell>
          <table:table-cell office:value-type="float" office:value="0.0018302001">
            <text:p>0.0018302001</text:p>
          </table:table-cell>
          <table:table-cell office:value-type="float" office:value="0.2600013">
            <text:p>0.2600013</text:p>
          </table:table-cell>
          <table:table-cell office:value-type="float" office:value="0.30614254">
            <text:p>0.30614254</text:p>
          </table:table-cell>
          <table:table-cell table:number-columns-repeated="2"/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-0.03499977">
            <text:p>-0.03499977</text:p>
          </table:table-cell>
          <table:table-cell office:value-type="float" office:value="0">
            <text:p>0</text:p>
          </table:table-cell>
          <table:table-cell office:value-type="float" office:value="0.2500013">
            <text:p>0.2500013</text:p>
          </table:table-cell>
          <table:table-cell office:value-type="float" office:value="0.27952147">
            <text:p>0.27952147</text:p>
          </table:table-cell>
          <table:table-cell table:number-columns-repeated="2"/>
        </table:table-row>
        <table:table-row table:style-name="ro2">
          <table:table-cell office:value-type="float" office:value="2435">
            <text:p>2435</text:p>
          </table:table-cell>
          <table:table-cell office:value-type="float" office:value="-0.03749977">
            <text:p>-0.03749977</text:p>
          </table:table-cell>
          <table:table-cell office:value-type="float" office:value="-0.0018302001">
            <text:p>-0.0018302001</text:p>
          </table:table-cell>
          <table:table-cell office:value-type="float" office:value="0.2400013">
            <text:p>0.2400013</text:p>
          </table:table-cell>
          <table:table-cell office:value-type="float" office:value="0.27952147">
            <text:p>0.27952147</text:p>
          </table:table-cell>
          <table:table-cell table:number-columns-repeated="2"/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-0.039999772">
            <text:p>-0.039999772</text:p>
          </table:table-cell>
          <table:table-cell office:value-type="float" office:value="-0.0018302001">
            <text:p>-0.0018302001</text:p>
          </table:table-cell>
          <table:table-cell office:value-type="float" office:value="0.2300013">
            <text:p>0.2300013</text:p>
          </table:table-cell>
          <table:table-cell office:value-type="float" office:value="0.2662109">
            <text:p>0.2662109</text:p>
          </table:table-cell>
          <table:table-cell table:number-columns-repeated="2"/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-0.042499773">
            <text:p>-0.042499773</text:p>
          </table:table-cell>
          <table:table-cell office:value-type="float" office:value="-0.0018302001">
            <text:p>-0.0018302001</text:p>
          </table:table-cell>
          <table:table-cell office:value-type="float" office:value="0.2200013">
            <text:p>0.2200013</text:p>
          </table:table-cell>
          <table:table-cell office:value-type="float" office:value="0.2662109">
            <text:p>0.2662109</text:p>
          </table:table-cell>
          <table:table-cell table:number-columns-repeated="2"/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-0.044999775">
            <text:p>-0.044999775</text:p>
          </table:table-cell>
          <table:table-cell office:value-type="float" office:value="0">
            <text:p>0</text:p>
          </table:table-cell>
          <table:table-cell office:value-type="float" office:value="0.21000129">
            <text:p>0.21000129</text:p>
          </table:table-cell>
          <table:table-cell office:value-type="float" office:value="0.2662109">
            <text:p>0.2662109</text:p>
          </table:table-cell>
          <table:table-cell table:number-columns-repeated="2"/>
        </table:table-row>
        <table:table-row table:style-name="ro2">
          <table:table-cell office:value-type="float" office:value="2455">
            <text:p>2455</text:p>
          </table:table-cell>
          <table:table-cell office:value-type="float" office:value="-0.047499776">
            <text:p>-0.047499776</text:p>
          </table:table-cell>
          <table:table-cell office:value-type="float" office:value="-0.0018302001">
            <text:p>-0.0018302001</text:p>
          </table:table-cell>
          <table:table-cell office:value-type="float" office:value="0.20000128">
            <text:p>0.20000128</text:p>
          </table:table-cell>
          <table:table-cell office:value-type="float" office:value="0.23958981">
            <text:p>0.23958981</text:p>
          </table:table-cell>
          <table:table-cell table:number-columns-repeated="2"/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-0.049999777">
            <text:p>-0.049999777</text:p>
          </table:table-cell>
          <table:table-cell office:value-type="float" office:value="0">
            <text:p>0</text:p>
          </table:table-cell>
          <table:table-cell office:value-type="float" office:value="0.19000128">
            <text:p>0.19000128</text:p>
          </table:table-cell>
          <table:table-cell office:value-type="float" office:value="0.22627929">
            <text:p>0.22627929</text:p>
          </table:table-cell>
          <table:table-cell table:number-columns-repeated="2"/>
        </table:table-row>
        <table:table-row table:style-name="ro2">
          <table:table-cell office:value-type="float" office:value="2465">
            <text:p>2465</text:p>
          </table:table-cell>
          <table:table-cell office:value-type="float" office:value="-0.05249978">
            <text:p>-0.05249978</text:p>
          </table:table-cell>
          <table:table-cell office:value-type="float" office:value="-0.0018302001">
            <text:p>-0.0018302001</text:p>
          </table:table-cell>
          <table:table-cell office:value-type="float" office:value="0.18000127">
            <text:p>0.18000127</text:p>
          </table:table-cell>
          <table:table-cell office:value-type="float" office:value="0.21296872">
            <text:p>0.21296872</text:p>
          </table:table-cell>
          <table:table-cell table:number-columns-repeated="2"/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-0.05499978">
            <text:p>-0.05499978</text:p>
          </table:table-cell>
          <table:table-cell office:value-type="float" office:value="0">
            <text:p>0</text:p>
          </table:table-cell>
          <table:table-cell office:value-type="float" office:value="0.17000127">
            <text:p>0.17000127</text:p>
          </table:table-cell>
          <table:table-cell office:value-type="float" office:value="0.21296872">
            <text:p>0.21296872</text:p>
          </table:table-cell>
          <table:table-cell table:number-columns-repeated="2"/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-0.05749978">
            <text:p>-0.05749978</text:p>
          </table:table-cell>
          <table:table-cell office:value-type="float" office:value="0">
            <text:p>0</text:p>
          </table:table-cell>
          <table:table-cell office:value-type="float" office:value="0.16000126">
            <text:p>0.16000126</text:p>
          </table:table-cell>
          <table:table-cell office:value-type="float" office:value="0.18634763">
            <text:p>0.18634763</text:p>
          </table:table-cell>
          <table:table-cell table:number-columns-repeated="2"/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-0.059999783">
            <text:p>-0.059999783</text:p>
          </table:table-cell>
          <table:table-cell office:value-type="float" office:value="0">
            <text:p>0</text:p>
          </table:table-cell>
          <table:table-cell office:value-type="float" office:value="0.15000126">
            <text:p>0.15000126</text:p>
          </table:table-cell>
          <table:table-cell office:value-type="float" office:value="0.17303708">
            <text:p>0.17303708</text:p>
          </table:table-cell>
          <table:table-cell table:number-columns-repeated="2"/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-0.062499784">
            <text:p>-0.062499784</text:p>
          </table:table-cell>
          <table:table-cell office:value-type="float" office:value="0">
            <text:p>0</text:p>
          </table:table-cell>
          <table:table-cell office:value-type="float" office:value="0.14000125">
            <text:p>0.14000125</text:p>
          </table:table-cell>
          <table:table-cell office:value-type="float" office:value="0.15972655">
            <text:p>0.15972655</text:p>
          </table:table-cell>
          <table:table-cell table:number-columns-repeated="2"/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-0.06499978">
            <text:p>-0.06499978</text:p>
          </table:table-cell>
          <table:table-cell office:value-type="float" office:value="-0.0018302001">
            <text:p>-0.0018302001</text:p>
          </table:table-cell>
          <table:table-cell office:value-type="float" office:value="0.13000125">
            <text:p>0.13000125</text:p>
          </table:table-cell>
          <table:table-cell office:value-type="float" office:value="0.146416">
            <text:p>0.146416</text:p>
          </table:table-cell>
          <table:table-cell table:number-columns-repeated="2"/>
        </table:table-row>
        <table:table-row table:style-name="ro2">
          <table:table-cell office:value-type="float" office:value="2495">
            <text:p>2495</text:p>
          </table:table-cell>
          <table:table-cell office:value-type="float" office:value="-0.06749978">
            <text:p>-0.06749978</text:p>
          </table:table-cell>
          <table:table-cell office:value-type="float" office:value="0">
            <text:p>0</text:p>
          </table:table-cell>
          <table:table-cell office:value-type="float" office:value="0.12000125">
            <text:p>0.12000125</text:p>
          </table:table-cell>
          <table:table-cell office:value-type="float" office:value="0.146416">
            <text:p>0.146416</text:p>
          </table:table-cell>
          <table:table-cell table:number-columns-repeated="2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-0.06999978">
            <text:p>-0.06999978</text:p>
          </table:table-cell>
          <table:table-cell office:value-type="float" office:value="-0.0036604002">
            <text:p>-0.0036604002</text:p>
          </table:table-cell>
          <table:table-cell office:value-type="float" office:value="0.11000125">
            <text:p>0.11000125</text:p>
          </table:table-cell>
          <table:table-cell office:value-type="float" office:value="0.119794905">
            <text:p>0.119794905</text:p>
          </table:table-cell>
          <table:table-cell table:number-columns-repeated="2"/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-0.072499774">
            <text:p>-0.072499774</text:p>
          </table:table-cell>
          <table:table-cell office:value-type="float" office:value="-0.0018302001">
            <text:p>-0.0018302001</text:p>
          </table:table-cell>
          <table:table-cell office:value-type="float" office:value="0.10000125">
            <text:p>0.10000125</text:p>
          </table:table-cell>
          <table:table-cell office:value-type="float" office:value="0.10648436">
            <text:p>0.10648436</text:p>
          </table:table-cell>
          <table:table-cell table:number-columns-repeated="2"/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-0.07499977">
            <text:p>-0.07499977</text:p>
          </table:table-cell>
          <table:table-cell office:value-type="float" office:value="-0.009151">
            <text:p>-0.009151</text:p>
          </table:table-cell>
          <table:table-cell office:value-type="float" office:value="0.090001255">
            <text:p>0.090001255</text:p>
          </table:table-cell>
          <table:table-cell office:value-type="float" office:value="0.10648436">
            <text:p>0.10648436</text:p>
          </table:table-cell>
          <table:table-cell table:number-columns-repeated="2"/>
        </table:table-row>
        <table:table-row table:style-name="ro2">
          <table:table-cell office:value-type="float" office:value="2515">
            <text:p>2515</text:p>
          </table:table-cell>
          <table:table-cell office:value-type="float" office:value="-0.07749977">
            <text:p>-0.07749977</text:p>
          </table:table-cell>
          <table:table-cell office:value-type="float" office:value="-0.0109812">
            <text:p>-0.0109812</text:p>
          </table:table-cell>
          <table:table-cell office:value-type="float" office:value="0.08000126">
            <text:p>0.08000126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-0.07999977">
            <text:p>-0.07999977</text:p>
          </table:table-cell>
          <table:table-cell office:value-type="float" office:value="-0.0128114">
            <text:p>-0.0128114</text:p>
          </table:table-cell>
          <table:table-cell office:value-type="float" office:value="0.07000126">
            <text:p>0.07000126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2525">
            <text:p>2525</text:p>
          </table:table-cell>
          <table:table-cell office:value-type="float" office:value="-0.082499765">
            <text:p>-0.082499765</text:p>
          </table:table-cell>
          <table:table-cell office:value-type="float" office:value="-0.014641601">
            <text:p>-0.014641601</text:p>
          </table:table-cell>
          <table:table-cell office:value-type="float" office:value="0.06000126">
            <text:p>0.06000126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-0.08499976">
            <text:p>-0.08499976</text:p>
          </table:table-cell>
          <table:table-cell office:value-type="float" office:value="-0.020132199">
            <text:p>-0.020132199</text:p>
          </table:table-cell>
          <table:table-cell office:value-type="float" office:value="0.050001264">
            <text:p>0.050001264</text:p>
          </table:table-cell>
          <table:table-cell office:value-type="float" office:value="0.05324218">
            <text:p>0.05324218</text:p>
          </table:table-cell>
          <table:table-cell table:number-columns-repeated="2"/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-0.08749976">
            <text:p>-0.08749976</text:p>
          </table:table-cell>
          <table:table-cell office:value-type="float" office:value="-0.0237926">
            <text:p>-0.0237926</text:p>
          </table:table-cell>
          <table:table-cell office:value-type="float" office:value="0.040001266">
            <text:p>0.040001266</text:p>
          </table:table-cell>
          <table:table-cell office:value-type="float" office:value="0.02662109">
            <text:p>0.02662109</text:p>
          </table:table-cell>
          <table:table-cell table:number-columns-repeated="2"/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-0.08999976">
            <text:p>-0.08999976</text:p>
          </table:table-cell>
          <table:table-cell office:value-type="float" office:value="-0.0256228">
            <text:p>-0.0256228</text:p>
          </table:table-cell>
          <table:table-cell office:value-type="float" office:value="0.030001266">
            <text:p>0.030001266</text:p>
          </table:table-cell>
          <table:table-cell office:value-type="float" office:value="0.02662109">
            <text:p>0.02662109</text:p>
          </table:table-cell>
          <table:table-cell table:number-columns-repeated="2"/>
        </table:table-row>
        <table:table-row table:style-name="ro2">
          <table:table-cell office:value-type="float" office:value="2545">
            <text:p>2545</text:p>
          </table:table-cell>
          <table:table-cell office:value-type="float" office:value="-0.092499755">
            <text:p>-0.092499755</text:p>
          </table:table-cell>
          <table:table-cell office:value-type="float" office:value="-0.031113401">
            <text:p>-0.031113401</text:p>
          </table:table-cell>
          <table:table-cell office:value-type="float" office:value="0.020001266">
            <text:p>0.020001266</text:p>
          </table:table-cell>
          <table:table-cell office:value-type="float" office:value="0.013310545">
            <text:p>0.013310545</text:p>
          </table:table-cell>
          <table:table-cell table:number-columns-repeated="2"/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-0.09499975">
            <text:p>-0.09499975</text:p>
          </table:table-cell>
          <table:table-cell office:value-type="float" office:value="-0.0347738">
            <text:p>-0.0347738</text:p>
          </table:table-cell>
          <table:table-cell office:value-type="float" office:value="0.010001266">
            <text:p>0.010001266</text:p>
          </table:table-cell>
          <table:table-cell office:value-type="float" office:value="0.013310545">
            <text:p>0.013310545</text:p>
          </table:table-cell>
          <table:table-cell table:number-columns-repeated="2"/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-0.09749975">
            <text:p>-0.09749975</text:p>
          </table:table-cell>
          <table:table-cell office:value-type="float" office:value="-0.0347738">
            <text:p>-0.0347738</text:p>
          </table:table-cell>
          <table:table-cell office:value-type="float" office:value="0.0000012665987">
            <text:p>1.2665987E-0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-0.09999975">
            <text:p>-0.09999975</text:p>
          </table:table-cell>
          <table:table-cell office:value-type="float" office:value="-0.040264398">
            <text:p>-0.040264398</text:p>
          </table:table-cell>
          <table:table-cell office:value-type="float" office:value="-0.009998733">
            <text:p>-0.00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-0.102499746">
            <text:p>-0.102499746</text:p>
          </table:table-cell>
          <table:table-cell office:value-type="float" office:value="-0.040264398">
            <text:p>-0.040264398</text:p>
          </table:table-cell>
          <table:table-cell office:value-type="float" office:value="-0.019998733">
            <text:p>-0.01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-0.10499974">
            <text:p>-0.10499974</text:p>
          </table:table-cell>
          <table:table-cell office:value-type="float" office:value="-0.0420946">
            <text:p>-0.0420946</text:p>
          </table:table-cell>
          <table:table-cell office:value-type="float" office:value="-0.029998733">
            <text:p>-0.02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-0.10749974">
            <text:p>-0.10749974</text:p>
          </table:table-cell>
          <table:table-cell office:value-type="float" office:value="-0.045755">
            <text:p>-0.045755</text:p>
          </table:table-cell>
          <table:table-cell office:value-type="float" office:value="-0.039998733">
            <text:p>-0.0399987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-0.10999974">
            <text:p>-0.10999974</text:p>
          </table:table-cell>
          <table:table-cell office:value-type="float" office:value="-0.049415402">
            <text:p>-0.049415402</text:p>
          </table:table-cell>
          <table:table-cell office:value-type="float" office:value="-0.04999873">
            <text:p>-0.04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-0.112499736">
            <text:p>-0.112499736</text:p>
          </table:table-cell>
          <table:table-cell office:value-type="float" office:value="-0.0512456">
            <text:p>-0.0512456</text:p>
          </table:table-cell>
          <table:table-cell office:value-type="float" office:value="-0.05999873">
            <text:p>-0.05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-0.114999734">
            <text:p>-0.114999734</text:p>
          </table:table-cell>
          <table:table-cell office:value-type="float" office:value="-0.0530758">
            <text:p>-0.0530758</text:p>
          </table:table-cell>
          <table:table-cell office:value-type="float" office:value="-0.069998726">
            <text:p>-0.0699987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95">
            <text:p>2595</text:p>
          </table:table-cell>
          <table:table-cell office:value-type="float" office:value="-0.11749973">
            <text:p>-0.11749973</text:p>
          </table:table-cell>
          <table:table-cell office:value-type="float" office:value="-0.058566403">
            <text:p>-0.058566403</text:p>
          </table:table-cell>
          <table:table-cell office:value-type="float" office:value="-0.079998724">
            <text:p>-0.0799987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-0.11999973">
            <text:p>-0.11999973</text:p>
          </table:table-cell>
          <table:table-cell office:value-type="float" office:value="-0.0603966">
            <text:p>-0.0603966</text:p>
          </table:table-cell>
          <table:table-cell office:value-type="float" office:value="-0.08999872">
            <text:p>-0.08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05">
            <text:p>2605</text:p>
          </table:table-cell>
          <table:table-cell office:value-type="float" office:value="-0.12249973">
            <text:p>-0.12249973</text:p>
          </table:table-cell>
          <table:table-cell office:value-type="float" office:value="-0.065887205">
            <text:p>-0.065887205</text:p>
          </table:table-cell>
          <table:table-cell office:value-type="float" office:value="-0.09999872">
            <text:p>-0.09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-0.124999724">
            <text:p>-0.124999724</text:p>
          </table:table-cell>
          <table:table-cell office:value-type="float" office:value="-0.0695476">
            <text:p>-0.0695476</text:p>
          </table:table-cell>
          <table:table-cell office:value-type="float" office:value="-0.10999872">
            <text:p>-0.10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-0.12749973">
            <text:p>-0.12749973</text:p>
          </table:table-cell>
          <table:table-cell office:value-type="float" office:value="-0.07137781">
            <text:p>-0.07137781</text:p>
          </table:table-cell>
          <table:table-cell office:value-type="float" office:value="-0.119998716">
            <text:p>-0.1199987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-0.12999973">
            <text:p>-0.12999973</text:p>
          </table:table-cell>
          <table:table-cell office:value-type="float" office:value="-0.0750382">
            <text:p>-0.0750382</text:p>
          </table:table-cell>
          <table:table-cell office:value-type="float" office:value="-0.12999871">
            <text:p>-0.1299987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25">
            <text:p>2625</text:p>
          </table:table-cell>
          <table:table-cell office:value-type="float" office:value="-0.13249972">
            <text:p>-0.13249972</text:p>
          </table:table-cell>
          <table:table-cell office:value-type="float" office:value="-0.078698605">
            <text:p>-0.078698605</text:p>
          </table:table-cell>
          <table:table-cell office:value-type="float" office:value="-0.13999872">
            <text:p>-0.13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-0.13499972">
            <text:p>-0.13499972</text:p>
          </table:table-cell>
          <table:table-cell office:value-type="float" office:value="-0.0841892">
            <text:p>-0.0841892</text:p>
          </table:table-cell>
          <table:table-cell office:value-type="float" office:value="-0.14999872">
            <text:p>-0.149998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-0.13749972">
            <text:p>-0.13749972</text:p>
          </table:table-cell>
          <table:table-cell office:value-type="float" office:value="-0.0860194">
            <text:p>-0.0860194</text:p>
          </table:table-cell>
          <table:table-cell office:value-type="float" office:value="-0.15999873">
            <text:p>-0.159998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-0.13999972">
            <text:p>-0.13999972</text:p>
          </table:table-cell>
          <table:table-cell office:value-type="float" office:value="-0.0878496">
            <text:p>-0.0878496</text:p>
          </table:table-cell>
          <table:table-cell office:value-type="float" office:value="-0.16999874">
            <text:p>-0.169998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45">
            <text:p>2645</text:p>
          </table:table-cell>
          <table:table-cell office:value-type="float" office:value="-0.14249972">
            <text:p>-0.14249972</text:p>
          </table:table-cell>
          <table:table-cell office:value-type="float" office:value="-0.09151">
            <text:p>-0.09151</text:p>
          </table:table-cell>
          <table:table-cell office:value-type="float" office:value="-0.17999874">
            <text:p>-0.179998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-0.14499971">
            <text:p>-0.14499971</text:p>
          </table:table-cell>
          <table:table-cell office:value-type="float" office:value="-0.09151">
            <text:p>-0.09151</text:p>
          </table:table-cell>
          <table:table-cell office:value-type="float" office:value="-0.18999875">
            <text:p>-0.18999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55">
            <text:p>2655</text:p>
          </table:table-cell>
          <table:table-cell office:value-type="float" office:value="-0.14749971">
            <text:p>-0.14749971</text:p>
          </table:table-cell>
          <table:table-cell office:value-type="float" office:value="-0.09151">
            <text:p>-0.09151</text:p>
          </table:table-cell>
          <table:table-cell office:value-type="float" office:value="-0.19999875">
            <text:p>-0.19999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-0.14999971">
            <text:p>-0.14999971</text:p>
          </table:table-cell>
          <table:table-cell office:value-type="float" office:value="-0.098830804">
            <text:p>-0.098830804</text:p>
          </table:table-cell>
          <table:table-cell office:value-type="float" office:value="-0.20999876">
            <text:p>-0.209998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-0.1524997">
            <text:p>-0.1524997</text:p>
          </table:table-cell>
          <table:table-cell office:value-type="float" office:value="-0.098830804">
            <text:p>-0.098830804</text:p>
          </table:table-cell>
          <table:table-cell office:value-type="float" office:value="-0.21999876">
            <text:p>-0.219998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-0.1549997">
            <text:p>-0.1549997</text:p>
          </table:table-cell>
          <table:table-cell office:value-type="float" office:value="-0.1024912">
            <text:p>-0.1024912</text:p>
          </table:table-cell>
          <table:table-cell office:value-type="float" office:value="-0.22999877">
            <text:p>-0.229998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-0.1574997">
            <text:p>-0.1574997</text:p>
          </table:table-cell>
          <table:table-cell office:value-type="float" office:value="-0.1061516">
            <text:p>-0.1061516</text:p>
          </table:table-cell>
          <table:table-cell office:value-type="float" office:value="-0.23999877">
            <text:p>-0.239998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-0.1599997">
            <text:p>-0.1599997</text:p>
          </table:table-cell>
          <table:table-cell office:value-type="float" office:value="-0.111642204">
            <text:p>-0.111642204</text:p>
          </table:table-cell>
          <table:table-cell office:value-type="float" office:value="-0.24999878">
            <text:p>-0.249998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-0.1624997">
            <text:p>-0.1624997</text:p>
          </table:table-cell>
          <table:table-cell office:value-type="float" office:value="-0.1134724">
            <text:p>-0.1134724</text:p>
          </table:table-cell>
          <table:table-cell office:value-type="float" office:value="-0.25999877">
            <text:p>-0.25999877</text:p>
          </table:table-cell>
          <table:table-cell office:value-type="float" office:value="-0.013310545">
            <text:p>-0.013310545</text:p>
          </table:table-cell>
          <table:table-cell table:number-columns-repeated="2"/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-0.1649997">
            <text:p>-0.1649997</text:p>
          </table:table-cell>
          <table:table-cell office:value-type="float" office:value="-0.1153026">
            <text:p>-0.1153026</text:p>
          </table:table-cell>
          <table:table-cell office:value-type="float" office:value="-0.26999876">
            <text:p>-0.26999876</text:p>
          </table:table-cell>
          <table:table-cell office:value-type="float" office:value="-0.013310545">
            <text:p>-0.013310545</text:p>
          </table:table-cell>
          <table:table-cell table:number-columns-repeated="2"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-0.16749969">
            <text:p>-0.16749969</text:p>
          </table:table-cell>
          <table:table-cell office:value-type="float" office:value="-0.118963">
            <text:p>-0.118963</text:p>
          </table:table-cell>
          <table:table-cell office:value-type="float" office:value="-0.27999875">
            <text:p>-0.27999875</text:p>
          </table:table-cell>
          <table:table-cell office:value-type="float" office:value="-0.013310545">
            <text:p>-0.013310545</text:p>
          </table:table-cell>
          <table:table-cell table:number-columns-repeated="2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-0.16999969">
            <text:p>-0.16999969</text:p>
          </table:table-cell>
          <table:table-cell office:value-type="float" office:value="-0.12262341">
            <text:p>-0.12262341</text:p>
          </table:table-cell>
          <table:table-cell office:value-type="float" office:value="-0.28999874">
            <text:p>-0.28999874</text:p>
          </table:table-cell>
          <table:table-cell office:value-type="float" office:value="-0.039931636">
            <text:p>-0.039931636</text:p>
          </table:table-cell>
          <table:table-cell table:number-columns-repeated="2"/>
        </table:table-row>
        <table:table-row table:style-name="ro2">
          <table:table-cell office:value-type="float" office:value="2705">
            <text:p>2705</text:p>
          </table:table-cell>
          <table:table-cell office:value-type="float" office:value="-0.17249969">
            <text:p>-0.17249969</text:p>
          </table:table-cell>
          <table:table-cell office:value-type="float" office:value="-0.12262341">
            <text:p>-0.12262341</text:p>
          </table:table-cell>
          <table:table-cell office:value-type="float" office:value="-0.29999873">
            <text:p>-0.29999873</text:p>
          </table:table-cell>
          <table:table-cell office:value-type="float" office:value="-0.09317382">
            <text:p>-0.09317382</text:p>
          </table:table-cell>
          <table:table-cell table:number-columns-repeated="2"/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-0.17499968">
            <text:p>-0.17499968</text:p>
          </table:table-cell>
          <table:table-cell office:value-type="float" office:value="-0.12628381">
            <text:p>-0.12628381</text:p>
          </table:table-cell>
          <table:table-cell office:value-type="float" office:value="-0.30999872">
            <text:p>-0.30999872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-0.17749968">
            <text:p>-0.17749968</text:p>
          </table:table-cell>
          <table:table-cell office:value-type="float" office:value="-0.13177441">
            <text:p>-0.13177441</text:p>
          </table:table-cell>
          <table:table-cell office:value-type="float" office:value="-0.3199987">
            <text:p>-0.3199987</text:p>
          </table:table-cell>
          <table:table-cell office:value-type="float" office:value="-0.18634763">
            <text:p>-0.18634763</text:p>
          </table:table-cell>
          <table:table-cell table:number-columns-repeated="2"/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-0.17999968">
            <text:p>-0.17999968</text:p>
          </table:table-cell>
          <table:table-cell office:value-type="float" office:value="-0.1354348">
            <text:p>-0.1354348</text:p>
          </table:table-cell>
          <table:table-cell office:value-type="float" office:value="-0.3299987">
            <text:p>-0.3299987</text:p>
          </table:table-cell>
          <table:table-cell office:value-type="float" office:value="-0.22627929">
            <text:p>-0.22627929</text:p>
          </table:table-cell>
          <table:table-cell table:number-columns-repeated="2"/>
        </table:table-row>
        <table:table-row table:style-name="ro2">
          <table:table-cell office:value-type="float" office:value="2725">
            <text:p>2725</text:p>
          </table:table-cell>
          <table:table-cell office:value-type="float" office:value="-0.18249968">
            <text:p>-0.18249968</text:p>
          </table:table-cell>
          <table:table-cell office:value-type="float" office:value="-0.13726501">
            <text:p>-0.13726501</text:p>
          </table:table-cell>
          <table:table-cell office:value-type="float" office:value="-0.3399987">
            <text:p>-0.3399987</text:p>
          </table:table-cell>
          <table:table-cell office:value-type="float" office:value="-0.27952147">
            <text:p>-0.27952147</text:p>
          </table:table-cell>
          <table:table-cell table:number-columns-repeated="2"/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-0.18499967">
            <text:p>-0.18499967</text:p>
          </table:table-cell>
          <table:table-cell office:value-type="float" office:value="-0.13726501">
            <text:p>-0.13726501</text:p>
          </table:table-cell>
          <table:table-cell office:value-type="float" office:value="-0.34999868">
            <text:p>-0.34999868</text:p>
          </table:table-cell>
          <table:table-cell office:value-type="float" office:value="-0.34607416">
            <text:p>-0.34607416</text:p>
          </table:table-cell>
          <table:table-cell table:number-columns-repeated="2"/>
        </table:table-row>
        <table:table-row table:style-name="ro2">
          <table:table-cell office:value-type="float" office:value="2735">
            <text:p>2735</text:p>
          </table:table-cell>
          <table:table-cell office:value-type="float" office:value="-0.18749967">
            <text:p>-0.18749967</text:p>
          </table:table-cell>
          <table:table-cell office:value-type="float" office:value="-0.13726501">
            <text:p>-0.13726501</text:p>
          </table:table-cell>
          <table:table-cell office:value-type="float" office:value="-0.35999867">
            <text:p>-0.35999867</text:p>
          </table:table-cell>
          <table:table-cell office:value-type="float" office:value="-0.35938472">
            <text:p>-0.35938472</text:p>
          </table:table-cell>
          <table:table-cell table:number-columns-repeated="2"/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-0.18999967">
            <text:p>-0.18999967</text:p>
          </table:table-cell>
          <table:table-cell office:value-type="float" office:value="-0.1390952">
            <text:p>-0.1390952</text:p>
          </table:table-cell>
          <table:table-cell office:value-type="float" office:value="-0.36999866">
            <text:p>-0.36999866</text:p>
          </table:table-cell>
          <table:table-cell office:value-type="float" office:value="-0.39931634">
            <text:p>-0.39931634</text:p>
          </table:table-cell>
          <table:table-cell table:number-columns-repeated="2"/>
        </table:table-row>
        <table:table-row table:style-name="ro2">
          <table:table-cell office:value-type="float" office:value="2745">
            <text:p>2745</text:p>
          </table:table-cell>
          <table:table-cell office:value-type="float" office:value="-0.19249967">
            <text:p>-0.19249967</text:p>
          </table:table-cell>
          <table:table-cell office:value-type="float" office:value="-0.14275561">
            <text:p>-0.14275561</text:p>
          </table:table-cell>
          <table:table-cell office:value-type="float" office:value="-0.37999865">
            <text:p>-0.37999865</text:p>
          </table:table-cell>
          <table:table-cell office:value-type="float" office:value="-0.42593744">
            <text:p>-0.42593744</text:p>
          </table:table-cell>
          <table:table-cell table:number-columns-repeated="2"/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-0.19499967">
            <text:p>-0.19499967</text:p>
          </table:table-cell>
          <table:table-cell office:value-type="float" office:value="-0.15373681">
            <text:p>-0.15373681</text:p>
          </table:table-cell>
          <table:table-cell office:value-type="float" office:value="-0.38999864">
            <text:p>-0.38999864</text:p>
          </table:table-cell>
          <table:table-cell office:value-type="float" office:value="-0.4126269">
            <text:p>-0.4126269</text:p>
          </table:table-cell>
          <table:table-cell table:number-columns-repeated="2"/>
        </table:table-row>
        <table:table-row table:style-name="ro2">
          <table:table-cell office:value-type="float" office:value="2755">
            <text:p>2755</text:p>
          </table:table-cell>
          <table:table-cell office:value-type="float" office:value="-0.19749966">
            <text:p>-0.19749966</text:p>
          </table:table-cell>
          <table:table-cell office:value-type="float" office:value="-0.15373681">
            <text:p>-0.15373681</text:p>
          </table:table-cell>
          <table:table-cell office:value-type="float" office:value="-0.39999864">
            <text:p>-0.39999864</text:p>
          </table:table-cell>
          <table:table-cell office:value-type="float" office:value="-0.45255858">
            <text:p>-0.45255858</text:p>
          </table:table-cell>
          <table:table-cell table:number-columns-repeated="2"/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-0.19999966">
            <text:p>-0.19999966</text:p>
          </table:table-cell>
          <table:table-cell office:value-type="float" office:value="-0.15922742">
            <text:p>-0.15922742</text:p>
          </table:table-cell>
          <table:table-cell office:value-type="float" office:value="-0.40999863">
            <text:p>-0.40999863</text:p>
          </table:table-cell>
          <table:table-cell office:value-type="float" office:value="-0.43924803">
            <text:p>-0.43924803</text:p>
          </table:table-cell>
          <table:table-cell table:number-columns-repeated="2"/>
        </table:table-row>
        <table:table-row table:style-name="ro2">
          <table:table-cell office:value-type="float" office:value="2765">
            <text:p>2765</text:p>
          </table:table-cell>
          <table:table-cell office:value-type="float" office:value="-0.20249966">
            <text:p>-0.20249966</text:p>
          </table:table-cell>
          <table:table-cell office:value-type="float" office:value="-0.15739721">
            <text:p>-0.15739721</text:p>
          </table:table-cell>
          <table:table-cell office:value-type="float" office:value="-0.41999862">
            <text:p>-0.41999862</text:p>
          </table:table-cell>
          <table:table-cell office:value-type="float" office:value="-0.47917962">
            <text:p>-0.47917962</text:p>
          </table:table-cell>
          <table:table-cell table:number-columns-repeated="2"/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-0.20499966">
            <text:p>-0.20499966</text:p>
          </table:table-cell>
          <table:table-cell office:value-type="float" office:value="-0.15922742">
            <text:p>-0.15922742</text:p>
          </table:table-cell>
          <table:table-cell office:value-type="float" office:value="-0.4299986">
            <text:p>-0.4299986</text:p>
          </table:table-cell>
          <table:table-cell office:value-type="float" office:value="-0.47917962">
            <text:p>-0.47917962</text:p>
          </table:table-cell>
          <table:table-cell table:number-columns-repeated="2"/>
        </table:table-row>
        <table:table-row table:style-name="ro2">
          <table:table-cell office:value-type="float" office:value="2775">
            <text:p>2775</text:p>
          </table:table-cell>
          <table:table-cell office:value-type="float" office:value="-0.20749965">
            <text:p>-0.20749965</text:p>
          </table:table-cell>
          <table:table-cell office:value-type="float" office:value="-0.1610576">
            <text:p>-0.1610576</text:p>
          </table:table-cell>
          <table:table-cell office:value-type="float" office:value="-0.4399986">
            <text:p>-0.4399986</text:p>
          </table:table-cell>
          <table:table-cell office:value-type="float" office:value="-0.5058007">
            <text:p>-0.5058007</text:p>
          </table:table-cell>
          <table:table-cell table:number-columns-repeated="2"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-0.20999965">
            <text:p>-0.20999965</text:p>
          </table:table-cell>
          <table:table-cell office:value-type="float" office:value="-0.16837841">
            <text:p>-0.16837841</text:p>
          </table:table-cell>
          <table:table-cell office:value-type="float" office:value="-0.4499986">
            <text:p>-0.4499986</text:p>
          </table:table-cell>
          <table:table-cell office:value-type="float" office:value="-0.5191113">
            <text:p>-0.5191113</text:p>
          </table:table-cell>
          <table:table-cell table:number-columns-repeated="2"/>
        </table:table-row>
        <table:table-row table:style-name="ro2">
          <table:table-cell office:value-type="float" office:value="2785">
            <text:p>2785</text:p>
          </table:table-cell>
          <table:table-cell office:value-type="float" office:value="-0.21249965">
            <text:p>-0.21249965</text:p>
          </table:table-cell>
          <table:table-cell office:value-type="float" office:value="-0.17020862">
            <text:p>-0.17020862</text:p>
          </table:table-cell>
          <table:table-cell office:value-type="float" office:value="-0.45999858">
            <text:p>-0.45999858</text:p>
          </table:table-cell>
          <table:table-cell office:value-type="float" office:value="-0.5457324">
            <text:p>-0.5457324</text:p>
          </table:table-cell>
          <table:table-cell table:number-columns-repeated="2"/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-0.21499965">
            <text:p>-0.21499965</text:p>
          </table:table-cell>
          <table:table-cell office:value-type="float" office:value="-0.17203881">
            <text:p>-0.17203881</text:p>
          </table:table-cell>
          <table:table-cell office:value-type="float" office:value="-0.46999857">
            <text:p>-0.46999857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-0.21749964">
            <text:p>-0.21749964</text:p>
          </table:table-cell>
          <table:table-cell office:value-type="float" office:value="-0.17386901">
            <text:p>-0.17386901</text:p>
          </table:table-cell>
          <table:table-cell office:value-type="float" office:value="-0.47999856">
            <text:p>-0.47999856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-0.21999964">
            <text:p>-0.21999964</text:p>
          </table:table-cell>
          <table:table-cell office:value-type="float" office:value="-0.17386901">
            <text:p>-0.17386901</text:p>
          </table:table-cell>
          <table:table-cell office:value-type="float" office:value="-0.48999855">
            <text:p>-0.48999855</text:p>
          </table:table-cell>
          <table:table-cell office:value-type="float" office:value="-0.55904293">
            <text:p>-0.55904293</text:p>
          </table:table-cell>
          <table:table-cell table:number-columns-repeated="2"/>
        </table:table-row>
        <table:table-row table:style-name="ro2">
          <table:table-cell office:value-type="float" office:value="2805">
            <text:p>2805</text:p>
          </table:table-cell>
          <table:table-cell office:value-type="float" office:value="-0.22249964">
            <text:p>-0.22249964</text:p>
          </table:table-cell>
          <table:table-cell office:value-type="float" office:value="-0.1848502">
            <text:p>-0.1848502</text:p>
          </table:table-cell>
          <table:table-cell office:value-type="float" office:value="-0.49999854">
            <text:p>-0.49999854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-0.22499964">
            <text:p>-0.22499964</text:p>
          </table:table-cell>
          <table:table-cell office:value-type="float" office:value="-0.1903408">
            <text:p>-0.1903408</text:p>
          </table:table-cell>
          <table:table-cell office:value-type="float" office:value="-0.50999856">
            <text:p>-0.50999856</text:p>
          </table:table-cell>
          <table:table-cell office:value-type="float" office:value="-0.585664">
            <text:p>-0.585664</text:p>
          </table:table-cell>
          <table:table-cell table:number-columns-repeated="2"/>
        </table:table-row>
        <table:table-row table:style-name="ro2">
          <table:table-cell office:value-type="float" office:value="2815">
            <text:p>2815</text:p>
          </table:table-cell>
          <table:table-cell office:value-type="float" office:value="-0.22749963">
            <text:p>-0.22749963</text:p>
          </table:table-cell>
          <table:table-cell office:value-type="float" office:value="-0.1885106">
            <text:p>-0.1885106</text:p>
          </table:table-cell>
          <table:table-cell office:value-type="float" office:value="-0.51999855">
            <text:p>-0.51999855</text:p>
          </table:table-cell>
          <table:table-cell office:value-type="float" office:value="-0.5723535">
            <text:p>-0.5723535</text:p>
          </table:table-cell>
          <table:table-cell table:number-columns-repeated="2"/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-0.22999963">
            <text:p>-0.22999963</text:p>
          </table:table-cell>
          <table:table-cell office:value-type="float" office:value="-0.1903408">
            <text:p>-0.1903408</text:p>
          </table:table-cell>
          <table:table-cell office:value-type="float" office:value="-0.52999854">
            <text:p>-0.52999854</text:p>
          </table:table-cell>
          <table:table-cell office:value-type="float" office:value="-0.58566403">
            <text:p>-0.58566403</text:p>
          </table:table-cell>
          <table:table-cell table:number-columns-repeated="2"/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-0.23249963">
            <text:p>-0.23249963</text:p>
          </table:table-cell>
          <table:table-cell office:value-type="float" office:value="-0.1940012">
            <text:p>-0.1940012</text:p>
          </table:table-cell>
          <table:table-cell office:value-type="float" office:value="-0.53999853">
            <text:p>-0.53999853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-0.23499963">
            <text:p>-0.23499963</text:p>
          </table:table-cell>
          <table:table-cell office:value-type="float" office:value="-0.1940012">
            <text:p>-0.1940012</text:p>
          </table:table-cell>
          <table:table-cell office:value-type="float" office:value="-0.5499985">
            <text:p>-0.5499985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-0.23749962">
            <text:p>-0.23749962</text:p>
          </table:table-cell>
          <table:table-cell office:value-type="float" office:value="-0.19949181">
            <text:p>-0.19949181</text:p>
          </table:table-cell>
          <table:table-cell office:value-type="float" office:value="-0.5599985">
            <text:p>-0.5599985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-0.23999962">
            <text:p>-0.23999962</text:p>
          </table:table-cell>
          <table:table-cell office:value-type="float" office:value="-0.19766161">
            <text:p>-0.19766161</text:p>
          </table:table-cell>
          <table:table-cell office:value-type="float" office:value="-0.5699985">
            <text:p>-0.5699985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45">
            <text:p>2845</text:p>
          </table:table-cell>
          <table:table-cell office:value-type="float" office:value="-0.24249962">
            <text:p>-0.24249962</text:p>
          </table:table-cell>
          <table:table-cell office:value-type="float" office:value="-0.19583139">
            <text:p>-0.19583139</text:p>
          </table:table-cell>
          <table:table-cell office:value-type="float" office:value="-0.5799985">
            <text:p>-0.5799985</text:p>
          </table:table-cell>
          <table:table-cell office:value-type="float" office:value="-0.5989746">
            <text:p>-0.5989746</text:p>
          </table:table-cell>
          <table:table-cell table:number-columns-repeated="2"/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-0.24499962">
            <text:p>-0.24499962</text:p>
          </table:table-cell>
          <table:table-cell office:value-type="float" office:value="-0.201322">
            <text:p>-0.201322</text:p>
          </table:table-cell>
          <table:table-cell office:value-type="float" office:value="-0.5899985">
            <text:p>-0.5899985</text:p>
          </table:table-cell>
          <table:table-cell office:value-type="float" office:value="-0.585664">
            <text:p>-0.585664</text:p>
          </table:table-cell>
          <table:table-cell table:number-columns-repeated="2"/>
        </table:table-row>
        <table:table-row table:style-name="ro2">
          <table:table-cell office:value-type="float" office:value="2855">
            <text:p>2855</text:p>
          </table:table-cell>
          <table:table-cell office:value-type="float" office:value="-0.24749961">
            <text:p>-0.24749961</text:p>
          </table:table-cell>
          <table:table-cell office:value-type="float" office:value="-0.20864281">
            <text:p>-0.20864281</text:p>
          </table:table-cell>
          <table:table-cell office:value-type="float" office:value="-0.5999985">
            <text:p>-0.5999985</text:p>
          </table:table-cell>
          <table:table-cell office:value-type="float" office:value="-0.585664">
            <text:p>-0.585664</text:p>
          </table:table-cell>
          <table:table-cell table:number-columns-repeated="2"/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-0.24999961">
            <text:p>-0.24999961</text:p>
          </table:table-cell>
          <table:table-cell office:value-type="float" office:value="-0.2049824">
            <text:p>-0.2049824</text:p>
          </table:table-cell>
          <table:table-cell office:value-type="float" office:value="-0.60999846">
            <text:p>-0.60999846</text:p>
          </table:table-cell>
          <table:table-cell office:value-type="float" office:value="-0.5989745">
            <text:p>-0.5989745</text:p>
          </table:table-cell>
          <table:table-cell table:number-columns-repeated="2"/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-0.2524996">
            <text:p>-0.2524996</text:p>
          </table:table-cell>
          <table:table-cell office:value-type="float" office:value="-0.2049824">
            <text:p>-0.2049824</text:p>
          </table:table-cell>
          <table:table-cell office:value-type="float" office:value="-0.61999846">
            <text:p>-0.61999846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-0.2549996">
            <text:p>-0.2549996</text:p>
          </table:table-cell>
          <table:table-cell office:value-type="float" office:value="-0.20681262">
            <text:p>-0.20681262</text:p>
          </table:table-cell>
          <table:table-cell office:value-type="float" office:value="-0.62999845">
            <text:p>-0.62999845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-0.2574996">
            <text:p>-0.2574996</text:p>
          </table:table-cell>
          <table:table-cell office:value-type="float" office:value="-0.2123032">
            <text:p>-0.2123032</text:p>
          </table:table-cell>
          <table:table-cell office:value-type="float" office:value="-0.63999844">
            <text:p>-0.63999844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-0.2599996">
            <text:p>-0.2599996</text:p>
          </table:table-cell>
          <table:table-cell office:value-type="float" office:value="-0.2159636">
            <text:p>-0.2159636</text:p>
          </table:table-cell>
          <table:table-cell office:value-type="float" office:value="-0.6499984">
            <text:p>-0.6499984</text:p>
          </table:table-cell>
          <table:table-cell office:value-type="float" office:value="-0.65221673">
            <text:p>-0.65221673</text:p>
          </table:table-cell>
          <table:table-cell table:number-columns-repeated="2"/>
        </table:table-row>
        <table:table-row table:style-name="ro2">
          <table:table-cell office:value-type="float" office:value="2885">
            <text:p>2885</text:p>
          </table:table-cell>
          <table:table-cell office:value-type="float" office:value="-0.2624996">
            <text:p>-0.2624996</text:p>
          </table:table-cell>
          <table:table-cell office:value-type="float" office:value="-0.22145422">
            <text:p>-0.22145422</text:p>
          </table:table-cell>
          <table:table-cell office:value-type="float" office:value="-0.6599984">
            <text:p>-0.6599984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-0.2649996">
            <text:p>-0.2649996</text:p>
          </table:table-cell>
          <table:table-cell office:value-type="float" office:value="-0.2159636">
            <text:p>-0.2159636</text:p>
          </table:table-cell>
          <table:table-cell office:value-type="float" office:value="-0.6699984">
            <text:p>-0.6699984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895">
            <text:p>2895</text:p>
          </table:table-cell>
          <table:table-cell office:value-type="float" office:value="-0.2674996">
            <text:p>-0.2674996</text:p>
          </table:table-cell>
          <table:table-cell office:value-type="float" office:value="-0.21962401">
            <text:p>-0.21962401</text:p>
          </table:table-cell>
          <table:table-cell office:value-type="float" office:value="-0.6799984">
            <text:p>-0.6799984</text:p>
          </table:table-cell>
          <table:table-cell office:value-type="float" office:value="-0.6389062">
            <text:p>-0.6389062</text:p>
          </table:table-cell>
          <table:table-cell table:number-columns-repeated="2"/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-0.2699996">
            <text:p>-0.2699996</text:p>
          </table:table-cell>
          <table:table-cell office:value-type="float" office:value="-0.22328441">
            <text:p>-0.22328441</text:p>
          </table:table-cell>
          <table:table-cell office:value-type="float" office:value="-0.6899984">
            <text:p>-0.6899984</text:p>
          </table:table-cell>
          <table:table-cell office:value-type="float" office:value="-0.6122851">
            <text:p>-0.6122851</text:p>
          </table:table-cell>
          <table:table-cell table:number-columns-repeated="2"/>
        </table:table-row>
        <table:table-row table:style-name="ro2">
          <table:table-cell office:value-type="float" office:value="2905">
            <text:p>2905</text:p>
          </table:table-cell>
          <table:table-cell office:value-type="float" office:value="-0.2724996">
            <text:p>-0.2724996</text:p>
          </table:table-cell>
          <table:table-cell office:value-type="float" office:value="-0.22328441">
            <text:p>-0.22328441</text:p>
          </table:table-cell>
          <table:table-cell office:value-type="float" office:value="-0.6999984">
            <text:p>-0.6999984</text:p>
          </table:table-cell>
          <table:table-cell office:value-type="float" office:value="-0.6255956">
            <text:p>-0.6255956</text:p>
          </table:table-cell>
          <table:table-cell table:number-columns-repeated="2"/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-0.2749996">
            <text:p>-0.2749996</text:p>
          </table:table-cell>
          <table:table-cell office:value-type="float" office:value="-0.2251146">
            <text:p>-0.2251146</text:p>
          </table:table-cell>
          <table:table-cell office:value-type="float" office:value="-0.70999837">
            <text:p>-0.70999837</text:p>
          </table:table-cell>
          <table:table-cell office:value-type="float" office:value="-0.6655273">
            <text:p>-0.6655273</text:p>
          </table:table-cell>
          <table:table-cell table:number-columns-repeated="2"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-0.2774996">
            <text:p>-0.2774996</text:p>
          </table:table-cell>
          <table:table-cell office:value-type="float" office:value="-0.2306052">
            <text:p>-0.2306052</text:p>
          </table:table-cell>
          <table:table-cell office:value-type="float" office:value="-0.71999836">
            <text:p>-0.71999836</text:p>
          </table:table-cell>
          <table:table-cell office:value-type="float" office:value="-0.65221673">
            <text:p>-0.65221673</text:p>
          </table:table-cell>
          <table:table-cell table:number-columns-repeated="2"/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-0.27999958">
            <text:p>-0.27999958</text:p>
          </table:table-cell>
          <table:table-cell office:value-type="float" office:value="-0.237926">
            <text:p>-0.237926</text:p>
          </table:table-cell>
          <table:table-cell office:value-type="float" office:value="-0.72999835">
            <text:p>-0.72999835</text:p>
          </table:table-cell>
          <table:table-cell office:value-type="float" office:value="-0.67883784">
            <text:p>-0.67883784</text:p>
          </table:table-cell>
          <table:table-cell table:number-columns-repeated="2"/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-0.28249958">
            <text:p>-0.28249958</text:p>
          </table:table-cell>
          <table:table-cell office:value-type="float" office:value="-0.23243539">
            <text:p>-0.23243539</text:p>
          </table:table-cell>
          <table:table-cell office:value-type="float" office:value="-0.73999834">
            <text:p>-0.73999834</text:p>
          </table:table-cell>
          <table:table-cell office:value-type="float" office:value="-0.6921483">
            <text:p>-0.6921483</text:p>
          </table:table-cell>
          <table:table-cell table:number-columns-repeated="2"/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-0.28499958">
            <text:p>-0.28499958</text:p>
          </table:table-cell>
          <table:table-cell office:value-type="float" office:value="-0.23426561">
            <text:p>-0.23426561</text:p>
          </table:table-cell>
          <table:table-cell office:value-type="float" office:value="-0.74999833">
            <text:p>-0.74999833</text:p>
          </table:table-cell>
          <table:table-cell office:value-type="float" office:value="-0.67883784">
            <text:p>-0.67883784</text:p>
          </table:table-cell>
          <table:table-cell table:number-columns-repeated="2"/>
        </table:table-row>
        <table:table-row table:style-name="ro2">
          <table:table-cell office:value-type="float" office:value="2935">
            <text:p>2935</text:p>
          </table:table-cell>
          <table:table-cell office:value-type="float" office:value="-0.28749958">
            <text:p>-0.28749958</text:p>
          </table:table-cell>
          <table:table-cell office:value-type="float" office:value="-0.237926">
            <text:p>-0.237926</text:p>
          </table:table-cell>
          <table:table-cell office:value-type="float" office:value="-0.7599983">
            <text:p>-0.7599983</text:p>
          </table:table-cell>
          <table:table-cell office:value-type="float" office:value="-0.7054589">
            <text:p>-0.7054589</text:p>
          </table:table-cell>
          <table:table-cell table:number-columns-repeated="2"/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-0.28999957">
            <text:p>-0.28999957</text:p>
          </table:table-cell>
          <table:table-cell office:value-type="float" office:value="-0.2397562">
            <text:p>-0.2397562</text:p>
          </table:table-cell>
          <table:table-cell office:value-type="float" office:value="-0.7699983">
            <text:p>-0.7699983</text:p>
          </table:table-cell>
          <table:table-cell office:value-type="float" office:value="-0.6921483">
            <text:p>-0.6921483</text:p>
          </table:table-cell>
          <table:table-cell table:number-columns-repeated="2"/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-0.29249957">
            <text:p>-0.29249957</text:p>
          </table:table-cell>
          <table:table-cell office:value-type="float" office:value="-0.24890721">
            <text:p>-0.24890721</text:p>
          </table:table-cell>
          <table:table-cell office:value-type="float" office:value="-0.7799983">
            <text:p>-0.7799983</text:p>
          </table:table-cell>
          <table:table-cell office:value-type="float" office:value="-0.71876943">
            <text:p>-0.71876943</text:p>
          </table:table-cell>
          <table:table-cell table:number-columns-repeated="2"/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-0.29499957">
            <text:p>-0.29499957</text:p>
          </table:table-cell>
          <table:table-cell office:value-type="float" office:value="-0.24890721">
            <text:p>-0.24890721</text:p>
          </table:table-cell>
          <table:table-cell office:value-type="float" office:value="-0.7899983">
            <text:p>-0.7899983</text:p>
          </table:table-cell>
          <table:table-cell office:value-type="float" office:value="-0.73208">
            <text:p>-0.73208</text:p>
          </table:table-cell>
          <table:table-cell table:number-columns-repeated="2"/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-0.29749957">
            <text:p>-0.29749957</text:p>
          </table:table-cell>
          <table:table-cell office:value-type="float" office:value="-0.2543978">
            <text:p>-0.2543978</text:p>
          </table:table-cell>
          <table:table-cell office:value-type="float" office:value="-0.7999983">
            <text:p>-0.7999983</text:p>
          </table:table-cell>
          <table:table-cell office:value-type="float" office:value="-0.73208">
            <text:p>-0.73208</text:p>
          </table:table-cell>
          <table:table-cell table:number-columns-repeated="2"/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-0.29999956">
            <text:p>-0.29999956</text:p>
          </table:table-cell>
          <table:table-cell office:value-type="float" office:value="-0.25805822">
            <text:p>-0.25805822</text:p>
          </table:table-cell>
          <table:table-cell office:value-type="float" office:value="-0.8099983">
            <text:p>-0.8099983</text:p>
          </table:table-cell>
          <table:table-cell office:value-type="float" office:value="-0.7587011">
            <text:p>-0.7587011</text:p>
          </table:table-cell>
          <table:table-cell table:number-columns-repeated="2"/>
        </table:table-row>
        <table:table-row table:style-name="ro2">
          <table:table-cell office:value-type="float" office:value="2965">
            <text:p>2965</text:p>
          </table:table-cell>
          <table:table-cell office:value-type="float" office:value="-0.3">
            <text:p>-0.3</text:p>
          </table:table-cell>
          <table:table-cell office:value-type="float" office:value="-0.2598884">
            <text:p>-0.2598884</text:p>
          </table:table-cell>
          <table:table-cell office:value-type="float" office:value="-0.81999826">
            <text:p>-0.81999826</text:p>
          </table:table-cell>
          <table:table-cell office:value-type="float" office:value="-0.7587011">
            <text:p>-0.7587011</text:p>
          </table:table-cell>
          <table:table-cell table:number-columns-repeated="2"/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-0.3">
            <text:p>-0.3</text:p>
          </table:table-cell>
          <table:table-cell office:value-type="float" office:value="-0.2672092">
            <text:p>-0.2672092</text:p>
          </table:table-cell>
          <table:table-cell office:value-type="float" office:value="-0.82999825">
            <text:p>-0.82999825</text:p>
          </table:table-cell>
          <table:table-cell office:value-type="float" office:value="-0.7986327">
            <text:p>-0.7986327</text:p>
          </table:table-cell>
          <table:table-cell table:number-columns-repeated="2"/>
        </table:table-row>
        <table:table-row table:style-name="ro2">
          <table:table-cell office:value-type="float" office:value="2975">
            <text:p>2975</text:p>
          </table:table-cell>
          <table:table-cell office:value-type="float" office:value="-0.3">
            <text:p>-0.3</text:p>
          </table:table-cell>
          <table:table-cell office:value-type="float" office:value="-0.27269983">
            <text:p>-0.27269983</text:p>
          </table:table-cell>
          <table:table-cell office:value-type="float" office:value="-0.83999825">
            <text:p>-0.83999825</text:p>
          </table:table-cell>
          <table:table-cell office:value-type="float" office:value="-0.78532225">
            <text:p>-0.78532225</text:p>
          </table:table-cell>
          <table:table-cell table:number-columns-repeated="2"/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 office:value-type="float" office:value="-0.84999824">
            <text:p>-0.84999824</text:p>
          </table:table-cell>
          <table:table-cell office:value-type="float" office:value="-0.8252538">
            <text:p>-0.8252538</text:p>
          </table:table-cell>
          <table:table-cell table:number-columns-repeated="2"/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 office:value-type="float" office:value="-0.8599982">
            <text:p>-0.8599982</text:p>
          </table:table-cell>
          <table:table-cell office:value-type="float" office:value="-0.8252538">
            <text:p>-0.8252538</text:p>
          </table:table-cell>
          <table:table-cell table:number-columns-repeated="2"/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 office:value-type="float" office:value="-0.8699982">
            <text:p>-0.8699982</text:p>
          </table:table-cell>
          <table:table-cell office:value-type="float" office:value="-0.8518749">
            <text:p>-0.8518749</text:p>
          </table:table-cell>
          <table:table-cell table:number-columns-repeated="2"/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-0.3">
            <text:p>-0.3</text:p>
          </table:table-cell>
          <table:table-cell office:value-type="float" office:value="-0.2672092">
            <text:p>-0.2672092</text:p>
          </table:table-cell>
          <table:table-cell office:value-type="float" office:value="-0.8799982">
            <text:p>-0.8799982</text:p>
          </table:table-cell>
          <table:table-cell office:value-type="float" office:value="-0.86518544">
            <text:p>-0.86518544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-0.3">
            <text:p>-0.3</text:p>
          </table:table-cell>
          <table:table-cell office:value-type="float" office:value="-0.256228">
            <text:p>-0.256228</text:p>
          </table:table-cell>
          <table:table-cell office:value-type="float" office:value="-0.8899982">
            <text:p>-0.8899982</text:p>
          </table:table-cell>
          <table:table-cell office:value-type="float" office:value="-0.87849605">
            <text:p>-0.87849605</text:p>
          </table:table-cell>
          <table:table-cell table:number-columns-repeated="2"/>
        </table:table-row>
        <table:table-row table:style-name="ro2">
          <table:table-cell office:value-type="float" office:value="3005">
            <text:p>3005</text:p>
          </table:table-cell>
          <table:table-cell office:value-type="float" office:value="-0.3">
            <text:p>-0.3</text:p>
          </table:table-cell>
          <table:table-cell office:value-type="float" office:value="-0.2690394">
            <text:p>-0.2690394</text:p>
          </table:table-cell>
          <table:table-cell office:value-type="float" office:value="-0.8999982">
            <text:p>-0.8999982</text:p>
          </table:table-cell>
          <table:table-cell office:value-type="float" office:value="-0.9184277">
            <text:p>-0.9184277</text:p>
          </table:table-cell>
          <table:table-cell table:number-columns-repeated="2"/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-0.3">
            <text:p>-0.3</text:p>
          </table:table-cell>
          <table:table-cell office:value-type="float" office:value="-0.283681">
            <text:p>-0.283681</text:p>
          </table:table-cell>
          <table:table-cell office:value-type="float" office:value="-0.9099982">
            <text:p>-0.9099982</text:p>
          </table:table-cell>
          <table:table-cell office:value-type="float" office:value="-0.90511715">
            <text:p>-0.90511715</text:p>
          </table:table-cell>
          <table:table-cell table:number-columns-repeated="2"/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-0.3">
            <text:p>-0.3</text:p>
          </table:table-cell>
          <table:table-cell office:value-type="float" office:value="-0.28551123">
            <text:p>-0.28551123</text:p>
          </table:table-cell>
          <table:table-cell office:value-type="float" office:value="-0.91999817">
            <text:p>-0.91999817</text:p>
          </table:table-cell>
          <table:table-cell office:value-type="float" office:value="-0.9184277">
            <text:p>-0.9184277</text:p>
          </table:table-cell>
          <table:table-cell table:number-columns-repeated="2"/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0.92999816">
            <text:p>-0.92999816</text:p>
          </table:table-cell>
          <table:table-cell office:value-type="float" office:value="-0.90511715">
            <text:p>-0.90511715</text:p>
          </table:table-cell>
          <table:table-cell table:number-columns-repeated="2"/>
        </table:table-row>
        <table:table-row table:style-name="ro2">
          <table:table-cell office:value-type="float" office:value="3025">
            <text:p>302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0.93999815">
            <text:p>-0.93999815</text:p>
          </table:table-cell>
          <table:table-cell office:value-type="float" office:value="-0.9450487">
            <text:p>-0.9450487</text:p>
          </table:table-cell>
          <table:table-cell table:number-columns-repeated="2"/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0.94999814">
            <text:p>-0.94999814</text:p>
          </table:table-cell>
          <table:table-cell office:value-type="float" office:value="-0.9450487">
            <text:p>-0.9450487</text:p>
          </table:table-cell>
          <table:table-cell table:number-columns-repeated="2"/>
        </table:table-row>
        <table:table-row table:style-name="ro2">
          <table:table-cell office:value-type="float" office:value="3035">
            <text:p>3035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 office:value-type="float" office:value="-0.95999813">
            <text:p>-0.95999813</text:p>
          </table:table-cell>
          <table:table-cell office:value-type="float" office:value="-0.9716698">
            <text:p>-0.9716698</text:p>
          </table:table-cell>
          <table:table-cell table:number-columns-repeated="2"/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-0.3">
            <text:p>-0.3</text:p>
          </table:table-cell>
          <table:table-cell office:value-type="float" office:value="-0.283681">
            <text:p>-0.283681</text:p>
          </table:table-cell>
          <table:table-cell office:value-type="float" office:value="-0.9699981">
            <text:p>-0.9699981</text:p>
          </table:table-cell>
          <table:table-cell office:value-type="float" office:value="-0.98498034">
            <text:p>-0.98498034</text:p>
          </table:table-cell>
          <table:table-cell table:number-columns-repeated="2"/>
        </table:table-row>
        <table:table-row table:style-name="ro2">
          <table:table-cell office:value-type="float" office:value="3045">
            <text:p>3045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0.9799981">
            <text:p>-0.9799981</text:p>
          </table:table-cell>
          <table:table-cell office:value-type="float" office:value="-0.98498034">
            <text:p>-0.98498034</text:p>
          </table:table-cell>
          <table:table-cell table:number-columns-repeated="2"/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-0.3">
            <text:p>-0.3</text:p>
          </table:table-cell>
          <table:table-cell office:value-type="float" office:value="-0.283681">
            <text:p>-0.283681</text:p>
          </table:table-cell>
          <table:table-cell office:value-type="float" office:value="-0.9899981">
            <text:p>-0.9899981</text:p>
          </table:table-cell>
          <table:table-cell office:value-type="float" office:value="-0.99829096">
            <text:p>-0.99829096</text:p>
          </table:table-cell>
          <table:table-cell table:number-columns-repeated="2"/>
        </table:table-row>
        <table:table-row table:style-name="ro2">
          <table:table-cell office:value-type="float" office:value="3055">
            <text:p>3055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0.9999981">
            <text:p>-0.9999981</text:p>
          </table:table-cell>
          <table:table-cell office:value-type="float" office:value="-1.024912">
            <text:p>-1.024912</text:p>
          </table:table-cell>
          <table:table-cell table:number-columns-repeated="2"/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0099981">
            <text:p>-1.0099981</text:p>
          </table:table-cell>
          <table:table-cell office:value-type="float" office:value="-1.0648437">
            <text:p>-1.0648437</text:p>
          </table:table-cell>
          <table:table-cell table:number-columns-repeated="2"/>
        </table:table-row>
        <table:table-row table:style-name="ro2">
          <table:table-cell office:value-type="float" office:value="3065">
            <text:p>306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0199981">
            <text:p>-1.0199981</text:p>
          </table:table-cell>
          <table:table-cell office:value-type="float" office:value="-1.0781542">
            <text:p>-1.0781542</text:p>
          </table:table-cell>
          <table:table-cell table:number-columns-repeated="2"/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0299981">
            <text:p>-1.0299981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039998">
            <text:p>-1.039998</text:p>
          </table:table-cell>
          <table:table-cell office:value-type="float" office:value="-1.0781542">
            <text:p>-1.0781542</text:p>
          </table:table-cell>
          <table:table-cell table:number-columns-repeated="2"/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049998">
            <text:p>-1.049998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85">
            <text:p>308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059998">
            <text:p>-1.059998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-1.069998">
            <text:p>-1.069998</text:p>
          </table:table-cell>
          <table:table-cell office:value-type="float" office:value="-1.0914648">
            <text:p>-1.0914648</text:p>
          </table:table-cell>
          <table:table-cell table:number-columns-repeated="2"/>
        </table:table-row>
        <table:table-row table:style-name="ro2">
          <table:table-cell office:value-type="float" office:value="3095">
            <text:p>3095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-1.079998">
            <text:p>-1.079998</text:p>
          </table:table-cell>
          <table:table-cell office:value-type="float" office:value="-1.1180859">
            <text:p>-1.1180859</text:p>
          </table:table-cell>
          <table:table-cell table:number-columns-repeated="2"/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089998">
            <text:p>-1.089998</text:p>
          </table:table-cell>
          <table:table-cell office:value-type="float" office:value="-1.1047753">
            <text:p>-1.1047753</text:p>
          </table:table-cell>
          <table:table-cell table:number-columns-repeated="2"/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-0.3">
            <text:p>-0.3</text:p>
          </table:table-cell>
          <table:table-cell office:value-type="float" office:value="-0.283681">
            <text:p>-0.283681</text:p>
          </table:table-cell>
          <table:table-cell office:value-type="float" office:value="-1.099998">
            <text:p>-1.099998</text:p>
          </table:table-cell>
          <table:table-cell office:value-type="float" office:value="-1.144707">
            <text:p>-1.144707</text:p>
          </table:table-cell>
          <table:table-cell table:number-columns-repeated="2"/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-0.3">
            <text:p>-0.3</text:p>
          </table:table-cell>
          <table:table-cell office:value-type="float" office:value="-0.28551123">
            <text:p>-0.28551123</text:p>
          </table:table-cell>
          <table:table-cell office:value-type="float" office:value="-1.109998">
            <text:p>-1.109998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15">
            <text:p>311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119998">
            <text:p>-1.119998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-1.129998">
            <text:p>-1.129998</text:p>
          </table:table-cell>
          <table:table-cell office:value-type="float" office:value="-1.1846386">
            <text:p>-1.1846386</text:p>
          </table:table-cell>
          <table:table-cell table:number-columns-repeated="2"/>
        </table:table-row>
        <table:table-row table:style-name="ro2">
          <table:table-cell office:value-type="float" office:value="3125">
            <text:p>3125</text:p>
          </table:table-cell>
          <table:table-cell office:value-type="float" office:value="-0.3">
            <text:p>-0.3</text:p>
          </table:table-cell>
          <table:table-cell office:value-type="float" office:value="-0.28551123">
            <text:p>-0.28551123</text:p>
          </table:table-cell>
          <table:table-cell office:value-type="float" office:value="-1.139998">
            <text:p>-1.139998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149998">
            <text:p>-1.149998</text:p>
          </table:table-cell>
          <table:table-cell office:value-type="float" office:value="-1.1846386">
            <text:p>-1.1846386</text:p>
          </table:table-cell>
          <table:table-cell table:number-columns-repeated="2"/>
        </table:table-row>
        <table:table-row table:style-name="ro2">
          <table:table-cell office:value-type="float" office:value="3135">
            <text:p>3135</text:p>
          </table:table-cell>
          <table:table-cell office:value-type="float" office:value="-0.3">
            <text:p>-0.3</text:p>
          </table:table-cell>
          <table:table-cell office:value-type="float" office:value="-0.28002062">
            <text:p>-0.28002062</text:p>
          </table:table-cell>
          <table:table-cell office:value-type="float" office:value="-1.1599979">
            <text:p>-1.1599979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-1.1699979">
            <text:p>-1.1699979</text:p>
          </table:table-cell>
          <table:table-cell office:value-type="float" office:value="-1.1580175">
            <text:p>-1.1580175</text:p>
          </table:table-cell>
          <table:table-cell table:number-columns-repeated="2"/>
        </table:table-row>
        <table:table-row table:style-name="ro2">
          <table:table-cell office:value-type="float" office:value="3145">
            <text:p>3145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1799979">
            <text:p>-1.1799979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 office:value-type="float" office:value="-1.1899979">
            <text:p>-1.1899979</text:p>
          </table:table-cell>
          <table:table-cell office:value-type="float" office:value="-1.1713281">
            <text:p>-1.1713281</text:p>
          </table:table-cell>
          <table:table-cell table:number-columns-repeated="2"/>
        </table:table-row>
        <table:table-row table:style-name="ro2">
          <table:table-cell office:value-type="float" office:value="3155">
            <text:p>3155</text:p>
          </table:table-cell>
          <table:table-cell office:value-type="float" office:value="-0.3">
            <text:p>-0.3</text:p>
          </table:table-cell>
          <table:table-cell office:value-type="float" office:value="-0.28002062">
            <text:p>-0.28002062</text:p>
          </table:table-cell>
          <table:table-cell office:value-type="float" office:value="-1.1999979">
            <text:p>-1.1999979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2099979">
            <text:p>-1.2099979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165">
            <text:p>3165</text:p>
          </table:table-cell>
          <table:table-cell office:value-type="float" office:value="-0.3">
            <text:p>-0.3</text:p>
          </table:table-cell>
          <table:table-cell office:value-type="float" office:value="-0.2763602">
            <text:p>-0.2763602</text:p>
          </table:table-cell>
          <table:table-cell office:value-type="float" office:value="-1.2199979">
            <text:p>-1.2199979</text:p>
          </table:table-cell>
          <table:table-cell office:value-type="float" office:value="-1.2112597">
            <text:p>-1.2112597</text:p>
          </table:table-cell>
          <table:table-cell table:number-columns-repeated="2"/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-0.3">
            <text:p>-0.3</text:p>
          </table:table-cell>
          <table:table-cell office:value-type="float" office:value="-0.27453002">
            <text:p>-0.27453002</text:p>
          </table:table-cell>
          <table:table-cell office:value-type="float" office:value="-1.2299979">
            <text:p>-1.2299979</text:p>
          </table:table-cell>
          <table:table-cell office:value-type="float" office:value="-1.2112597">
            <text:p>-1.2112597</text:p>
          </table:table-cell>
          <table:table-cell table:number-columns-repeated="2"/>
        </table:table-row>
        <table:table-row table:style-name="ro2">
          <table:table-cell office:value-type="float" office:value="3175">
            <text:p>3175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 office:value-type="float" office:value="-1.2399979">
            <text:p>-1.2399979</text:p>
          </table:table-cell>
          <table:table-cell office:value-type="float" office:value="-1.2378807">
            <text:p>-1.2378807</text:p>
          </table:table-cell>
          <table:table-cell table:number-columns-repeated="2"/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-0.3">
            <text:p>-0.3</text:p>
          </table:table-cell>
          <table:table-cell office:value-type="float" office:value="-0.2781904">
            <text:p>-0.2781904</text:p>
          </table:table-cell>
          <table:table-cell office:value-type="float" office:value="-1.2499979">
            <text:p>-1.2499979</text:p>
          </table:table-cell>
          <table:table-cell office:value-type="float" office:value="-1.2378807">
            <text:p>-1.2378807</text:p>
          </table:table-cell>
          <table:table-cell table:number-columns-repeated="2"/>
        </table:table-row>
        <table:table-row table:style-name="ro2">
          <table:table-cell office:value-type="float" office:value="3185">
            <text:p>3185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2599978">
            <text:p>-1.2599978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2699978">
            <text:p>-1.2699978</text:p>
          </table:table-cell>
          <table:table-cell office:value-type="float" office:value="-1.171328">
            <text:p>-1.171328</text:p>
          </table:table-cell>
          <table:table-cell table:number-columns-repeated="2"/>
        </table:table-row>
        <table:table-row table:style-name="ro2">
          <table:table-cell office:value-type="float" office:value="3195">
            <text:p>319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2799978">
            <text:p>-1.2799978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2899978">
            <text:p>-1.2899978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2999978">
            <text:p>-1.2999978</text:p>
          </table:table-cell>
          <table:table-cell office:value-type="float" office:value="-1.2112597">
            <text:p>-1.2112597</text:p>
          </table:table-cell>
          <table:table-cell table:number-columns-repeated="2"/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-1.3099978">
            <text:p>-1.3099978</text:p>
          </table:table-cell>
          <table:table-cell office:value-type="float" office:value="-1.197949">
            <text:p>-1.197949</text:p>
          </table:table-cell>
          <table:table-cell table:number-columns-repeated="2"/>
        </table:table-row>
        <table:table-row table:style-name="ro2">
          <table:table-cell office:value-type="float" office:value="3215">
            <text:p>321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1.3199978">
            <text:p>-1.3199978</text:p>
          </table:table-cell>
          <table:table-cell office:value-type="float" office:value="-1.2245702">
            <text:p>-1.2245702</text:p>
          </table:table-cell>
          <table:table-cell table:number-columns-repeated="2"/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1.3299978">
            <text:p>-1.3299978</text:p>
          </table:table-cell>
          <table:table-cell office:value-type="float" office:value="-1.2378807">
            <text:p>-1.2378807</text:p>
          </table:table-cell>
          <table:table-cell table:number-columns-repeated="2"/>
        </table:table-row>
        <table:table-row table:style-name="ro2">
          <table:table-cell office:value-type="float" office:value="3225">
            <text:p>322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3399978">
            <text:p>-1.3399978</text:p>
          </table:table-cell>
          <table:table-cell office:value-type="float" office:value="-1.2511913">
            <text:p>-1.2511913</text:p>
          </table:table-cell>
          <table:table-cell table:number-columns-repeated="2"/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3499978">
            <text:p>-1.3499978</text:p>
          </table:table-cell>
          <table:table-cell office:value-type="float" office:value="-1.2911229">
            <text:p>-1.2911229</text:p>
          </table:table-cell>
          <table:table-cell table:number-columns-repeated="2"/>
        </table:table-row>
        <table:table-row table:style-name="ro2">
          <table:table-cell office:value-type="float" office:value="3235">
            <text:p>323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3599977">
            <text:p>-1.3599977</text:p>
          </table:table-cell>
          <table:table-cell office:value-type="float" office:value="-1.3177441">
            <text:p>-1.3177441</text:p>
          </table:table-cell>
          <table:table-cell table:number-columns-repeated="2"/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3699977">
            <text:p>-1.3699977</text:p>
          </table:table-cell>
          <table:table-cell office:value-type="float" office:value="-1.3310546">
            <text:p>-1.3310546</text:p>
          </table:table-cell>
          <table:table-cell table:number-columns-repeated="2"/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3799977">
            <text:p>-1.3799977</text:p>
          </table:table-cell>
          <table:table-cell office:value-type="float" office:value="-1.3709861">
            <text:p>-1.3709861</text:p>
          </table:table-cell>
          <table:table-cell table:number-columns-repeated="2"/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-0.3">
            <text:p>-0.3</text:p>
          </table:table-cell>
          <table:table-cell office:value-type="float" office:value="-0.28002062">
            <text:p>-0.28002062</text:p>
          </table:table-cell>
          <table:table-cell office:value-type="float" office:value="-1.3899977">
            <text:p>-1.3899977</text:p>
          </table:table-cell>
          <table:table-cell office:value-type="float" office:value="-1.3709861">
            <text:p>-1.3709861</text:p>
          </table:table-cell>
          <table:table-cell table:number-columns-repeated="2"/>
        </table:table-row>
        <table:table-row table:style-name="ro2">
          <table:table-cell office:value-type="float" office:value="3255">
            <text:p>3255</text:p>
          </table:table-cell>
          <table:table-cell office:value-type="float" office:value="-0.3">
            <text:p>-0.3</text:p>
          </table:table-cell>
          <table:table-cell office:value-type="float" office:value="-0.28551123">
            <text:p>-0.28551123</text:p>
          </table:table-cell>
          <table:table-cell office:value-type="float" office:value="-1.3999977">
            <text:p>-1.3999977</text:p>
          </table:table-cell>
          <table:table-cell office:value-type="float" office:value="-1.3976072">
            <text:p>-1.3976072</text:p>
          </table:table-cell>
          <table:table-cell table:number-columns-repeated="2"/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4099977">
            <text:p>-1.4099977</text:p>
          </table:table-cell>
          <table:table-cell office:value-type="float" office:value="-1.3576757">
            <text:p>-1.3576757</text:p>
          </table:table-cell>
          <table:table-cell table:number-columns-repeated="2"/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4199977">
            <text:p>-1.4199977</text:p>
          </table:table-cell>
          <table:table-cell office:value-type="float" office:value="-1.4109178">
            <text:p>-1.4109178</text:p>
          </table:table-cell>
          <table:table-cell table:number-columns-repeated="2"/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-0.3">
            <text:p>-0.3</text:p>
          </table:table-cell>
          <table:table-cell office:value-type="float" office:value="-0.28002062">
            <text:p>-0.28002062</text:p>
          </table:table-cell>
          <table:table-cell office:value-type="float" office:value="-1.4299977">
            <text:p>-1.4299977</text:p>
          </table:table-cell>
          <table:table-cell office:value-type="float" office:value="-1.4375389">
            <text:p>-1.4375389</text:p>
          </table:table-cell>
          <table:table-cell table:number-columns-repeated="2"/>
        </table:table-row>
        <table:table-row table:style-name="ro2">
          <table:table-cell office:value-type="float" office:value="3275">
            <text:p>3275</text:p>
          </table:table-cell>
          <table:table-cell office:value-type="float" office:value="-0.3">
            <text:p>-0.3</text:p>
          </table:table-cell>
          <table:table-cell office:value-type="float" office:value="-0.27269983">
            <text:p>-0.27269983</text:p>
          </table:table-cell>
          <table:table-cell office:value-type="float" office:value="-1.4399977">
            <text:p>-1.4399977</text:p>
          </table:table-cell>
          <table:table-cell office:value-type="float" office:value="-1.46416">
            <text:p>-1.46416</text:p>
          </table:table-cell>
          <table:table-cell table:number-columns-repeated="2"/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4499977">
            <text:p>-1.4499977</text:p>
          </table:table-cell>
          <table:table-cell office:value-type="float" office:value="-1.4774705">
            <text:p>-1.4774705</text:p>
          </table:table-cell>
          <table:table-cell table:number-columns-repeated="2"/>
        </table:table-row>
        <table:table-row table:style-name="ro2">
          <table:table-cell office:value-type="float" office:value="3285">
            <text:p>328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-1.4599977">
            <text:p>-1.4599977</text:p>
          </table:table-cell>
          <table:table-cell office:value-type="float" office:value="-1.4508495">
            <text:p>-1.4508495</text:p>
          </table:table-cell>
          <table:table-cell table:number-columns-repeated="2"/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-0.3">
            <text:p>-0.3</text:p>
          </table:table-cell>
          <table:table-cell office:value-type="float" office:value="-0.301983">
            <text:p>-0.301983</text:p>
          </table:table-cell>
          <table:table-cell office:value-type="float" office:value="-1.4699976">
            <text:p>-1.4699976</text:p>
          </table:table-cell>
          <table:table-cell office:value-type="float" office:value="-1.46416">
            <text:p>-1.46416</text:p>
          </table:table-cell>
          <table:table-cell table:number-columns-repeated="2"/>
        </table:table-row>
        <table:table-row table:style-name="ro2">
          <table:table-cell office:value-type="float" office:value="3295">
            <text:p>3295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4799976">
            <text:p>-1.479997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-0.3">
            <text:p>-0.3</text:p>
          </table:table-cell>
          <table:table-cell office:value-type="float" office:value="-0.2818508">
            <text:p>-0.2818508</text:p>
          </table:table-cell>
          <table:table-cell office:value-type="float" office:value="-1.4899976">
            <text:p>-1.4899976</text:p>
          </table:table-cell>
          <table:table-cell office:value-type="float" office:value="-1.4907811">
            <text:p>-1.4907811</text:p>
          </table:table-cell>
          <table:table-cell table:number-columns-repeated="2"/>
        </table:table-row>
        <table:table-row table:style-name="ro2">
          <table:table-cell office:value-type="float" office:value="3305">
            <text:p>330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-1.4999976">
            <text:p>-1.4999976</text:p>
          </table:table-cell>
          <table:table-cell office:value-type="float" office:value="-1.4508495">
            <text:p>-1.4508495</text:p>
          </table:table-cell>
          <table:table-cell table:number-columns-repeated="2"/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-0.3">
            <text:p>-0.3</text:p>
          </table:table-cell>
          <table:table-cell office:value-type="float" office:value="-0.28002062">
            <text:p>-0.28002062</text:p>
          </table:table-cell>
          <table:table-cell office:value-type="float" office:value="-1.5099976">
            <text:p>-1.5099976</text:p>
          </table:table-cell>
          <table:table-cell office:value-type="float" office:value="-1.4375389">
            <text:p>-1.4375389</text:p>
          </table:table-cell>
          <table:table-cell table:number-columns-repeated="2"/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-0.3">
            <text:p>-0.3</text:p>
          </table:table-cell>
          <table:table-cell office:value-type="float" office:value="-0.28551123">
            <text:p>-0.28551123</text:p>
          </table:table-cell>
          <table:table-cell office:value-type="float" office:value="-1.5199976">
            <text:p>-1.519997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5299976">
            <text:p>-1.5299976</text:p>
          </table:table-cell>
          <table:table-cell office:value-type="float" office:value="-1.5040916">
            <text:p>-1.5040916</text:p>
          </table:table-cell>
          <table:table-cell table:number-columns-repeated="2"/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5399976">
            <text:p>-1.5399976</text:p>
          </table:table-cell>
          <table:table-cell office:value-type="float" office:value="-1.4375389">
            <text:p>-1.4375389</text:p>
          </table:table-cell>
          <table:table-cell table:number-columns-repeated="2"/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-1.5499976">
            <text:p>-1.549997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5599976">
            <text:p>-1.559997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-1.5699975">
            <text:p>-1.5699975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345">
            <text:p>334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5799975">
            <text:p>-1.5799975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5899975">
            <text:p>-1.5899975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355">
            <text:p>335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5999975">
            <text:p>-1.5999975</text:p>
          </table:table-cell>
          <table:table-cell office:value-type="float" office:value="-1.6904392">
            <text:p>-1.6904392</text:p>
          </table:table-cell>
          <table:table-cell table:number-columns-repeated="2"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7703027">
            <text:p>-1.7703027</text:p>
          </table:table-cell>
          <table:table-cell table:number-columns-repeated="2"/>
        </table:table-row>
        <table:table-row table:style-name="ro2">
          <table:table-cell office:value-type="float" office:value="3365">
            <text:p>336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375">
            <text:p>337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395">
            <text:p>339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-0.2975">
            <text:p>-0.2975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15">
            <text:p>3415</text:p>
          </table:table-cell>
          <table:table-cell office:value-type="float" office:value="-0.29500002">
            <text:p>-0.29500002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-0.29250002">
            <text:p>-0.29250002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425">
            <text:p>3425</text:p>
          </table:table-cell>
          <table:table-cell office:value-type="float" office:value="-0.29000002">
            <text:p>-0.29000002</text:p>
          </table:table-cell>
          <table:table-cell office:value-type="float" office:value="-0.3001528">
            <text:p>-0.3001528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-0.28750002">
            <text:p>-0.28750002</text:p>
          </table:table-cell>
          <table:table-cell office:value-type="float" office:value="-0.29466224">
            <text:p>-0.29466224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435">
            <text:p>3435</text:p>
          </table:table-cell>
          <table:table-cell office:value-type="float" office:value="-0.28500003">
            <text:p>-0.28500003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-0.28250003">
            <text:p>-0.28250003</text:p>
          </table:table-cell>
          <table:table-cell office:value-type="float" office:value="-0.30747363">
            <text:p>-0.30747363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445">
            <text:p>3445</text:p>
          </table:table-cell>
          <table:table-cell office:value-type="float" office:value="-0.28000003">
            <text:p>-0.2800000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-0.27750003">
            <text:p>-0.27750003</text:p>
          </table:table-cell>
          <table:table-cell office:value-type="float" office:value="-0.30381322">
            <text:p>-0.30381322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-0.27500004">
            <text:p>-0.27500004</text:p>
          </table:table-cell>
          <table:table-cell office:value-type="float" office:value="-0.3056434">
            <text:p>-0.3056434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-0.27250004">
            <text:p>-0.27250004</text:p>
          </table:table-cell>
          <table:table-cell office:value-type="float" office:value="-0.30747363">
            <text:p>-0.30747363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465">
            <text:p>3465</text:p>
          </table:table-cell>
          <table:table-cell office:value-type="float" office:value="-0.27000004">
            <text:p>-0.27000004</text:p>
          </table:table-cell>
          <table:table-cell office:value-type="float" office:value="-0.3129642">
            <text:p>-0.3129642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-0.26750004">
            <text:p>-0.26750004</text:p>
          </table:table-cell>
          <table:table-cell office:value-type="float" office:value="-0.311134">
            <text:p>-0.311134</text:p>
          </table:table-cell>
          <table:table-cell office:value-type="float" office:value="-1.6">
            <text:p>-1.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475">
            <text:p>3475</text:p>
          </table:table-cell>
          <table:table-cell office:value-type="float" office:value="-0.26500005">
            <text:p>-0.26500005</text:p>
          </table:table-cell>
          <table:table-cell office:value-type="float" office:value="-0.30198303">
            <text:p>-0.30198303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-0.26250005">
            <text:p>-0.26250005</text:p>
          </table:table-cell>
          <table:table-cell office:value-type="float" office:value="-0.29649243">
            <text:p>-0.29649243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85">
            <text:p>3485</text:p>
          </table:table-cell>
          <table:table-cell office:value-type="float" office:value="-0.26000005">
            <text:p>-0.26000005</text:p>
          </table:table-cell>
          <table:table-cell office:value-type="float" office:value="-0.29832262">
            <text:p>-0.29832262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-0.25750005">
            <text:p>-0.25750005</text:p>
          </table:table-cell>
          <table:table-cell office:value-type="float" office:value="-0.2891716">
            <text:p>-0.2891716</text:p>
          </table:table-cell>
          <table:table-cell office:value-type="float" office:value="-1.6">
            <text:p>-1.6</text:p>
          </table:table-cell>
          <table:table-cell office:value-type="float" office:value="-1.5040916">
            <text:p>-1.5040916</text:p>
          </table:table-cell>
          <table:table-cell table:number-columns-repeated="2"/>
        </table:table-row>
        <table:table-row table:style-name="ro2">
          <table:table-cell office:value-type="float" office:value="3495">
            <text:p>3495</text:p>
          </table:table-cell>
          <table:table-cell office:value-type="float" office:value="-0.25500005">
            <text:p>-0.25500005</text:p>
          </table:table-cell>
          <table:table-cell office:value-type="float" office:value="-0.2910018">
            <text:p>-0.2910018</text:p>
          </table:table-cell>
          <table:table-cell office:value-type="float" office:value="-1.6">
            <text:p>-1.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-0.25250006">
            <text:p>-0.25250006</text:p>
          </table:table-cell>
          <table:table-cell office:value-type="float" office:value="-0.2891716">
            <text:p>-0.2891716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505">
            <text:p>3505</text:p>
          </table:table-cell>
          <table:table-cell office:value-type="float" office:value="-0.25000006">
            <text:p>-0.25000006</text:p>
          </table:table-cell>
          <table:table-cell office:value-type="float" office:value="-0.2891716">
            <text:p>-0.2891716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-0.24750006">
            <text:p>-0.24750006</text:p>
          </table:table-cell>
          <table:table-cell office:value-type="float" office:value="-0.283681">
            <text:p>-0.283681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515">
            <text:p>3515</text:p>
          </table:table-cell>
          <table:table-cell office:value-type="float" office:value="-0.24500006">
            <text:p>-0.24500006</text:p>
          </table:table-cell>
          <table:table-cell office:value-type="float" office:value="-0.2818508">
            <text:p>-0.2818508</text:p>
          </table:table-cell>
          <table:table-cell office:value-type="float" office:value="-1.6">
            <text:p>-1.6</text:p>
          </table:table-cell>
          <table:table-cell office:value-type="float" office:value="-1.5307126">
            <text:p>-1.5307126</text:p>
          </table:table-cell>
          <table:table-cell table:number-columns-repeated="2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-0.24250007">
            <text:p>-0.24250007</text:p>
          </table:table-cell>
          <table:table-cell office:value-type="float" office:value="-0.283681">
            <text:p>-0.283681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525">
            <text:p>3525</text:p>
          </table:table-cell>
          <table:table-cell office:value-type="float" office:value="-0.24000007">
            <text:p>-0.24000007</text:p>
          </table:table-cell>
          <table:table-cell office:value-type="float" office:value="-0.2818508">
            <text:p>-0.2818508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-0.23750007">
            <text:p>-0.23750007</text:p>
          </table:table-cell>
          <table:table-cell office:value-type="float" office:value="-0.283681">
            <text:p>-0.283681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35">
            <text:p>3535</text:p>
          </table:table-cell>
          <table:table-cell office:value-type="float" office:value="-0.23500007">
            <text:p>-0.23500007</text:p>
          </table:table-cell>
          <table:table-cell office:value-type="float" office:value="-0.2818508">
            <text:p>-0.2818508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-0.23250008">
            <text:p>-0.23250008</text:p>
          </table:table-cell>
          <table:table-cell office:value-type="float" office:value="-0.28002062">
            <text:p>-0.2800206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-0.23000008">
            <text:p>-0.23000008</text:p>
          </table:table-cell>
          <table:table-cell office:value-type="float" office:value="-0.2763602">
            <text:p>-0.276360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-0.22750008">
            <text:p>-0.22750008</text:p>
          </table:table-cell>
          <table:table-cell office:value-type="float" office:value="-0.2690394">
            <text:p>-0.2690394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555">
            <text:p>3555</text:p>
          </table:table-cell>
          <table:table-cell office:value-type="float" office:value="-0.22500008">
            <text:p>-0.22500008</text:p>
          </table:table-cell>
          <table:table-cell office:value-type="float" office:value="-0.265379">
            <text:p>-0.265379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-0.22250009">
            <text:p>-0.22250009</text:p>
          </table:table-cell>
          <table:table-cell office:value-type="float" office:value="-0.2617186">
            <text:p>-0.2617186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565">
            <text:p>3565</text:p>
          </table:table-cell>
          <table:table-cell office:value-type="float" office:value="-0.22000009">
            <text:p>-0.22000009</text:p>
          </table:table-cell>
          <table:table-cell office:value-type="float" office:value="-0.25805822">
            <text:p>-0.2580582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-0.21750009">
            <text:p>-0.21750009</text:p>
          </table:table-cell>
          <table:table-cell office:value-type="float" office:value="-0.256228">
            <text:p>-0.256228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575">
            <text:p>3575</text:p>
          </table:table-cell>
          <table:table-cell office:value-type="float" office:value="-0.2150001">
            <text:p>-0.2150001</text:p>
          </table:table-cell>
          <table:table-cell office:value-type="float" office:value="-0.25805822">
            <text:p>-0.2580582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-0.2125001">
            <text:p>-0.2125001</text:p>
          </table:table-cell>
          <table:table-cell office:value-type="float" office:value="-0.2617186">
            <text:p>-0.2617186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585">
            <text:p>3585</text:p>
          </table:table-cell>
          <table:table-cell office:value-type="float" office:value="-0.2100001">
            <text:p>-0.2100001</text:p>
          </table:table-cell>
          <table:table-cell office:value-type="float" office:value="-0.256228">
            <text:p>-0.256228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-0.2075001">
            <text:p>-0.2075001</text:p>
          </table:table-cell>
          <table:table-cell office:value-type="float" office:value="-0.24890721">
            <text:p>-0.24890721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595">
            <text:p>3595</text:p>
          </table:table-cell>
          <table:table-cell office:value-type="float" office:value="-0.2050001">
            <text:p>-0.2050001</text:p>
          </table:table-cell>
          <table:table-cell office:value-type="float" office:value="-0.25073743">
            <text:p>-0.25073743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-0.2025001">
            <text:p>-0.2025001</text:p>
          </table:table-cell>
          <table:table-cell office:value-type="float" office:value="-0.25073743">
            <text:p>-0.25073743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605">
            <text:p>3605</text:p>
          </table:table-cell>
          <table:table-cell office:value-type="float" office:value="-0.2000001">
            <text:p>-0.2000001</text:p>
          </table:table-cell>
          <table:table-cell office:value-type="float" office:value="-0.24341662">
            <text:p>-0.2434166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-0.19750011">
            <text:p>-0.19750011</text:p>
          </table:table-cell>
          <table:table-cell office:value-type="float" office:value="-0.2415864">
            <text:p>-0.2415864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615">
            <text:p>3615</text:p>
          </table:table-cell>
          <table:table-cell office:value-type="float" office:value="-0.19500011">
            <text:p>-0.19500011</text:p>
          </table:table-cell>
          <table:table-cell office:value-type="float" office:value="-0.23243539">
            <text:p>-0.23243539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-0.19250011">
            <text:p>-0.19250011</text:p>
          </table:table-cell>
          <table:table-cell office:value-type="float" office:value="-0.22877502">
            <text:p>-0.22877502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625">
            <text:p>3625</text:p>
          </table:table-cell>
          <table:table-cell office:value-type="float" office:value="-0.19000012">
            <text:p>-0.19000012</text:p>
          </table:table-cell>
          <table:table-cell office:value-type="float" office:value="-0.22877502">
            <text:p>-0.22877502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-0.18750012">
            <text:p>-0.18750012</text:p>
          </table:table-cell>
          <table:table-cell office:value-type="float" office:value="-0.2269448">
            <text:p>-0.2269448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35">
            <text:p>3635</text:p>
          </table:table-cell>
          <table:table-cell office:value-type="float" office:value="-0.18500012">
            <text:p>-0.18500012</text:p>
          </table:table-cell>
          <table:table-cell office:value-type="float" office:value="-0.22877502">
            <text:p>-0.2287750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-0.18250012">
            <text:p>-0.18250012</text:p>
          </table:table-cell>
          <table:table-cell office:value-type="float" office:value="-0.21413341">
            <text:p>-0.21413341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645">
            <text:p>3645</text:p>
          </table:table-cell>
          <table:table-cell office:value-type="float" office:value="-0.18000013">
            <text:p>-0.18000013</text:p>
          </table:table-cell>
          <table:table-cell office:value-type="float" office:value="-0.2159636">
            <text:p>-0.2159636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-0.17750013">
            <text:p>-0.17750013</text:p>
          </table:table-cell>
          <table:table-cell office:value-type="float" office:value="-0.2159636">
            <text:p>-0.2159636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655">
            <text:p>3655</text:p>
          </table:table-cell>
          <table:table-cell office:value-type="float" office:value="-0.17500013">
            <text:p>-0.17500013</text:p>
          </table:table-cell>
          <table:table-cell office:value-type="float" office:value="-0.21413341">
            <text:p>-0.21413341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-0.17250013">
            <text:p>-0.17250013</text:p>
          </table:table-cell>
          <table:table-cell office:value-type="float" office:value="-0.21779379">
            <text:p>-0.21779379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-0.17000014">
            <text:p>-0.17000014</text:p>
          </table:table-cell>
          <table:table-cell office:value-type="float" office:value="-0.20681262">
            <text:p>-0.2068126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-0.16750014">
            <text:p>-0.16750014</text:p>
          </table:table-cell>
          <table:table-cell office:value-type="float" office:value="-0.20681262">
            <text:p>-0.2068126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675">
            <text:p>3675</text:p>
          </table:table-cell>
          <table:table-cell office:value-type="float" office:value="-0.16500014">
            <text:p>-0.16500014</text:p>
          </table:table-cell>
          <table:table-cell office:value-type="float" office:value="-0.2049824">
            <text:p>-0.2049824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-0.16250014">
            <text:p>-0.16250014</text:p>
          </table:table-cell>
          <table:table-cell office:value-type="float" office:value="-0.19949181">
            <text:p>-0.19949181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85">
            <text:p>3685</text:p>
          </table:table-cell>
          <table:table-cell office:value-type="float" office:value="-0.16000015">
            <text:p>-0.16000015</text:p>
          </table:table-cell>
          <table:table-cell office:value-type="float" office:value="-0.2031522">
            <text:p>-0.2031522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-0.15750015">
            <text:p>-0.15750015</text:p>
          </table:table-cell>
          <table:table-cell office:value-type="float" office:value="-0.192171">
            <text:p>-0.192171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695">
            <text:p>3695</text:p>
          </table:table-cell>
          <table:table-cell office:value-type="float" office:value="-0.15500015">
            <text:p>-0.15500015</text:p>
          </table:table-cell>
          <table:table-cell office:value-type="float" office:value="-0.192171">
            <text:p>-0.192171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-0.15250015">
            <text:p>-0.15250015</text:p>
          </table:table-cell>
          <table:table-cell office:value-type="float" office:value="-0.1940012">
            <text:p>-0.1940012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705">
            <text:p>3705</text:p>
          </table:table-cell>
          <table:table-cell office:value-type="float" office:value="-0.15000015">
            <text:p>-0.15000015</text:p>
          </table:table-cell>
          <table:table-cell office:value-type="float" office:value="-0.19766161">
            <text:p>-0.19766161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-0.14750016">
            <text:p>-0.14750016</text:p>
          </table:table-cell>
          <table:table-cell office:value-type="float" office:value="-0.19583139">
            <text:p>-0.19583139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715">
            <text:p>3715</text:p>
          </table:table-cell>
          <table:table-cell office:value-type="float" office:value="-0.14500016">
            <text:p>-0.14500016</text:p>
          </table:table-cell>
          <table:table-cell office:value-type="float" office:value="-0.1885106">
            <text:p>-0.1885106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-0.14250016">
            <text:p>-0.14250016</text:p>
          </table:table-cell>
          <table:table-cell office:value-type="float" office:value="-0.17752941">
            <text:p>-0.17752941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25">
            <text:p>3725</text:p>
          </table:table-cell>
          <table:table-cell office:value-type="float" office:value="-0.14000016">
            <text:p>-0.14000016</text:p>
          </table:table-cell>
          <table:table-cell office:value-type="float" office:value="-0.17386901">
            <text:p>-0.17386901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-0.13750017">
            <text:p>-0.13750017</text:p>
          </table:table-cell>
          <table:table-cell office:value-type="float" office:value="-0.16471802">
            <text:p>-0.1647180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35">
            <text:p>3735</text:p>
          </table:table-cell>
          <table:table-cell office:value-type="float" office:value="-0.13500017">
            <text:p>-0.13500017</text:p>
          </table:table-cell>
          <table:table-cell office:value-type="float" office:value="-0.1665482">
            <text:p>-0.1665482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-0.13250017">
            <text:p>-0.13250017</text:p>
          </table:table-cell>
          <table:table-cell office:value-type="float" office:value="-0.1665482">
            <text:p>-0.166548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745">
            <text:p>3745</text:p>
          </table:table-cell>
          <table:table-cell office:value-type="float" office:value="-0.13000017">
            <text:p>-0.13000017</text:p>
          </table:table-cell>
          <table:table-cell office:value-type="float" office:value="-0.1610576">
            <text:p>-0.1610576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-0.12750018">
            <text:p>-0.12750018</text:p>
          </table:table-cell>
          <table:table-cell office:value-type="float" office:value="-0.15739721">
            <text:p>-0.15739721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55">
            <text:p>3755</text:p>
          </table:table-cell>
          <table:table-cell office:value-type="float" office:value="-0.12500018">
            <text:p>-0.12500018</text:p>
          </table:table-cell>
          <table:table-cell office:value-type="float" office:value="-0.15190661">
            <text:p>-0.15190661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-0.12250018">
            <text:p>-0.12250018</text:p>
          </table:table-cell>
          <table:table-cell office:value-type="float" office:value="-0.14824621">
            <text:p>-0.14824621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-0.12000018">
            <text:p>-0.12000018</text:p>
          </table:table-cell>
          <table:table-cell office:value-type="float" office:value="-0.1445858">
            <text:p>-0.1445858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-0.117500186">
            <text:p>-0.117500186</text:p>
          </table:table-cell>
          <table:table-cell office:value-type="float" office:value="-0.1409254">
            <text:p>-0.1409254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775">
            <text:p>3775</text:p>
          </table:table-cell>
          <table:table-cell office:value-type="float" office:value="-0.11500019">
            <text:p>-0.11500019</text:p>
          </table:table-cell>
          <table:table-cell office:value-type="float" office:value="-0.13177441">
            <text:p>-0.13177441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-0.11250019">
            <text:p>-0.11250019</text:p>
          </table:table-cell>
          <table:table-cell office:value-type="float" office:value="-0.13177441">
            <text:p>-0.13177441</text:p>
          </table:table-cell>
          <table:table-cell office:value-type="float" office:value="-1.6">
            <text:p>-1.6</text:p>
          </table:table-cell>
          <table:table-cell office:value-type="float" office:value="-1.5174022">
            <text:p>-1.5174022</text:p>
          </table:table-cell>
          <table:table-cell table:number-columns-repeated="2"/>
        </table:table-row>
        <table:table-row table:style-name="ro2">
          <table:table-cell office:value-type="float" office:value="3785">
            <text:p>3785</text:p>
          </table:table-cell>
          <table:table-cell office:value-type="float" office:value="-0.11000019">
            <text:p>-0.11000019</text:p>
          </table:table-cell>
          <table:table-cell office:value-type="float" office:value="-0.128114">
            <text:p>-0.128114</text:p>
          </table:table-cell>
          <table:table-cell office:value-type="float" office:value="-1.6">
            <text:p>-1.6</text:p>
          </table:table-cell>
          <table:table-cell office:value-type="float" office:value="-1.4907811">
            <text:p>-1.4907811</text:p>
          </table:table-cell>
          <table:table-cell table:number-columns-repeated="2"/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-0.107500196">
            <text:p>-0.107500196</text:p>
          </table:table-cell>
          <table:table-cell office:value-type="float" office:value="-0.124453604">
            <text:p>-0.124453604</text:p>
          </table:table-cell>
          <table:table-cell office:value-type="float" office:value="-1.6">
            <text:p>-1.6</text:p>
          </table:table-cell>
          <table:table-cell office:value-type="float" office:value="-1.4907811">
            <text:p>-1.4907811</text:p>
          </table:table-cell>
          <table:table-cell table:number-columns-repeated="2"/>
        </table:table-row>
        <table:table-row table:style-name="ro2">
          <table:table-cell office:value-type="float" office:value="3795">
            <text:p>3795</text:p>
          </table:table-cell>
          <table:table-cell office:value-type="float" office:value="-0.1050002">
            <text:p>-0.1050002</text:p>
          </table:table-cell>
          <table:table-cell office:value-type="float" office:value="-0.12262341">
            <text:p>-0.12262341</text:p>
          </table:table-cell>
          <table:table-cell office:value-type="float" office:value="-1.6">
            <text:p>-1.6</text:p>
          </table:table-cell>
          <table:table-cell office:value-type="float" office:value="-1.5440233">
            <text:p>-1.5440233</text:p>
          </table:table-cell>
          <table:table-cell table:number-columns-repeated="2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-0.1025002">
            <text:p>-0.1025002</text:p>
          </table:table-cell>
          <table:table-cell office:value-type="float" office:value="-0.117132805">
            <text:p>-0.117132805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-0.1000002">
            <text:p>-0.1000002</text:p>
          </table:table-cell>
          <table:table-cell office:value-type="float" office:value="-0.1207932">
            <text:p>-0.1207932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-0.097500205">
            <text:p>-0.097500205</text:p>
          </table:table-cell>
          <table:table-cell office:value-type="float" office:value="-0.118963">
            <text:p>-0.118963</text:p>
          </table:table-cell>
          <table:table-cell office:value-type="float" office:value="-1.6">
            <text:p>-1.6</text:p>
          </table:table-cell>
          <table:table-cell office:value-type="float" office:value="-1.6771287">
            <text:p>-1.6771287</text:p>
          </table:table-cell>
          <table:table-cell table:number-columns-repeated="2"/>
        </table:table-row>
        <table:table-row table:style-name="ro2">
          <table:table-cell office:value-type="float" office:value="3815">
            <text:p>3815</text:p>
          </table:table-cell>
          <table:table-cell office:value-type="float" office:value="-0.09500021">
            <text:p>-0.09500021</text:p>
          </table:table-cell>
          <table:table-cell office:value-type="float" office:value="-0.117132805">
            <text:p>-0.117132805</text:p>
          </table:table-cell>
          <table:table-cell office:value-type="float" office:value="-1.6">
            <text:p>-1.6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-0.09250021">
            <text:p>-0.09250021</text:p>
          </table:table-cell>
          <table:table-cell office:value-type="float" office:value="-0.1153026">
            <text:p>-0.1153026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-0.09000021">
            <text:p>-0.09000021</text:p>
          </table:table-cell>
          <table:table-cell office:value-type="float" office:value="-0.10981201">
            <text:p>-0.10981201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-0.087500215">
            <text:p>-0.087500215</text:p>
          </table:table-cell>
          <table:table-cell office:value-type="float" office:value="-0.1079818">
            <text:p>-0.1079818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35">
            <text:p>3835</text:p>
          </table:table-cell>
          <table:table-cell office:value-type="float" office:value="-0.08500022">
            <text:p>-0.08500022</text:p>
          </table:table-cell>
          <table:table-cell office:value-type="float" office:value="-0.10981201">
            <text:p>-0.10981201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-0.08250022">
            <text:p>-0.08250022</text:p>
          </table:table-cell>
          <table:table-cell office:value-type="float" office:value="-0.1024912">
            <text:p>-0.102491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45">
            <text:p>3845</text:p>
          </table:table-cell>
          <table:table-cell office:value-type="float" office:value="-0.08000022">
            <text:p>-0.08000022</text:p>
          </table:table-cell>
          <table:table-cell office:value-type="float" office:value="-0.098830804">
            <text:p>-0.098830804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-0.077500224">
            <text:p>-0.077500224</text:p>
          </table:table-cell>
          <table:table-cell office:value-type="float" office:value="-0.0951704">
            <text:p>-0.0951704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855">
            <text:p>3855</text:p>
          </table:table-cell>
          <table:table-cell office:value-type="float" office:value="-0.07500023">
            <text:p>-0.07500023</text:p>
          </table:table-cell>
          <table:table-cell office:value-type="float" office:value="-0.09151">
            <text:p>-0.09151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-0.07250023">
            <text:p>-0.07250023</text:p>
          </table:table-cell>
          <table:table-cell office:value-type="float" office:value="-0.09151">
            <text:p>-0.09151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865">
            <text:p>3865</text:p>
          </table:table-cell>
          <table:table-cell office:value-type="float" office:value="-0.07000023">
            <text:p>-0.07000023</text:p>
          </table:table-cell>
          <table:table-cell office:value-type="float" office:value="-0.0896798">
            <text:p>-0.0896798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-0.06750023">
            <text:p>-0.06750023</text:p>
          </table:table-cell>
          <table:table-cell office:value-type="float" office:value="-0.0860194">
            <text:p>-0.0860194</text:p>
          </table:table-cell>
          <table:table-cell office:value-type="float" office:value="-1.6">
            <text:p>-1.6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875">
            <text:p>3875</text:p>
          </table:table-cell>
          <table:table-cell office:value-type="float" office:value="-0.065000236">
            <text:p>-0.065000236</text:p>
          </table:table-cell>
          <table:table-cell office:value-type="float" office:value="-0.0841892">
            <text:p>-0.0841892</text:p>
          </table:table-cell>
          <table:table-cell office:value-type="float" office:value="-1.6">
            <text:p>-1.6</text:p>
          </table:table-cell>
          <table:table-cell office:value-type="float" office:value="-1.6638182">
            <text:p>-1.6638182</text:p>
          </table:table-cell>
          <table:table-cell table:number-columns-repeated="2"/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-0.06250024">
            <text:p>-0.06250024</text:p>
          </table:table-cell>
          <table:table-cell office:value-type="float" office:value="-0.078698605">
            <text:p>-0.078698605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885">
            <text:p>3885</text:p>
          </table:table-cell>
          <table:table-cell office:value-type="float" office:value="-0.060000237">
            <text:p>-0.060000237</text:p>
          </table:table-cell>
          <table:table-cell office:value-type="float" office:value="-0.0786986">
            <text:p>-0.0786986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-0.057500236">
            <text:p>-0.057500236</text:p>
          </table:table-cell>
          <table:table-cell office:value-type="float" office:value="-0.07686841">
            <text:p>-0.07686841</text:p>
          </table:table-cell>
          <table:table-cell office:value-type="float" office:value="-1.6">
            <text:p>-1.6</text:p>
          </table:table-cell>
          <table:table-cell office:value-type="float" office:value="-1.6238865">
            <text:p>-1.6238865</text:p>
          </table:table-cell>
          <table:table-cell table:number-columns-repeated="2"/>
        </table:table-row>
        <table:table-row table:style-name="ro2">
          <table:table-cell office:value-type="float" office:value="3895">
            <text:p>3895</text:p>
          </table:table-cell>
          <table:table-cell office:value-type="float" office:value="-0.055000234">
            <text:p>-0.055000234</text:p>
          </table:table-cell>
          <table:table-cell office:value-type="float" office:value="-0.073208004">
            <text:p>-0.073208004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-0.052500233">
            <text:p>-0.052500233</text:p>
          </table:table-cell>
          <table:table-cell office:value-type="float" office:value="-0.073208004">
            <text:p>-0.073208004</text:p>
          </table:table-cell>
          <table:table-cell office:value-type="float" office:value="-1.6">
            <text:p>-1.6</text:p>
          </table:table-cell>
          <table:table-cell office:value-type="float" office:value="-1.7170604">
            <text:p>-1.7170604</text:p>
          </table:table-cell>
          <table:table-cell table:number-columns-repeated="2"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-0.05000023">
            <text:p>-0.05000023</text:p>
          </table:table-cell>
          <table:table-cell office:value-type="float" office:value="-0.07137781">
            <text:p>-0.07137781</text:p>
          </table:table-cell>
          <table:table-cell office:value-type="float" office:value="-1.6">
            <text:p>-1.6</text:p>
          </table:table-cell>
          <table:table-cell office:value-type="float" office:value="-1.7170604">
            <text:p>-1.7170604</text:p>
          </table:table-cell>
          <table:table-cell table:number-columns-repeated="2"/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-0.04750023">
            <text:p>-0.04750023</text:p>
          </table:table-cell>
          <table:table-cell office:value-type="float" office:value="-0.0677174">
            <text:p>-0.0677174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915">
            <text:p>3915</text:p>
          </table:table-cell>
          <table:table-cell office:value-type="float" office:value="-0.04500023">
            <text:p>-0.04500023</text:p>
          </table:table-cell>
          <table:table-cell office:value-type="float" office:value="-0.065887205">
            <text:p>-0.065887205</text:p>
          </table:table-cell>
          <table:table-cell office:value-type="float" office:value="-1.6">
            <text:p>-1.6</text:p>
          </table:table-cell>
          <table:table-cell office:value-type="float" office:value="-1.7436814">
            <text:p>-1.7436814</text:p>
          </table:table-cell>
          <table:table-cell table:number-columns-repeated="2"/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-0.042500228">
            <text:p>-0.042500228</text:p>
          </table:table-cell>
          <table:table-cell office:value-type="float" office:value="-0.064057">
            <text:p>-0.064057</text:p>
          </table:table-cell>
          <table:table-cell office:value-type="float" office:value="-1.6">
            <text:p>-1.6</text:p>
          </table:table-cell>
          <table:table-cell office:value-type="float" office:value="-1.7037498">
            <text:p>-1.7037498</text:p>
          </table:table-cell>
          <table:table-cell table:number-columns-repeated="2"/>
        </table:table-row>
        <table:table-row table:style-name="ro2">
          <table:table-cell office:value-type="float" office:value="3925">
            <text:p>3925</text:p>
          </table:table-cell>
          <table:table-cell office:value-type="float" office:value="-0.040000226">
            <text:p>-0.040000226</text:p>
          </table:table-cell>
          <table:table-cell office:value-type="float" office:value="-0.062226802">
            <text:p>-0.062226802</text:p>
          </table:table-cell>
          <table:table-cell office:value-type="float" office:value="-1.6">
            <text:p>-1.6</text:p>
          </table:table-cell>
          <table:table-cell office:value-type="float" office:value="-1.6371969">
            <text:p>-1.6371969</text:p>
          </table:table-cell>
          <table:table-cell table:number-columns-repeated="2"/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-0.037500225">
            <text:p>-0.037500225</text:p>
          </table:table-cell>
          <table:table-cell office:value-type="float" office:value="-0.058566403">
            <text:p>-0.058566403</text:p>
          </table:table-cell>
          <table:table-cell office:value-type="float" office:value="-1.6">
            <text:p>-1.6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>
          <table:table-cell office:value-type="float" office:value="3935">
            <text:p>3935</text:p>
          </table:table-cell>
          <table:table-cell office:value-type="float" office:value="-0.035000224">
            <text:p>-0.035000224</text:p>
          </table:table-cell>
          <table:table-cell office:value-type="float" office:value="-0.0567362">
            <text:p>-0.0567362</text:p>
          </table:table-cell>
          <table:table-cell office:value-type="float" office:value="-1.6">
            <text:p>-1.6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-0.032500222">
            <text:p>-0.032500222</text:p>
          </table:table-cell>
          <table:table-cell office:value-type="float" office:value="-0.0530758">
            <text:p>-0.0530758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945">
            <text:p>3945</text:p>
          </table:table-cell>
          <table:table-cell office:value-type="float" office:value="-0.030000223">
            <text:p>-0.030000223</text:p>
          </table:table-cell>
          <table:table-cell office:value-type="float" office:value="-0.0512456">
            <text:p>-0.0512456</text:p>
          </table:table-cell>
          <table:table-cell office:value-type="float" office:value="-1.6">
            <text:p>-1.6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-0.027500223">
            <text:p>-0.027500223</text:p>
          </table:table-cell>
          <table:table-cell office:value-type="float" office:value="-0.049415402">
            <text:p>-0.049415402</text:p>
          </table:table-cell>
          <table:table-cell office:value-type="float" office:value="-1.6">
            <text:p>-1.6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55">
            <text:p>3955</text:p>
          </table:table-cell>
          <table:table-cell office:value-type="float" office:value="-0.025000224">
            <text:p>-0.025000224</text:p>
          </table:table-cell>
          <table:table-cell office:value-type="float" office:value="-0.0439248">
            <text:p>-0.0439248</text:p>
          </table:table-cell>
          <table:table-cell office:value-type="float" office:value="-1.59">
            <text:p>-1.59</text:p>
          </table:table-cell>
          <table:table-cell office:value-type="float" office:value="-1.5706445">
            <text:p>-1.5706445</text:p>
          </table:table-cell>
          <table:table-cell table:number-columns-repeated="2"/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-0.022500224">
            <text:p>-0.022500224</text:p>
          </table:table-cell>
          <table:table-cell office:value-type="float" office:value="-0.0439248">
            <text:p>-0.0439248</text:p>
          </table:table-cell>
          <table:table-cell office:value-type="float" office:value="-1.58">
            <text:p>-1.58</text:p>
          </table:table-cell>
          <table:table-cell office:value-type="float" office:value="-1.5972654">
            <text:p>-1.5972654</text:p>
          </table:table-cell>
          <table:table-cell table:number-columns-repeated="2"/>
        </table:table-row>
        <table:table-row table:style-name="ro2">
          <table:table-cell office:value-type="float" office:value="3965">
            <text:p>3965</text:p>
          </table:table-cell>
          <table:table-cell office:value-type="float" office:value="-0.020000225">
            <text:p>-0.020000225</text:p>
          </table:table-cell>
          <table:table-cell office:value-type="float" office:value="-0.040264398">
            <text:p>-0.040264398</text:p>
          </table:table-cell>
          <table:table-cell office:value-type="float" office:value="-1.57">
            <text:p>-1.57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-0.017500225">
            <text:p>-0.017500225</text:p>
          </table:table-cell>
          <table:table-cell office:value-type="float" office:value="-0.040264398">
            <text:p>-0.040264398</text:p>
          </table:table-cell>
          <table:table-cell office:value-type="float" office:value="-1.5600001">
            <text:p>-1.5600001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975">
            <text:p>3975</text:p>
          </table:table-cell>
          <table:table-cell office:value-type="float" office:value="-0.015000226">
            <text:p>-0.015000226</text:p>
          </table:table-cell>
          <table:table-cell office:value-type="float" office:value="-0.038434204">
            <text:p>-0.038434204</text:p>
          </table:table-cell>
          <table:table-cell office:value-type="float" office:value="-1.5500001">
            <text:p>-1.5500001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-0.0125002265">
            <text:p>-0.0125002265</text:p>
          </table:table-cell>
          <table:table-cell office:value-type="float" office:value="-0.0347738">
            <text:p>-0.0347738</text:p>
          </table:table-cell>
          <table:table-cell office:value-type="float" office:value="-1.5400001">
            <text:p>-1.5400001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85">
            <text:p>3985</text:p>
          </table:table-cell>
          <table:table-cell office:value-type="float" office:value="-0.010000227">
            <text:p>-0.010000227</text:p>
          </table:table-cell>
          <table:table-cell office:value-type="float" office:value="-0.032943603">
            <text:p>-0.032943603</text:p>
          </table:table-cell>
          <table:table-cell office:value-type="float" office:value="-1.5300001">
            <text:p>-1.5300001</text:p>
          </table:table-cell>
          <table:table-cell office:value-type="float" office:value="-1.610576">
            <text:p>-1.610576</text:p>
          </table:table-cell>
          <table:table-cell table:number-columns-repeated="2"/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-0.007500227">
            <text:p>-0.007500227</text:p>
          </table:table-cell>
          <table:table-cell office:value-type="float" office:value="-0.027453002">
            <text:p>-0.027453002</text:p>
          </table:table-cell>
          <table:table-cell office:value-type="float" office:value="-1.5200001">
            <text:p>-1.5200001</text:p>
          </table:table-cell>
          <table:table-cell office:value-type="float" office:value="-1.6505076">
            <text:p>-1.6505076</text:p>
          </table:table-cell>
          <table:table-cell table:number-columns-repeated="2"/>
        </table:table-row>
        <table:table-row table:style-name="ro2">
          <table:table-cell office:value-type="float" office:value="3995">
            <text:p>3995</text:p>
          </table:table-cell>
          <table:table-cell office:value-type="float" office:value="-0.005000227">
            <text:p>-0.005000227</text:p>
          </table:table-cell>
          <table:table-cell office:value-type="float" office:value="-0.029283201">
            <text:p>-0.029283201</text:p>
          </table:table-cell>
          <table:table-cell office:value-type="float" office:value="-1.5100001">
            <text:p>-1.5100001</text:p>
          </table:table-cell>
          <table:table-cell office:value-type="float" office:value="-1.5839549">
            <text:p>-1.5839549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-0.0025002272">
            <text:p>-0.0025002272</text:p>
          </table:table-cell>
          <table:table-cell office:value-type="float" office:value="-0.0256228">
            <text:p>-0.0256228</text:p>
          </table:table-cell>
          <table:table-cell office:value-type="float" office:value="-1.5000001">
            <text:p>-1.5000001</text:p>
          </table:table-cell>
          <table:table-cell office:value-type="float" office:value="-1.557334">
            <text:p>-1.557334</text:p>
          </table:table-cell>
          <table:table-cell table:number-columns-repeated="2"/>
        </table:table-row>
        <table:table-row table:style-name="ro2" table:number-rows-repeated="10477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 style:data-style-name="N2" text:time-value="0000-00-00T12:24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9T15:28:41</dc:date>
    <dc:creator>Matthieu Pizenberg</dc:creator>
    <meta:editing-duration>P1DT5H10M49S</meta:editing-duration>
    <meta:editing-cycles>28</meta:editing-cycles>
    <meta:generator>LibreOffice/4.0.2.2$Linux_X86_64 LibreOffice_project/400m0$Build-2</meta:generator>
    <meta:document-statistic meta:table-count="1" meta:cell-count="4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2:Sheet1.E801 Sheet1.B1:Sheet1.E1" chart:data-source-has-labels="row" svg:x="1.332cm" svg:y="1.651cm" svg:width="38.481cm" svg:height="16.516cm">
          <chartooo:coordinate-region svg:x="2.165cm" svg:y="1.85cm" svg:width="36.814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B801" chart:label-cell-address="Sheet1.B1:Sheet1.B1" chart:class="chart:scatter">
            <chart:domain table:cell-range-address="Sheet1.A2:Sheet1.A801"/>
            <chart:data-point chart:repeated="800"/>
          </chart:series>
          <chart:series chart:attached-axis="secondary-y" chart:style-name="ch8" chart:values-cell-range-address="Sheet1.C2:Sheet1.C801" chart:label-cell-address="Sheet1.C1:Sheet1.C1" chart:class="chart:scatter">
            <chart:data-point chart:repeated="800"/>
          </chart:series>
          <chart:series chart:attached-axis="primary-y" chart:style-name="ch9" chart:values-cell-range-address="Sheet1.D2:Sheet1.D801" chart:label-cell-address="Sheet1.D1:Sheet1.D1" chart:class="chart:scatter">
            <chart:data-point chart:repeated="800"/>
          </chart:series>
          <chart:series chart:attached-axis="primary-y" chart:style-name="ch10" chart:values-cell-range-address="Sheet1.E2:Sheet1.E801" chart:label-cell-address="Sheet1.E1:Sheet1.E1" chart:class="chart:scatter"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801</svg:desc>
                </draw:g>
              </table:table-cell>
              <table:table-cell office:value-type="float" office:value="0">
                <text:p>0</text:p>
                <draw:g>
                  <svg:desc>Sheet1.B2:Sheet1.B801</svg:desc>
                </draw:g>
              </table:table-cell>
              <table:table-cell office:value-type="float" office:value="0">
                <text:p>0</text:p>
                <draw:g>
                  <svg:desc>Sheet1.C2:Sheet1.C801</svg:desc>
                </draw:g>
              </table:table-cell>
              <table:table-cell office:value-type="float" office:value="0">
                <text:p>0</text:p>
                <draw:g>
                  <svg:desc>Sheet1.D2:Sheet1.D801</svg:desc>
                </draw:g>
              </table:table-cell>
              <table:table-cell office:value-type="float" office:value="-0.013310545">
                <text:p>-0.013310545</text:p>
                <draw:g>
                  <svg:desc>Sheet1.E2:Sheet1.E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12499999">
                <text:p>0.012499999</text:p>
              </table:table-cell>
              <table:table-cell office:value-type="float" office:value="0">
                <text:p>0</text:p>
              </table:table-cell>
              <table:table-cell office:value-type="float" office:value="0.049999997">
                <text:p>0.04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14999999">
                <text:p>0.014999999</text:p>
              </table:table-cell>
              <table:table-cell office:value-type="float" office:value="0">
                <text:p>0</text:p>
              </table:table-cell>
              <table:table-cell office:value-type="float" office:value="0.059999995">
                <text:p>0.05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17499998">
                <text:p>0.017499998</text:p>
              </table:table-cell>
              <table:table-cell office:value-type="float" office:value="0">
                <text:p>0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19999998">
                <text:p>0.019999998</text:p>
              </table:table-cell>
              <table:table-cell office:value-type="float" office:value="0">
                <text:p>0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22499997">
                <text:p>0.022499997</text:p>
              </table:table-cell>
              <table:table-cell office:value-type="float" office:value="0">
                <text:p>0</text:p>
              </table:table-cell>
              <table:table-cell office:value-type="float" office:value="0.08999999">
                <text:p>0.08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24999997">
                <text:p>0.024999997</text:p>
              </table:table-cell>
              <table:table-cell office:value-type="float" office:value="0">
                <text:p>0</text:p>
              </table:table-cell>
              <table:table-cell office:value-type="float" office:value="0.09999999">
                <text:p>0.0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27499996">
                <text:p>0.027499996</text:p>
              </table:table-cell>
              <table:table-cell office:value-type="float" office:value="0">
                <text:p>0</text:p>
              </table:table-cell>
              <table:table-cell office:value-type="float" office:value="0.109999985">
                <text:p>0.10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29999996">
                <text:p>0.029999996</text:p>
              </table:table-cell>
              <table:table-cell office:value-type="float" office:value="0">
                <text:p>0</text:p>
              </table:table-cell>
              <table:table-cell office:value-type="float" office:value="0.11999998">
                <text:p>0.11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32499995">
                <text:p>0.032499995</text:p>
              </table:table-cell>
              <table:table-cell office:value-type="float" office:value="0">
                <text:p>0</text:p>
              </table:table-cell>
              <table:table-cell office:value-type="float" office:value="0.12999998">
                <text:p>0.12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">
                <text:p>0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037499998">
                <text:p>0.037499998</text:p>
              </table:table-cell>
              <table:table-cell office:value-type="float" office:value="0">
                <text:p>0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045">
                <text:p>0.045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047500003">
                <text:p>0.047500003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19000001">
                <text:p>0.19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050000004">
                <text:p>0.050000004</text:p>
              </table:table-cell>
              <table:table-cell office:value-type="float" office:value="0.0036604002">
                <text:p>0.0036604002</text:p>
              </table:table-cell>
              <table:table-cell office:value-type="float" office:value="0.20000002">
                <text:p>0.2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052500006">
                <text:p>0.052500006</text:p>
              </table:table-cell>
              <table:table-cell office:value-type="float" office:value="0.0036604002">
                <text:p>0.0036604002</text:p>
              </table:table-cell>
              <table:table-cell office:value-type="float" office:value="0.21000002">
                <text:p>0.21000002</text:p>
              </table:table-cell>
              <table:table-cell office:value-type="float" office:value="0.02662109">
                <text:p>0.02662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055000007">
                <text:p>0.055000007</text:p>
              </table:table-cell>
              <table:table-cell office:value-type="float" office:value="0.0054906">
                <text:p>0.0054906</text:p>
              </table:table-cell>
              <table:table-cell office:value-type="float" office:value="0.22000003">
                <text:p>0.22000003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05750001">
                <text:p>0.05750001</text:p>
              </table:table-cell>
              <table:table-cell office:value-type="float" office:value="0.0091510005">
                <text:p>0.0091510005</text:p>
              </table:table-cell>
              <table:table-cell office:value-type="float" office:value="0.23000003">
                <text:p>0.23000003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06000001">
                <text:p>0.06000001</text:p>
              </table:table-cell>
              <table:table-cell office:value-type="float" office:value="0.009151">
                <text:p>0.009151</text:p>
              </table:table-cell>
              <table:table-cell office:value-type="float" office:value="0.24000004">
                <text:p>0.24000004</text:p>
              </table:table-cell>
              <table:table-cell office:value-type="float" office:value="0.10648436">
                <text:p>0.10648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06250001">
                <text:p>0.06250001</text:p>
              </table:table-cell>
              <table:table-cell office:value-type="float" office:value="0.0128114">
                <text:p>0.0128114</text:p>
              </table:table-cell>
              <table:table-cell office:value-type="float" office:value="0.25000003">
                <text:p>0.25000003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065000005">
                <text:p>0.065000005</text:p>
              </table:table-cell>
              <table:table-cell office:value-type="float" office:value="0.0128114">
                <text:p>0.0128114</text:p>
              </table:table-cell>
              <table:table-cell office:value-type="float" office:value="0.26000002">
                <text:p>0.26000002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0.0675">
                <text:p>0.0675</text:p>
              </table:table-cell>
              <table:table-cell office:value-type="float" office:value="0.0128114">
                <text:p>0.0128114</text:p>
              </table:table-cell>
              <table:table-cell office:value-type="float" office:value="0.27">
                <text:p>0.27</text:p>
              </table:table-cell>
              <table:table-cell office:value-type="float" office:value="0.18634763">
                <text:p>0.18634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20132199">
                <text:p>0.020132199</text:p>
              </table:table-cell>
              <table:table-cell office:value-type="float" office:value="0.28">
                <text:p>0.28</text:p>
              </table:table-cell>
              <table:table-cell office:value-type="float" office:value="0.18634763">
                <text:p>0.18634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0.0725">
                <text:p>0.0725</text:p>
              </table:table-cell>
              <table:table-cell office:value-type="float" office:value="0.018302">
                <text:p>0.018302</text:p>
              </table:table-cell>
              <table:table-cell office:value-type="float" office:value="0.29">
                <text:p>0.29</text:p>
              </table:table-cell>
              <table:table-cell office:value-type="float" office:value="0.19965817">
                <text:p>0.19965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237926">
                <text:p>0.0237926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.21296872">
                <text:p>0.21296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0.07749999">
                <text:p>0.07749999</text:p>
              </table:table-cell>
              <table:table-cell office:value-type="float" office:value="0.0256228">
                <text:p>0.0256228</text:p>
              </table:table-cell>
              <table:table-cell office:value-type="float" office:value="0.30999997">
                <text:p>0.30999997</text:p>
              </table:table-cell>
              <table:table-cell office:value-type="float" office:value="0.22627929">
                <text:p>0.226279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.029283201">
                <text:p>0.029283201</text:p>
              </table:table-cell>
              <table:table-cell office:value-type="float" office:value="0.31999996">
                <text:p>0.31999996</text:p>
              </table:table-cell>
              <table:table-cell office:value-type="float" office:value="0.23958981">
                <text:p>0.23958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0.08249999">
                <text:p>0.08249999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0.32999995">
                <text:p>0.32999995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0.084999986">
                <text:p>0.084999986</text:p>
              </table:table-cell>
              <table:table-cell office:value-type="float" office:value="0.0347738">
                <text:p>0.0347738</text:p>
              </table:table-cell>
              <table:table-cell office:value-type="float" office:value="0.33999994">
                <text:p>0.33999994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0.08749998">
                <text:p>0.08749998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0.34999993">
                <text:p>0.34999993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0.08999998">
                <text:p>0.08999998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0.35999992">
                <text:p>0.35999992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0.09249998">
                <text:p>0.09249998</text:p>
              </table:table-cell>
              <table:table-cell office:value-type="float" office:value="0.040264398">
                <text:p>0.040264398</text:p>
              </table:table-cell>
              <table:table-cell office:value-type="float" office:value="0.36999992">
                <text:p>0.36999992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9499998">
                <text:p>0.09499998</text:p>
              </table:table-cell>
              <table:table-cell office:value-type="float" office:value="0.0420946">
                <text:p>0.0420946</text:p>
              </table:table-cell>
              <table:table-cell office:value-type="float" office:value="0.3799999">
                <text:p>0.3799999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0.097499974">
                <text:p>0.097499974</text:p>
              </table:table-cell>
              <table:table-cell office:value-type="float" office:value="0.045755">
                <text:p>0.045755</text:p>
              </table:table-cell>
              <table:table-cell office:value-type="float" office:value="0.3899999">
                <text:p>0.3899999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9999997">
                <text:p>0.09999997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.3999999">
                <text:p>0.3999999</text:p>
              </table:table-cell>
              <table:table-cell office:value-type="float" office:value="0.4126269">
                <text:p>0.4126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0.10249997">
                <text:p>0.10249997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.40999988">
                <text:p>0.40999988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.10499997">
                <text:p>0.10499997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.41999987">
                <text:p>0.41999987</text:p>
              </table:table-cell>
              <table:table-cell office:value-type="float" office:value="0.45255858">
                <text:p>0.45255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0.107499965">
                <text:p>0.107499965</text:p>
              </table:table-cell>
              <table:table-cell office:value-type="float" office:value="0.0530758">
                <text:p>0.0530758</text:p>
              </table:table-cell>
              <table:table-cell office:value-type="float" office:value="0.42999986">
                <text:p>0.42999986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0.10999996">
                <text:p>0.10999996</text:p>
              </table:table-cell>
              <table:table-cell office:value-type="float" office:value="0.0567362">
                <text:p>0.0567362</text:p>
              </table:table-cell>
              <table:table-cell office:value-type="float" office:value="0.43999985">
                <text:p>0.43999985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0.11249996">
                <text:p>0.11249996</text:p>
              </table:table-cell>
              <table:table-cell office:value-type="float" office:value="0.058566403">
                <text:p>0.058566403</text:p>
              </table:table-cell>
              <table:table-cell office:value-type="float" office:value="0.44999984">
                <text:p>0.44999984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0.11499996">
                <text:p>0.11499996</text:p>
              </table:table-cell>
              <table:table-cell office:value-type="float" office:value="0.065887205">
                <text:p>0.065887205</text:p>
              </table:table-cell>
              <table:table-cell office:value-type="float" office:value="0.45999983">
                <text:p>0.45999983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0.117499955">
                <text:p>0.117499955</text:p>
              </table:table-cell>
              <table:table-cell office:value-type="float" office:value="0.0677174">
                <text:p>0.0677174</text:p>
              </table:table-cell>
              <table:table-cell office:value-type="float" office:value="0.46999982">
                <text:p>0.46999982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0.11999995">
                <text:p>0.11999995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4799998">
                <text:p>0.4799998</text:p>
              </table:table-cell>
              <table:table-cell office:value-type="float" office:value="0.49249017">
                <text:p>0.49249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0.12249995">
                <text:p>0.12249995</text:p>
              </table:table-cell>
              <table:table-cell office:value-type="float" office:value="0.0786986">
                <text:p>0.0786986</text:p>
              </table:table-cell>
              <table:table-cell office:value-type="float" office:value="0.4899998">
                <text:p>0.4899998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0.12499995">
                <text:p>0.12499995</text:p>
              </table:table-cell>
              <table:table-cell office:value-type="float" office:value="0.082359">
                <text:p>0.082359</text:p>
              </table:table-cell>
              <table:table-cell office:value-type="float" office:value="0.4999998">
                <text:p>0.4999998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0.12749995">
                <text:p>0.12749995</text:p>
              </table:table-cell>
              <table:table-cell office:value-type="float" office:value="0.0878496">
                <text:p>0.0878496</text:p>
              </table:table-cell>
              <table:table-cell office:value-type="float" office:value="0.5099998">
                <text:p>0.5099998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0.12999995">
                <text:p>0.12999995</text:p>
              </table:table-cell>
              <table:table-cell office:value-type="float" office:value="0.0860194">
                <text:p>0.0860194</text:p>
              </table:table-cell>
              <table:table-cell office:value-type="float" office:value="0.5199998">
                <text:p>0.5199998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0.13249995">
                <text:p>0.13249995</text:p>
              </table:table-cell>
              <table:table-cell office:value-type="float" office:value="0.0951704">
                <text:p>0.0951704</text:p>
              </table:table-cell>
              <table:table-cell office:value-type="float" office:value="0.5299998">
                <text:p>0.5299998</text:p>
              </table:table-cell>
              <table:table-cell office:value-type="float" office:value="0.5723535">
                <text:p>0.572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0.13499995">
                <text:p>0.13499995</text:p>
              </table:table-cell>
              <table:table-cell office:value-type="float" office:value="0.0970006">
                <text:p>0.0970006</text:p>
              </table:table-cell>
              <table:table-cell office:value-type="float" office:value="0.5399998">
                <text:p>0.5399998</text:p>
              </table:table-cell>
              <table:table-cell office:value-type="float" office:value="0.55904293">
                <text:p>0.55904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0.13749994">
                <text:p>0.13749994</text:p>
              </table:table-cell>
              <table:table-cell office:value-type="float" office:value="0.0970006">
                <text:p>0.0970006</text:p>
              </table:table-cell>
              <table:table-cell office:value-type="float" office:value="0.5499998">
                <text:p>0.5499998</text:p>
              </table:table-cell>
              <table:table-cell office:value-type="float" office:value="0.5989746">
                <text:p>0.5989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0.13999994">
                <text:p>0.13999994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.55999976">
                <text:p>0.55999976</text:p>
              </table:table-cell>
              <table:table-cell office:value-type="float" office:value="0.5723535">
                <text:p>0.57235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0.14249994">
                <text:p>0.14249994</text:p>
              </table:table-cell>
              <table:table-cell office:value-type="float" office:value="0.104321405">
                <text:p>0.104321405</text:p>
              </table:table-cell>
              <table:table-cell office:value-type="float" office:value="0.56999975">
                <text:p>0.56999975</text:p>
              </table:table-cell>
              <table:table-cell office:value-type="float" office:value="0.58566403">
                <text:p>0.58566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14499994">
                <text:p>0.14499994</text:p>
              </table:table-cell>
              <table:table-cell office:value-type="float" office:value="0.1079818">
                <text:p>0.1079818</text:p>
              </table:table-cell>
              <table:table-cell office:value-type="float" office:value="0.57999974">
                <text:p>0.57999974</text:p>
              </table:table-cell>
              <table:table-cell office:value-type="float" office:value="0.6122851">
                <text:p>0.6122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0.14749993">
                <text:p>0.14749993</text:p>
              </table:table-cell>
              <table:table-cell office:value-type="float" office:value="0.111642204">
                <text:p>0.111642204</text:p>
              </table:table-cell>
              <table:table-cell office:value-type="float" office:value="0.58999974">
                <text:p>0.58999974</text:p>
              </table:table-cell>
              <table:table-cell office:value-type="float" office:value="0.5989746">
                <text:p>0.5989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0.14999993">
                <text:p>0.14999993</text:p>
              </table:table-cell>
              <table:table-cell office:value-type="float" office:value="0.118963">
                <text:p>0.118963</text:p>
              </table:table-cell>
              <table:table-cell office:value-type="float" office:value="0.5999997">
                <text:p>0.5999997</text:p>
              </table:table-cell>
              <table:table-cell office:value-type="float" office:value="0.6122851">
                <text:p>0.6122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0.15249993">
                <text:p>0.15249993</text:p>
              </table:table-cell>
              <table:table-cell office:value-type="float" office:value="0.118963">
                <text:p>0.118963</text:p>
              </table:table-cell>
              <table:table-cell office:value-type="float" office:value="0.6099997">
                <text:p>0.6099997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0.15499993">
                <text:p>0.15499993</text:p>
              </table:table-cell>
              <table:table-cell office:value-type="float" office:value="0.1207932">
                <text:p>0.1207932</text:p>
              </table:table-cell>
              <table:table-cell office:value-type="float" office:value="0.6199997">
                <text:p>0.6199997</text:p>
              </table:table-cell>
              <table:table-cell office:value-type="float" office:value="0.6389062">
                <text:p>0.63890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0.15749992">
                <text:p>0.15749992</text:p>
              </table:table-cell>
              <table:table-cell office:value-type="float" office:value="0.1207932">
                <text:p>0.1207932</text:p>
              </table:table-cell>
              <table:table-cell office:value-type="float" office:value="0.6299997">
                <text:p>0.6299997</text:p>
              </table:table-cell>
              <table:table-cell office:value-type="float" office:value="0.65221673">
                <text:p>0.652216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0.15999992">
                <text:p>0.15999992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0.6399997">
                <text:p>0.6399997</text:p>
              </table:table-cell>
              <table:table-cell office:value-type="float" office:value="0.67883784">
                <text:p>0.6788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0.16249992">
                <text:p>0.16249992</text:p>
              </table:table-cell>
              <table:table-cell office:value-type="float" office:value="0.13177441">
                <text:p>0.13177441</text:p>
              </table:table-cell>
              <table:table-cell office:value-type="float" office:value="0.6499997">
                <text:p>0.6499997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0.16499992">
                <text:p>0.16499992</text:p>
              </table:table-cell>
              <table:table-cell office:value-type="float" office:value="0.1299442">
                <text:p>0.1299442</text:p>
              </table:table-cell>
              <table:table-cell office:value-type="float" office:value="0.65999967">
                <text:p>0.65999967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0.16749991">
                <text:p>0.16749991</text:p>
              </table:table-cell>
              <table:table-cell office:value-type="float" office:value="0.1390952">
                <text:p>0.1390952</text:p>
              </table:table-cell>
              <table:table-cell office:value-type="float" office:value="0.66999966">
                <text:p>0.66999966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0.16999991">
                <text:p>0.16999991</text:p>
              </table:table-cell>
              <table:table-cell office:value-type="float" office:value="0.13726501">
                <text:p>0.13726501</text:p>
              </table:table-cell>
              <table:table-cell office:value-type="float" office:value="0.67999965">
                <text:p>0.67999965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0.17249991">
                <text:p>0.17249991</text:p>
              </table:table-cell>
              <table:table-cell office:value-type="float" office:value="0.1409254">
                <text:p>0.1409254</text:p>
              </table:table-cell>
              <table:table-cell office:value-type="float" office:value="0.68999964">
                <text:p>0.68999964</text:p>
              </table:table-cell>
              <table:table-cell office:value-type="float" office:value="0.6921483">
                <text:p>0.69214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0.17499991">
                <text:p>0.17499991</text:p>
              </table:table-cell>
              <table:table-cell office:value-type="float" office:value="0.14275561">
                <text:p>0.14275561</text:p>
              </table:table-cell>
              <table:table-cell office:value-type="float" office:value="0.69999963">
                <text:p>0.69999963</text:p>
              </table:table-cell>
              <table:table-cell office:value-type="float" office:value="0.74539053">
                <text:p>0.74539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0.1774999">
                <text:p>0.1774999</text:p>
              </table:table-cell>
              <table:table-cell office:value-type="float" office:value="0.14641601">
                <text:p>0.14641601</text:p>
              </table:table-cell>
              <table:table-cell office:value-type="float" office:value="0.7099996">
                <text:p>0.7099996</text:p>
              </table:table-cell>
              <table:table-cell office:value-type="float" office:value="0.71876943">
                <text:p>0.71876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0.1799999">
                <text:p>0.1799999</text:p>
              </table:table-cell>
              <table:table-cell office:value-type="float" office:value="0.1445858">
                <text:p>0.1445858</text:p>
              </table:table-cell>
              <table:table-cell office:value-type="float" office:value="0.7199996">
                <text:p>0.7199996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0.1824999">
                <text:p>0.1824999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7299996">
                <text:p>0.7299996</text:p>
              </table:table-cell>
              <table:table-cell office:value-type="float" office:value="0.77201164">
                <text:p>0.77201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0.1849999">
                <text:p>0.1849999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.7399996">
                <text:p>0.7399996</text:p>
              </table:table-cell>
              <table:table-cell office:value-type="float" office:value="0.77201164">
                <text:p>0.77201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0.1874999">
                <text:p>0.1874999</text:p>
              </table:table-cell>
              <table:table-cell office:value-type="float" office:value="0.155567">
                <text:p>0.155567</text:p>
              </table:table-cell>
              <table:table-cell office:value-type="float" office:value="0.7499996">
                <text:p>0.7499996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0.1899999">
                <text:p>0.1899999</text:p>
              </table:table-cell>
              <table:table-cell office:value-type="float" office:value="0.15739721">
                <text:p>0.15739721</text:p>
              </table:table-cell>
              <table:table-cell office:value-type="float" office:value="0.7599996">
                <text:p>0.7599996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0.19249989">
                <text:p>0.19249989</text:p>
              </table:table-cell>
              <table:table-cell office:value-type="float" office:value="0.1610576">
                <text:p>0.1610576</text:p>
              </table:table-cell>
              <table:table-cell office:value-type="float" office:value="0.76999956">
                <text:p>0.76999956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0.19499989">
                <text:p>0.19499989</text:p>
              </table:table-cell>
              <table:table-cell office:value-type="float" office:value="0.1610576">
                <text:p>0.1610576</text:p>
              </table:table-cell>
              <table:table-cell office:value-type="float" office:value="0.77999955">
                <text:p>0.77999955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0.19749989">
                <text:p>0.19749989</text:p>
              </table:table-cell>
              <table:table-cell office:value-type="float" office:value="0.16471802">
                <text:p>0.16471802</text:p>
              </table:table-cell>
              <table:table-cell office:value-type="float" office:value="0.78999954">
                <text:p>0.78999954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17020862">
                <text:p>0.17020862</text:p>
              </table:table-cell>
              <table:table-cell office:value-type="float" office:value="0.79999954">
                <text:p>0.79999954</text:p>
              </table:table-cell>
              <table:table-cell office:value-type="float" office:value="0.78532225">
                <text:p>0.78532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0.20249988">
                <text:p>0.20249988</text:p>
              </table:table-cell>
              <table:table-cell office:value-type="float" office:value="0.1720388">
                <text:p>0.1720388</text:p>
              </table:table-cell>
              <table:table-cell office:value-type="float" office:value="0.8099995">
                <text:p>0.8099995</text:p>
              </table:table-cell>
              <table:table-cell office:value-type="float" office:value="0.78532225">
                <text:p>0.785322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0.20499988">
                <text:p>0.20499988</text:p>
              </table:table-cell>
              <table:table-cell office:value-type="float" office:value="0.17386901">
                <text:p>0.17386901</text:p>
              </table:table-cell>
              <table:table-cell office:value-type="float" office:value="0.8199995">
                <text:p>0.8199995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0.20749988">
                <text:p>0.20749988</text:p>
              </table:table-cell>
              <table:table-cell office:value-type="float" office:value="0.17752941">
                <text:p>0.17752941</text:p>
              </table:table-cell>
              <table:table-cell office:value-type="float" office:value="0.8299995">
                <text:p>0.8299995</text:p>
              </table:table-cell>
              <table:table-cell office:value-type="float" office:value="0.8252538">
                <text:p>0.8252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0.20999987">
                <text:p>0.20999987</text:p>
              </table:table-cell>
              <table:table-cell office:value-type="float" office:value="0.18302">
                <text:p>0.18302</text:p>
              </table:table-cell>
              <table:table-cell office:value-type="float" office:value="0.8399995">
                <text:p>0.8399995</text:p>
              </table:table-cell>
              <table:table-cell office:value-type="float" office:value="0.8252538">
                <text:p>0.8252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0.21249987">
                <text:p>0.21249987</text:p>
              </table:table-cell>
              <table:table-cell office:value-type="float" office:value="0.1848502">
                <text:p>0.1848502</text:p>
              </table:table-cell>
              <table:table-cell office:value-type="float" office:value="0.8499995">
                <text:p>0.8499995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0.21499987">
                <text:p>0.21499987</text:p>
              </table:table-cell>
              <table:table-cell office:value-type="float" office:value="0.1866804">
                <text:p>0.1866804</text:p>
              </table:table-cell>
              <table:table-cell office:value-type="float" office:value="0.8599995">
                <text:p>0.8599995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0.21749987">
                <text:p>0.21749987</text:p>
              </table:table-cell>
              <table:table-cell office:value-type="float" office:value="0.1848502">
                <text:p>0.1848502</text:p>
              </table:table-cell>
              <table:table-cell office:value-type="float" office:value="0.86999947">
                <text:p>0.86999947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0.21999986">
                <text:p>0.21999986</text:p>
              </table:table-cell>
              <table:table-cell office:value-type="float" office:value="0.1903408">
                <text:p>0.1903408</text:p>
              </table:table-cell>
              <table:table-cell office:value-type="float" office:value="0.87999946">
                <text:p>0.87999946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0.22249986">
                <text:p>0.22249986</text:p>
              </table:table-cell>
              <table:table-cell office:value-type="float" office:value="0.19766161">
                <text:p>0.19766161</text:p>
              </table:table-cell>
              <table:table-cell office:value-type="float" office:value="0.88999945">
                <text:p>0.88999945</text:p>
              </table:table-cell>
              <table:table-cell office:value-type="float" office:value="0.83856434">
                <text:p>0.838564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0.22499986">
                <text:p>0.22499986</text:p>
              </table:table-cell>
              <table:table-cell office:value-type="float" office:value="0.19766161">
                <text:p>0.19766161</text:p>
              </table:table-cell>
              <table:table-cell office:value-type="float" office:value="0.89999944">
                <text:p>0.89999944</text:p>
              </table:table-cell>
              <table:table-cell office:value-type="float" office:value="0.86518544">
                <text:p>0.86518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0.22749986">
                <text:p>0.22749986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90999943">
                <text:p>0.90999943</text:p>
              </table:table-cell>
              <table:table-cell office:value-type="float" office:value="0.87849605">
                <text:p>0.878496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0.22999986">
                <text:p>0.22999986</text:p>
              </table:table-cell>
              <table:table-cell office:value-type="float" office:value="0.19949181">
                <text:p>0.19949181</text:p>
              </table:table-cell>
              <table:table-cell office:value-type="float" office:value="0.9199994">
                <text:p>0.9199994</text:p>
              </table:table-cell>
              <table:table-cell office:value-type="float" office:value="0.90511715">
                <text:p>0.90511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0.23249985">
                <text:p>0.23249985</text:p>
              </table:table-cell>
              <table:table-cell office:value-type="float" office:value="0.2031522">
                <text:p>0.2031522</text:p>
              </table:table-cell>
              <table:table-cell office:value-type="float" office:value="0.9299994">
                <text:p>0.9299994</text:p>
              </table:table-cell>
              <table:table-cell office:value-type="float" office:value="0.90511715">
                <text:p>0.90511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0.23499985">
                <text:p>0.23499985</text:p>
              </table:table-cell>
              <table:table-cell office:value-type="float" office:value="0.2049824">
                <text:p>0.2049824</text:p>
              </table:table-cell>
              <table:table-cell office:value-type="float" office:value="0.9399994">
                <text:p>0.9399994</text:p>
              </table:table-cell>
              <table:table-cell office:value-type="float" office:value="0.9184277">
                <text:p>0.91842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0.23749985">
                <text:p>0.23749985</text:p>
              </table:table-cell>
              <table:table-cell office:value-type="float" office:value="0.2049824">
                <text:p>0.2049824</text:p>
              </table:table-cell>
              <table:table-cell office:value-type="float" office:value="0.9499994">
                <text:p>0.9499994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0.23999985">
                <text:p>0.23999985</text:p>
              </table:table-cell>
              <table:table-cell office:value-type="float" office:value="0.20681262">
                <text:p>0.20681262</text:p>
              </table:table-cell>
              <table:table-cell office:value-type="float" office:value="0.9599994">
                <text:p>0.9599994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0.24249984">
                <text:p>0.24249984</text:p>
              </table:table-cell>
              <table:table-cell office:value-type="float" office:value="0.21047299">
                <text:p>0.21047299</text:p>
              </table:table-cell>
              <table:table-cell office:value-type="float" office:value="0.9699994">
                <text:p>0.9699994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0.24499984">
                <text:p>0.24499984</text:p>
              </table:table-cell>
              <table:table-cell office:value-type="float" office:value="0.2049824">
                <text:p>0.2049824</text:p>
              </table:table-cell>
              <table:table-cell office:value-type="float" office:value="0.97999936">
                <text:p>0.97999936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0.24749984">
                <text:p>0.24749984</text:p>
              </table:table-cell>
              <table:table-cell office:value-type="float" office:value="0.2123032">
                <text:p>0.2123032</text:p>
              </table:table-cell>
              <table:table-cell office:value-type="float" office:value="0.98999935">
                <text:p>0.98999935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0.24999984">
                <text:p>0.24999984</text:p>
              </table:table-cell>
              <table:table-cell office:value-type="float" office:value="0.2123032">
                <text:p>0.2123032</text:p>
              </table:table-cell>
              <table:table-cell office:value-type="float" office:value="0.99999934">
                <text:p>0.99999934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0.25249985">
                <text:p>0.25249985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0099994">
                <text:p>1.0099994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0.25499985">
                <text:p>0.25499985</text:p>
              </table:table-cell>
              <table:table-cell office:value-type="float" office:value="0.21413341">
                <text:p>0.21413341</text:p>
              </table:table-cell>
              <table:table-cell office:value-type="float" office:value="1.0199994">
                <text:p>1.0199994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0.25749984">
                <text:p>0.25749984</text:p>
              </table:table-cell>
              <table:table-cell office:value-type="float" office:value="0.21779379">
                <text:p>0.21779379</text:p>
              </table:table-cell>
              <table:table-cell office:value-type="float" office:value="1.0299994">
                <text:p>1.0299994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0.25999984">
                <text:p>0.25999984</text:p>
              </table:table-cell>
              <table:table-cell office:value-type="float" office:value="0.22328441">
                <text:p>0.22328441</text:p>
              </table:table-cell>
              <table:table-cell office:value-type="float" office:value="1.0399994">
                <text:p>1.0399994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0.26249984">
                <text:p>0.26249984</text:p>
              </table:table-cell>
              <table:table-cell office:value-type="float" office:value="0.2269448">
                <text:p>0.2269448</text:p>
              </table:table-cell>
              <table:table-cell office:value-type="float" office:value="1.0499994">
                <text:p>1.0499994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0.26499984">
                <text:p>0.26499984</text:p>
              </table:table-cell>
              <table:table-cell office:value-type="float" office:value="0.2269448">
                <text:p>0.2269448</text:p>
              </table:table-cell>
              <table:table-cell office:value-type="float" office:value="1.0599993">
                <text:p>1.05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0.26749983">
                <text:p>0.26749983</text:p>
              </table:table-cell>
              <table:table-cell office:value-type="float" office:value="0.22877502">
                <text:p>0.22877502</text:p>
              </table:table-cell>
              <table:table-cell office:value-type="float" office:value="1.0699993">
                <text:p>1.06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0.26999983">
                <text:p>0.26999983</text:p>
              </table:table-cell>
              <table:table-cell office:value-type="float" office:value="0.23609582">
                <text:p>0.23609582</text:p>
              </table:table-cell>
              <table:table-cell office:value-type="float" office:value="1.0799993">
                <text:p>1.07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0.27249983">
                <text:p>0.27249983</text:p>
              </table:table-cell>
              <table:table-cell office:value-type="float" office:value="0.2415864">
                <text:p>0.2415864</text:p>
              </table:table-cell>
              <table:table-cell office:value-type="float" office:value="1.0899993">
                <text:p>1.0899993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0.27499983">
                <text:p>0.27499983</text:p>
              </table:table-cell>
              <table:table-cell office:value-type="float" office:value="0.2397562">
                <text:p>0.2397562</text:p>
              </table:table-cell>
              <table:table-cell office:value-type="float" office:value="1.0999993">
                <text:p>1.0999993</text:p>
              </table:table-cell>
              <table:table-cell office:value-type="float" office:value="1.1047753">
                <text:p>1.1047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0.27749982">
                <text:p>0.27749982</text:p>
              </table:table-cell>
              <table:table-cell office:value-type="float" office:value="0.2415864">
                <text:p>0.2415864</text:p>
              </table:table-cell>
              <table:table-cell office:value-type="float" office:value="1.1099993">
                <text:p>1.1099993</text:p>
              </table:table-cell>
              <table:table-cell office:value-type="float" office:value="1.144707">
                <text:p>1.1447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0.27999982">
                <text:p>0.27999982</text:p>
              </table:table-cell>
              <table:table-cell office:value-type="float" office:value="0.24890721">
                <text:p>0.24890721</text:p>
              </table:table-cell>
              <table:table-cell office:value-type="float" office:value="1.1199993">
                <text:p>1.1199993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0.28249982">
                <text:p>0.28249982</text:p>
              </table:table-cell>
              <table:table-cell office:value-type="float" office:value="0.247077">
                <text:p>0.247077</text:p>
              </table:table-cell>
              <table:table-cell office:value-type="float" office:value="1.1299993">
                <text:p>1.1299993</text:p>
              </table:table-cell>
              <table:table-cell office:value-type="float" office:value="1.1313964">
                <text:p>1.13139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0.28499982">
                <text:p>0.28499982</text:p>
              </table:table-cell>
              <table:table-cell office:value-type="float" office:value="0.24524681">
                <text:p>0.24524681</text:p>
              </table:table-cell>
              <table:table-cell office:value-type="float" office:value="1.1399993">
                <text:p>1.1399993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0.28749982">
                <text:p>0.28749982</text:p>
              </table:table-cell>
              <table:table-cell office:value-type="float" office:value="0.247077">
                <text:p>0.247077</text:p>
              </table:table-cell>
              <table:table-cell office:value-type="float" office:value="1.1499993">
                <text:p>1.1499993</text:p>
              </table:table-cell>
              <table:table-cell office:value-type="float" office:value="1.1580175">
                <text:p>1.1580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0.2899998">
                <text:p>0.2899998</text:p>
              </table:table-cell>
              <table:table-cell office:value-type="float" office:value="0.256228">
                <text:p>0.256228</text:p>
              </table:table-cell>
              <table:table-cell office:value-type="float" office:value="1.1599993">
                <text:p>1.1599993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0.2924998">
                <text:p>0.2924998</text:p>
              </table:table-cell>
              <table:table-cell office:value-type="float" office:value="0.2598884">
                <text:p>0.2598884</text:p>
              </table:table-cell>
              <table:table-cell office:value-type="float" office:value="1.1699992">
                <text:p>1.1699992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0.2949998">
                <text:p>0.2949998</text:p>
              </table:table-cell>
              <table:table-cell office:value-type="float" office:value="0.256228">
                <text:p>0.256228</text:p>
              </table:table-cell>
              <table:table-cell office:value-type="float" office:value="1.1799992">
                <text:p>1.1799992</text:p>
              </table:table-cell>
              <table:table-cell office:value-type="float" office:value="1.1846386">
                <text:p>1.18463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0.2974998">
                <text:p>0.2974998</text:p>
              </table:table-cell>
              <table:table-cell office:value-type="float" office:value="0.2617186">
                <text:p>0.2617186</text:p>
              </table:table-cell>
              <table:table-cell office:value-type="float" office:value="1.1899992">
                <text:p>1.1899992</text:p>
              </table:table-cell>
              <table:table-cell office:value-type="float" office:value="1.1846386">
                <text:p>1.1846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2999998">
                <text:p>0.2999998</text:p>
              </table:table-cell>
              <table:table-cell office:value-type="float" office:value="0.2672092">
                <text:p>0.2672092</text:p>
              </table:table-cell>
              <table:table-cell office:value-type="float" office:value="1.1999992">
                <text:p>1.1999992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0.3">
                <text:p>0.3</text:p>
              </table:table-cell>
              <table:table-cell office:value-type="float" office:value="0.2617186">
                <text:p>0.2617186</text:p>
              </table:table-cell>
              <table:table-cell office:value-type="float" office:value="1.2099992">
                <text:p>1.2099992</text:p>
              </table:table-cell>
              <table:table-cell office:value-type="float" office:value="1.2112597">
                <text:p>1.21125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0.3">
                <text:p>0.3</text:p>
              </table:table-cell>
              <table:table-cell office:value-type="float" office:value="0.2598884">
                <text:p>0.2598884</text:p>
              </table:table-cell>
              <table:table-cell office:value-type="float" office:value="1.2199992">
                <text:p>1.2199992</text:p>
              </table:table-cell>
              <table:table-cell office:value-type="float" office:value="1.2778124">
                <text:p>1.2778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0.3">
                <text:p>0.3</text:p>
              </table:table-cell>
              <table:table-cell office:value-type="float" office:value="0.2617186">
                <text:p>0.2617186</text:p>
              </table:table-cell>
              <table:table-cell office:value-type="float" office:value="1.2299992">
                <text:p>1.2299992</text:p>
              </table:table-cell>
              <table:table-cell office:value-type="float" office:value="1.2778124">
                <text:p>1.2778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0.3">
                <text:p>0.3</text:p>
              </table:table-cell>
              <table:table-cell office:value-type="float" office:value="0.265379">
                <text:p>0.265379</text:p>
              </table:table-cell>
              <table:table-cell office:value-type="float" office:value="1.2399992">
                <text:p>1.2399992</text:p>
              </table:table-cell>
              <table:table-cell office:value-type="float" office:value="1.2645018">
                <text:p>1.26450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0.3">
                <text:p>0.3</text:p>
              </table:table-cell>
              <table:table-cell office:value-type="float" office:value="0.2781904">
                <text:p>0.2781904</text:p>
              </table:table-cell>
              <table:table-cell office:value-type="float" office:value="1.2499992">
                <text:p>1.2499992</text:p>
              </table:table-cell>
              <table:table-cell office:value-type="float" office:value="1.2645018">
                <text:p>1.2645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0.3">
                <text:p>0.3</text:p>
              </table:table-cell>
              <table:table-cell office:value-type="float" office:value="0.2763602">
                <text:p>0.2763602</text:p>
              </table:table-cell>
              <table:table-cell office:value-type="float" office:value="1.2599992">
                <text:p>1.2599992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0.3">
                <text:p>0.3</text:p>
              </table:table-cell>
              <table:table-cell office:value-type="float" office:value="0.27453002">
                <text:p>0.27453002</text:p>
              </table:table-cell>
              <table:table-cell office:value-type="float" office:value="1.2699991">
                <text:p>1.2699991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0.3">
                <text:p>0.3</text:p>
              </table:table-cell>
              <table:table-cell office:value-type="float" office:value="0.2781904">
                <text:p>0.2781904</text:p>
              </table:table-cell>
              <table:table-cell office:value-type="float" office:value="1.2799991">
                <text:p>1.2799991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0.3">
                <text:p>0.3</text:p>
              </table:table-cell>
              <table:table-cell office:value-type="float" office:value="0.28002062">
                <text:p>0.28002062</text:p>
              </table:table-cell>
              <table:table-cell office:value-type="float" office:value="1.2899991">
                <text:p>1.2899991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0.3">
                <text:p>0.3</text:p>
              </table:table-cell>
              <table:table-cell office:value-type="float" office:value="0.28002062">
                <text:p>0.28002062</text:p>
              </table:table-cell>
              <table:table-cell office:value-type="float" office:value="1.2999991">
                <text:p>1.2999991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3099991">
                <text:p>1.3099991</text:p>
              </table:table-cell>
              <table:table-cell office:value-type="float" office:value="1.3044335">
                <text:p>1.30443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3199991">
                <text:p>1.3199991</text:p>
              </table:table-cell>
              <table:table-cell office:value-type="float" office:value="1.317744">
                <text:p>1.317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3299991">
                <text:p>1.3299991</text:p>
              </table:table-cell>
              <table:table-cell office:value-type="float" office:value="1.3443651">
                <text:p>1.3443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3399991">
                <text:p>1.3399991</text:p>
              </table:table-cell>
              <table:table-cell office:value-type="float" office:value="1.3709861">
                <text:p>1.3709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3499991">
                <text:p>1.3499991</text:p>
              </table:table-cell>
              <table:table-cell office:value-type="float" office:value="1.3842967">
                <text:p>1.38429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3599991">
                <text:p>1.3599991</text:p>
              </table:table-cell>
              <table:table-cell office:value-type="float" office:value="1.3576757">
                <text:p>1.3576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369999">
                <text:p>1.369999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379999">
                <text:p>1.379999</text:p>
              </table:table-cell>
              <table:table-cell office:value-type="float" office:value="1.3709861">
                <text:p>1.37098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389999">
                <text:p>1.389999</text:p>
              </table:table-cell>
              <table:table-cell office:value-type="float" office:value="1.3842967">
                <text:p>1.38429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399999">
                <text:p>1.399999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409999">
                <text:p>1.409999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419999">
                <text:p>1.419999</text:p>
              </table:table-cell>
              <table:table-cell office:value-type="float" office:value="1.4242282">
                <text:p>1.42422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429999">
                <text:p>1.429999</text:p>
              </table:table-cell>
              <table:table-cell office:value-type="float" office:value="1.4242282">
                <text:p>1.4242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439999">
                <text:p>1.43999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449999">
                <text:p>1.449999</text:p>
              </table:table-cell>
              <table:table-cell office:value-type="float" office:value="1.4375389">
                <text:p>1.43753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459999">
                <text:p>1.459999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469999">
                <text:p>1.469999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  <table:table-cell office:value-type="float" office:value="1.479999">
                <text:p>1.47999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4899989">
                <text:p>1.489998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0.3">
                <text:p>0.3</text:p>
              </table:table-cell>
              <table:table-cell office:value-type="float" office:value="0.30015278">
                <text:p>0.30015278</text:p>
              </table:table-cell>
              <table:table-cell office:value-type="float" office:value="1.4999989">
                <text:p>1.4999989</text:p>
              </table:table-cell>
              <table:table-cell office:value-type="float" office:value="1.46416">
                <text:p>1.46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0.3">
                <text:p>0.3</text:p>
              </table:table-cell>
              <table:table-cell office:value-type="float" office:value="0.30015278">
                <text:p>0.30015278</text:p>
              </table:table-cell>
              <table:table-cell office:value-type="float" office:value="1.5099989">
                <text:p>1.5099989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5199989">
                <text:p>1.5199989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5299989">
                <text:p>1.5299989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0.3">
                <text:p>0.3</text:p>
              </table:table-cell>
              <table:table-cell office:value-type="float" office:value="0.3147944">
                <text:p>0.3147944</text:p>
              </table:table-cell>
              <table:table-cell office:value-type="float" office:value="1.5399989">
                <text:p>1.5399989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0.3">
                <text:p>0.3</text:p>
              </table:table-cell>
              <table:table-cell office:value-type="float" office:value="0.3166246">
                <text:p>0.3166246</text:p>
              </table:table-cell>
              <table:table-cell office:value-type="float" office:value="1.5499989">
                <text:p>1.5499989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0.3">
                <text:p>0.3</text:p>
              </table:table-cell>
              <table:table-cell office:value-type="float" office:value="0.3147944">
                <text:p>0.3147944</text:p>
              </table:table-cell>
              <table:table-cell office:value-type="float" office:value="1.5599989">
                <text:p>1.5599989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5699989">
                <text:p>1.5699989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5799989">
                <text:p>1.5799989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5899988">
                <text:p>1.5899988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5999988">
                <text:p>1.5999988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0.3">
                <text:p>0.3</text:p>
              </table:table-cell>
              <table:table-cell office:value-type="float" office:value="0.3147944">
                <text:p>0.314794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7037498">
                <text:p>1.70374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0.31662464">
                <text:p>0.3166246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0.3">
                <text:p>0.3</text:p>
              </table:table-cell>
              <table:table-cell office:value-type="float" office:value="0.32577562">
                <text:p>0.3257756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0.3">
                <text:p>0.3</text:p>
              </table:table-cell>
              <table:table-cell office:value-type="float" office:value="0.320285">
                <text:p>0.320285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0.3">
                <text:p>0.3</text:p>
              </table:table-cell>
              <table:table-cell office:value-type="float" office:value="0.31845483">
                <text:p>0.31845483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0.3">
                <text:p>0.3</text:p>
              </table:table-cell>
              <table:table-cell office:value-type="float" office:value="0.3221152">
                <text:p>0.322115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0.3">
                <text:p>0.3</text:p>
              </table:table-cell>
              <table:table-cell office:value-type="float" office:value="0.31845483">
                <text:p>0.3184548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0.3">
                <text:p>0.3</text:p>
              </table:table-cell>
              <table:table-cell office:value-type="float" office:value="0.31845483">
                <text:p>0.31845483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0.3">
                <text:p>0.3</text:p>
              </table:table-cell>
              <table:table-cell office:value-type="float" office:value="0.31479442">
                <text:p>0.314794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0.3">
                <text:p>0.3</text:p>
              </table:table-cell>
              <table:table-cell office:value-type="float" office:value="0.31479442">
                <text:p>0.314794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0.3">
                <text:p>0.3</text:p>
              </table:table-cell>
              <table:table-cell office:value-type="float" office:value="0.31479442">
                <text:p>0.314794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7303709">
                <text:p>1.73037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6505076">
                <text:p>1.65050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0.3">
                <text:p>0.3</text:p>
              </table:table-cell>
              <table:table-cell office:value-type="float" office:value="0.28002062">
                <text:p>0.2800206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6771287">
                <text:p>1.67712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6904392">
                <text:p>1.6904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6638182">
                <text:p>1.66381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0.3">
                <text:p>0.3</text:p>
              </table:table-cell>
              <table:table-cell office:value-type="float" office:value="0.2763602">
                <text:p>0.2763602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0.3">
                <text:p>0.3</text:p>
              </table:table-cell>
              <table:table-cell office:value-type="float" office:value="0.28002062">
                <text:p>0.2800206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0.3">
                <text:p>0.3</text:p>
              </table:table-cell>
              <table:table-cell office:value-type="float" office:value="0.2891716">
                <text:p>0.2891716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6">
                <text:p>1.6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0.3">
                <text:p>0.3</text:p>
              </table:table-cell>
              <table:table-cell office:value-type="float" office:value="0.283681">
                <text:p>0.283681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0.3">
                <text:p>0.3</text:p>
              </table:table-cell>
              <table:table-cell office:value-type="float" office:value="0.27269983">
                <text:p>0.27269983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0.3">
                <text:p>0.3</text:p>
              </table:table-cell>
              <table:table-cell office:value-type="float" office:value="0.2672092">
                <text:p>0.267209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0.3">
                <text:p>0.3</text:p>
              </table:table-cell>
              <table:table-cell office:value-type="float" office:value="0.2781904">
                <text:p>0.2781904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0.3">
                <text:p>0.3</text:p>
              </table:table-cell>
              <table:table-cell office:value-type="float" office:value="0.2818508">
                <text:p>0.2818508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0.3">
                <text:p>0.3</text:p>
              </table:table-cell>
              <table:table-cell office:value-type="float" office:value="0.31479442">
                <text:p>0.31479442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1.6">
                <text:p>1.6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6">
                <text:p>1.6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6">
                <text:p>1.6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440233">
                <text:p>1.54402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1.6">
                <text:p>1.6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6">
                <text:p>1.6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1.6">
                <text:p>1.6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6">
                <text:p>1.6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6">
                <text:p>1.6</text:p>
              </table:table-cell>
              <table:table-cell office:value-type="float" office:value="1.5307126">
                <text:p>1.5307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1.59">
                <text:p>1.59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0.2975">
                <text:p>0.2975</text:p>
              </table:table-cell>
              <table:table-cell office:value-type="float" office:value="0.3001528">
                <text:p>0.3001528</text:p>
              </table:table-cell>
              <table:table-cell office:value-type="float" office:value="1.58">
                <text:p>1.58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0.29500002">
                <text:p>0.29500002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57">
                <text:p>1.57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0.29250002">
                <text:p>0.29250002</text:p>
              </table:table-cell>
              <table:table-cell office:value-type="float" office:value="0.3129642">
                <text:p>0.3129642</text:p>
              </table:table-cell>
              <table:table-cell office:value-type="float" office:value="1.5600001">
                <text:p>1.5600001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0.29000002">
                <text:p>0.29000002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5500001">
                <text:p>1.55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0.28750002">
                <text:p>0.28750002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5400001">
                <text:p>1.5400001</text:p>
              </table:table-cell>
              <table:table-cell office:value-type="float" office:value="1.5972654">
                <text:p>1.59726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0.28500003">
                <text:p>0.2850000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5300001">
                <text:p>1.5300001</text:p>
              </table:table-cell>
              <table:table-cell office:value-type="float" office:value="1.5706445">
                <text:p>1.57064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0.28250003">
                <text:p>0.2825000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5200001">
                <text:p>1.5200001</text:p>
              </table:table-cell>
              <table:table-cell office:value-type="float" office:value="1.5839549">
                <text:p>1.58395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0.28000003">
                <text:p>0.2800000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1.5100001">
                <text:p>1.51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0.27750003">
                <text:p>0.27750003</text:p>
              </table:table-cell>
              <table:table-cell office:value-type="float" office:value="0.31479442">
                <text:p>0.31479442</text:p>
              </table:table-cell>
              <table:table-cell office:value-type="float" office:value="1.5000001">
                <text:p>1.50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0.27500004">
                <text:p>0.27500004</text:p>
              </table:table-cell>
              <table:table-cell office:value-type="float" office:value="0.311134">
                <text:p>0.311134</text:p>
              </table:table-cell>
              <table:table-cell office:value-type="float" office:value="1.4900001">
                <text:p>1.4900001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0.27250004">
                <text:p>0.27250004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4800001">
                <text:p>1.4800001</text:p>
              </table:table-cell>
              <table:table-cell office:value-type="float" office:value="1.610576">
                <text:p>1.6105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0.27000004">
                <text:p>0.27000004</text:p>
              </table:table-cell>
              <table:table-cell office:value-type="float" office:value="0.3001528">
                <text:p>0.3001528</text:p>
              </table:table-cell>
              <table:table-cell office:value-type="float" office:value="1.4700001">
                <text:p>1.4700001</text:p>
              </table:table-cell>
              <table:table-cell office:value-type="float" office:value="1.6371969">
                <text:p>1.63719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0.26750004">
                <text:p>0.26750004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4600002">
                <text:p>1.4600002</text:p>
              </table:table-cell>
              <table:table-cell office:value-type="float" office:value="1.6238865">
                <text:p>1.62388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0.26500005">
                <text:p>0.26500005</text:p>
              </table:table-cell>
              <table:table-cell office:value-type="float" office:value="0.30198303">
                <text:p>0.30198303</text:p>
              </table:table-cell>
              <table:table-cell office:value-type="float" office:value="1.4500002">
                <text:p>1.4500002</text:p>
              </table:table-cell>
              <table:table-cell office:value-type="float" office:value="1.557334">
                <text:p>1.557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0.26250005">
                <text:p>0.26250005</text:p>
              </table:table-cell>
              <table:table-cell office:value-type="float" office:value="0.2910018">
                <text:p>0.2910018</text:p>
              </table:table-cell>
              <table:table-cell office:value-type="float" office:value="1.4400002">
                <text:p>1.4400002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0.26000005">
                <text:p>0.26000005</text:p>
              </table:table-cell>
              <table:table-cell office:value-type="float" office:value="0.3001528">
                <text:p>0.3001528</text:p>
              </table:table-cell>
              <table:table-cell office:value-type="float" office:value="1.4300002">
                <text:p>1.4300002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0.25750005">
                <text:p>0.25750005</text:p>
              </table:table-cell>
              <table:table-cell office:value-type="float" office:value="0.29649243">
                <text:p>0.29649243</text:p>
              </table:table-cell>
              <table:table-cell office:value-type="float" office:value="1.4200002">
                <text:p>1.4200002</text:p>
              </table:table-cell>
              <table:table-cell office:value-type="float" office:value="1.5040916">
                <text:p>1.50409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0.25500005">
                <text:p>0.25500005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4100002">
                <text:p>1.4100002</text:p>
              </table:table-cell>
              <table:table-cell office:value-type="float" office:value="1.4907811">
                <text:p>1.49078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0.25250006">
                <text:p>0.25250006</text:p>
              </table:table-cell>
              <table:table-cell office:value-type="float" office:value="0.28734142">
                <text:p>0.28734142</text:p>
              </table:table-cell>
              <table:table-cell office:value-type="float" office:value="1.4000002">
                <text:p>1.4000002</text:p>
              </table:table-cell>
              <table:table-cell office:value-type="float" office:value="1.4774705">
                <text:p>1.47747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0.25000006">
                <text:p>0.25000006</text:p>
              </table:table-cell>
              <table:table-cell office:value-type="float" office:value="0.2910018">
                <text:p>0.2910018</text:p>
              </table:table-cell>
              <table:table-cell office:value-type="float" office:value="1.3900002">
                <text:p>1.3900002</text:p>
              </table:table-cell>
              <table:table-cell office:value-type="float" office:value="1.5174022">
                <text:p>1.51740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0.24750006">
                <text:p>0.24750006</text:p>
              </table:table-cell>
              <table:table-cell office:value-type="float" office:value="0.29283202">
                <text:p>0.29283202</text:p>
              </table:table-cell>
              <table:table-cell office:value-type="float" office:value="1.3800002">
                <text:p>1.3800002</text:p>
              </table:table-cell>
              <table:table-cell office:value-type="float" office:value="1.4774705">
                <text:p>1.47747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0.24500006">
                <text:p>0.24500006</text:p>
              </table:table-cell>
              <table:table-cell office:value-type="float" office:value="0.2891716">
                <text:p>0.2891716</text:p>
              </table:table-cell>
              <table:table-cell office:value-type="float" office:value="1.3700002">
                <text:p>1.3700002</text:p>
              </table:table-cell>
              <table:table-cell office:value-type="float" office:value="1.4774705">
                <text:p>1.47747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0.24250007">
                <text:p>0.24250007</text:p>
              </table:table-cell>
              <table:table-cell office:value-type="float" office:value="0.29466224">
                <text:p>0.29466224</text:p>
              </table:table-cell>
              <table:table-cell office:value-type="float" office:value="1.3600003">
                <text:p>1.3600003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0.24000007">
                <text:p>0.24000007</text:p>
              </table:table-cell>
              <table:table-cell office:value-type="float" office:value="0.283681">
                <text:p>0.283681</text:p>
              </table:table-cell>
              <table:table-cell office:value-type="float" office:value="1.3500003">
                <text:p>1.3500003</text:p>
              </table:table-cell>
              <table:table-cell office:value-type="float" office:value="1.4508495">
                <text:p>1.45084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0.23750007">
                <text:p>0.23750007</text:p>
              </table:table-cell>
              <table:table-cell office:value-type="float" office:value="0.27453002">
                <text:p>0.27453002</text:p>
              </table:table-cell>
              <table:table-cell office:value-type="float" office:value="1.3400003">
                <text:p>1.3400003</text:p>
              </table:table-cell>
              <table:table-cell office:value-type="float" office:value="1.3976072">
                <text:p>1.39760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0.23500007">
                <text:p>0.23500007</text:p>
              </table:table-cell>
              <table:table-cell office:value-type="float" office:value="0.2708696">
                <text:p>0.2708696</text:p>
              </table:table-cell>
              <table:table-cell office:value-type="float" office:value="1.3300003">
                <text:p>1.3300003</text:p>
              </table:table-cell>
              <table:table-cell office:value-type="float" office:value="1.3842967">
                <text:p>1.38429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0.23250008">
                <text:p>0.23250008</text:p>
              </table:table-cell>
              <table:table-cell office:value-type="float" office:value="0.2763602">
                <text:p>0.2763602</text:p>
              </table:table-cell>
              <table:table-cell office:value-type="float" office:value="1.3200003">
                <text:p>1.3200003</text:p>
              </table:table-cell>
              <table:table-cell office:value-type="float" office:value="1.3576757">
                <text:p>1.35767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0.23000008">
                <text:p>0.23000008</text:p>
              </table:table-cell>
              <table:table-cell office:value-type="float" office:value="0.28551123">
                <text:p>0.28551123</text:p>
              </table:table-cell>
              <table:table-cell office:value-type="float" office:value="1.3100003">
                <text:p>1.3100003</text:p>
              </table:table-cell>
              <table:table-cell office:value-type="float" office:value="1.3443651">
                <text:p>1.34436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0.22750008">
                <text:p>0.22750008</text:p>
              </table:table-cell>
              <table:table-cell office:value-type="float" office:value="0.30381322">
                <text:p>0.30381322</text:p>
              </table:table-cell>
              <table:table-cell office:value-type="float" office:value="1.3000003">
                <text:p>1.3000003</text:p>
              </table:table-cell>
              <table:table-cell office:value-type="float" office:value="1.3177441">
                <text:p>1.31774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0.22500008">
                <text:p>0.22500008</text:p>
              </table:table-cell>
              <table:table-cell office:value-type="float" office:value="0.3056434">
                <text:p>0.3056434</text:p>
              </table:table-cell>
              <table:table-cell office:value-type="float" office:value="1.2900003">
                <text:p>1.2900003</text:p>
              </table:table-cell>
              <table:table-cell office:value-type="float" office:value="1.2911229">
                <text:p>1.29112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0.22250009">
                <text:p>0.22250009</text:p>
              </table:table-cell>
              <table:table-cell office:value-type="float" office:value="0.2910018">
                <text:p>0.2910018</text:p>
              </table:table-cell>
              <table:table-cell office:value-type="float" office:value="1.2800003">
                <text:p>1.2800003</text:p>
              </table:table-cell>
              <table:table-cell office:value-type="float" office:value="1.2378807">
                <text:p>1.23788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0.22000009">
                <text:p>0.22000009</text:p>
              </table:table-cell>
              <table:table-cell office:value-type="float" office:value="0.2818508">
                <text:p>0.2818508</text:p>
              </table:table-cell>
              <table:table-cell office:value-type="float" office:value="1.2700003">
                <text:p>1.2700003</text:p>
              </table:table-cell>
              <table:table-cell office:value-type="float" office:value="1.2511913">
                <text:p>1.25119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0.21750009">
                <text:p>0.21750009</text:p>
              </table:table-cell>
              <table:table-cell office:value-type="float" office:value="0.2690394">
                <text:p>0.2690394</text:p>
              </table:table-cell>
              <table:table-cell office:value-type="float" office:value="1.2600003">
                <text:p>1.2600003</text:p>
              </table:table-cell>
              <table:table-cell office:value-type="float" office:value="1.2511913">
                <text:p>1.25119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0.2150001">
                <text:p>0.2150001</text:p>
              </table:table-cell>
              <table:table-cell office:value-type="float" office:value="0.25256762">
                <text:p>0.25256762</text:p>
              </table:table-cell>
              <table:table-cell office:value-type="float" office:value="1.2500004">
                <text:p>1.2500004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0.2125001">
                <text:p>0.2125001</text:p>
              </table:table-cell>
              <table:table-cell office:value-type="float" office:value="0.24524681">
                <text:p>0.24524681</text:p>
              </table:table-cell>
              <table:table-cell office:value-type="float" office:value="1.2400004">
                <text:p>1.2400004</text:p>
              </table:table-cell>
              <table:table-cell office:value-type="float" office:value="1.1979492">
                <text:p>1.19794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0.2100001">
                <text:p>0.2100001</text:p>
              </table:table-cell>
              <table:table-cell office:value-type="float" office:value="0.25073743">
                <text:p>0.25073743</text:p>
              </table:table-cell>
              <table:table-cell office:value-type="float" office:value="1.2300004">
                <text:p>1.2300004</text:p>
              </table:table-cell>
              <table:table-cell office:value-type="float" office:value="1.2112597">
                <text:p>1.21125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0.2075001">
                <text:p>0.2075001</text:p>
              </table:table-cell>
              <table:table-cell office:value-type="float" office:value="0.24524681">
                <text:p>0.24524681</text:p>
              </table:table-cell>
              <table:table-cell office:value-type="float" office:value="1.2200004">
                <text:p>1.2200004</text:p>
              </table:table-cell>
              <table:table-cell office:value-type="float" office:value="1.1713281">
                <text:p>1.17132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0.2050001">
                <text:p>0.2050001</text:p>
              </table:table-cell>
              <table:table-cell office:value-type="float" office:value="0.2415864">
                <text:p>0.2415864</text:p>
              </table:table-cell>
              <table:table-cell office:value-type="float" office:value="1.2100004">
                <text:p>1.2100004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0.2025001">
                <text:p>0.2025001</text:p>
              </table:table-cell>
              <table:table-cell office:value-type="float" office:value="0.23609582">
                <text:p>0.23609582</text:p>
              </table:table-cell>
              <table:table-cell office:value-type="float" office:value="1.2000004">
                <text:p>1.2000004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0.2000001">
                <text:p>0.2000001</text:p>
              </table:table-cell>
              <table:table-cell office:value-type="float" office:value="0.23609582">
                <text:p>0.23609582</text:p>
              </table:table-cell>
              <table:table-cell office:value-type="float" office:value="1.1900004">
                <text:p>1.1900004</text:p>
              </table:table-cell>
              <table:table-cell office:value-type="float" office:value="1.1047753">
                <text:p>1.10477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0.19750011">
                <text:p>0.19750011</text:p>
              </table:table-cell>
              <table:table-cell office:value-type="float" office:value="0.2306052">
                <text:p>0.2306052</text:p>
              </table:table-cell>
              <table:table-cell office:value-type="float" office:value="1.1800004">
                <text:p>1.1800004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0.19500011">
                <text:p>0.19500011</text:p>
              </table:table-cell>
              <table:table-cell office:value-type="float" office:value="0.2306052">
                <text:p>0.2306052</text:p>
              </table:table-cell>
              <table:table-cell office:value-type="float" office:value="1.1700004">
                <text:p>1.1700004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0.19250011">
                <text:p>0.19250011</text:p>
              </table:table-cell>
              <table:table-cell office:value-type="float" office:value="0.2251146">
                <text:p>0.2251146</text:p>
              </table:table-cell>
              <table:table-cell office:value-type="float" office:value="1.1600004">
                <text:p>1.1600004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0.19000012">
                <text:p>0.19000012</text:p>
              </table:table-cell>
              <table:table-cell office:value-type="float" office:value="0.23243539">
                <text:p>0.23243539</text:p>
              </table:table-cell>
              <table:table-cell office:value-type="float" office:value="1.1500005">
                <text:p>1.1500005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0.18750012">
                <text:p>0.18750012</text:p>
              </table:table-cell>
              <table:table-cell office:value-type="float" office:value="0.2306052">
                <text:p>0.2306052</text:p>
              </table:table-cell>
              <table:table-cell office:value-type="float" office:value="1.1400005">
                <text:p>1.14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0.18500012">
                <text:p>0.18500012</text:p>
              </table:table-cell>
              <table:table-cell office:value-type="float" office:value="0.21413341">
                <text:p>0.21413341</text:p>
              </table:table-cell>
              <table:table-cell office:value-type="float" office:value="1.1300005">
                <text:p>1.13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0.18250012">
                <text:p>0.18250012</text:p>
              </table:table-cell>
              <table:table-cell office:value-type="float" office:value="0.21413341">
                <text:p>0.21413341</text:p>
              </table:table-cell>
              <table:table-cell office:value-type="float" office:value="1.1200005">
                <text:p>1.1200005</text:p>
              </table:table-cell>
              <table:table-cell office:value-type="float" office:value="1.0914648">
                <text:p>1.0914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0.18000013">
                <text:p>0.18000013</text:p>
              </table:table-cell>
              <table:table-cell office:value-type="float" office:value="0.2123032">
                <text:p>0.2123032</text:p>
              </table:table-cell>
              <table:table-cell office:value-type="float" office:value="1.1100005">
                <text:p>1.1100005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0.17750013">
                <text:p>0.17750013</text:p>
              </table:table-cell>
              <table:table-cell office:value-type="float" office:value="0.21047299">
                <text:p>0.21047299</text:p>
              </table:table-cell>
              <table:table-cell office:value-type="float" office:value="1.1000005">
                <text:p>1.1000005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0.17500013">
                <text:p>0.17500013</text:p>
              </table:table-cell>
              <table:table-cell office:value-type="float" office:value="0.2049824">
                <text:p>0.2049824</text:p>
              </table:table-cell>
              <table:table-cell office:value-type="float" office:value="1.0900005">
                <text:p>1.09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0.17250013">
                <text:p>0.17250013</text:p>
              </table:table-cell>
              <table:table-cell office:value-type="float" office:value="0.19583139">
                <text:p>0.19583139</text:p>
              </table:table-cell>
              <table:table-cell office:value-type="float" office:value="1.0800005">
                <text:p>1.08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0.17000014">
                <text:p>0.17000014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0700005">
                <text:p>1.0700005</text:p>
              </table:table-cell>
              <table:table-cell office:value-type="float" office:value="1.0648437">
                <text:p>1.06484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0.16750014">
                <text:p>0.16750014</text:p>
              </table:table-cell>
              <table:table-cell office:value-type="float" office:value="0.19766161">
                <text:p>0.19766161</text:p>
              </table:table-cell>
              <table:table-cell office:value-type="float" office:value="1.0600005">
                <text:p>1.0600005</text:p>
              </table:table-cell>
              <table:table-cell office:value-type="float" office:value="1.0781542">
                <text:p>1.07815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0.16500014">
                <text:p>0.16500014</text:p>
              </table:table-cell>
              <table:table-cell office:value-type="float" office:value="0.19949181">
                <text:p>0.19949181</text:p>
              </table:table-cell>
              <table:table-cell office:value-type="float" office:value="1.0500005">
                <text:p>1.0500005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0.16250014">
                <text:p>0.16250014</text:p>
              </table:table-cell>
              <table:table-cell office:value-type="float" office:value="0.1885106">
                <text:p>0.1885106</text:p>
              </table:table-cell>
              <table:table-cell office:value-type="float" office:value="1.0400006">
                <text:p>1.0400006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0.16000015">
                <text:p>0.16000015</text:p>
              </table:table-cell>
              <table:table-cell office:value-type="float" office:value="0.18302">
                <text:p>0.18302</text:p>
              </table:table-cell>
              <table:table-cell office:value-type="float" office:value="1.0300006">
                <text:p>1.0300006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0.15750015">
                <text:p>0.15750015</text:p>
              </table:table-cell>
              <table:table-cell office:value-type="float" office:value="0.1811898">
                <text:p>0.1811898</text:p>
              </table:table-cell>
              <table:table-cell office:value-type="float" office:value="1.0200006">
                <text:p>1.0200006</text:p>
              </table:table-cell>
              <table:table-cell office:value-type="float" office:value="1.0382226">
                <text:p>1.03822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0.15500015">
                <text:p>0.15500015</text:p>
              </table:table-cell>
              <table:table-cell office:value-type="float" office:value="0.1811898">
                <text:p>0.1811898</text:p>
              </table:table-cell>
              <table:table-cell office:value-type="float" office:value="1.0100006">
                <text:p>1.0100006</text:p>
              </table:table-cell>
              <table:table-cell office:value-type="float" office:value="1.0515331">
                <text:p>1.05153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0.15250015">
                <text:p>0.15250015</text:p>
              </table:table-cell>
              <table:table-cell office:value-type="float" office:value="0.1793596">
                <text:p>0.1793596</text:p>
              </table:table-cell>
              <table:table-cell office:value-type="float" office:value="1.0000006">
                <text:p>1.0000006</text:p>
              </table:table-cell>
              <table:table-cell office:value-type="float" office:value="1.024912">
                <text:p>1.0249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0.15000015">
                <text:p>0.15000015</text:p>
              </table:table-cell>
              <table:table-cell office:value-type="float" office:value="0.17386901">
                <text:p>0.17386901</text:p>
              </table:table-cell>
              <table:table-cell office:value-type="float" office:value="0.9900006">
                <text:p>0.9900006</text:p>
              </table:table-cell>
              <table:table-cell office:value-type="float" office:value="0.99829096">
                <text:p>0.998290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0.14750016">
                <text:p>0.14750016</text:p>
              </table:table-cell>
              <table:table-cell office:value-type="float" office:value="0.16837841">
                <text:p>0.16837841</text:p>
              </table:table-cell>
              <table:table-cell office:value-type="float" office:value="0.9800006">
                <text:p>0.9800006</text:p>
              </table:table-cell>
              <table:table-cell office:value-type="float" office:value="1.0116014">
                <text:p>1.01160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0.14500016">
                <text:p>0.14500016</text:p>
              </table:table-cell>
              <table:table-cell office:value-type="float" office:value="0.1720388">
                <text:p>0.1720388</text:p>
              </table:table-cell>
              <table:table-cell office:value-type="float" office:value="0.9700006">
                <text:p>0.9700006</text:p>
              </table:table-cell>
              <table:table-cell office:value-type="float" office:value="1.0116014">
                <text:p>1.01160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0.14250016">
                <text:p>0.14250016</text:p>
              </table:table-cell>
              <table:table-cell office:value-type="float" office:value="0.1720388">
                <text:p>0.1720388</text:p>
              </table:table-cell>
              <table:table-cell office:value-type="float" office:value="0.96000063">
                <text:p>0.96000063</text:p>
              </table:table-cell>
              <table:table-cell office:value-type="float" office:value="0.9716698">
                <text:p>0.97166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0.14000016">
                <text:p>0.14000016</text:p>
              </table:table-cell>
              <table:table-cell office:value-type="float" office:value="0.1720388">
                <text:p>0.1720388</text:p>
              </table:table-cell>
              <table:table-cell office:value-type="float" office:value="0.95000064">
                <text:p>0.95000064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0.13750017">
                <text:p>0.13750017</text:p>
              </table:table-cell>
              <table:table-cell office:value-type="float" office:value="0.164718">
                <text:p>0.164718</text:p>
              </table:table-cell>
              <table:table-cell office:value-type="float" office:value="0.94000065">
                <text:p>0.94000065</text:p>
              </table:table-cell>
              <table:table-cell office:value-type="float" office:value="0.95835924">
                <text:p>0.958359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0.13500017">
                <text:p>0.13500017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.93000066">
                <text:p>0.93000066</text:p>
              </table:table-cell>
              <table:table-cell office:value-type="float" office:value="0.98498034">
                <text:p>0.984980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0.13250017">
                <text:p>0.13250017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9200007">
                <text:p>0.9200007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0.13000017">
                <text:p>0.13000017</text:p>
              </table:table-cell>
              <table:table-cell office:value-type="float" office:value="0.1500764">
                <text:p>0.1500764</text:p>
              </table:table-cell>
              <table:table-cell office:value-type="float" office:value="0.9100007">
                <text:p>0.9100007</text:p>
              </table:table-cell>
              <table:table-cell office:value-type="float" office:value="0.9184277">
                <text:p>0.91842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0.12750018">
                <text:p>0.12750018</text:p>
              </table:table-cell>
              <table:table-cell office:value-type="float" office:value="0.15190661">
                <text:p>0.15190661</text:p>
              </table:table-cell>
              <table:table-cell office:value-type="float" office:value="0.9000007">
                <text:p>0.9000007</text:p>
              </table:table-cell>
              <table:table-cell office:value-type="float" office:value="0.90511715">
                <text:p>0.905117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0.12500018">
                <text:p>0.12500018</text:p>
              </table:table-cell>
              <table:table-cell office:value-type="float" office:value="0.1500764">
                <text:p>0.1500764</text:p>
              </table:table-cell>
              <table:table-cell office:value-type="float" office:value="0.8900007">
                <text:p>0.8900007</text:p>
              </table:table-cell>
              <table:table-cell office:value-type="float" office:value="0.8918066">
                <text:p>0.89180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0.12250018">
                <text:p>0.12250018</text:p>
              </table:table-cell>
              <table:table-cell office:value-type="float" office:value="0.1445858">
                <text:p>0.1445858</text:p>
              </table:table-cell>
              <table:table-cell office:value-type="float" office:value="0.8800007">
                <text:p>0.8800007</text:p>
              </table:table-cell>
              <table:table-cell office:value-type="float" office:value="0.8918066">
                <text:p>0.89180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0.12000018">
                <text:p>0.12000018</text:p>
              </table:table-cell>
              <table:table-cell office:value-type="float" office:value="0.1409254">
                <text:p>0.1409254</text:p>
              </table:table-cell>
              <table:table-cell office:value-type="float" office:value="0.8700007">
                <text:p>0.8700007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0.117500186">
                <text:p>0.117500186</text:p>
              </table:table-cell>
              <table:table-cell office:value-type="float" office:value="0.1336046">
                <text:p>0.1336046</text:p>
              </table:table-cell>
              <table:table-cell office:value-type="float" office:value="0.8600007">
                <text:p>0.8600007</text:p>
              </table:table-cell>
              <table:table-cell office:value-type="float" office:value="0.95835924">
                <text:p>0.95835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0.11500019">
                <text:p>0.11500019</text:p>
              </table:table-cell>
              <table:table-cell office:value-type="float" office:value="0.1336046">
                <text:p>0.1336046</text:p>
              </table:table-cell>
              <table:table-cell office:value-type="float" office:value="0.85000074">
                <text:p>0.85000074</text:p>
              </table:table-cell>
              <table:table-cell office:value-type="float" office:value="0.9450487">
                <text:p>0.94504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0.11250019">
                <text:p>0.11250019</text:p>
              </table:table-cell>
              <table:table-cell office:value-type="float" office:value="0.1354348">
                <text:p>0.1354348</text:p>
              </table:table-cell>
              <table:table-cell office:value-type="float" office:value="0.84000075">
                <text:p>0.84000075</text:p>
              </table:table-cell>
              <table:table-cell office:value-type="float" office:value="0.93173826">
                <text:p>0.931738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0.11000019">
                <text:p>0.11000019</text:p>
              </table:table-cell>
              <table:table-cell office:value-type="float" office:value="0.1354348">
                <text:p>0.1354348</text:p>
              </table:table-cell>
              <table:table-cell office:value-type="float" office:value="0.83000076">
                <text:p>0.83000076</text:p>
              </table:table-cell>
              <table:table-cell office:value-type="float" office:value="0.9184277">
                <text:p>0.918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0.107500196">
                <text:p>0.107500196</text:p>
              </table:table-cell>
              <table:table-cell office:value-type="float" office:value="0.1336046">
                <text:p>0.1336046</text:p>
              </table:table-cell>
              <table:table-cell office:value-type="float" office:value="0.82000077">
                <text:p>0.82000077</text:p>
              </table:table-cell>
              <table:table-cell office:value-type="float" office:value="0.87849605">
                <text:p>0.878496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0.1050002">
                <text:p>0.1050002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0.8100008">
                <text:p>0.8100008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0.1025002">
                <text:p>0.1025002</text:p>
              </table:table-cell>
              <table:table-cell office:value-type="float" office:value="0.12262341">
                <text:p>0.12262341</text:p>
              </table:table-cell>
              <table:table-cell office:value-type="float" office:value="0.8000008">
                <text:p>0.8000008</text:p>
              </table:table-cell>
              <table:table-cell office:value-type="float" office:value="0.8518749">
                <text:p>0.85187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0.1000002">
                <text:p>0.1000002</text:p>
              </table:table-cell>
              <table:table-cell office:value-type="float" office:value="0.118963">
                <text:p>0.118963</text:p>
              </table:table-cell>
              <table:table-cell office:value-type="float" office:value="0.7900008">
                <text:p>0.7900008</text:p>
              </table:table-cell>
              <table:table-cell office:value-type="float" office:value="0.83856434">
                <text:p>0.838564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0.097500205">
                <text:p>0.097500205</text:p>
              </table:table-cell>
              <table:table-cell office:value-type="float" office:value="0.117132805">
                <text:p>0.117132805</text:p>
              </table:table-cell>
              <table:table-cell office:value-type="float" office:value="0.7800008">
                <text:p>0.7800008</text:p>
              </table:table-cell>
              <table:table-cell office:value-type="float" office:value="0.8252538">
                <text:p>0.82525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0.09500021">
                <text:p>0.09500021</text:p>
              </table:table-cell>
              <table:table-cell office:value-type="float" office:value="0.1153026">
                <text:p>0.1153026</text:p>
              </table:table-cell>
              <table:table-cell office:value-type="float" office:value="0.7700008">
                <text:p>0.7700008</text:p>
              </table:table-cell>
              <table:table-cell office:value-type="float" office:value="0.81194323">
                <text:p>0.81194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0.09250021">
                <text:p>0.09250021</text:p>
              </table:table-cell>
              <table:table-cell office:value-type="float" office:value="0.118963">
                <text:p>0.118963</text:p>
              </table:table-cell>
              <table:table-cell office:value-type="float" office:value="0.7600008">
                <text:p>0.7600008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0.09000021">
                <text:p>0.09000021</text:p>
              </table:table-cell>
              <table:table-cell office:value-type="float" office:value="0.1153026">
                <text:p>0.1153026</text:p>
              </table:table-cell>
              <table:table-cell office:value-type="float" office:value="0.75000083">
                <text:p>0.75000083</text:p>
              </table:table-cell>
              <table:table-cell office:value-type="float" office:value="0.7986327">
                <text:p>0.79863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0.087500215">
                <text:p>0.087500215</text:p>
              </table:table-cell>
              <table:table-cell office:value-type="float" office:value="0.1134724">
                <text:p>0.1134724</text:p>
              </table:table-cell>
              <table:table-cell office:value-type="float" office:value="0.74000084">
                <text:p>0.74000084</text:p>
              </table:table-cell>
              <table:table-cell office:value-type="float" office:value="0.77201164">
                <text:p>0.772011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0.08500022">
                <text:p>0.08500022</text:p>
              </table:table-cell>
              <table:table-cell office:value-type="float" office:value="0.1079818">
                <text:p>0.1079818</text:p>
              </table:table-cell>
              <table:table-cell office:value-type="float" office:value="0.73000085">
                <text:p>0.73000085</text:p>
              </table:table-cell>
              <table:table-cell office:value-type="float" office:value="0.74539053">
                <text:p>0.745390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0.08250022">
                <text:p>0.08250022</text:p>
              </table:table-cell>
              <table:table-cell office:value-type="float" office:value="0.1061516">
                <text:p>0.1061516</text:p>
              </table:table-cell>
              <table:table-cell office:value-type="float" office:value="0.72000086">
                <text:p>0.72000086</text:p>
              </table:table-cell>
              <table:table-cell office:value-type="float" office:value="0.74539053">
                <text:p>0.745390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0.08000022">
                <text:p>0.08000022</text:p>
              </table:table-cell>
              <table:table-cell office:value-type="float" office:value="0.1061516">
                <text:p>0.1061516</text:p>
              </table:table-cell>
              <table:table-cell office:value-type="float" office:value="0.7100009">
                <text:p>0.7100009</text:p>
              </table:table-cell>
              <table:table-cell office:value-type="float" office:value="0.7054589">
                <text:p>0.70545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0.077500224">
                <text:p>0.077500224</text:p>
              </table:table-cell>
              <table:table-cell office:value-type="float" office:value="0.100661">
                <text:p>0.100661</text:p>
              </table:table-cell>
              <table:table-cell office:value-type="float" office:value="0.7000009">
                <text:p>0.7000009</text:p>
              </table:table-cell>
              <table:table-cell office:value-type="float" office:value="0.6921483">
                <text:p>0.69214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0.07500023">
                <text:p>0.07500023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.6900009">
                <text:p>0.6900009</text:p>
              </table:table-cell>
              <table:table-cell office:value-type="float" office:value="0.67883784">
                <text:p>0.678837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0.07250023">
                <text:p>0.07250023</text:p>
              </table:table-cell>
              <table:table-cell office:value-type="float" office:value="0.100661">
                <text:p>0.100661</text:p>
              </table:table-cell>
              <table:table-cell office:value-type="float" office:value="0.6800009">
                <text:p>0.6800009</text:p>
              </table:table-cell>
              <table:table-cell office:value-type="float" office:value="0.6655273">
                <text:p>0.66552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0.07000023">
                <text:p>0.07000023</text:p>
              </table:table-cell>
              <table:table-cell office:value-type="float" office:value="0.100661">
                <text:p>0.100661</text:p>
              </table:table-cell>
              <table:table-cell office:value-type="float" office:value="0.6700009">
                <text:p>0.6700009</text:p>
              </table:table-cell>
              <table:table-cell office:value-type="float" office:value="0.6655273">
                <text:p>0.66552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0.06750023">
                <text:p>0.06750023</text:p>
              </table:table-cell>
              <table:table-cell office:value-type="float" office:value="0.09151">
                <text:p>0.09151</text:p>
              </table:table-cell>
              <table:table-cell office:value-type="float" office:value="0.6600009">
                <text:p>0.6600009</text:p>
              </table:table-cell>
              <table:table-cell office:value-type="float" office:value="0.6255956">
                <text:p>0.62559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0.065000236">
                <text:p>0.065000236</text:p>
              </table:table-cell>
              <table:table-cell office:value-type="float" office:value="0.0951704">
                <text:p>0.0951704</text:p>
              </table:table-cell>
              <table:table-cell office:value-type="float" office:value="0.65000093">
                <text:p>0.65000093</text:p>
              </table:table-cell>
              <table:table-cell office:value-type="float" office:value="0.6389062">
                <text:p>0.63890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0.06250024">
                <text:p>0.06250024</text:p>
              </table:table-cell>
              <table:table-cell office:value-type="float" office:value="0.0878496">
                <text:p>0.0878496</text:p>
              </table:table-cell>
              <table:table-cell office:value-type="float" office:value="0.64000094">
                <text:p>0.64000094</text:p>
              </table:table-cell>
              <table:table-cell office:value-type="float" office:value="0.6122851">
                <text:p>0.61228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0.060000237">
                <text:p>0.060000237</text:p>
              </table:table-cell>
              <table:table-cell office:value-type="float" office:value="0.0878496">
                <text:p>0.0878496</text:p>
              </table:table-cell>
              <table:table-cell office:value-type="float" office:value="0.63000095">
                <text:p>0.63000095</text:p>
              </table:table-cell>
              <table:table-cell office:value-type="float" office:value="0.5989746">
                <text:p>0.59897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0.057500236">
                <text:p>0.057500236</text:p>
              </table:table-cell>
              <table:table-cell office:value-type="float" office:value="0.08418921">
                <text:p>0.08418921</text:p>
              </table:table-cell>
              <table:table-cell office:value-type="float" office:value="0.62000096">
                <text:p>0.62000096</text:p>
              </table:table-cell>
              <table:table-cell office:value-type="float" office:value="0.55904293">
                <text:p>0.559042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0.055000234">
                <text:p>0.055000234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0.61000097">
                <text:p>0.61000097</text:p>
              </table:table-cell>
              <table:table-cell office:value-type="float" office:value="0.5723535">
                <text:p>0.57235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0.052500233">
                <text:p>0.052500233</text:p>
              </table:table-cell>
              <table:table-cell office:value-type="float" office:value="0.0805288">
                <text:p>0.0805288</text:p>
              </table:table-cell>
              <table:table-cell office:value-type="float" office:value="0.600001">
                <text:p>0.600001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0.05000023">
                <text:p>0.05000023</text:p>
              </table:table-cell>
              <table:table-cell office:value-type="float" office:value="0.0750382">
                <text:p>0.0750382</text:p>
              </table:table-cell>
              <table:table-cell office:value-type="float" office:value="0.590001">
                <text:p>0.590001</text:p>
              </table:table-cell>
              <table:table-cell office:value-type="float" office:value="0.5457324">
                <text:p>0.54573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0.04750023">
                <text:p>0.04750023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.580001">
                <text:p>0.580001</text:p>
              </table:table-cell>
              <table:table-cell office:value-type="float" office:value="0.5324218">
                <text:p>0.53242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0.04500023">
                <text:p>0.04500023</text:p>
              </table:table-cell>
              <table:table-cell office:value-type="float" office:value="0.07137781">
                <text:p>0.07137781</text:p>
              </table:table-cell>
              <table:table-cell office:value-type="float" office:value="0.570001">
                <text:p>0.570001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0.042500228">
                <text:p>0.042500228</text:p>
              </table:table-cell>
              <table:table-cell office:value-type="float" office:value="0.0677174">
                <text:p>0.0677174</text:p>
              </table:table-cell>
              <table:table-cell office:value-type="float" office:value="0.560001">
                <text:p>0.560001</text:p>
              </table:table-cell>
              <table:table-cell office:value-type="float" office:value="0.5191113">
                <text:p>0.51911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0.040000226">
                <text:p>0.040000226</text:p>
              </table:table-cell>
              <table:table-cell office:value-type="float" office:value="0.064057">
                <text:p>0.064057</text:p>
              </table:table-cell>
              <table:table-cell office:value-type="float" office:value="0.550001">
                <text:p>0.550001</text:p>
              </table:table-cell>
              <table:table-cell office:value-type="float" office:value="0.5058007">
                <text:p>0.50580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0.037500225">
                <text:p>0.037500225</text:p>
              </table:table-cell>
              <table:table-cell office:value-type="float" office:value="0.0603966">
                <text:p>0.0603966</text:p>
              </table:table-cell>
              <table:table-cell office:value-type="float" office:value="0.54000103">
                <text:p>0.54000103</text:p>
              </table:table-cell>
              <table:table-cell office:value-type="float" office:value="0.49249017">
                <text:p>0.492490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0.035000224">
                <text:p>0.035000224</text:p>
              </table:table-cell>
              <table:table-cell office:value-type="float" office:value="0.0567362">
                <text:p>0.0567362</text:p>
              </table:table-cell>
              <table:table-cell office:value-type="float" office:value="0.53000104">
                <text:p>0.53000104</text:p>
              </table:table-cell>
              <table:table-cell office:value-type="float" office:value="0.47917962">
                <text:p>0.479179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0.032500222">
                <text:p>0.032500222</text:p>
              </table:table-cell>
              <table:table-cell office:value-type="float" office:value="0.0530758">
                <text:p>0.0530758</text:p>
              </table:table-cell>
              <table:table-cell office:value-type="float" office:value="0.52000105">
                <text:p>0.52000105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0.030000223">
                <text:p>0.030000223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.51000106">
                <text:p>0.51000106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0.027500223">
                <text:p>0.027500223</text:p>
              </table:table-cell>
              <table:table-cell office:value-type="float" office:value="0.0512456">
                <text:p>0.0512456</text:p>
              </table:table-cell>
              <table:table-cell office:value-type="float" office:value="0.5000011">
                <text:p>0.5000011</text:p>
              </table:table-cell>
              <table:table-cell office:value-type="float" office:value="0.46586913">
                <text:p>0.465869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0.025000224">
                <text:p>0.025000224</text:p>
              </table:table-cell>
              <table:table-cell office:value-type="float" office:value="0.0439248">
                <text:p>0.0439248</text:p>
              </table:table-cell>
              <table:table-cell office:value-type="float" office:value="0.49000108">
                <text:p>0.49000108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0.022500224">
                <text:p>0.022500224</text:p>
              </table:table-cell>
              <table:table-cell office:value-type="float" office:value="0.0439248">
                <text:p>0.0439248</text:p>
              </table:table-cell>
              <table:table-cell office:value-type="float" office:value="0.4800011">
                <text:p>0.4800011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0.020000225">
                <text:p>0.020000225</text:p>
              </table:table-cell>
              <table:table-cell office:value-type="float" office:value="0.0402644">
                <text:p>0.0402644</text:p>
              </table:table-cell>
              <table:table-cell office:value-type="float" office:value="0.4700011">
                <text:p>0.4700011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0.017500225">
                <text:p>0.017500225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0.4600011">
                <text:p>0.4600011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0.015000226">
                <text:p>0.015000226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0.45000112">
                <text:p>0.45000112</text:p>
              </table:table-cell>
              <table:table-cell office:value-type="float" office:value="0.45255858">
                <text:p>0.452558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0.0125002265">
                <text:p>0.0125002265</text:p>
              </table:table-cell>
              <table:table-cell office:value-type="float" office:value="0.0347738">
                <text:p>0.0347738</text:p>
              </table:table-cell>
              <table:table-cell office:value-type="float" office:value="0.44000113">
                <text:p>0.44000113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0.010000227">
                <text:p>0.010000227</text:p>
              </table:table-cell>
              <table:table-cell office:value-type="float" office:value="0.029283201">
                <text:p>0.029283201</text:p>
              </table:table-cell>
              <table:table-cell office:value-type="float" office:value="0.43000114">
                <text:p>0.43000114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0.007500227">
                <text:p>0.007500227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0.42000115">
                <text:p>0.42000115</text:p>
              </table:table-cell>
              <table:table-cell office:value-type="float" office:value="0.43924803">
                <text:p>0.439248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0.005000227">
                <text:p>0.005000227</text:p>
              </table:table-cell>
              <table:table-cell office:value-type="float" office:value="0.0256228">
                <text:p>0.0256228</text:p>
              </table:table-cell>
              <table:table-cell office:value-type="float" office:value="0.41000116">
                <text:p>0.41000116</text:p>
              </table:table-cell>
              <table:table-cell office:value-type="float" office:value="0.42593744">
                <text:p>0.425937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0.0025002272">
                <text:p>0.0025002272</text:p>
              </table:table-cell>
              <table:table-cell office:value-type="float" office:value="0.0237926">
                <text:p>0.0237926</text:p>
              </table:table-cell>
              <table:table-cell office:value-type="float" office:value="0.40000117">
                <text:p>0.40000117</text:p>
              </table:table-cell>
              <table:table-cell office:value-type="float" office:value="0.4126269">
                <text:p>0.41262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0.00000022724271">
                <text:p>0.00000022724271</text:p>
              </table:table-cell>
              <table:table-cell office:value-type="float" office:value="0.0237926">
                <text:p>0.0237926</text:p>
              </table:table-cell>
              <table:table-cell office:value-type="float" office:value="0.39000118">
                <text:p>0.39000118</text:p>
              </table:table-cell>
              <table:table-cell office:value-type="float" office:value="0.39931634">
                <text:p>0.399316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-0.0024997727">
                <text:p>-0.0024997727</text:p>
              </table:table-cell>
              <table:table-cell office:value-type="float" office:value="0.020132199">
                <text:p>0.020132199</text:p>
              </table:table-cell>
              <table:table-cell office:value-type="float" office:value="0.3800012">
                <text:p>0.3800012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-0.0049997726">
                <text:p>-0.0049997726</text:p>
              </table:table-cell>
              <table:table-cell office:value-type="float" office:value="0.018302001">
                <text:p>0.018302001</text:p>
              </table:table-cell>
              <table:table-cell office:value-type="float" office:value="0.3700012">
                <text:p>0.3700012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-0.0074997726">
                <text:p>-0.0074997726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0.3600012">
                <text:p>0.3600012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-0.0099997725">
                <text:p>-0.0099997725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0.35000122">
                <text:p>0.35000122</text:p>
              </table:table-cell>
              <table:table-cell office:value-type="float" office:value="0.38600582">
                <text:p>0.386005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-0.012499772">
                <text:p>-0.012499772</text:p>
              </table:table-cell>
              <table:table-cell office:value-type="float" office:value="0.0109812">
                <text:p>0.0109812</text:p>
              </table:table-cell>
              <table:table-cell office:value-type="float" office:value="0.34000123">
                <text:p>0.34000123</text:p>
              </table:table-cell>
              <table:table-cell office:value-type="float" office:value="0.37269527">
                <text:p>0.372695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-0.0149997715">
                <text:p>-0.0149997715</text:p>
              </table:table-cell>
              <table:table-cell office:value-type="float" office:value="0.0109812">
                <text:p>0.0109812</text:p>
              </table:table-cell>
              <table:table-cell office:value-type="float" office:value="0.33000124">
                <text:p>0.33000124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-0.017499771">
                <text:p>-0.017499771</text:p>
              </table:table-cell>
              <table:table-cell office:value-type="float" office:value="0.0073208003">
                <text:p>0.0073208003</text:p>
              </table:table-cell>
              <table:table-cell office:value-type="float" office:value="0.32000124">
                <text:p>0.32000124</text:p>
              </table:table-cell>
              <table:table-cell office:value-type="float" office:value="0.34607416">
                <text:p>0.346074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-0.01999977">
                <text:p>-0.01999977</text:p>
              </table:table-cell>
              <table:table-cell office:value-type="float" office:value="0.0054906">
                <text:p>0.0054906</text:p>
              </table:table-cell>
              <table:table-cell office:value-type="float" office:value="0.31000125">
                <text:p>0.31000125</text:p>
              </table:table-cell>
              <table:table-cell office:value-type="float" office:value="0.35938472">
                <text:p>0.359384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-0.02249977">
                <text:p>-0.02249977</text:p>
              </table:table-cell>
              <table:table-cell office:value-type="float" office:value="0.0036604002">
                <text:p>0.0036604002</text:p>
              </table:table-cell>
              <table:table-cell office:value-type="float" office:value="0.30000126">
                <text:p>0.30000126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-0.02499977">
                <text:p>-0.02499977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29000127">
                <text:p>0.29000127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-0.027499769">
                <text:p>-0.027499769</text:p>
              </table:table-cell>
              <table:table-cell office:value-type="float" office:value="0">
                <text:p>0</text:p>
              </table:table-cell>
              <table:table-cell office:value-type="float" office:value="0.28000128">
                <text:p>0.28000128</text:p>
              </table:table-cell>
              <table:table-cell office:value-type="float" office:value="0.3194531">
                <text:p>0.31945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-0.029999768">
                <text:p>-0.029999768</text:p>
              </table:table-cell>
              <table:table-cell office:value-type="float" office:value="0">
                <text:p>0</text:p>
              </table:table-cell>
              <table:table-cell office:value-type="float" office:value="0.2700013">
                <text:p>0.2700013</text:p>
              </table:table-cell>
              <table:table-cell office:value-type="float" office:value="0.30614254">
                <text:p>0.306142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-0.032499768">
                <text:p>-0.032499768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.2600013">
                <text:p>0.2600013</text:p>
              </table:table-cell>
              <table:table-cell office:value-type="float" office:value="0.30614254">
                <text:p>0.306142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-0.03499977">
                <text:p>-0.03499977</text:p>
              </table:table-cell>
              <table:table-cell office:value-type="float" office:value="0">
                <text:p>0</text:p>
              </table:table-cell>
              <table:table-cell office:value-type="float" office:value="0.2500013">
                <text:p>0.2500013</text:p>
              </table:table-cell>
              <table:table-cell office:value-type="float" office:value="0.27952147">
                <text:p>0.279521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-0.03749977">
                <text:p>-0.03749977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2400013">
                <text:p>0.2400013</text:p>
              </table:table-cell>
              <table:table-cell office:value-type="float" office:value="0.27952147">
                <text:p>0.279521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-0.039999772">
                <text:p>-0.039999772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2300013">
                <text:p>0.2300013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-0.042499773">
                <text:p>-0.042499773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2200013">
                <text:p>0.2200013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-0.044999775">
                <text:p>-0.044999775</text:p>
              </table:table-cell>
              <table:table-cell office:value-type="float" office:value="0">
                <text:p>0</text:p>
              </table:table-cell>
              <table:table-cell office:value-type="float" office:value="0.21000129">
                <text:p>0.21000129</text:p>
              </table:table-cell>
              <table:table-cell office:value-type="float" office:value="0.2662109">
                <text:p>0.26621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-0.047499776">
                <text:p>-0.047499776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20000128">
                <text:p>0.20000128</text:p>
              </table:table-cell>
              <table:table-cell office:value-type="float" office:value="0.23958981">
                <text:p>0.239589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-0.049999777">
                <text:p>-0.049999777</text:p>
              </table:table-cell>
              <table:table-cell office:value-type="float" office:value="0">
                <text:p>0</text:p>
              </table:table-cell>
              <table:table-cell office:value-type="float" office:value="0.19000128">
                <text:p>0.19000128</text:p>
              </table:table-cell>
              <table:table-cell office:value-type="float" office:value="0.22627929">
                <text:p>0.226279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-0.05249978">
                <text:p>-0.05249978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18000127">
                <text:p>0.18000127</text:p>
              </table:table-cell>
              <table:table-cell office:value-type="float" office:value="0.21296872">
                <text:p>0.212968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-0.05499978">
                <text:p>-0.05499978</text:p>
              </table:table-cell>
              <table:table-cell office:value-type="float" office:value="0">
                <text:p>0</text:p>
              </table:table-cell>
              <table:table-cell office:value-type="float" office:value="0.17000127">
                <text:p>0.17000127</text:p>
              </table:table-cell>
              <table:table-cell office:value-type="float" office:value="0.21296872">
                <text:p>0.212968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-0.05749978">
                <text:p>-0.05749978</text:p>
              </table:table-cell>
              <table:table-cell office:value-type="float" office:value="0">
                <text:p>0</text:p>
              </table:table-cell>
              <table:table-cell office:value-type="float" office:value="0.16000126">
                <text:p>0.16000126</text:p>
              </table:table-cell>
              <table:table-cell office:value-type="float" office:value="0.18634763">
                <text:p>0.186347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-0.059999783">
                <text:p>-0.059999783</text:p>
              </table:table-cell>
              <table:table-cell office:value-type="float" office:value="0">
                <text:p>0</text:p>
              </table:table-cell>
              <table:table-cell office:value-type="float" office:value="0.15000126">
                <text:p>0.15000126</text:p>
              </table:table-cell>
              <table:table-cell office:value-type="float" office:value="0.17303708">
                <text:p>0.173037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-0.062499784">
                <text:p>-0.062499784</text:p>
              </table:table-cell>
              <table:table-cell office:value-type="float" office:value="0">
                <text:p>0</text:p>
              </table:table-cell>
              <table:table-cell office:value-type="float" office:value="0.14000125">
                <text:p>0.14000125</text:p>
              </table:table-cell>
              <table:table-cell office:value-type="float" office:value="0.15972655">
                <text:p>0.159726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-0.06499978">
                <text:p>-0.06499978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13000125">
                <text:p>0.1300012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-0.06749978">
                <text:p>-0.06749978</text:p>
              </table:table-cell>
              <table:table-cell office:value-type="float" office:value="0">
                <text:p>0</text:p>
              </table:table-cell>
              <table:table-cell office:value-type="float" office:value="0.12000125">
                <text:p>0.12000125</text:p>
              </table:table-cell>
              <table:table-cell office:value-type="float" office:value="0.146416">
                <text:p>0.1464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-0.06999978">
                <text:p>-0.06999978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.11000125">
                <text:p>0.11000125</text:p>
              </table:table-cell>
              <table:table-cell office:value-type="float" office:value="0.119794905">
                <text:p>0.1197949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-0.072499774">
                <text:p>-0.072499774</text:p>
              </table:table-cell>
              <table:table-cell office:value-type="float" office:value="-0.0018302001">
                <text:p>-0.0018302001</text:p>
              </table:table-cell>
              <table:table-cell office:value-type="float" office:value="0.10000125">
                <text:p>0.10000125</text:p>
              </table:table-cell>
              <table:table-cell office:value-type="float" office:value="0.10648436">
                <text:p>0.106484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-0.07499977">
                <text:p>-0.07499977</text:p>
              </table:table-cell>
              <table:table-cell office:value-type="float" office:value="-0.009151">
                <text:p>-0.009151</text:p>
              </table:table-cell>
              <table:table-cell office:value-type="float" office:value="0.090001255">
                <text:p>0.090001255</text:p>
              </table:table-cell>
              <table:table-cell office:value-type="float" office:value="0.10648436">
                <text:p>0.106484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-0.07749977">
                <text:p>-0.07749977</text:p>
              </table:table-cell>
              <table:table-cell office:value-type="float" office:value="-0.0109812">
                <text:p>-0.0109812</text:p>
              </table:table-cell>
              <table:table-cell office:value-type="float" office:value="0.08000126">
                <text:p>0.08000126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-0.07999977">
                <text:p>-0.07999977</text:p>
              </table:table-cell>
              <table:table-cell office:value-type="float" office:value="-0.0128114">
                <text:p>-0.0128114</text:p>
              </table:table-cell>
              <table:table-cell office:value-type="float" office:value="0.07000126">
                <text:p>0.07000126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-0.082499765">
                <text:p>-0.082499765</text:p>
              </table:table-cell>
              <table:table-cell office:value-type="float" office:value="-0.014641601">
                <text:p>-0.014641601</text:p>
              </table:table-cell>
              <table:table-cell office:value-type="float" office:value="0.06000126">
                <text:p>0.06000126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-0.08499976">
                <text:p>-0.08499976</text:p>
              </table:table-cell>
              <table:table-cell office:value-type="float" office:value="-0.020132199">
                <text:p>-0.020132199</text:p>
              </table:table-cell>
              <table:table-cell office:value-type="float" office:value="0.050001264">
                <text:p>0.050001264</text:p>
              </table:table-cell>
              <table:table-cell office:value-type="float" office:value="0.05324218">
                <text:p>0.053242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-0.08749976">
                <text:p>-0.08749976</text:p>
              </table:table-cell>
              <table:table-cell office:value-type="float" office:value="-0.0237926">
                <text:p>-0.0237926</text:p>
              </table:table-cell>
              <table:table-cell office:value-type="float" office:value="0.040001266">
                <text:p>0.040001266</text:p>
              </table:table-cell>
              <table:table-cell office:value-type="float" office:value="0.02662109">
                <text:p>0.026621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-0.08999976">
                <text:p>-0.08999976</text:p>
              </table:table-cell>
              <table:table-cell office:value-type="float" office:value="-0.0256228">
                <text:p>-0.0256228</text:p>
              </table:table-cell>
              <table:table-cell office:value-type="float" office:value="0.030001266">
                <text:p>0.030001266</text:p>
              </table:table-cell>
              <table:table-cell office:value-type="float" office:value="0.02662109">
                <text:p>0.026621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-0.092499755">
                <text:p>-0.092499755</text:p>
              </table:table-cell>
              <table:table-cell office:value-type="float" office:value="-0.031113401">
                <text:p>-0.031113401</text:p>
              </table:table-cell>
              <table:table-cell office:value-type="float" office:value="0.020001266">
                <text:p>0.020001266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-0.09499975">
                <text:p>-0.09499975</text:p>
              </table:table-cell>
              <table:table-cell office:value-type="float" office:value="-0.0347738">
                <text:p>-0.0347738</text:p>
              </table:table-cell>
              <table:table-cell office:value-type="float" office:value="0.010001266">
                <text:p>0.010001266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-0.09749975">
                <text:p>-0.09749975</text:p>
              </table:table-cell>
              <table:table-cell office:value-type="float" office:value="-0.0347738">
                <text:p>-0.0347738</text:p>
              </table:table-cell>
              <table:table-cell office:value-type="float" office:value="0.0000012665987">
                <text:p>0.0000012665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-0.09999975">
                <text:p>-0.09999975</text:p>
              </table:table-cell>
              <table:table-cell office:value-type="float" office:value="-0.040264398">
                <text:p>-0.040264398</text:p>
              </table:table-cell>
              <table:table-cell office:value-type="float" office:value="-0.009998733">
                <text:p>-0.00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-0.102499746">
                <text:p>-0.102499746</text:p>
              </table:table-cell>
              <table:table-cell office:value-type="float" office:value="-0.040264398">
                <text:p>-0.040264398</text:p>
              </table:table-cell>
              <table:table-cell office:value-type="float" office:value="-0.019998733">
                <text:p>-0.01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-0.10499974">
                <text:p>-0.10499974</text:p>
              </table:table-cell>
              <table:table-cell office:value-type="float" office:value="-0.0420946">
                <text:p>-0.0420946</text:p>
              </table:table-cell>
              <table:table-cell office:value-type="float" office:value="-0.029998733">
                <text:p>-0.02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-0.10749974">
                <text:p>-0.10749974</text:p>
              </table:table-cell>
              <table:table-cell office:value-type="float" office:value="-0.045755">
                <text:p>-0.045755</text:p>
              </table:table-cell>
              <table:table-cell office:value-type="float" office:value="-0.039998733">
                <text:p>-0.03999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-0.10999974">
                <text:p>-0.10999974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-0.04999873">
                <text:p>-0.04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-0.112499736">
                <text:p>-0.112499736</text:p>
              </table:table-cell>
              <table:table-cell office:value-type="float" office:value="-0.0512456">
                <text:p>-0.0512456</text:p>
              </table:table-cell>
              <table:table-cell office:value-type="float" office:value="-0.05999873">
                <text:p>-0.05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-0.114999734">
                <text:p>-0.114999734</text:p>
              </table:table-cell>
              <table:table-cell office:value-type="float" office:value="-0.0530758">
                <text:p>-0.0530758</text:p>
              </table:table-cell>
              <table:table-cell office:value-type="float" office:value="-0.069998726">
                <text:p>-0.069998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-0.11749973">
                <text:p>-0.11749973</text:p>
              </table:table-cell>
              <table:table-cell office:value-type="float" office:value="-0.058566403">
                <text:p>-0.058566403</text:p>
              </table:table-cell>
              <table:table-cell office:value-type="float" office:value="-0.079998724">
                <text:p>-0.079998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-0.11999973">
                <text:p>-0.11999973</text:p>
              </table:table-cell>
              <table:table-cell office:value-type="float" office:value="-0.0603966">
                <text:p>-0.0603966</text:p>
              </table:table-cell>
              <table:table-cell office:value-type="float" office:value="-0.08999872">
                <text:p>-0.08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-0.12249973">
                <text:p>-0.12249973</text:p>
              </table:table-cell>
              <table:table-cell office:value-type="float" office:value="-0.065887205">
                <text:p>-0.065887205</text:p>
              </table:table-cell>
              <table:table-cell office:value-type="float" office:value="-0.09999872">
                <text:p>-0.09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-0.124999724">
                <text:p>-0.124999724</text:p>
              </table:table-cell>
              <table:table-cell office:value-type="float" office:value="-0.0695476">
                <text:p>-0.0695476</text:p>
              </table:table-cell>
              <table:table-cell office:value-type="float" office:value="-0.10999872">
                <text:p>-0.10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-0.12749973">
                <text:p>-0.12749973</text:p>
              </table:table-cell>
              <table:table-cell office:value-type="float" office:value="-0.07137781">
                <text:p>-0.07137781</text:p>
              </table:table-cell>
              <table:table-cell office:value-type="float" office:value="-0.119998716">
                <text:p>-0.119998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-0.12999973">
                <text:p>-0.12999973</text:p>
              </table:table-cell>
              <table:table-cell office:value-type="float" office:value="-0.0750382">
                <text:p>-0.0750382</text:p>
              </table:table-cell>
              <table:table-cell office:value-type="float" office:value="-0.12999871">
                <text:p>-0.12999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-0.13249972">
                <text:p>-0.13249972</text:p>
              </table:table-cell>
              <table:table-cell office:value-type="float" office:value="-0.078698605">
                <text:p>-0.078698605</text:p>
              </table:table-cell>
              <table:table-cell office:value-type="float" office:value="-0.13999872">
                <text:p>-0.13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-0.13499972">
                <text:p>-0.13499972</text:p>
              </table:table-cell>
              <table:table-cell office:value-type="float" office:value="-0.0841892">
                <text:p>-0.0841892</text:p>
              </table:table-cell>
              <table:table-cell office:value-type="float" office:value="-0.14999872">
                <text:p>-0.1499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-0.13749972">
                <text:p>-0.13749972</text:p>
              </table:table-cell>
              <table:table-cell office:value-type="float" office:value="-0.0860194">
                <text:p>-0.0860194</text:p>
              </table:table-cell>
              <table:table-cell office:value-type="float" office:value="-0.15999873">
                <text:p>-0.159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-0.13999972">
                <text:p>-0.13999972</text:p>
              </table:table-cell>
              <table:table-cell office:value-type="float" office:value="-0.0878496">
                <text:p>-0.0878496</text:p>
              </table:table-cell>
              <table:table-cell office:value-type="float" office:value="-0.16999874">
                <text:p>-0.16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-0.14249972">
                <text:p>-0.14249972</text:p>
              </table:table-cell>
              <table:table-cell office:value-type="float" office:value="-0.09151">
                <text:p>-0.09151</text:p>
              </table:table-cell>
              <table:table-cell office:value-type="float" office:value="-0.17999874">
                <text:p>-0.17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-0.14499971">
                <text:p>-0.14499971</text:p>
              </table:table-cell>
              <table:table-cell office:value-type="float" office:value="-0.09151">
                <text:p>-0.09151</text:p>
              </table:table-cell>
              <table:table-cell office:value-type="float" office:value="-0.18999875">
                <text:p>-0.18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-0.14749971">
                <text:p>-0.14749971</text:p>
              </table:table-cell>
              <table:table-cell office:value-type="float" office:value="-0.09151">
                <text:p>-0.09151</text:p>
              </table:table-cell>
              <table:table-cell office:value-type="float" office:value="-0.19999875">
                <text:p>-0.19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-0.14999971">
                <text:p>-0.14999971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-0.20999876">
                <text:p>-0.20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-0.1524997">
                <text:p>-0.1524997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-0.21999876">
                <text:p>-0.21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-0.1549997">
                <text:p>-0.1549997</text:p>
              </table:table-cell>
              <table:table-cell office:value-type="float" office:value="-0.1024912">
                <text:p>-0.1024912</text:p>
              </table:table-cell>
              <table:table-cell office:value-type="float" office:value="-0.22999877">
                <text:p>-0.2299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-0.1574997">
                <text:p>-0.1574997</text:p>
              </table:table-cell>
              <table:table-cell office:value-type="float" office:value="-0.1061516">
                <text:p>-0.1061516</text:p>
              </table:table-cell>
              <table:table-cell office:value-type="float" office:value="-0.23999877">
                <text:p>-0.2399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-0.1599997">
                <text:p>-0.1599997</text:p>
              </table:table-cell>
              <table:table-cell office:value-type="float" office:value="-0.111642204">
                <text:p>-0.111642204</text:p>
              </table:table-cell>
              <table:table-cell office:value-type="float" office:value="-0.24999878">
                <text:p>-0.2499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-0.1624997">
                <text:p>-0.1624997</text:p>
              </table:table-cell>
              <table:table-cell office:value-type="float" office:value="-0.1134724">
                <text:p>-0.1134724</text:p>
              </table:table-cell>
              <table:table-cell office:value-type="float" office:value="-0.25999877">
                <text:p>-0.25999877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-0.1649997">
                <text:p>-0.1649997</text:p>
              </table:table-cell>
              <table:table-cell office:value-type="float" office:value="-0.1153026">
                <text:p>-0.1153026</text:p>
              </table:table-cell>
              <table:table-cell office:value-type="float" office:value="-0.26999876">
                <text:p>-0.26999876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-0.16749969">
                <text:p>-0.16749969</text:p>
              </table:table-cell>
              <table:table-cell office:value-type="float" office:value="-0.118963">
                <text:p>-0.118963</text:p>
              </table:table-cell>
              <table:table-cell office:value-type="float" office:value="-0.27999875">
                <text:p>-0.27999875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-0.16999969">
                <text:p>-0.16999969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-0.28999874">
                <text:p>-0.28999874</text:p>
              </table:table-cell>
              <table:table-cell office:value-type="float" office:value="-0.039931636">
                <text:p>-0.0399316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-0.17249969">
                <text:p>-0.17249969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-0.29999873">
                <text:p>-0.29999873</text:p>
              </table:table-cell>
              <table:table-cell office:value-type="float" office:value="-0.09317382">
                <text:p>-0.0931738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-0.17499968">
                <text:p>-0.17499968</text:p>
              </table:table-cell>
              <table:table-cell office:value-type="float" office:value="-0.12628381">
                <text:p>-0.12628381</text:p>
              </table:table-cell>
              <table:table-cell office:value-type="float" office:value="-0.30999872">
                <text:p>-0.30999872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-0.17749968">
                <text:p>-0.17749968</text:p>
              </table:table-cell>
              <table:table-cell office:value-type="float" office:value="-0.13177441">
                <text:p>-0.13177441</text:p>
              </table:table-cell>
              <table:table-cell office:value-type="float" office:value="-0.3199987">
                <text:p>-0.3199987</text:p>
              </table:table-cell>
              <table:table-cell office:value-type="float" office:value="-0.18634763">
                <text:p>-0.186347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-0.17999968">
                <text:p>-0.17999968</text:p>
              </table:table-cell>
              <table:table-cell office:value-type="float" office:value="-0.1354348">
                <text:p>-0.1354348</text:p>
              </table:table-cell>
              <table:table-cell office:value-type="float" office:value="-0.3299987">
                <text:p>-0.3299987</text:p>
              </table:table-cell>
              <table:table-cell office:value-type="float" office:value="-0.22627929">
                <text:p>-0.226279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-0.18249968">
                <text:p>-0.18249968</text:p>
              </table:table-cell>
              <table:table-cell office:value-type="float" office:value="-0.13726501">
                <text:p>-0.13726501</text:p>
              </table:table-cell>
              <table:table-cell office:value-type="float" office:value="-0.3399987">
                <text:p>-0.3399987</text:p>
              </table:table-cell>
              <table:table-cell office:value-type="float" office:value="-0.27952147">
                <text:p>-0.279521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-0.18499967">
                <text:p>-0.18499967</text:p>
              </table:table-cell>
              <table:table-cell office:value-type="float" office:value="-0.13726501">
                <text:p>-0.13726501</text:p>
              </table:table-cell>
              <table:table-cell office:value-type="float" office:value="-0.34999868">
                <text:p>-0.34999868</text:p>
              </table:table-cell>
              <table:table-cell office:value-type="float" office:value="-0.34607416">
                <text:p>-0.346074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-0.18749967">
                <text:p>-0.18749967</text:p>
              </table:table-cell>
              <table:table-cell office:value-type="float" office:value="-0.13726501">
                <text:p>-0.13726501</text:p>
              </table:table-cell>
              <table:table-cell office:value-type="float" office:value="-0.35999867">
                <text:p>-0.35999867</text:p>
              </table:table-cell>
              <table:table-cell office:value-type="float" office:value="-0.35938472">
                <text:p>-0.359384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-0.18999967">
                <text:p>-0.18999967</text:p>
              </table:table-cell>
              <table:table-cell office:value-type="float" office:value="-0.1390952">
                <text:p>-0.1390952</text:p>
              </table:table-cell>
              <table:table-cell office:value-type="float" office:value="-0.36999866">
                <text:p>-0.36999866</text:p>
              </table:table-cell>
              <table:table-cell office:value-type="float" office:value="-0.39931634">
                <text:p>-0.399316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-0.19249967">
                <text:p>-0.19249967</text:p>
              </table:table-cell>
              <table:table-cell office:value-type="float" office:value="-0.14275561">
                <text:p>-0.14275561</text:p>
              </table:table-cell>
              <table:table-cell office:value-type="float" office:value="-0.37999865">
                <text:p>-0.37999865</text:p>
              </table:table-cell>
              <table:table-cell office:value-type="float" office:value="-0.42593744">
                <text:p>-0.425937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-0.19499967">
                <text:p>-0.19499967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-0.38999864">
                <text:p>-0.38999864</text:p>
              </table:table-cell>
              <table:table-cell office:value-type="float" office:value="-0.4126269">
                <text:p>-0.41262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-0.19749966">
                <text:p>-0.19749966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-0.39999864">
                <text:p>-0.39999864</text:p>
              </table:table-cell>
              <table:table-cell office:value-type="float" office:value="-0.45255858">
                <text:p>-0.452558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-0.19999966">
                <text:p>-0.19999966</text:p>
              </table:table-cell>
              <table:table-cell office:value-type="float" office:value="-0.15922742">
                <text:p>-0.15922742</text:p>
              </table:table-cell>
              <table:table-cell office:value-type="float" office:value="-0.40999863">
                <text:p>-0.40999863</text:p>
              </table:table-cell>
              <table:table-cell office:value-type="float" office:value="-0.43924803">
                <text:p>-0.439248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-0.20249966">
                <text:p>-0.20249966</text:p>
              </table:table-cell>
              <table:table-cell office:value-type="float" office:value="-0.15739721">
                <text:p>-0.15739721</text:p>
              </table:table-cell>
              <table:table-cell office:value-type="float" office:value="-0.41999862">
                <text:p>-0.41999862</text:p>
              </table:table-cell>
              <table:table-cell office:value-type="float" office:value="-0.47917962">
                <text:p>-0.479179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-0.20499966">
                <text:p>-0.20499966</text:p>
              </table:table-cell>
              <table:table-cell office:value-type="float" office:value="-0.15922742">
                <text:p>-0.15922742</text:p>
              </table:table-cell>
              <table:table-cell office:value-type="float" office:value="-0.4299986">
                <text:p>-0.4299986</text:p>
              </table:table-cell>
              <table:table-cell office:value-type="float" office:value="-0.47917962">
                <text:p>-0.479179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-0.20749965">
                <text:p>-0.20749965</text:p>
              </table:table-cell>
              <table:table-cell office:value-type="float" office:value="-0.1610576">
                <text:p>-0.1610576</text:p>
              </table:table-cell>
              <table:table-cell office:value-type="float" office:value="-0.4399986">
                <text:p>-0.4399986</text:p>
              </table:table-cell>
              <table:table-cell office:value-type="float" office:value="-0.5058007">
                <text:p>-0.50580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-0.20999965">
                <text:p>-0.20999965</text:p>
              </table:table-cell>
              <table:table-cell office:value-type="float" office:value="-0.16837841">
                <text:p>-0.16837841</text:p>
              </table:table-cell>
              <table:table-cell office:value-type="float" office:value="-0.4499986">
                <text:p>-0.4499986</text:p>
              </table:table-cell>
              <table:table-cell office:value-type="float" office:value="-0.5191113">
                <text:p>-0.51911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-0.21249965">
                <text:p>-0.21249965</text:p>
              </table:table-cell>
              <table:table-cell office:value-type="float" office:value="-0.17020862">
                <text:p>-0.17020862</text:p>
              </table:table-cell>
              <table:table-cell office:value-type="float" office:value="-0.45999858">
                <text:p>-0.45999858</text:p>
              </table:table-cell>
              <table:table-cell office:value-type="float" office:value="-0.5457324">
                <text:p>-0.54573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-0.21499965">
                <text:p>-0.21499965</text:p>
              </table:table-cell>
              <table:table-cell office:value-type="float" office:value="-0.17203881">
                <text:p>-0.17203881</text:p>
              </table:table-cell>
              <table:table-cell office:value-type="float" office:value="-0.46999857">
                <text:p>-0.46999857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-0.21749964">
                <text:p>-0.21749964</text:p>
              </table:table-cell>
              <table:table-cell office:value-type="float" office:value="-0.17386901">
                <text:p>-0.17386901</text:p>
              </table:table-cell>
              <table:table-cell office:value-type="float" office:value="-0.47999856">
                <text:p>-0.47999856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-0.21999964">
                <text:p>-0.21999964</text:p>
              </table:table-cell>
              <table:table-cell office:value-type="float" office:value="-0.17386901">
                <text:p>-0.17386901</text:p>
              </table:table-cell>
              <table:table-cell office:value-type="float" office:value="-0.48999855">
                <text:p>-0.48999855</text:p>
              </table:table-cell>
              <table:table-cell office:value-type="float" office:value="-0.55904293">
                <text:p>-0.559042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-0.22249964">
                <text:p>-0.22249964</text:p>
              </table:table-cell>
              <table:table-cell office:value-type="float" office:value="-0.1848502">
                <text:p>-0.1848502</text:p>
              </table:table-cell>
              <table:table-cell office:value-type="float" office:value="-0.49999854">
                <text:p>-0.49999854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-0.22499964">
                <text:p>-0.22499964</text:p>
              </table:table-cell>
              <table:table-cell office:value-type="float" office:value="-0.1903408">
                <text:p>-0.1903408</text:p>
              </table:table-cell>
              <table:table-cell office:value-type="float" office:value="-0.50999856">
                <text:p>-0.50999856</text:p>
              </table:table-cell>
              <table:table-cell office:value-type="float" office:value="-0.585664">
                <text:p>-0.5856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-0.22749963">
                <text:p>-0.22749963</text:p>
              </table:table-cell>
              <table:table-cell office:value-type="float" office:value="-0.1885106">
                <text:p>-0.1885106</text:p>
              </table:table-cell>
              <table:table-cell office:value-type="float" office:value="-0.51999855">
                <text:p>-0.51999855</text:p>
              </table:table-cell>
              <table:table-cell office:value-type="float" office:value="-0.5723535">
                <text:p>-0.57235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-0.22999963">
                <text:p>-0.22999963</text:p>
              </table:table-cell>
              <table:table-cell office:value-type="float" office:value="-0.1903408">
                <text:p>-0.1903408</text:p>
              </table:table-cell>
              <table:table-cell office:value-type="float" office:value="-0.52999854">
                <text:p>-0.52999854</text:p>
              </table:table-cell>
              <table:table-cell office:value-type="float" office:value="-0.58566403">
                <text:p>-0.58566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-0.23249963">
                <text:p>-0.23249963</text:p>
              </table:table-cell>
              <table:table-cell office:value-type="float" office:value="-0.1940012">
                <text:p>-0.1940012</text:p>
              </table:table-cell>
              <table:table-cell office:value-type="float" office:value="-0.53999853">
                <text:p>-0.53999853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-0.23499963">
                <text:p>-0.23499963</text:p>
              </table:table-cell>
              <table:table-cell office:value-type="float" office:value="-0.1940012">
                <text:p>-0.1940012</text:p>
              </table:table-cell>
              <table:table-cell office:value-type="float" office:value="-0.5499985">
                <text:p>-0.5499985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-0.23749962">
                <text:p>-0.23749962</text:p>
              </table:table-cell>
              <table:table-cell office:value-type="float" office:value="-0.19949181">
                <text:p>-0.19949181</text:p>
              </table:table-cell>
              <table:table-cell office:value-type="float" office:value="-0.5599985">
                <text:p>-0.5599985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-0.23999962">
                <text:p>-0.23999962</text:p>
              </table:table-cell>
              <table:table-cell office:value-type="float" office:value="-0.19766161">
                <text:p>-0.19766161</text:p>
              </table:table-cell>
              <table:table-cell office:value-type="float" office:value="-0.5699985">
                <text:p>-0.5699985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-0.24249962">
                <text:p>-0.24249962</text:p>
              </table:table-cell>
              <table:table-cell office:value-type="float" office:value="-0.19583139">
                <text:p>-0.19583139</text:p>
              </table:table-cell>
              <table:table-cell office:value-type="float" office:value="-0.5799985">
                <text:p>-0.5799985</text:p>
              </table:table-cell>
              <table:table-cell office:value-type="float" office:value="-0.5989746">
                <text:p>-0.59897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-0.24499962">
                <text:p>-0.24499962</text:p>
              </table:table-cell>
              <table:table-cell office:value-type="float" office:value="-0.201322">
                <text:p>-0.201322</text:p>
              </table:table-cell>
              <table:table-cell office:value-type="float" office:value="-0.5899985">
                <text:p>-0.5899985</text:p>
              </table:table-cell>
              <table:table-cell office:value-type="float" office:value="-0.585664">
                <text:p>-0.5856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-0.24749961">
                <text:p>-0.24749961</text:p>
              </table:table-cell>
              <table:table-cell office:value-type="float" office:value="-0.20864281">
                <text:p>-0.20864281</text:p>
              </table:table-cell>
              <table:table-cell office:value-type="float" office:value="-0.5999985">
                <text:p>-0.5999985</text:p>
              </table:table-cell>
              <table:table-cell office:value-type="float" office:value="-0.585664">
                <text:p>-0.5856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-0.24999961">
                <text:p>-0.24999961</text:p>
              </table:table-cell>
              <table:table-cell office:value-type="float" office:value="-0.2049824">
                <text:p>-0.2049824</text:p>
              </table:table-cell>
              <table:table-cell office:value-type="float" office:value="-0.60999846">
                <text:p>-0.60999846</text:p>
              </table:table-cell>
              <table:table-cell office:value-type="float" office:value="-0.5989745">
                <text:p>-0.59897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-0.2524996">
                <text:p>-0.2524996</text:p>
              </table:table-cell>
              <table:table-cell office:value-type="float" office:value="-0.2049824">
                <text:p>-0.2049824</text:p>
              </table:table-cell>
              <table:table-cell office:value-type="float" office:value="-0.61999846">
                <text:p>-0.61999846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-0.2549996">
                <text:p>-0.2549996</text:p>
              </table:table-cell>
              <table:table-cell office:value-type="float" office:value="-0.20681262">
                <text:p>-0.20681262</text:p>
              </table:table-cell>
              <table:table-cell office:value-type="float" office:value="-0.62999845">
                <text:p>-0.62999845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-0.2574996">
                <text:p>-0.2574996</text:p>
              </table:table-cell>
              <table:table-cell office:value-type="float" office:value="-0.2123032">
                <text:p>-0.2123032</text:p>
              </table:table-cell>
              <table:table-cell office:value-type="float" office:value="-0.63999844">
                <text:p>-0.63999844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-0.2599996">
                <text:p>-0.2599996</text:p>
              </table:table-cell>
              <table:table-cell office:value-type="float" office:value="-0.2159636">
                <text:p>-0.2159636</text:p>
              </table:table-cell>
              <table:table-cell office:value-type="float" office:value="-0.6499984">
                <text:p>-0.6499984</text:p>
              </table:table-cell>
              <table:table-cell office:value-type="float" office:value="-0.65221673">
                <text:p>-0.652216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-0.2624996">
                <text:p>-0.2624996</text:p>
              </table:table-cell>
              <table:table-cell office:value-type="float" office:value="-0.22145422">
                <text:p>-0.22145422</text:p>
              </table:table-cell>
              <table:table-cell office:value-type="float" office:value="-0.6599984">
                <text:p>-0.6599984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-0.2649996">
                <text:p>-0.2649996</text:p>
              </table:table-cell>
              <table:table-cell office:value-type="float" office:value="-0.2159636">
                <text:p>-0.2159636</text:p>
              </table:table-cell>
              <table:table-cell office:value-type="float" office:value="-0.6699984">
                <text:p>-0.6699984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-0.2674996">
                <text:p>-0.2674996</text:p>
              </table:table-cell>
              <table:table-cell office:value-type="float" office:value="-0.21962401">
                <text:p>-0.21962401</text:p>
              </table:table-cell>
              <table:table-cell office:value-type="float" office:value="-0.6799984">
                <text:p>-0.6799984</text:p>
              </table:table-cell>
              <table:table-cell office:value-type="float" office:value="-0.6389062">
                <text:p>-0.63890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-0.2699996">
                <text:p>-0.2699996</text:p>
              </table:table-cell>
              <table:table-cell office:value-type="float" office:value="-0.22328441">
                <text:p>-0.22328441</text:p>
              </table:table-cell>
              <table:table-cell office:value-type="float" office:value="-0.6899984">
                <text:p>-0.6899984</text:p>
              </table:table-cell>
              <table:table-cell office:value-type="float" office:value="-0.6122851">
                <text:p>-0.61228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-0.2724996">
                <text:p>-0.2724996</text:p>
              </table:table-cell>
              <table:table-cell office:value-type="float" office:value="-0.22328441">
                <text:p>-0.22328441</text:p>
              </table:table-cell>
              <table:table-cell office:value-type="float" office:value="-0.6999984">
                <text:p>-0.6999984</text:p>
              </table:table-cell>
              <table:table-cell office:value-type="float" office:value="-0.6255956">
                <text:p>-0.62559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-0.2749996">
                <text:p>-0.2749996</text:p>
              </table:table-cell>
              <table:table-cell office:value-type="float" office:value="-0.2251146">
                <text:p>-0.2251146</text:p>
              </table:table-cell>
              <table:table-cell office:value-type="float" office:value="-0.70999837">
                <text:p>-0.70999837</text:p>
              </table:table-cell>
              <table:table-cell office:value-type="float" office:value="-0.6655273">
                <text:p>-0.66552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-0.2774996">
                <text:p>-0.2774996</text:p>
              </table:table-cell>
              <table:table-cell office:value-type="float" office:value="-0.2306052">
                <text:p>-0.2306052</text:p>
              </table:table-cell>
              <table:table-cell office:value-type="float" office:value="-0.71999836">
                <text:p>-0.71999836</text:p>
              </table:table-cell>
              <table:table-cell office:value-type="float" office:value="-0.65221673">
                <text:p>-0.652216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-0.27999958">
                <text:p>-0.27999958</text:p>
              </table:table-cell>
              <table:table-cell office:value-type="float" office:value="-0.237926">
                <text:p>-0.237926</text:p>
              </table:table-cell>
              <table:table-cell office:value-type="float" office:value="-0.72999835">
                <text:p>-0.72999835</text:p>
              </table:table-cell>
              <table:table-cell office:value-type="float" office:value="-0.67883784">
                <text:p>-0.678837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-0.28249958">
                <text:p>-0.28249958</text:p>
              </table:table-cell>
              <table:table-cell office:value-type="float" office:value="-0.23243539">
                <text:p>-0.23243539</text:p>
              </table:table-cell>
              <table:table-cell office:value-type="float" office:value="-0.73999834">
                <text:p>-0.73999834</text:p>
              </table:table-cell>
              <table:table-cell office:value-type="float" office:value="-0.6921483">
                <text:p>-0.69214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-0.28499958">
                <text:p>-0.28499958</text:p>
              </table:table-cell>
              <table:table-cell office:value-type="float" office:value="-0.23426561">
                <text:p>-0.23426561</text:p>
              </table:table-cell>
              <table:table-cell office:value-type="float" office:value="-0.74999833">
                <text:p>-0.74999833</text:p>
              </table:table-cell>
              <table:table-cell office:value-type="float" office:value="-0.67883784">
                <text:p>-0.678837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-0.28749958">
                <text:p>-0.28749958</text:p>
              </table:table-cell>
              <table:table-cell office:value-type="float" office:value="-0.237926">
                <text:p>-0.237926</text:p>
              </table:table-cell>
              <table:table-cell office:value-type="float" office:value="-0.7599983">
                <text:p>-0.7599983</text:p>
              </table:table-cell>
              <table:table-cell office:value-type="float" office:value="-0.7054589">
                <text:p>-0.70545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-0.28999957">
                <text:p>-0.28999957</text:p>
              </table:table-cell>
              <table:table-cell office:value-type="float" office:value="-0.2397562">
                <text:p>-0.2397562</text:p>
              </table:table-cell>
              <table:table-cell office:value-type="float" office:value="-0.7699983">
                <text:p>-0.7699983</text:p>
              </table:table-cell>
              <table:table-cell office:value-type="float" office:value="-0.6921483">
                <text:p>-0.69214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-0.29249957">
                <text:p>-0.29249957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-0.7799983">
                <text:p>-0.7799983</text:p>
              </table:table-cell>
              <table:table-cell office:value-type="float" office:value="-0.71876943">
                <text:p>-0.718769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-0.29499957">
                <text:p>-0.29499957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-0.7899983">
                <text:p>-0.7899983</text:p>
              </table:table-cell>
              <table:table-cell office:value-type="float" office:value="-0.73208">
                <text:p>-0.732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-0.29749957">
                <text:p>-0.29749957</text:p>
              </table:table-cell>
              <table:table-cell office:value-type="float" office:value="-0.2543978">
                <text:p>-0.2543978</text:p>
              </table:table-cell>
              <table:table-cell office:value-type="float" office:value="-0.7999983">
                <text:p>-0.7999983</text:p>
              </table:table-cell>
              <table:table-cell office:value-type="float" office:value="-0.73208">
                <text:p>-0.732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-0.29999956">
                <text:p>-0.29999956</text:p>
              </table:table-cell>
              <table:table-cell office:value-type="float" office:value="-0.25805822">
                <text:p>-0.25805822</text:p>
              </table:table-cell>
              <table:table-cell office:value-type="float" office:value="-0.8099983">
                <text:p>-0.8099983</text:p>
              </table:table-cell>
              <table:table-cell office:value-type="float" office:value="-0.7587011">
                <text:p>-0.75870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-0.3">
                <text:p>-0.3</text:p>
              </table:table-cell>
              <table:table-cell office:value-type="float" office:value="-0.2598884">
                <text:p>-0.2598884</text:p>
              </table:table-cell>
              <table:table-cell office:value-type="float" office:value="-0.81999826">
                <text:p>-0.81999826</text:p>
              </table:table-cell>
              <table:table-cell office:value-type="float" office:value="-0.7587011">
                <text:p>-0.75870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-0.3">
                <text:p>-0.3</text:p>
              </table:table-cell>
              <table:table-cell office:value-type="float" office:value="-0.2672092">
                <text:p>-0.2672092</text:p>
              </table:table-cell>
              <table:table-cell office:value-type="float" office:value="-0.82999825">
                <text:p>-0.82999825</text:p>
              </table:table-cell>
              <table:table-cell office:value-type="float" office:value="-0.7986327">
                <text:p>-0.79863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-0.3">
                <text:p>-0.3</text:p>
              </table:table-cell>
              <table:table-cell office:value-type="float" office:value="-0.27269983">
                <text:p>-0.27269983</text:p>
              </table:table-cell>
              <table:table-cell office:value-type="float" office:value="-0.83999825">
                <text:p>-0.83999825</text:p>
              </table:table-cell>
              <table:table-cell office:value-type="float" office:value="-0.78532225">
                <text:p>-0.785322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0.84999824">
                <text:p>-0.84999824</text:p>
              </table:table-cell>
              <table:table-cell office:value-type="float" office:value="-0.8252538">
                <text:p>-0.82525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0.8599982">
                <text:p>-0.8599982</text:p>
              </table:table-cell>
              <table:table-cell office:value-type="float" office:value="-0.8252538">
                <text:p>-0.82525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0.8699982">
                <text:p>-0.8699982</text:p>
              </table:table-cell>
              <table:table-cell office:value-type="float" office:value="-0.8518749">
                <text:p>-0.85187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-0.3">
                <text:p>-0.3</text:p>
              </table:table-cell>
              <table:table-cell office:value-type="float" office:value="-0.2672092">
                <text:p>-0.2672092</text:p>
              </table:table-cell>
              <table:table-cell office:value-type="float" office:value="-0.8799982">
                <text:p>-0.8799982</text:p>
              </table:table-cell>
              <table:table-cell office:value-type="float" office:value="-0.86518544">
                <text:p>-0.865185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-0.3">
                <text:p>-0.3</text:p>
              </table:table-cell>
              <table:table-cell office:value-type="float" office:value="-0.256228">
                <text:p>-0.256228</text:p>
              </table:table-cell>
              <table:table-cell office:value-type="float" office:value="-0.8899982">
                <text:p>-0.8899982</text:p>
              </table:table-cell>
              <table:table-cell office:value-type="float" office:value="-0.87849605">
                <text:p>-0.878496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5">
                <text:p>3005</text:p>
              </table:table-cell>
              <table:table-cell office:value-type="float" office:value="-0.3">
                <text:p>-0.3</text:p>
              </table:table-cell>
              <table:table-cell office:value-type="float" office:value="-0.2690394">
                <text:p>-0.2690394</text:p>
              </table:table-cell>
              <table:table-cell office:value-type="float" office:value="-0.8999982">
                <text:p>-0.8999982</text:p>
              </table:table-cell>
              <table:table-cell office:value-type="float" office:value="-0.9184277">
                <text:p>-0.91842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10">
                <text:p>3010</text:p>
              </table:table-cell>
              <table:table-cell office:value-type="float" office:value="-0.3">
                <text:p>-0.3</text:p>
              </table:table-cell>
              <table:table-cell office:value-type="float" office:value="-0.283681">
                <text:p>-0.283681</text:p>
              </table:table-cell>
              <table:table-cell office:value-type="float" office:value="-0.9099982">
                <text:p>-0.9099982</text:p>
              </table:table-cell>
              <table:table-cell office:value-type="float" office:value="-0.90511715">
                <text:p>-0.905117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5">
                <text:p>3015</text:p>
              </table:table-cell>
              <table:table-cell office:value-type="float" office:value="-0.3">
                <text:p>-0.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0.91999817">
                <text:p>-0.91999817</text:p>
              </table:table-cell>
              <table:table-cell office:value-type="float" office:value="-0.9184277">
                <text:p>-0.91842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20">
                <text:p>302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0.92999816">
                <text:p>-0.92999816</text:p>
              </table:table-cell>
              <table:table-cell office:value-type="float" office:value="-0.90511715">
                <text:p>-0.905117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5">
                <text:p>302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0.93999815">
                <text:p>-0.93999815</text:p>
              </table:table-cell>
              <table:table-cell office:value-type="float" office:value="-0.9450487">
                <text:p>-0.94504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30">
                <text:p>303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0.94999814">
                <text:p>-0.94999814</text:p>
              </table:table-cell>
              <table:table-cell office:value-type="float" office:value="-0.9450487">
                <text:p>-0.94504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5">
                <text:p>3035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0.95999813">
                <text:p>-0.95999813</text:p>
              </table:table-cell>
              <table:table-cell office:value-type="float" office:value="-0.9716698">
                <text:p>-0.97166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40">
                <text:p>3040</text:p>
              </table:table-cell>
              <table:table-cell office:value-type="float" office:value="-0.3">
                <text:p>-0.3</text:p>
              </table:table-cell>
              <table:table-cell office:value-type="float" office:value="-0.283681">
                <text:p>-0.283681</text:p>
              </table:table-cell>
              <table:table-cell office:value-type="float" office:value="-0.9699981">
                <text:p>-0.9699981</text:p>
              </table:table-cell>
              <table:table-cell office:value-type="float" office:value="-0.98498034">
                <text:p>-0.984980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5">
                <text:p>3045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0.9799981">
                <text:p>-0.9799981</text:p>
              </table:table-cell>
              <table:table-cell office:value-type="float" office:value="-0.98498034">
                <text:p>-0.984980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50">
                <text:p>3050</text:p>
              </table:table-cell>
              <table:table-cell office:value-type="float" office:value="-0.3">
                <text:p>-0.3</text:p>
              </table:table-cell>
              <table:table-cell office:value-type="float" office:value="-0.283681">
                <text:p>-0.283681</text:p>
              </table:table-cell>
              <table:table-cell office:value-type="float" office:value="-0.9899981">
                <text:p>-0.9899981</text:p>
              </table:table-cell>
              <table:table-cell office:value-type="float" office:value="-0.99829096">
                <text:p>-0.998290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5">
                <text:p>3055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0.9999981">
                <text:p>-0.9999981</text:p>
              </table:table-cell>
              <table:table-cell office:value-type="float" office:value="-1.024912">
                <text:p>-1.0249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60">
                <text:p>306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0099981">
                <text:p>-1.0099981</text:p>
              </table:table-cell>
              <table:table-cell office:value-type="float" office:value="-1.0648437">
                <text:p>-1.06484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5">
                <text:p>306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0199981">
                <text:p>-1.0199981</text:p>
              </table:table-cell>
              <table:table-cell office:value-type="float" office:value="-1.0781542">
                <text:p>-1.07815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70">
                <text:p>307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0299981">
                <text:p>-1.0299981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5">
                <text:p>307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039998">
                <text:p>-1.039998</text:p>
              </table:table-cell>
              <table:table-cell office:value-type="float" office:value="-1.0781542">
                <text:p>-1.07815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80">
                <text:p>308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049998">
                <text:p>-1.049998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059998">
                <text:p>-1.059998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90">
                <text:p>309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-1.069998">
                <text:p>-1.069998</text:p>
              </table:table-cell>
              <table:table-cell office:value-type="float" office:value="-1.0914648">
                <text:p>-1.09146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5">
                <text:p>3095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-1.079998">
                <text:p>-1.079998</text:p>
              </table:table-cell>
              <table:table-cell office:value-type="float" office:value="-1.1180859">
                <text:p>-1.11808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00">
                <text:p>310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089998">
                <text:p>-1.089998</text:p>
              </table:table-cell>
              <table:table-cell office:value-type="float" office:value="-1.1047753">
                <text:p>-1.10477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5">
                <text:p>3105</text:p>
              </table:table-cell>
              <table:table-cell office:value-type="float" office:value="-0.3">
                <text:p>-0.3</text:p>
              </table:table-cell>
              <table:table-cell office:value-type="float" office:value="-0.283681">
                <text:p>-0.283681</text:p>
              </table:table-cell>
              <table:table-cell office:value-type="float" office:value="-1.099998">
                <text:p>-1.099998</text:p>
              </table:table-cell>
              <table:table-cell office:value-type="float" office:value="-1.144707">
                <text:p>-1.1447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10">
                <text:p>3110</text:p>
              </table:table-cell>
              <table:table-cell office:value-type="float" office:value="-0.3">
                <text:p>-0.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1.109998">
                <text:p>-1.109998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5">
                <text:p>311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119998">
                <text:p>-1.119998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20">
                <text:p>312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-1.129998">
                <text:p>-1.129998</text:p>
              </table:table-cell>
              <table:table-cell office:value-type="float" office:value="-1.1846386">
                <text:p>-1.18463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5">
                <text:p>3125</text:p>
              </table:table-cell>
              <table:table-cell office:value-type="float" office:value="-0.3">
                <text:p>-0.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1.139998">
                <text:p>-1.139998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30">
                <text:p>313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149998">
                <text:p>-1.149998</text:p>
              </table:table-cell>
              <table:table-cell office:value-type="float" office:value="-1.1846386">
                <text:p>-1.18463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5">
                <text:p>3135</text:p>
              </table:table-cell>
              <table:table-cell office:value-type="float" office:value="-0.3">
                <text:p>-0.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1.1599979">
                <text:p>-1.1599979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40">
                <text:p>314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-1.1699979">
                <text:p>-1.1699979</text:p>
              </table:table-cell>
              <table:table-cell office:value-type="float" office:value="-1.1580175">
                <text:p>-1.15801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5">
                <text:p>3145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1799979">
                <text:p>-1.1799979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0">
                <text:p>315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1.1899979">
                <text:p>-1.1899979</text:p>
              </table:table-cell>
              <table:table-cell office:value-type="float" office:value="-1.1713281">
                <text:p>-1.17132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5">
                <text:p>3155</text:p>
              </table:table-cell>
              <table:table-cell office:value-type="float" office:value="-0.3">
                <text:p>-0.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1.1999979">
                <text:p>-1.1999979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60">
                <text:p>316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2099979">
                <text:p>-1.2099979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5">
                <text:p>3165</text:p>
              </table:table-cell>
              <table:table-cell office:value-type="float" office:value="-0.3">
                <text:p>-0.3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1.2199979">
                <text:p>-1.2199979</text:p>
              </table:table-cell>
              <table:table-cell office:value-type="float" office:value="-1.2112597">
                <text:p>-1.21125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70">
                <text:p>3170</text:p>
              </table:table-cell>
              <table:table-cell office:value-type="float" office:value="-0.3">
                <text:p>-0.3</text:p>
              </table:table-cell>
              <table:table-cell office:value-type="float" office:value="-0.27453002">
                <text:p>-0.27453002</text:p>
              </table:table-cell>
              <table:table-cell office:value-type="float" office:value="-1.2299979">
                <text:p>-1.2299979</text:p>
              </table:table-cell>
              <table:table-cell office:value-type="float" office:value="-1.2112597">
                <text:p>-1.21125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5">
                <text:p>3175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1.2399979">
                <text:p>-1.2399979</text:p>
              </table:table-cell>
              <table:table-cell office:value-type="float" office:value="-1.2378807">
                <text:p>-1.23788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0">
                <text:p>3180</text:p>
              </table:table-cell>
              <table:table-cell office:value-type="float" office:value="-0.3">
                <text:p>-0.3</text:p>
              </table:table-cell>
              <table:table-cell office:value-type="float" office:value="-0.2781904">
                <text:p>-0.2781904</text:p>
              </table:table-cell>
              <table:table-cell office:value-type="float" office:value="-1.2499979">
                <text:p>-1.2499979</text:p>
              </table:table-cell>
              <table:table-cell office:value-type="float" office:value="-1.2378807">
                <text:p>-1.23788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5">
                <text:p>3185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2599978">
                <text:p>-1.2599978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90">
                <text:p>319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2699978">
                <text:p>-1.2699978</text:p>
              </table:table-cell>
              <table:table-cell office:value-type="float" office:value="-1.171328">
                <text:p>-1.1713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5">
                <text:p>319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2799978">
                <text:p>-1.2799978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00">
                <text:p>320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2899978">
                <text:p>-1.2899978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5">
                <text:p>320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2999978">
                <text:p>-1.2999978</text:p>
              </table:table-cell>
              <table:table-cell office:value-type="float" office:value="-1.2112597">
                <text:p>-1.21125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10">
                <text:p>321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-1.3099978">
                <text:p>-1.3099978</text:p>
              </table:table-cell>
              <table:table-cell office:value-type="float" office:value="-1.197949">
                <text:p>-1.1979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5">
                <text:p>321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3199978">
                <text:p>-1.3199978</text:p>
              </table:table-cell>
              <table:table-cell office:value-type="float" office:value="-1.2245702">
                <text:p>-1.22457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20">
                <text:p>322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3299978">
                <text:p>-1.3299978</text:p>
              </table:table-cell>
              <table:table-cell office:value-type="float" office:value="-1.2378807">
                <text:p>-1.23788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5">
                <text:p>322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3399978">
                <text:p>-1.3399978</text:p>
              </table:table-cell>
              <table:table-cell office:value-type="float" office:value="-1.2511913">
                <text:p>-1.25119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30">
                <text:p>323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3499978">
                <text:p>-1.3499978</text:p>
              </table:table-cell>
              <table:table-cell office:value-type="float" office:value="-1.2911229">
                <text:p>-1.29112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5">
                <text:p>323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3599977">
                <text:p>-1.3599977</text:p>
              </table:table-cell>
              <table:table-cell office:value-type="float" office:value="-1.3177441">
                <text:p>-1.31774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40">
                <text:p>324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3699977">
                <text:p>-1.3699977</text:p>
              </table:table-cell>
              <table:table-cell office:value-type="float" office:value="-1.3310546">
                <text:p>-1.33105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5">
                <text:p>3245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3799977">
                <text:p>-1.3799977</text:p>
              </table:table-cell>
              <table:table-cell office:value-type="float" office:value="-1.3709861">
                <text:p>-1.37098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50">
                <text:p>3250</text:p>
              </table:table-cell>
              <table:table-cell office:value-type="float" office:value="-0.3">
                <text:p>-0.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1.3899977">
                <text:p>-1.3899977</text:p>
              </table:table-cell>
              <table:table-cell office:value-type="float" office:value="-1.3709861">
                <text:p>-1.37098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5">
                <text:p>3255</text:p>
              </table:table-cell>
              <table:table-cell office:value-type="float" office:value="-0.3">
                <text:p>-0.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1.3999977">
                <text:p>-1.3999977</text:p>
              </table:table-cell>
              <table:table-cell office:value-type="float" office:value="-1.3976072">
                <text:p>-1.39760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60">
                <text:p>326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4099977">
                <text:p>-1.4099977</text:p>
              </table:table-cell>
              <table:table-cell office:value-type="float" office:value="-1.3576757">
                <text:p>-1.35767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5">
                <text:p>326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4199977">
                <text:p>-1.4199977</text:p>
              </table:table-cell>
              <table:table-cell office:value-type="float" office:value="-1.4109178">
                <text:p>-1.41091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70">
                <text:p>3270</text:p>
              </table:table-cell>
              <table:table-cell office:value-type="float" office:value="-0.3">
                <text:p>-0.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1.4299977">
                <text:p>-1.4299977</text:p>
              </table:table-cell>
              <table:table-cell office:value-type="float" office:value="-1.4375389">
                <text:p>-1.43753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5">
                <text:p>3275</text:p>
              </table:table-cell>
              <table:table-cell office:value-type="float" office:value="-0.3">
                <text:p>-0.3</text:p>
              </table:table-cell>
              <table:table-cell office:value-type="float" office:value="-0.27269983">
                <text:p>-0.27269983</text:p>
              </table:table-cell>
              <table:table-cell office:value-type="float" office:value="-1.4399977">
                <text:p>-1.4399977</text:p>
              </table:table-cell>
              <table:table-cell office:value-type="float" office:value="-1.46416">
                <text:p>-1.464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80">
                <text:p>328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4499977">
                <text:p>-1.4499977</text:p>
              </table:table-cell>
              <table:table-cell office:value-type="float" office:value="-1.4774705">
                <text:p>-1.47747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5">
                <text:p>328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4599977">
                <text:p>-1.4599977</text:p>
              </table:table-cell>
              <table:table-cell office:value-type="float" office:value="-1.4508495">
                <text:p>-1.45084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90">
                <text:p>3290</text:p>
              </table:table-cell>
              <table:table-cell office:value-type="float" office:value="-0.3">
                <text:p>-0.3</text:p>
              </table:table-cell>
              <table:table-cell office:value-type="float" office:value="-0.301983">
                <text:p>-0.301983</text:p>
              </table:table-cell>
              <table:table-cell office:value-type="float" office:value="-1.4699976">
                <text:p>-1.4699976</text:p>
              </table:table-cell>
              <table:table-cell office:value-type="float" office:value="-1.46416">
                <text:p>-1.464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5">
                <text:p>3295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4799976">
                <text:p>-1.479997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00">
                <text:p>3300</text:p>
              </table:table-cell>
              <table:table-cell office:value-type="float" office:value="-0.3">
                <text:p>-0.3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4899976">
                <text:p>-1.4899976</text:p>
              </table:table-cell>
              <table:table-cell office:value-type="float" office:value="-1.4907811">
                <text:p>-1.49078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5">
                <text:p>330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4999976">
                <text:p>-1.4999976</text:p>
              </table:table-cell>
              <table:table-cell office:value-type="float" office:value="-1.4508495">
                <text:p>-1.45084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10">
                <text:p>3310</text:p>
              </table:table-cell>
              <table:table-cell office:value-type="float" office:value="-0.3">
                <text:p>-0.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1.5099976">
                <text:p>-1.5099976</text:p>
              </table:table-cell>
              <table:table-cell office:value-type="float" office:value="-1.4375389">
                <text:p>-1.43753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5">
                <text:p>3315</text:p>
              </table:table-cell>
              <table:table-cell office:value-type="float" office:value="-0.3">
                <text:p>-0.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-1.5199976">
                <text:p>-1.519997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20">
                <text:p>332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5299976">
                <text:p>-1.5299976</text:p>
              </table:table-cell>
              <table:table-cell office:value-type="float" office:value="-1.5040916">
                <text:p>-1.50409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5">
                <text:p>332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5399976">
                <text:p>-1.5399976</text:p>
              </table:table-cell>
              <table:table-cell office:value-type="float" office:value="-1.4375389">
                <text:p>-1.43753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30">
                <text:p>333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-1.5499976">
                <text:p>-1.549997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5">
                <text:p>333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5599976">
                <text:p>-1.559997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40">
                <text:p>3340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5699975">
                <text:p>-1.5699975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5">
                <text:p>334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5799975">
                <text:p>-1.5799975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50">
                <text:p>335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5899975">
                <text:p>-1.5899975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5">
                <text:p>335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5999975">
                <text:p>-1.5999975</text:p>
              </table:table-cell>
              <table:table-cell office:value-type="float" office:value="-1.6904392">
                <text:p>-1.69043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60">
                <text:p>336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7703027">
                <text:p>-1.77030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5">
                <text:p>336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70">
                <text:p>337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5">
                <text:p>337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80">
                <text:p>338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5">
                <text:p>338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90">
                <text:p>339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5">
                <text:p>339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00">
                <text:p>340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5">
                <text:p>340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10">
                <text:p>3410</text:p>
              </table:table-cell>
              <table:table-cell office:value-type="float" office:value="-0.2975">
                <text:p>-0.2975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5">
                <text:p>3415</text:p>
              </table:table-cell>
              <table:table-cell office:value-type="float" office:value="-0.29500002">
                <text:p>-0.29500002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20">
                <text:p>3420</text:p>
              </table:table-cell>
              <table:table-cell office:value-type="float" office:value="-0.29250002">
                <text:p>-0.29250002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5">
                <text:p>3425</text:p>
              </table:table-cell>
              <table:table-cell office:value-type="float" office:value="-0.29000002">
                <text:p>-0.29000002</text:p>
              </table:table-cell>
              <table:table-cell office:value-type="float" office:value="-0.3001528">
                <text:p>-0.3001528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30">
                <text:p>3430</text:p>
              </table:table-cell>
              <table:table-cell office:value-type="float" office:value="-0.28750002">
                <text:p>-0.28750002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5">
                <text:p>3435</text:p>
              </table:table-cell>
              <table:table-cell office:value-type="float" office:value="-0.28500003">
                <text:p>-0.2850000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0">
                <text:p>3440</text:p>
              </table:table-cell>
              <table:table-cell office:value-type="float" office:value="-0.28250003">
                <text:p>-0.2825000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5">
                <text:p>3445</text:p>
              </table:table-cell>
              <table:table-cell office:value-type="float" office:value="-0.28000003">
                <text:p>-0.2800000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50">
                <text:p>3450</text:p>
              </table:table-cell>
              <table:table-cell office:value-type="float" office:value="-0.27750003">
                <text:p>-0.2775000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5">
                <text:p>3455</text:p>
              </table:table-cell>
              <table:table-cell office:value-type="float" office:value="-0.27500004">
                <text:p>-0.27500004</text:p>
              </table:table-cell>
              <table:table-cell office:value-type="float" office:value="-0.3056434">
                <text:p>-0.3056434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60">
                <text:p>3460</text:p>
              </table:table-cell>
              <table:table-cell office:value-type="float" office:value="-0.27250004">
                <text:p>-0.27250004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5">
                <text:p>3465</text:p>
              </table:table-cell>
              <table:table-cell office:value-type="float" office:value="-0.27000004">
                <text:p>-0.27000004</text:p>
              </table:table-cell>
              <table:table-cell office:value-type="float" office:value="-0.3129642">
                <text:p>-0.3129642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70">
                <text:p>3470</text:p>
              </table:table-cell>
              <table:table-cell office:value-type="float" office:value="-0.26750004">
                <text:p>-0.26750004</text:p>
              </table:table-cell>
              <table:table-cell office:value-type="float" office:value="-0.311134">
                <text:p>-0.311134</text:p>
              </table:table-cell>
              <table:table-cell office:value-type="float" office:value="-1.6">
                <text:p>-1.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5">
                <text:p>3475</text:p>
              </table:table-cell>
              <table:table-cell office:value-type="float" office:value="-0.26500005">
                <text:p>-0.26500005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80">
                <text:p>3480</text:p>
              </table:table-cell>
              <table:table-cell office:value-type="float" office:value="-0.26250005">
                <text:p>-0.26250005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5">
                <text:p>3485</text:p>
              </table:table-cell>
              <table:table-cell office:value-type="float" office:value="-0.26000005">
                <text:p>-0.26000005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90">
                <text:p>3490</text:p>
              </table:table-cell>
              <table:table-cell office:value-type="float" office:value="-0.25750005">
                <text:p>-0.25750005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6">
                <text:p>-1.6</text:p>
              </table:table-cell>
              <table:table-cell office:value-type="float" office:value="-1.5040916">
                <text:p>-1.50409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5">
                <text:p>3495</text:p>
              </table:table-cell>
              <table:table-cell office:value-type="float" office:value="-0.25500005">
                <text:p>-0.25500005</text:p>
              </table:table-cell>
              <table:table-cell office:value-type="float" office:value="-0.2910018">
                <text:p>-0.2910018</text:p>
              </table:table-cell>
              <table:table-cell office:value-type="float" office:value="-1.6">
                <text:p>-1.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00">
                <text:p>3500</text:p>
              </table:table-cell>
              <table:table-cell office:value-type="float" office:value="-0.25250006">
                <text:p>-0.25250006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5">
                <text:p>3505</text:p>
              </table:table-cell>
              <table:table-cell office:value-type="float" office:value="-0.25000006">
                <text:p>-0.25000006</text:p>
              </table:table-cell>
              <table:table-cell office:value-type="float" office:value="-0.2891716">
                <text:p>-0.2891716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10">
                <text:p>3510</text:p>
              </table:table-cell>
              <table:table-cell office:value-type="float" office:value="-0.24750006">
                <text:p>-0.24750006</text:p>
              </table:table-cell>
              <table:table-cell office:value-type="float" office:value="-0.283681">
                <text:p>-0.283681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5">
                <text:p>3515</text:p>
              </table:table-cell>
              <table:table-cell office:value-type="float" office:value="-0.24500006">
                <text:p>-0.24500006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6">
                <text:p>-1.6</text:p>
              </table:table-cell>
              <table:table-cell office:value-type="float" office:value="-1.5307126">
                <text:p>-1.53071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20">
                <text:p>3520</text:p>
              </table:table-cell>
              <table:table-cell office:value-type="float" office:value="-0.24250007">
                <text:p>-0.24250007</text:p>
              </table:table-cell>
              <table:table-cell office:value-type="float" office:value="-0.283681">
                <text:p>-0.283681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5">
                <text:p>3525</text:p>
              </table:table-cell>
              <table:table-cell office:value-type="float" office:value="-0.24000007">
                <text:p>-0.24000007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30">
                <text:p>3530</text:p>
              </table:table-cell>
              <table:table-cell office:value-type="float" office:value="-0.23750007">
                <text:p>-0.23750007</text:p>
              </table:table-cell>
              <table:table-cell office:value-type="float" office:value="-0.283681">
                <text:p>-0.283681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5">
                <text:p>3535</text:p>
              </table:table-cell>
              <table:table-cell office:value-type="float" office:value="-0.23500007">
                <text:p>-0.23500007</text:p>
              </table:table-cell>
              <table:table-cell office:value-type="float" office:value="-0.2818508">
                <text:p>-0.2818508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40">
                <text:p>3540</text:p>
              </table:table-cell>
              <table:table-cell office:value-type="float" office:value="-0.23250008">
                <text:p>-0.23250008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5">
                <text:p>3545</text:p>
              </table:table-cell>
              <table:table-cell office:value-type="float" office:value="-0.23000008">
                <text:p>-0.23000008</text:p>
              </table:table-cell>
              <table:table-cell office:value-type="float" office:value="-0.2763602">
                <text:p>-0.276360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50">
                <text:p>3550</text:p>
              </table:table-cell>
              <table:table-cell office:value-type="float" office:value="-0.22750008">
                <text:p>-0.22750008</text:p>
              </table:table-cell>
              <table:table-cell office:value-type="float" office:value="-0.2690394">
                <text:p>-0.2690394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5">
                <text:p>3555</text:p>
              </table:table-cell>
              <table:table-cell office:value-type="float" office:value="-0.22500008">
                <text:p>-0.22500008</text:p>
              </table:table-cell>
              <table:table-cell office:value-type="float" office:value="-0.265379">
                <text:p>-0.265379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60">
                <text:p>3560</text:p>
              </table:table-cell>
              <table:table-cell office:value-type="float" office:value="-0.22250009">
                <text:p>-0.22250009</text:p>
              </table:table-cell>
              <table:table-cell office:value-type="float" office:value="-0.2617186">
                <text:p>-0.2617186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5">
                <text:p>3565</text:p>
              </table:table-cell>
              <table:table-cell office:value-type="float" office:value="-0.22000009">
                <text:p>-0.22000009</text:p>
              </table:table-cell>
              <table:table-cell office:value-type="float" office:value="-0.25805822">
                <text:p>-0.2580582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70">
                <text:p>3570</text:p>
              </table:table-cell>
              <table:table-cell office:value-type="float" office:value="-0.21750009">
                <text:p>-0.21750009</text:p>
              </table:table-cell>
              <table:table-cell office:value-type="float" office:value="-0.256228">
                <text:p>-0.256228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5">
                <text:p>3575</text:p>
              </table:table-cell>
              <table:table-cell office:value-type="float" office:value="-0.2150001">
                <text:p>-0.2150001</text:p>
              </table:table-cell>
              <table:table-cell office:value-type="float" office:value="-0.25805822">
                <text:p>-0.2580582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80">
                <text:p>3580</text:p>
              </table:table-cell>
              <table:table-cell office:value-type="float" office:value="-0.2125001">
                <text:p>-0.2125001</text:p>
              </table:table-cell>
              <table:table-cell office:value-type="float" office:value="-0.2617186">
                <text:p>-0.2617186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5">
                <text:p>3585</text:p>
              </table:table-cell>
              <table:table-cell office:value-type="float" office:value="-0.2100001">
                <text:p>-0.2100001</text:p>
              </table:table-cell>
              <table:table-cell office:value-type="float" office:value="-0.256228">
                <text:p>-0.256228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90">
                <text:p>3590</text:p>
              </table:table-cell>
              <table:table-cell office:value-type="float" office:value="-0.2075001">
                <text:p>-0.2075001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5">
                <text:p>3595</text:p>
              </table:table-cell>
              <table:table-cell office:value-type="float" office:value="-0.2050001">
                <text:p>-0.2050001</text:p>
              </table:table-cell>
              <table:table-cell office:value-type="float" office:value="-0.25073743">
                <text:p>-0.25073743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0">
                <text:p>3600</text:p>
              </table:table-cell>
              <table:table-cell office:value-type="float" office:value="-0.2025001">
                <text:p>-0.2025001</text:p>
              </table:table-cell>
              <table:table-cell office:value-type="float" office:value="-0.25073743">
                <text:p>-0.25073743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5">
                <text:p>3605</text:p>
              </table:table-cell>
              <table:table-cell office:value-type="float" office:value="-0.2000001">
                <text:p>-0.2000001</text:p>
              </table:table-cell>
              <table:table-cell office:value-type="float" office:value="-0.24341662">
                <text:p>-0.2434166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10">
                <text:p>3610</text:p>
              </table:table-cell>
              <table:table-cell office:value-type="float" office:value="-0.19750011">
                <text:p>-0.19750011</text:p>
              </table:table-cell>
              <table:table-cell office:value-type="float" office:value="-0.2415864">
                <text:p>-0.2415864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5">
                <text:p>3615</text:p>
              </table:table-cell>
              <table:table-cell office:value-type="float" office:value="-0.19500011">
                <text:p>-0.19500011</text:p>
              </table:table-cell>
              <table:table-cell office:value-type="float" office:value="-0.23243539">
                <text:p>-0.23243539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0">
                <text:p>3620</text:p>
              </table:table-cell>
              <table:table-cell office:value-type="float" office:value="-0.19250011">
                <text:p>-0.19250011</text:p>
              </table:table-cell>
              <table:table-cell office:value-type="float" office:value="-0.22877502">
                <text:p>-0.22877502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5">
                <text:p>3625</text:p>
              </table:table-cell>
              <table:table-cell office:value-type="float" office:value="-0.19000012">
                <text:p>-0.19000012</text:p>
              </table:table-cell>
              <table:table-cell office:value-type="float" office:value="-0.22877502">
                <text:p>-0.22877502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30">
                <text:p>3630</text:p>
              </table:table-cell>
              <table:table-cell office:value-type="float" office:value="-0.18750012">
                <text:p>-0.18750012</text:p>
              </table:table-cell>
              <table:table-cell office:value-type="float" office:value="-0.2269448">
                <text:p>-0.2269448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5">
                <text:p>3635</text:p>
              </table:table-cell>
              <table:table-cell office:value-type="float" office:value="-0.18500012">
                <text:p>-0.18500012</text:p>
              </table:table-cell>
              <table:table-cell office:value-type="float" office:value="-0.22877502">
                <text:p>-0.2287750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40">
                <text:p>3640</text:p>
              </table:table-cell>
              <table:table-cell office:value-type="float" office:value="-0.18250012">
                <text:p>-0.18250012</text:p>
              </table:table-cell>
              <table:table-cell office:value-type="float" office:value="-0.21413341">
                <text:p>-0.21413341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5">
                <text:p>3645</text:p>
              </table:table-cell>
              <table:table-cell office:value-type="float" office:value="-0.18000013">
                <text:p>-0.18000013</text:p>
              </table:table-cell>
              <table:table-cell office:value-type="float" office:value="-0.2159636">
                <text:p>-0.2159636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50">
                <text:p>3650</text:p>
              </table:table-cell>
              <table:table-cell office:value-type="float" office:value="-0.17750013">
                <text:p>-0.17750013</text:p>
              </table:table-cell>
              <table:table-cell office:value-type="float" office:value="-0.2159636">
                <text:p>-0.2159636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5">
                <text:p>3655</text:p>
              </table:table-cell>
              <table:table-cell office:value-type="float" office:value="-0.17500013">
                <text:p>-0.17500013</text:p>
              </table:table-cell>
              <table:table-cell office:value-type="float" office:value="-0.21413341">
                <text:p>-0.21413341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60">
                <text:p>3660</text:p>
              </table:table-cell>
              <table:table-cell office:value-type="float" office:value="-0.17250013">
                <text:p>-0.17250013</text:p>
              </table:table-cell>
              <table:table-cell office:value-type="float" office:value="-0.21779379">
                <text:p>-0.21779379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5">
                <text:p>3665</text:p>
              </table:table-cell>
              <table:table-cell office:value-type="float" office:value="-0.17000014">
                <text:p>-0.17000014</text:p>
              </table:table-cell>
              <table:table-cell office:value-type="float" office:value="-0.20681262">
                <text:p>-0.2068126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70">
                <text:p>3670</text:p>
              </table:table-cell>
              <table:table-cell office:value-type="float" office:value="-0.16750014">
                <text:p>-0.16750014</text:p>
              </table:table-cell>
              <table:table-cell office:value-type="float" office:value="-0.20681262">
                <text:p>-0.2068126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5">
                <text:p>3675</text:p>
              </table:table-cell>
              <table:table-cell office:value-type="float" office:value="-0.16500014">
                <text:p>-0.16500014</text:p>
              </table:table-cell>
              <table:table-cell office:value-type="float" office:value="-0.2049824">
                <text:p>-0.2049824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80">
                <text:p>3680</text:p>
              </table:table-cell>
              <table:table-cell office:value-type="float" office:value="-0.16250014">
                <text:p>-0.16250014</text:p>
              </table:table-cell>
              <table:table-cell office:value-type="float" office:value="-0.19949181">
                <text:p>-0.19949181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5">
                <text:p>3685</text:p>
              </table:table-cell>
              <table:table-cell office:value-type="float" office:value="-0.16000015">
                <text:p>-0.16000015</text:p>
              </table:table-cell>
              <table:table-cell office:value-type="float" office:value="-0.2031522">
                <text:p>-0.2031522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90">
                <text:p>3690</text:p>
              </table:table-cell>
              <table:table-cell office:value-type="float" office:value="-0.15750015">
                <text:p>-0.15750015</text:p>
              </table:table-cell>
              <table:table-cell office:value-type="float" office:value="-0.192171">
                <text:p>-0.192171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5">
                <text:p>3695</text:p>
              </table:table-cell>
              <table:table-cell office:value-type="float" office:value="-0.15500015">
                <text:p>-0.15500015</text:p>
              </table:table-cell>
              <table:table-cell office:value-type="float" office:value="-0.192171">
                <text:p>-0.192171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00">
                <text:p>3700</text:p>
              </table:table-cell>
              <table:table-cell office:value-type="float" office:value="-0.15250015">
                <text:p>-0.15250015</text:p>
              </table:table-cell>
              <table:table-cell office:value-type="float" office:value="-0.1940012">
                <text:p>-0.1940012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5">
                <text:p>3705</text:p>
              </table:table-cell>
              <table:table-cell office:value-type="float" office:value="-0.15000015">
                <text:p>-0.15000015</text:p>
              </table:table-cell>
              <table:table-cell office:value-type="float" office:value="-0.19766161">
                <text:p>-0.19766161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10">
                <text:p>3710</text:p>
              </table:table-cell>
              <table:table-cell office:value-type="float" office:value="-0.14750016">
                <text:p>-0.14750016</text:p>
              </table:table-cell>
              <table:table-cell office:value-type="float" office:value="-0.19583139">
                <text:p>-0.19583139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5">
                <text:p>3715</text:p>
              </table:table-cell>
              <table:table-cell office:value-type="float" office:value="-0.14500016">
                <text:p>-0.14500016</text:p>
              </table:table-cell>
              <table:table-cell office:value-type="float" office:value="-0.1885106">
                <text:p>-0.1885106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20">
                <text:p>3720</text:p>
              </table:table-cell>
              <table:table-cell office:value-type="float" office:value="-0.14250016">
                <text:p>-0.14250016</text:p>
              </table:table-cell>
              <table:table-cell office:value-type="float" office:value="-0.17752941">
                <text:p>-0.17752941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5">
                <text:p>3725</text:p>
              </table:table-cell>
              <table:table-cell office:value-type="float" office:value="-0.14000016">
                <text:p>-0.14000016</text:p>
              </table:table-cell>
              <table:table-cell office:value-type="float" office:value="-0.17386901">
                <text:p>-0.17386901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30">
                <text:p>3730</text:p>
              </table:table-cell>
              <table:table-cell office:value-type="float" office:value="-0.13750017">
                <text:p>-0.13750017</text:p>
              </table:table-cell>
              <table:table-cell office:value-type="float" office:value="-0.16471802">
                <text:p>-0.1647180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5">
                <text:p>3735</text:p>
              </table:table-cell>
              <table:table-cell office:value-type="float" office:value="-0.13500017">
                <text:p>-0.13500017</text:p>
              </table:table-cell>
              <table:table-cell office:value-type="float" office:value="-0.1665482">
                <text:p>-0.1665482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40">
                <text:p>3740</text:p>
              </table:table-cell>
              <table:table-cell office:value-type="float" office:value="-0.13250017">
                <text:p>-0.13250017</text:p>
              </table:table-cell>
              <table:table-cell office:value-type="float" office:value="-0.1665482">
                <text:p>-0.166548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5">
                <text:p>3745</text:p>
              </table:table-cell>
              <table:table-cell office:value-type="float" office:value="-0.13000017">
                <text:p>-0.13000017</text:p>
              </table:table-cell>
              <table:table-cell office:value-type="float" office:value="-0.1610576">
                <text:p>-0.1610576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50">
                <text:p>3750</text:p>
              </table:table-cell>
              <table:table-cell office:value-type="float" office:value="-0.12750018">
                <text:p>-0.12750018</text:p>
              </table:table-cell>
              <table:table-cell office:value-type="float" office:value="-0.15739721">
                <text:p>-0.15739721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5">
                <text:p>3755</text:p>
              </table:table-cell>
              <table:table-cell office:value-type="float" office:value="-0.12500018">
                <text:p>-0.12500018</text:p>
              </table:table-cell>
              <table:table-cell office:value-type="float" office:value="-0.15190661">
                <text:p>-0.15190661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60">
                <text:p>3760</text:p>
              </table:table-cell>
              <table:table-cell office:value-type="float" office:value="-0.12250018">
                <text:p>-0.12250018</text:p>
              </table:table-cell>
              <table:table-cell office:value-type="float" office:value="-0.14824621">
                <text:p>-0.14824621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5">
                <text:p>3765</text:p>
              </table:table-cell>
              <table:table-cell office:value-type="float" office:value="-0.12000018">
                <text:p>-0.12000018</text:p>
              </table:table-cell>
              <table:table-cell office:value-type="float" office:value="-0.1445858">
                <text:p>-0.1445858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70">
                <text:p>3770</text:p>
              </table:table-cell>
              <table:table-cell office:value-type="float" office:value="-0.117500186">
                <text:p>-0.117500186</text:p>
              </table:table-cell>
              <table:table-cell office:value-type="float" office:value="-0.1409254">
                <text:p>-0.1409254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5">
                <text:p>3775</text:p>
              </table:table-cell>
              <table:table-cell office:value-type="float" office:value="-0.11500019">
                <text:p>-0.11500019</text:p>
              </table:table-cell>
              <table:table-cell office:value-type="float" office:value="-0.13177441">
                <text:p>-0.13177441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80">
                <text:p>3780</text:p>
              </table:table-cell>
              <table:table-cell office:value-type="float" office:value="-0.11250019">
                <text:p>-0.11250019</text:p>
              </table:table-cell>
              <table:table-cell office:value-type="float" office:value="-0.13177441">
                <text:p>-0.13177441</text:p>
              </table:table-cell>
              <table:table-cell office:value-type="float" office:value="-1.6">
                <text:p>-1.6</text:p>
              </table:table-cell>
              <table:table-cell office:value-type="float" office:value="-1.5174022">
                <text:p>-1.51740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5">
                <text:p>3785</text:p>
              </table:table-cell>
              <table:table-cell office:value-type="float" office:value="-0.11000019">
                <text:p>-0.11000019</text:p>
              </table:table-cell>
              <table:table-cell office:value-type="float" office:value="-0.128114">
                <text:p>-0.128114</text:p>
              </table:table-cell>
              <table:table-cell office:value-type="float" office:value="-1.6">
                <text:p>-1.6</text:p>
              </table:table-cell>
              <table:table-cell office:value-type="float" office:value="-1.4907811">
                <text:p>-1.49078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90">
                <text:p>3790</text:p>
              </table:table-cell>
              <table:table-cell office:value-type="float" office:value="-0.107500196">
                <text:p>-0.107500196</text:p>
              </table:table-cell>
              <table:table-cell office:value-type="float" office:value="-0.124453604">
                <text:p>-0.124453604</text:p>
              </table:table-cell>
              <table:table-cell office:value-type="float" office:value="-1.6">
                <text:p>-1.6</text:p>
              </table:table-cell>
              <table:table-cell office:value-type="float" office:value="-1.4907811">
                <text:p>-1.49078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5">
                <text:p>3795</text:p>
              </table:table-cell>
              <table:table-cell office:value-type="float" office:value="-0.1050002">
                <text:p>-0.1050002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-1.6">
                <text:p>-1.6</text:p>
              </table:table-cell>
              <table:table-cell office:value-type="float" office:value="-1.5440233">
                <text:p>-1.54402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00">
                <text:p>3800</text:p>
              </table:table-cell>
              <table:table-cell office:value-type="float" office:value="-0.1025002">
                <text:p>-0.1025002</text:p>
              </table:table-cell>
              <table:table-cell office:value-type="float" office:value="-0.117132805">
                <text:p>-0.117132805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5">
                <text:p>3805</text:p>
              </table:table-cell>
              <table:table-cell office:value-type="float" office:value="-0.1000002">
                <text:p>-0.1000002</text:p>
              </table:table-cell>
              <table:table-cell office:value-type="float" office:value="-0.1207932">
                <text:p>-0.1207932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10">
                <text:p>3810</text:p>
              </table:table-cell>
              <table:table-cell office:value-type="float" office:value="-0.097500205">
                <text:p>-0.097500205</text:p>
              </table:table-cell>
              <table:table-cell office:value-type="float" office:value="-0.118963">
                <text:p>-0.118963</text:p>
              </table:table-cell>
              <table:table-cell office:value-type="float" office:value="-1.6">
                <text:p>-1.6</text:p>
              </table:table-cell>
              <table:table-cell office:value-type="float" office:value="-1.6771287">
                <text:p>-1.67712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5">
                <text:p>3815</text:p>
              </table:table-cell>
              <table:table-cell office:value-type="float" office:value="-0.09500021">
                <text:p>-0.09500021</text:p>
              </table:table-cell>
              <table:table-cell office:value-type="float" office:value="-0.117132805">
                <text:p>-0.117132805</text:p>
              </table:table-cell>
              <table:table-cell office:value-type="float" office:value="-1.6">
                <text:p>-1.6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20">
                <text:p>3820</text:p>
              </table:table-cell>
              <table:table-cell office:value-type="float" office:value="-0.09250021">
                <text:p>-0.09250021</text:p>
              </table:table-cell>
              <table:table-cell office:value-type="float" office:value="-0.1153026">
                <text:p>-0.1153026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5">
                <text:p>3825</text:p>
              </table:table-cell>
              <table:table-cell office:value-type="float" office:value="-0.09000021">
                <text:p>-0.09000021</text:p>
              </table:table-cell>
              <table:table-cell office:value-type="float" office:value="-0.10981201">
                <text:p>-0.10981201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30">
                <text:p>3830</text:p>
              </table:table-cell>
              <table:table-cell office:value-type="float" office:value="-0.087500215">
                <text:p>-0.087500215</text:p>
              </table:table-cell>
              <table:table-cell office:value-type="float" office:value="-0.1079818">
                <text:p>-0.1079818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5">
                <text:p>3835</text:p>
              </table:table-cell>
              <table:table-cell office:value-type="float" office:value="-0.08500022">
                <text:p>-0.08500022</text:p>
              </table:table-cell>
              <table:table-cell office:value-type="float" office:value="-0.10981201">
                <text:p>-0.10981201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40">
                <text:p>3840</text:p>
              </table:table-cell>
              <table:table-cell office:value-type="float" office:value="-0.08250022">
                <text:p>-0.08250022</text:p>
              </table:table-cell>
              <table:table-cell office:value-type="float" office:value="-0.1024912">
                <text:p>-0.102491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5">
                <text:p>3845</text:p>
              </table:table-cell>
              <table:table-cell office:value-type="float" office:value="-0.08000022">
                <text:p>-0.08000022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50">
                <text:p>3850</text:p>
              </table:table-cell>
              <table:table-cell office:value-type="float" office:value="-0.077500224">
                <text:p>-0.077500224</text:p>
              </table:table-cell>
              <table:table-cell office:value-type="float" office:value="-0.0951704">
                <text:p>-0.0951704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5">
                <text:p>3855</text:p>
              </table:table-cell>
              <table:table-cell office:value-type="float" office:value="-0.07500023">
                <text:p>-0.07500023</text:p>
              </table:table-cell>
              <table:table-cell office:value-type="float" office:value="-0.09151">
                <text:p>-0.09151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60">
                <text:p>3860</text:p>
              </table:table-cell>
              <table:table-cell office:value-type="float" office:value="-0.07250023">
                <text:p>-0.07250023</text:p>
              </table:table-cell>
              <table:table-cell office:value-type="float" office:value="-0.09151">
                <text:p>-0.09151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5">
                <text:p>3865</text:p>
              </table:table-cell>
              <table:table-cell office:value-type="float" office:value="-0.07000023">
                <text:p>-0.07000023</text:p>
              </table:table-cell>
              <table:table-cell office:value-type="float" office:value="-0.0896798">
                <text:p>-0.0896798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70">
                <text:p>3870</text:p>
              </table:table-cell>
              <table:table-cell office:value-type="float" office:value="-0.06750023">
                <text:p>-0.06750023</text:p>
              </table:table-cell>
              <table:table-cell office:value-type="float" office:value="-0.0860194">
                <text:p>-0.0860194</text:p>
              </table:table-cell>
              <table:table-cell office:value-type="float" office:value="-1.6">
                <text:p>-1.6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5">
                <text:p>3875</text:p>
              </table:table-cell>
              <table:table-cell office:value-type="float" office:value="-0.065000236">
                <text:p>-0.065000236</text:p>
              </table:table-cell>
              <table:table-cell office:value-type="float" office:value="-0.0841892">
                <text:p>-0.0841892</text:p>
              </table:table-cell>
              <table:table-cell office:value-type="float" office:value="-1.6">
                <text:p>-1.6</text:p>
              </table:table-cell>
              <table:table-cell office:value-type="float" office:value="-1.6638182">
                <text:p>-1.66381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80">
                <text:p>3880</text:p>
              </table:table-cell>
              <table:table-cell office:value-type="float" office:value="-0.06250024">
                <text:p>-0.06250024</text:p>
              </table:table-cell>
              <table:table-cell office:value-type="float" office:value="-0.078698605">
                <text:p>-0.078698605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5">
                <text:p>3885</text:p>
              </table:table-cell>
              <table:table-cell office:value-type="float" office:value="-0.060000237">
                <text:p>-0.060000237</text:p>
              </table:table-cell>
              <table:table-cell office:value-type="float" office:value="-0.0786986">
                <text:p>-0.0786986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90">
                <text:p>3890</text:p>
              </table:table-cell>
              <table:table-cell office:value-type="float" office:value="-0.057500236">
                <text:p>-0.057500236</text:p>
              </table:table-cell>
              <table:table-cell office:value-type="float" office:value="-0.07686841">
                <text:p>-0.07686841</text:p>
              </table:table-cell>
              <table:table-cell office:value-type="float" office:value="-1.6">
                <text:p>-1.6</text:p>
              </table:table-cell>
              <table:table-cell office:value-type="float" office:value="-1.6238865">
                <text:p>-1.62388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5">
                <text:p>3895</text:p>
              </table:table-cell>
              <table:table-cell office:value-type="float" office:value="-0.055000234">
                <text:p>-0.055000234</text:p>
              </table:table-cell>
              <table:table-cell office:value-type="float" office:value="-0.073208004">
                <text:p>-0.073208004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00">
                <text:p>3900</text:p>
              </table:table-cell>
              <table:table-cell office:value-type="float" office:value="-0.052500233">
                <text:p>-0.052500233</text:p>
              </table:table-cell>
              <table:table-cell office:value-type="float" office:value="-0.073208004">
                <text:p>-0.073208004</text:p>
              </table:table-cell>
              <table:table-cell office:value-type="float" office:value="-1.6">
                <text:p>-1.6</text:p>
              </table:table-cell>
              <table:table-cell office:value-type="float" office:value="-1.7170604">
                <text:p>-1.71706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5">
                <text:p>3905</text:p>
              </table:table-cell>
              <table:table-cell office:value-type="float" office:value="-0.05000023">
                <text:p>-0.05000023</text:p>
              </table:table-cell>
              <table:table-cell office:value-type="float" office:value="-0.07137781">
                <text:p>-0.07137781</text:p>
              </table:table-cell>
              <table:table-cell office:value-type="float" office:value="-1.6">
                <text:p>-1.6</text:p>
              </table:table-cell>
              <table:table-cell office:value-type="float" office:value="-1.7170604">
                <text:p>-1.71706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10">
                <text:p>3910</text:p>
              </table:table-cell>
              <table:table-cell office:value-type="float" office:value="-0.04750023">
                <text:p>-0.04750023</text:p>
              </table:table-cell>
              <table:table-cell office:value-type="float" office:value="-0.0677174">
                <text:p>-0.0677174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5">
                <text:p>3915</text:p>
              </table:table-cell>
              <table:table-cell office:value-type="float" office:value="-0.04500023">
                <text:p>-0.04500023</text:p>
              </table:table-cell>
              <table:table-cell office:value-type="float" office:value="-0.065887205">
                <text:p>-0.065887205</text:p>
              </table:table-cell>
              <table:table-cell office:value-type="float" office:value="-1.6">
                <text:p>-1.6</text:p>
              </table:table-cell>
              <table:table-cell office:value-type="float" office:value="-1.7436814">
                <text:p>-1.74368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20">
                <text:p>3920</text:p>
              </table:table-cell>
              <table:table-cell office:value-type="float" office:value="-0.042500228">
                <text:p>-0.042500228</text:p>
              </table:table-cell>
              <table:table-cell office:value-type="float" office:value="-0.064057">
                <text:p>-0.064057</text:p>
              </table:table-cell>
              <table:table-cell office:value-type="float" office:value="-1.6">
                <text:p>-1.6</text:p>
              </table:table-cell>
              <table:table-cell office:value-type="float" office:value="-1.7037498">
                <text:p>-1.70374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5">
                <text:p>3925</text:p>
              </table:table-cell>
              <table:table-cell office:value-type="float" office:value="-0.040000226">
                <text:p>-0.040000226</text:p>
              </table:table-cell>
              <table:table-cell office:value-type="float" office:value="-0.062226802">
                <text:p>-0.062226802</text:p>
              </table:table-cell>
              <table:table-cell office:value-type="float" office:value="-1.6">
                <text:p>-1.6</text:p>
              </table:table-cell>
              <table:table-cell office:value-type="float" office:value="-1.6371969">
                <text:p>-1.6371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30">
                <text:p>3930</text:p>
              </table:table-cell>
              <table:table-cell office:value-type="float" office:value="-0.037500225">
                <text:p>-0.037500225</text:p>
              </table:table-cell>
              <table:table-cell office:value-type="float" office:value="-0.058566403">
                <text:p>-0.058566403</text:p>
              </table:table-cell>
              <table:table-cell office:value-type="float" office:value="-1.6">
                <text:p>-1.6</text:p>
              </table:table-cell>
              <table:table-cell office:value-type="float" office:value="-1.557334">
                <text:p>-1.5573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5">
                <text:p>3935</text:p>
              </table:table-cell>
              <table:table-cell office:value-type="float" office:value="-0.035000224">
                <text:p>-0.035000224</text:p>
              </table:table-cell>
              <table:table-cell office:value-type="float" office:value="-0.0567362">
                <text:p>-0.0567362</text:p>
              </table:table-cell>
              <table:table-cell office:value-type="float" office:value="-1.6">
                <text:p>-1.6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40">
                <text:p>3940</text:p>
              </table:table-cell>
              <table:table-cell office:value-type="float" office:value="-0.032500222">
                <text:p>-0.032500222</text:p>
              </table:table-cell>
              <table:table-cell office:value-type="float" office:value="-0.0530758">
                <text:p>-0.0530758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5">
                <text:p>3945</text:p>
              </table:table-cell>
              <table:table-cell office:value-type="float" office:value="-0.030000223">
                <text:p>-0.030000223</text:p>
              </table:table-cell>
              <table:table-cell office:value-type="float" office:value="-0.0512456">
                <text:p>-0.0512456</text:p>
              </table:table-cell>
              <table:table-cell office:value-type="float" office:value="-1.6">
                <text:p>-1.6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50">
                <text:p>3950</text:p>
              </table:table-cell>
              <table:table-cell office:value-type="float" office:value="-0.027500223">
                <text:p>-0.027500223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-1.6">
                <text:p>-1.6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5">
                <text:p>3955</text:p>
              </table:table-cell>
              <table:table-cell office:value-type="float" office:value="-0.025000224">
                <text:p>-0.025000224</text:p>
              </table:table-cell>
              <table:table-cell office:value-type="float" office:value="-0.0439248">
                <text:p>-0.0439248</text:p>
              </table:table-cell>
              <table:table-cell office:value-type="float" office:value="-1.59">
                <text:p>-1.59</text:p>
              </table:table-cell>
              <table:table-cell office:value-type="float" office:value="-1.5706445">
                <text:p>-1.57064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60">
                <text:p>3960</text:p>
              </table:table-cell>
              <table:table-cell office:value-type="float" office:value="-0.022500224">
                <text:p>-0.022500224</text:p>
              </table:table-cell>
              <table:table-cell office:value-type="float" office:value="-0.0439248">
                <text:p>-0.0439248</text:p>
              </table:table-cell>
              <table:table-cell office:value-type="float" office:value="-1.58">
                <text:p>-1.58</text:p>
              </table:table-cell>
              <table:table-cell office:value-type="float" office:value="-1.5972654">
                <text:p>-1.59726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5">
                <text:p>3965</text:p>
              </table:table-cell>
              <table:table-cell office:value-type="float" office:value="-0.020000225">
                <text:p>-0.020000225</text:p>
              </table:table-cell>
              <table:table-cell office:value-type="float" office:value="-0.040264398">
                <text:p>-0.040264398</text:p>
              </table:table-cell>
              <table:table-cell office:value-type="float" office:value="-1.57">
                <text:p>-1.57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70">
                <text:p>3970</text:p>
              </table:table-cell>
              <table:table-cell office:value-type="float" office:value="-0.017500225">
                <text:p>-0.017500225</text:p>
              </table:table-cell>
              <table:table-cell office:value-type="float" office:value="-0.040264398">
                <text:p>-0.040264398</text:p>
              </table:table-cell>
              <table:table-cell office:value-type="float" office:value="-1.5600001">
                <text:p>-1.5600001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5">
                <text:p>3975</text:p>
              </table:table-cell>
              <table:table-cell office:value-type="float" office:value="-0.015000226">
                <text:p>-0.015000226</text:p>
              </table:table-cell>
              <table:table-cell office:value-type="float" office:value="-0.038434204">
                <text:p>-0.038434204</text:p>
              </table:table-cell>
              <table:table-cell office:value-type="float" office:value="-1.5500001">
                <text:p>-1.5500001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80">
                <text:p>3980</text:p>
              </table:table-cell>
              <table:table-cell office:value-type="float" office:value="-0.0125002265">
                <text:p>-0.0125002265</text:p>
              </table:table-cell>
              <table:table-cell office:value-type="float" office:value="-0.0347738">
                <text:p>-0.0347738</text:p>
              </table:table-cell>
              <table:table-cell office:value-type="float" office:value="-1.5400001">
                <text:p>-1.5400001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5">
                <text:p>3985</text:p>
              </table:table-cell>
              <table:table-cell office:value-type="float" office:value="-0.010000227">
                <text:p>-0.010000227</text:p>
              </table:table-cell>
              <table:table-cell office:value-type="float" office:value="-0.032943603">
                <text:p>-0.032943603</text:p>
              </table:table-cell>
              <table:table-cell office:value-type="float" office:value="-1.5300001">
                <text:p>-1.5300001</text:p>
              </table:table-cell>
              <table:table-cell office:value-type="float" office:value="-1.610576">
                <text:p>-1.6105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90">
                <text:p>3990</text:p>
              </table:table-cell>
              <table:table-cell office:value-type="float" office:value="-0.007500227">
                <text:p>-0.007500227</text:p>
              </table:table-cell>
              <table:table-cell office:value-type="float" office:value="-0.027453002">
                <text:p>-0.027453002</text:p>
              </table:table-cell>
              <table:table-cell office:value-type="float" office:value="-1.5200001">
                <text:p>-1.5200001</text:p>
              </table:table-cell>
              <table:table-cell office:value-type="float" office:value="-1.6505076">
                <text:p>-1.65050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5">
                <text:p>3995</text:p>
              </table:table-cell>
              <table:table-cell office:value-type="float" office:value="-0.005000227">
                <text:p>-0.005000227</text:p>
              </table:table-cell>
              <table:table-cell office:value-type="float" office:value="-0.029283201">
                <text:p>-0.029283201</text:p>
              </table:table-cell>
              <table:table-cell office:value-type="float" office:value="-1.5100001">
                <text:p>-1.5100001</text:p>
              </table:table-cell>
              <table:table-cell office:value-type="float" office:value="-1.5839549">
                <text:p>-1.58395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00">
                <text:p>4000</text:p>
              </table:table-cell>
              <table:table-cell office:value-type="float" office:value="-0.0025002272">
                <text:p>-0.0025002272</text:p>
              </table:table-cell>
              <table:table-cell office:value-type="float" office:value="-0.0256228">
                <text:p>-0.0256228</text:p>
              </table:table-cell>
              <table:table-cell office:value-type="float" office:value="-1.5000001">
                <text:p>-1.5000001</text:p>
              </table:table-cell>
              <table:table-cell office:value-type="float" office:value="-1.557334">
                <text:p>-1.557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